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2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middle"/>
      <style:paragraph-properties fo:margin-left="0cm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middle"/>
      <style:paragraph-properties fo:margin-left="0cm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value-type" style:repeat-content="false" fo:border="none" style:vertical-align="middle"/>
      <style:paragraph-properties fo:margin-left="0cm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tra" table:style-name="ta1">
        <table:shapes>
          <draw:frame draw:z-index="0" draw:style-name="gr1" draw:text-style-name="P1" svg:width="16.273cm" svg:height="9.004cm" svg:x="18.172cm" svg:y="0.558cm">
            <draw:object draw:notify-on-update-of-ranges="acttra.B3:acttra.F3 acttra.B11:acttra.F11 acttra.B12:acttra.F12 acttra.B12:acttra.F12 acttra.B47:acttra.F47 acttra.B48:acttra.F48 acttra.B48:acttra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273cm" svg:height="9.004cm" svg:x="18.064cm" svg:y="10.386cm">
            <draw:object draw:notify-on-update-of-ranges="acttra.B15:acttra.F15 acttra.B23:acttra.F23 acttra.B24:acttra.F24 acttra.B24:acttra.F24 acttra.B59:acttra.F59 acttra.B60:acttra.F60 acttra.B60:acttra.F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.273cm" svg:height="9.004cm" svg:x="18.063cm" svg:y="19.869cm">
            <draw:object draw:notify-on-update-of-ranges="acttra.B27:acttra.F27 acttra.B35:acttra.F35 acttra.B36:acttra.F36 acttra.B36:acttra.F36 acttra.B71:acttra.F71 acttra.B72:acttra.F72 acttra.B72:acttra.F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6.273cm" svg:height="9.004cm" svg:x="18.063cm" svg:y="29.352cm">
            <draw:object draw:notify-on-update-of-ranges="acttra.B15:acttra.B15 acttra.C27:acttra.C27 acttra.C15:acttra.C15 acttra.D27:acttra.D27 acttra.D15:acttra.D15 acttra.E27:acttra.E27 acttra.E15:acttra.E15 acttra.F27:acttra.F27 acttra.F15:acttra.F15  acttra.B23:acttra.B23 acttra.A73:acttra.A73 acttra.C23:acttra.C23 acttra.A73:acttra.A73 acttra.D23:acttra.D23 acttra.A73:acttra.A73 acttra.E23:acttra.E23 acttra.A73:acttra.A73 acttra.F23:acttra.F23 acttra.B24:acttra.B24 acttra.A73:acttra.A73 acttra.C24:acttra.C24 acttra.A73:acttra.A73 acttra.D24:acttra.D24 acttra.A73:acttra.A73 acttra.E24:acttra.E24 acttra.A73:acttra.A73 acttra.F24:acttra.F24 acttra.B24:acttra.B24 acttra.A73:acttra.A73 acttra.C24:acttra.C24 acttra.A73:acttra.A73 acttra.D24:acttra.D24 acttra.A73:acttra.A73 acttra.E24:acttra.E24 acttra.A73:acttra.A73 acttra.F24:acttra.F24  acttra.B35:acttra.B35 acttra.C35:acttra.C35 acttra.A73:acttra.A73 acttra.D35:acttra.D35 acttra.A73:acttra.A73 acttra.E35:acttra.E35 acttra.A73:acttra.A73 acttra.F35:acttra.F35 acttra.B36:acttra.B36 acttra.C36:acttra.C36 acttra.A73:acttra.A73 acttra.D36:acttra.D36 acttra.A73:acttra.A73 acttra.E36:acttra.E36 acttra.A73:acttra.A73 acttra.F36:acttra.F36 acttra.B36:acttra.B36 acttra.C36:acttra.C36 acttra.A73:acttra.A73 acttra.D36:acttra.D36 acttra.A73:acttra.A73 acttra.E36:acttra.E36 acttra.A73:acttra.A73 acttra.F36:acttra.F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6.273cm" svg:height="9.004cm" svg:x="18.063cm" svg:y="38.834cm">
            <draw:object draw:notify-on-update-of-ranges="acttra.B51:acttra.B51 acttra.C63:acttra.C63 acttra.C51:acttra.C51 acttra.D63:acttra.D63 acttra.D51:acttra.D51 acttra.E63:acttra.E63 acttra.E51:acttra.E51 acttra.F63:acttra.F63 acttra.F51:acttra.F51  acttra.B59:acttra.B59 acttra.A73:acttra.A73 acttra.C59:acttra.C59 acttra.A73:acttra.A73 acttra.D59:acttra.D59 acttra.A73:acttra.A73 acttra.E59:acttra.E59 acttra.A73:acttra.A73 acttra.F59:acttra.F59 acttra.B60:acttra.B60 acttra.A73:acttra.A73 acttra.C60:acttra.C60 acttra.A73:acttra.A73 acttra.D60:acttra.D60 acttra.A73:acttra.A73 acttra.E60:acttra.E60 acttra.A73:acttra.A73 acttra.F60:acttra.F60 acttra.B60:acttra.B60 acttra.A73:acttra.A73 acttra.C60:acttra.C60 acttra.A73:acttra.A73 acttra.D60:acttra.D60 acttra.A73:acttra.A73 acttra.E60:acttra.E60 acttra.A73:acttra.A73 acttra.F60:acttra.F60  acttra.B71:acttra.B71 acttra.C71:acttra.C71 acttra.A73:acttra.A73 acttra.D71:acttra.D71 acttra.A73:acttra.A73 acttra.E71:acttra.E71 acttra.A73:acttra.A73 acttra.F71:acttra.F71 acttra.B72:acttra.B72 acttra.C72:acttra.C72 acttra.A73:acttra.A73 acttra.D72:acttra.D72 acttra.A73:acttra.A73 acttra.E72:acttra.E72 acttra.A73:acttra.A73 acttra.F72:acttra.F72 acttra.B72:acttra.B72 acttra.C72:acttra.C72 acttra.A73:acttra.A73 acttra.D72:acttra.D72 acttra.A73:acttra.A73 acttra.E72:acttra.E72 acttra.A73:acttra.A73 acttra.F72:acttra.F7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5" table:default-cell-style-name="ce7"/>
        <table:table-column table:style-name="co1" table:number-columns-repeated="3" table:default-cell-style-name="Default"/>
        <table:table-row table:style-name="ro1">
          <table:table-cell table:style-name="ce1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First Experiment, LD-DFS, g</text:p>
          </table:table-cell>
          <table:covered-table-cell table:number-columns-repeated="4" table:style-name="ce2"/>
          <table:table-cell table:number-columns-repeated="3"/>
        </table:table-row>
        <table:table-row table:style-name="ro1">
          <table:covered-table-cell table:style-name="ce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909090909" calcext:value-type="float">
            <text:p>0,909090909</text:p>
          </table:table-cell>
          <table:table-cell table:number-columns-repeated="2" table:style-name="ce6" office:value-type="float" office:value="0.863636364" calcext:value-type="float">
            <text:p>0,863636364</text:p>
          </table:table-cell>
          <table:table-cell table:style-name="ce6" office:value-type="float" office:value="0.727272727" calcext:value-type="float">
            <text:p>0,727272727</text:p>
          </table:table-cell>
          <table:table-cell table:style-name="ce6" office:value-type="float" office:value="0.909090909" calcext:value-type="float">
            <text:p>0,9090909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3636364" calcext:value-type="float">
            <text:p>0,863636364</text:p>
          </table:table-cell>
          <table:table-cell office:value-type="float" office:value="0.954545455" calcext:value-type="float">
            <text:p>0,954545455</text:p>
          </table:table-cell>
          <table:table-cell office:value-type="float" office:value="0.681818182" calcext:value-type="float">
            <text:p>0,681818182</text:p>
          </table:table-cell>
          <table:table-cell office:value-type="float" office:value="0.818181818" calcext:value-type="float">
            <text:p>0,818181818</text:p>
          </table:table-cell>
          <table:table-cell office:value-type="float" office:value="0.863636364" calcext:value-type="float">
            <text:p>0,8636363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.954545455" calcext:value-type="float">
            <text:p>0,9545454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9090909" calcext:value-type="float">
            <text:p>0,909090909</text:p>
          </table:table-cell>
          <table:table-cell table:number-columns-repeated="2" office:value-type="float" office:value="0.863636364" calcext:value-type="float">
            <text:p>0,863636364</text:p>
          </table:table-cell>
          <table:table-cell office:value-type="float" office:value="0.909090909" calcext:value-type="float">
            <text:p>0,909090909</text:p>
          </table:table-cell>
          <table:table-cell office:value-type="float" office:value="0.318181818" calcext:value-type="float">
            <text:p>0,3181818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909090909" calcext:value-type="float">
            <text:p>0,909090909</text:p>
          </table:table-cell>
          <table:table-cell office:value-type="float" office:value="0.863636364" calcext:value-type="float">
            <text:p>0,863636364</text:p>
          </table:table-cell>
          <table:table-cell office:value-type="float" office:value="0.909090909" calcext:value-type="float">
            <text:p>0,909090909</text:p>
          </table:table-cell>
          <table:table-cell office:value-type="float" office:value="0.818181818" calcext:value-type="float">
            <text:p>0,8181818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4545455" calcext:value-type="float">
            <text:p>0,954545455</text:p>
          </table:table-cell>
          <table:table-cell office:value-type="float" office:value="0.590909091" calcext:value-type="float">
            <text:p>0,590909091</text:p>
          </table:table-cell>
          <table:table-cell office:value-type="float" office:value="0.909090909" calcext:value-type="float">
            <text:p>0,909090909</text:p>
          </table:table-cell>
          <table:table-cell office:value-type="float" office:value="0.772727273" calcext:value-type="float">
            <text:p>0,772727273</text:p>
          </table:table-cell>
          <table:table-cell office:value-type="float" office:value="0.909090909" calcext:value-type="float">
            <text:p>0,909090909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8" office:value-type="float" office:value="0.954545455" calcext:value-type="float">
            <text:p>0,954545455</text:p>
          </table:table-cell>
          <table:table-cell table:style-name="ce8" office:value-type="float" office:value="0.909090909" calcext:value-type="float">
            <text:p>0,909090909</text:p>
          </table:table-cell>
          <table:table-cell table:number-columns-repeated="2" table:style-name="ce8" office:value-type="float" office:value="0.818181818" calcext:value-type="float">
            <text:p>0,81818181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922077922285714" calcext:value-type="float">
            <text:p>0,922077922285714</text:p>
          </table:table-cell>
          <table:table-cell table:style-name="ce6" table:formula="of:=AVERAGE([.C4:.C10])" office:value-type="float" office:value="0.870129870428571" calcext:value-type="float">
            <text:p>0,870129870428571</text:p>
          </table:table-cell>
          <table:table-cell table:style-name="ce6" table:formula="of:=AVERAGE([.D4:.D10])" office:value-type="float" office:value="0.863636363857143" calcext:value-type="float">
            <text:p>0,863636363857143</text:p>
          </table:table-cell>
          <table:table-cell table:style-name="ce6" table:formula="of:=AVERAGE([.E4:.E10])" office:value-type="float" office:value="0.844155844142857" calcext:value-type="float">
            <text:p>0,844155844142857</text:p>
          </table:table-cell>
          <table:table-cell table:style-name="ce6" table:formula="of:=AVERAGE([.F4:.F10])" office:value-type="float" office:value="0.798701298714286" calcext:value-type="float">
            <text:p>0,79870129871428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:.B10])" office:value-type="float" office:value="0.034360406766054" calcext:value-type="float">
            <text:p>0,034360406766054</text:p>
          </table:table-cell>
          <table:table-cell table:style-name="ce8" table:formula="of:=STDEV([.C4:.C10])" office:value-type="float" office:value="0.129707690724405" calcext:value-type="float">
            <text:p>0,129707690724405</text:p>
          </table:table-cell>
          <table:table-cell table:style-name="ce8" table:formula="of:=STDEV([.D4:.D10])" office:value-type="float" office:value="0.0870388279778489" calcext:value-type="float">
            <text:p>0,0870388279778489</text:p>
          </table:table-cell>
          <table:table-cell table:style-name="ce8" table:formula="of:=STDEV([.E4:.E10])" office:value-type="float" office:value="0.0823933607740685" calcext:value-type="float">
            <text:p>0,0823933607740685</text:p>
          </table:table-cell>
          <table:table-cell table:style-name="ce8" table:formula="of:=STDEV([.F4:.F10])" office:value-type="float" office:value="0.217766560211977" calcext:value-type="float">
            <text:p>0,217766560211977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First Experiment, LD-DFS, x</text:p>
          </table:table-cell>
          <table:covered-table-cell table:number-columns-repeated="4" table:style-name="ce2"/>
          <table:table-cell table:style-name="ce1"/>
          <table:table-cell table:number-columns-repeated="2"/>
        </table:table-row>
        <table:table-row table:style-name="ro1">
          <table:covered-table-cell table:style-name="ce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0" calcext:value-type="float">
            <text:p>5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]" office:value-type="float" office:value="0.909090909" calcext:value-type="float">
            <text:p>0,909090909</text:p>
          </table:table-cell>
          <table:table-cell table:style-name="ce6" office:value-type="float" office:value="0.772727273" calcext:value-type="float">
            <text:p>0,772727273</text:p>
          </table:table-cell>
          <table:table-cell table:style-name="ce6" office:value-type="float" office:value="0.590909091" calcext:value-type="float">
            <text:p>0,590909091</text:p>
          </table:table-cell>
          <table:table-cell table:style-name="ce6" office:value-type="float" office:value="0.954545455" calcext:value-type="float">
            <text:p>0,954545455</text:p>
          </table:table-cell>
          <table:table-cell table:style-name="ce6"/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0.863636364" calcext:value-type="float">
            <text:p>0,863636364</text:p>
          </table:table-cell>
          <table:table-cell office:value-type="float" office:value="0.909090909" calcext:value-type="float">
            <text:p>0,909090909</text:p>
          </table:table-cell>
          <table:table-cell office:value-type="float" office:value="0.772727273" calcext:value-type="float">
            <text:p>0,772727273</text:p>
          </table:table-cell>
          <table:table-cell office:value-type="float" office:value="0.863636364" calcext:value-type="float">
            <text:p>0,863636364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" office:value-type="float" office:value="0.954545455" calcext:value-type="float">
            <text:p>0,954545455</text:p>
          </table:table-cell>
          <table:table-cell office:value-type="float" office:value="0.909090909" calcext:value-type="float">
            <text:p>0,909090909</text:p>
          </table:table-cell>
          <table:table-cell office:value-type="float" office:value="0.772727273" calcext:value-type="float">
            <text:p>0,772727273</text:p>
          </table:table-cell>
          <table:table-cell office:value-type="float" office:value="0.909090909" calcext:value-type="float">
            <text:p>0,909090909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0.909090909" calcext:value-type="float">
            <text:p>0,909090909</text:p>
          </table:table-cell>
          <table:table-cell office:value-type="float" office:value="0.818181818" calcext:value-type="float">
            <text:p>0,818181818</text:p>
          </table:table-cell>
          <table:table-cell table:number-columns-repeated="2" office:value-type="float" office:value="0.545454545" calcext:value-type="float">
            <text:p>0,545454545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" office:value-type="float" office:value="0.909090909" calcext:value-type="float">
            <text:p>0,909090909</text:p>
          </table:table-cell>
          <table:table-cell table:style-name="ce31" office:value-type="float" office:value="0.772727273" calcext:value-type="float">
            <text:p>0,772727273</text:p>
          </table:table-cell>
          <table:table-cell office:value-type="float" office:value="0.818181818" calcext:value-type="float">
            <text:p>0,818181818</text:p>
          </table:table-cell>
          <table:table-cell office:value-type="float" office:value="0.727272727" calcext:value-type="float">
            <text:p>0,727272727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" office:value-type="float" office:value="0.954545455" calcext:value-type="float">
            <text:p>0,954545455</text:p>
          </table:table-cell>
          <table:table-cell office:value-type="float" office:value="0.863636364" calcext:value-type="float">
            <text:p>0,863636364</text:p>
          </table:table-cell>
          <table:table-cell office:value-type="float" office:value="0.636363636" calcext:value-type="float">
            <text:p>0,636363636</text:p>
          </table:table-cell>
          <table:table-cell office:value-type="float" office:value="0.545454545" calcext:value-type="float">
            <text:p>0,545454545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10]" office:value-type="float" office:value="0.954545455" calcext:value-type="float">
            <text:p>0,954545455</text:p>
          </table:table-cell>
          <table:table-cell table:style-name="ce31" office:value-type="float" office:value="0.772727273" calcext:value-type="float">
            <text:p>0,772727273</text:p>
          </table:table-cell>
          <table:table-cell table:style-name="ce8" office:value-type="float" office:value="0.727272727" calcext:value-type="float">
            <text:p>0,727272727</text:p>
          </table:table-cell>
          <table:table-cell office:value-type="float" office:value="0.909090909" calcext:value-type="float">
            <text:p>0,909090909</text:p>
          </table:table-cell>
          <table:table-cell table:style-name="ce8"/>
          <table:table-cell table:style-name="ce31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6:.B22])" office:value-type="float" office:value="0.922077922285714" calcext:value-type="float">
            <text:p>0,922077922285714</text:p>
          </table:table-cell>
          <table:table-cell table:style-name="ce6" table:formula="of:=AVERAGE([.C16:.C22])" office:value-type="float" office:value="0.831168831285714" calcext:value-type="float">
            <text:p>0,831168831285714</text:p>
          </table:table-cell>
          <table:table-cell table:style-name="ce6" table:formula="of:=AVERAGE([.D16:.D22])" office:value-type="float" office:value="0.694805194714286" calcext:value-type="float">
            <text:p>0,694805194714286</text:p>
          </table:table-cell>
          <table:table-cell table:style-name="ce6" table:formula="of:=AVERAGE([.E16:.E22])" office:value-type="float" office:value="0.779220779142857" calcext:value-type="float">
            <text:p>0,779220779142857</text:p>
          </table:table-cell>
          <table:table-cell table:style-name="ce6" table:formula="of:=AVERAGE([.F16:.F22])" office:value-type="string" office:string-value="" calcext:value-type="error">
            <text:p>#DIV/0!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16:.B22])" office:value-type="float" office:value="0.034360406766054" calcext:value-type="float">
            <text:p>0,034360406766054</text:p>
          </table:table-cell>
          <table:table-cell table:style-name="ce8" table:formula="of:=STDEV([.C16:.C22])" office:value-type="float" office:value="0.062733232540452" calcext:value-type="float">
            <text:p>0,062733232540452</text:p>
          </table:table-cell>
          <table:table-cell table:style-name="ce8" table:formula="of:=STDEV([.D16:.D22])" office:value-type="float" office:value="0.104031297467704" calcext:value-type="float">
            <text:p>0,104031297467704</text:p>
          </table:table-cell>
          <table:table-cell table:style-name="ce8" table:formula="of:=STDEV([.E16:.E22])" office:value-type="float" office:value="0.174923382638186" calcext:value-type="float">
            <text:p>0,174923382638186</text:p>
          </table:table-cell>
          <table:table-cell table:style-name="ce8" table:formula="of:=STDEV([.F16:.F22])" office:value-type="string" office:string-value="" calcext:value-type="error">
            <text:p>#DIV/0!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First Experiment, Greedy, x</text:p>
          </table:table-cell>
          <table:covered-table-cell table:number-columns-repeated="4" table:style-name="ce1"/>
          <table:table-cell table:number-columns-repeated="3"/>
        </table:table-row>
        <table:table-row table:style-name="ro1">
          <table:covered-table-cell table:style-name="ce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0.909090909" calcext:value-type="float">
            <text:p>0,909090909</text:p>
          </table:table-cell>
          <table:table-cell table:style-name="ce6" office:value-type="float" office:value="0.636363636" calcext:value-type="float">
            <text:p>0,636363636</text:p>
          </table:table-cell>
          <table:table-cell table:style-name="ce6" office:value-type="float" office:value="0.681818182" calcext:value-type="float">
            <text:p>0,6818181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float" office:value="0.909090909" calcext:value-type="float">
            <text:p>0,909090909</text:p>
          </table:table-cell>
          <table:table-cell table:number-columns-repeated="2" office:value-type="float" office:value="0.954545455" calcext:value-type="float">
            <text:p>0,954545455</text:p>
          </table:table-cell>
          <table:table-cell office:value-type="float" office:value="0.681818182" calcext:value-type="float">
            <text:p>0,681818182</text:p>
          </table:table-cell>
          <table:table-cell office:value-type="float" office:value="0.318181818" calcext:value-type="float">
            <text:p>0,3181818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float" office:value="0.909090909" calcext:value-type="float">
            <text:p>0,909090909</text:p>
          </table:table-cell>
          <table:table-cell office:value-type="float" office:value="0.727272727" calcext:value-type="float">
            <text:p>0,727272727</text:p>
          </table:table-cell>
          <table:table-cell table:style-name="ce31" office:value-type="float" office:value="0.909090909" calcext:value-type="float">
            <text:p>0,909090909</text:p>
          </table:table-cell>
          <table:table-cell office:value-type="float" office:value="0.727272727" calcext:value-type="float">
            <text:p>0,727272727</text:p>
          </table:table-cell>
          <table:table-cell office:value-type="float" office:value="0.636363636" calcext:value-type="float">
            <text:p>0,6363636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2" office:value-type="float" office:value="0.909090909" calcext:value-type="float">
            <text:p>0,909090909</text:p>
          </table:table-cell>
          <table:table-cell table:style-name="ce31" office:value-type="float" office:value="0.909090909" calcext:value-type="float">
            <text:p>0,909090909</text:p>
          </table:table-cell>
          <table:table-cell table:number-columns-repeated="2" office:value-type="float" office:value="0.863636364" calcext:value-type="float">
            <text:p>0,863636364</text:p>
          </table:table-cell>
          <table:table-cell office:value-type="float" office:value="0.454545455" calcext:value-type="float">
            <text:p>0,4545454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32" office:value-type="float" office:value="0.909090909" calcext:value-type="float">
            <text:p>0,909090909</text:p>
          </table:table-cell>
          <table:table-cell table:style-name="ce31" office:value-type="float" office:value="0.909090909" calcext:value-type="float">
            <text:p>0,909090909</text:p>
          </table:table-cell>
          <table:table-cell office:value-type="float" office:value="0.590909091" calcext:value-type="float">
            <text:p>0,590909091</text:p>
          </table:table-cell>
          <table:table-cell office:value-type="float" office:value="0.818181818" calcext:value-type="float">
            <text:p>0,8181818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2727273" calcext:value-type="float">
            <text:p>0,772727273</text:p>
          </table:table-cell>
          <table:table-cell office:value-type="float" office:value="0.954545455" calcext:value-type="float">
            <text:p>0,954545455</text:p>
          </table:table-cell>
          <table:table-cell table:number-columns-repeated="2" office:value-type="float" office:value="0.636363636" calcext:value-type="float">
            <text:p>0,636363636</text:p>
          </table:table-cell>
          <table:table-cell office:value-type="float" office:value="0.954545455" calcext:value-type="float">
            <text:p>0,954545455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32" office:value-type="float" office:value="0.909090909" calcext:value-type="float">
            <text:p>0,909090909</text:p>
          </table:table-cell>
          <table:table-cell table:style-name="ce31" office:value-type="float" office:value="0.909090909" calcext:value-type="float">
            <text:p>0,909090909</text:p>
          </table:table-cell>
          <table:table-cell table:style-name="ce8" office:value-type="float" office:value="0.772727273" calcext:value-type="float">
            <text:p>0,772727273</text:p>
          </table:table-cell>
          <table:table-cell table:style-name="ce8" office:value-type="float" office:value="0.727272727" calcext:value-type="float">
            <text:p>0,727272727</text:p>
          </table:table-cell>
          <table:table-cell table:style-name="ce8" office:value-type="float" office:value="0.818181818" calcext:value-type="float">
            <text:p>0,81818181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28:.B34])" office:value-type="float" office:value="0.889610389571429" calcext:value-type="float">
            <text:p>0,889610389571429</text:p>
          </table:table-cell>
          <table:table-cell table:style-name="ce6" table:formula="of:=AVERAGE([.C28:.C34])" office:value-type="float" office:value="0.896103896142857" calcext:value-type="float">
            <text:p>0,896103896142857</text:p>
          </table:table-cell>
          <table:table-cell table:style-name="ce6" table:formula="of:=AVERAGE([.D28:.D34])" office:value-type="float" office:value="0.850649350714286" calcext:value-type="float">
            <text:p>0,850649350714286</text:p>
          </table:table-cell>
          <table:table-cell table:style-name="ce6" table:formula="of:=AVERAGE([.E28:.E34])" office:value-type="float" office:value="0.694805194714286" calcext:value-type="float">
            <text:p>0,694805194714286</text:p>
          </table:table-cell>
          <table:table-cell table:style-name="ce6" table:formula="of:=AVERAGE([.F28:.F34])" office:value-type="float" office:value="0.668831168857143" calcext:value-type="float">
            <text:p>0,668831168857143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28:.B34])" office:value-type="float" office:value="0.0515406098183621" calcext:value-type="float">
            <text:p>0,0515406098183621</text:p>
          </table:table-cell>
          <table:table-cell table:style-name="ce8" table:formula="of:=STDEV([.C28:.C34])" office:value-type="float" office:value="0.0774698277710492" calcext:value-type="float">
            <text:p>0,0774698277710492</text:p>
          </table:table-cell>
          <table:table-cell table:style-name="ce8" table:formula="of:=STDEV([.D28:.D34])" office:value-type="float" office:value="0.110453254011476" calcext:value-type="float">
            <text:p>0,110453254011476</text:p>
          </table:table-cell>
          <table:table-cell table:style-name="ce8" table:formula="of:=STDEV([.E28:.E34])" office:value-type="float" office:value="0.0898203201434124" calcext:value-type="float">
            <text:p>0,0898203201434124</text:p>
          </table:table-cell>
          <table:table-cell table:style-name="ce8" table:formula="of:=STDEV([.F28:.F34])" office:value-type="float" office:value="0.222238619403001" calcext:value-type="float">
            <text:p>0,222238619403001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Second Experiment, LD-DFS, g</text:p>
          </table:table-cell>
          <table:covered-table-cell table:number-columns-repeated="4" table:style-name="ce2"/>
          <table:table-cell table:number-columns-repeated="3"/>
        </table:table-row>
        <table:table-row table:style-name="ro1"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757142857" calcext:value-type="float">
            <text:p>0,757142857</text:p>
          </table:table-cell>
          <table:table-cell table:style-name="ce6" office:value-type="float" office:value="0.742857143" calcext:value-type="float">
            <text:p>0,742857143</text:p>
          </table:table-cell>
          <table:table-cell table:style-name="ce6" office:value-type="float" office:value="0.557142857" calcext:value-type="float">
            <text:p>0,557142857</text:p>
          </table:table-cell>
          <table:table-cell table:style-name="ce6" office:value-type="float" office:value="0.685714286" calcext:value-type="float">
            <text:p>0,685714286</text:p>
          </table:table-cell>
          <table:table-cell table:style-name="ce6" office:value-type="float" office:value="0.528571429" calcext:value-type="float">
            <text:p>0,528571429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714285714" calcext:value-type="float">
            <text:p>0,714285714</text:p>
          </table:table-cell>
          <table:table-cell office:value-type="float" office:value="0.542857143" calcext:value-type="float">
            <text:p>0,542857143</text:p>
          </table:table-cell>
          <table:table-cell office:value-type="float" office:value="0.585714286" calcext:value-type="float">
            <text:p>0,585714286</text:p>
          </table:table-cell>
          <table:table-cell office:value-type="float" office:value="0.657142857" calcext:value-type="float">
            <text:p>0,65714285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2857143" calcext:value-type="float">
            <text:p>0,642857143</text:p>
          </table:table-cell>
          <table:table-cell table:number-columns-repeated="2" office:value-type="float" office:value="0.714285714" calcext:value-type="float">
            <text:p>0,714285714</text:p>
          </table:table-cell>
          <table:table-cell office:value-type="float" office:value="0.514285714" calcext:value-type="float">
            <text:p>0,514285714</text:p>
          </table:table-cell>
          <table:table-cell office:value-type="float" office:value="0.7" calcext:value-type="float">
            <text:p>0,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4285714" calcext:value-type="float">
            <text:p>0,714285714</text:p>
          </table:table-cell>
          <table:table-cell office:value-type="float" office:value="0.628571429" calcext:value-type="float">
            <text:p>0,628571429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314285714" calcext:value-type="float">
            <text:p>0,314285714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1428571" calcext:value-type="float">
            <text:p>0,671428571</text:p>
          </table:table-cell>
          <table:table-cell office:value-type="float" office:value="0.714285714" calcext:value-type="float">
            <text:p>0,714285714</text:p>
          </table:table-cell>
          <table:table-cell office:value-type="float" office:value="0.6" calcext:value-type="float">
            <text:p>0,6</text:p>
          </table:table-cell>
          <table:table-cell office:value-type="float" office:value="0.685714286" calcext:value-type="float">
            <text:p>0,685714286</text:p>
          </table:table-cell>
          <table:table-cell office:value-type="float" office:value="0.328571429" calcext:value-type="float">
            <text:p>0,328571429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1428571" calcext:value-type="float">
            <text:p>0,571428571</text:p>
          </table:table-cell>
          <table:table-cell office:value-type="float" office:value="0.557142857" calcext:value-type="float">
            <text:p>0,557142857</text:p>
          </table:table-cell>
          <table:table-cell office:value-type="float" office:value="0.6" calcext:value-type="float">
            <text:p>0,6</text:p>
          </table:table-cell>
          <table:table-cell office:value-type="float" office:value="0.457142857" calcext:value-type="float">
            <text:p>0,457142857</text:p>
          </table:table-cell>
          <table:table-cell office:value-type="float" office:value="0.414285714" calcext:value-type="float">
            <text:p>0,414285714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657142857" calcext:value-type="float">
            <text:p>0,657142857</text:p>
          </table:table-cell>
          <table:table-cell table:style-name="ce8" office:value-type="float" office:value="0.642857143" calcext:value-type="float">
            <text:p>0,642857143</text:p>
          </table:table-cell>
          <table:table-cell table:style-name="ce8" office:value-type="float" office:value="0.628571429" calcext:value-type="float">
            <text:p>0,628571429</text:p>
          </table:table-cell>
          <table:table-cell table:style-name="ce8" office:value-type="float" office:value="0.585714286" calcext:value-type="float">
            <text:p>0,585714286</text:p>
          </table:table-cell>
          <table:table-cell table:style-name="ce8" office:value-type="float" office:value="0.642857143" calcext:value-type="float">
            <text:p>0,642857143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0:.B46])" office:value-type="float" office:value="0.673469387571428" calcext:value-type="float">
            <text:p>0,673469387571428</text:p>
          </table:table-cell>
          <table:table-cell table:style-name="ce6" table:formula="of:=AVERAGE([.C40:.C46])" office:value-type="float" office:value="0.673469387714286" calcext:value-type="float">
            <text:p>0,673469387714286</text:p>
          </table:table-cell>
          <table:table-cell table:style-name="ce6" table:formula="of:=AVERAGE([.D40:.D46])" office:value-type="float" office:value="0.606122449" calcext:value-type="float">
            <text:p>0,606122449</text:p>
          </table:table-cell>
          <table:table-cell table:style-name="ce6" table:formula="of:=AVERAGE([.E40:.E46])" office:value-type="float" office:value="0.573469387857143" calcext:value-type="float">
            <text:p>0,573469387857143</text:p>
          </table:table-cell>
          <table:table-cell table:style-name="ce6" table:formula="of:=AVERAGE([.F40:.F46])" office:value-type="float" office:value="0.512244898" calcext:value-type="float">
            <text:p>0,512244898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0:.B46])" office:value-type="float" office:value="0.0591484765684568" calcext:value-type="float">
            <text:p>0,0591484765684568</text:p>
          </table:table-cell>
          <table:table-cell table:style-name="ce8" table:formula="of:=STDEV([.C40:.C46])" office:value-type="float" office:value="0.0662034440558729" calcext:value-type="float">
            <text:p>0,0662034440558729</text:p>
          </table:table-cell>
          <table:table-cell table:style-name="ce8" table:formula="of:=STDEV([.D40:.D46])" office:value-type="float" office:value="0.0558527843524587" calcext:value-type="float">
            <text:p>0,0558527843524587</text:p>
          </table:table-cell>
          <table:table-cell table:style-name="ce8" table:formula="of:=STDEV([.E40:.E46])" office:value-type="float" office:value="0.0893775040337783" calcext:value-type="float">
            <text:p>0,0893775040337783</text:p>
          </table:table-cell>
          <table:table-cell table:style-name="ce8" table:formula="of:=STDEV([.F40:.F46])" office:value-type="float" office:value="0.161293363410803" calcext:value-type="float">
            <text:p>0,161293363410803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3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Second Experiment, LD-DFS, x</text:p>
          </table:table-cell>
          <table:covered-table-cell table:number-columns-repeated="4" table:style-name="ce2"/>
          <table:table-cell table:style-name="ce31"/>
          <table:table-cell table:number-columns-repeated="2"/>
        </table:table-row>
        <table:table-row table:style-name="ro1"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0]" office:value-type="float" office:value="0.757142857" calcext:value-type="float">
            <text:p>0,757142857</text:p>
          </table:table-cell>
          <table:table-cell table:style-name="ce6" office:value-type="float" office:value="0.671428571" calcext:value-type="float">
            <text:p>0,671428571</text:p>
          </table:table-cell>
          <table:table-cell table:style-name="ce6" office:value-type="float" office:value="0.542857143" calcext:value-type="float">
            <text:p>0,542857143</text:p>
          </table:table-cell>
          <table:table-cell table:style-name="ce6" office:value-type="float" office:value="0.385714286" calcext:value-type="float">
            <text:p>0,38571428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" office:value-type="float" office:value="0.7" calcext:value-type="float">
            <text:p>0,7</text:p>
          </table:table-cell>
          <table:table-cell office:value-type="float" office:value="0.614285714" calcext:value-type="float">
            <text:p>0,614285714</text:p>
          </table:table-cell>
          <table:table-cell office:value-type="float" office:value="0.571428571" calcext:value-type="float">
            <text:p>0,571428571</text:p>
          </table:table-cell>
          <table:table-cell office:value-type="float" office:value="0.542857143" calcext:value-type="float">
            <text:p>0,542857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" office:value-type="float" office:value="0.642857143" calcext:value-type="float">
            <text:p>0,642857143</text:p>
          </table:table-cell>
          <table:table-cell office:value-type="float" office:value="0.628571429" calcext:value-type="float">
            <text:p>0,628571429</text:p>
          </table:table-cell>
          <table:table-cell office:value-type="float" office:value="0.571428571" calcext:value-type="float">
            <text:p>0,571428571</text:p>
          </table:table-cell>
          <table:table-cell office:value-type="float" office:value="0.114285714" calcext:value-type="float">
            <text:p>0,1142857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3]" office:value-type="float" office:value="0.714285714" calcext:value-type="float">
            <text:p>0,714285714</text:p>
          </table:table-cell>
          <table:table-cell office:value-type="float" office:value="0.442857143" calcext:value-type="float">
            <text:p>0,442857143</text:p>
          </table:table-cell>
          <table:table-cell office:value-type="float" office:value="0.585714286" calcext:value-type="float">
            <text:p>0,585714286</text:p>
          </table:table-cell>
          <table:table-cell office:value-type="float" office:value="0.171428571" calcext:value-type="float">
            <text:p>0,1714285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]" office:value-type="float" office:value="0.671428571" calcext:value-type="float">
            <text:p>0,671428571</text:p>
          </table:table-cell>
          <table:table-cell office:value-type="float" office:value="0.585714286" calcext:value-type="float">
            <text:p>0,585714286</text:p>
          </table:table-cell>
          <table:table-cell office:value-type="float" office:value="0.571428571" calcext:value-type="float">
            <text:p>0,571428571</text:p>
          </table:table-cell>
          <table:table-cell office:value-type="float" office:value="0.214285714" calcext:value-type="float">
            <text:p>0,2142857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5]" office:value-type="float" office:value="0.571428571" calcext:value-type="float">
            <text:p>0,571428571</text:p>
          </table:table-cell>
          <table:table-cell office:value-type="float" office:value="0.714285714" calcext:value-type="float">
            <text:p>0,714285714</text:p>
          </table:table-cell>
          <table:table-cell office:value-type="float" office:value="0.442857143" calcext:value-type="float">
            <text:p>0,442857143</text:p>
          </table:table-cell>
          <table:table-cell office:value-type="float" office:value="0.428571429" calcext:value-type="float">
            <text:p>0,428571429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46]" office:value-type="float" office:value="0.657142857" calcext:value-type="float">
            <text:p>0,657142857</text:p>
          </table:table-cell>
          <table:table-cell table:style-name="ce8" office:value-type="float" office:value="0.514285714" calcext:value-type="float">
            <text:p>0,514285714</text:p>
          </table:table-cell>
          <table:table-cell table:style-name="ce8" office:value-type="float" office:value="0.342857143" calcext:value-type="float">
            <text:p>0,342857143</text:p>
          </table:table-cell>
          <table:table-cell table:style-name="ce8" office:value-type="float" office:value="0.328571429" calcext:value-type="float">
            <text:p>0,328571429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52:.B58])" office:value-type="float" office:value="0.673469387571428" calcext:value-type="float">
            <text:p>0,673469387571428</text:p>
          </table:table-cell>
          <table:table-cell table:style-name="ce6" table:formula="of:=AVERAGE([.C52:.C58])" office:value-type="float" office:value="0.595918367285714" calcext:value-type="float">
            <text:p>0,595918367285714</text:p>
          </table:table-cell>
          <table:table-cell table:style-name="ce6" table:formula="of:=AVERAGE([.D52:.D58])" office:value-type="float" office:value="0.518367346857143" calcext:value-type="float">
            <text:p>0,518367346857143</text:p>
          </table:table-cell>
          <table:table-cell table:style-name="ce6" table:formula="of:=AVERAGE([.E52:.E58])" office:value-type="float" office:value="0.312244898" calcext:value-type="float">
            <text:p>0,312244898</text:p>
          </table:table-cell>
          <table:table-cell table:style-name="ce6" table:formula="of:=AVERAGE([.F52:.F5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52:.B58])" office:value-type="float" office:value="0.0591484765684568" calcext:value-type="float">
            <text:p>0,0591484765684568</text:p>
          </table:table-cell>
          <table:table-cell table:style-name="ce8" table:formula="of:=STDEV([.C52:.C58])" office:value-type="float" office:value="0.0924769820324544" calcext:value-type="float">
            <text:p>0,0924769820324544</text:p>
          </table:table-cell>
          <table:table-cell table:style-name="ce8" table:formula="of:=STDEV([.D52:.D58])" office:value-type="float" office:value="0.0913669008213305" calcext:value-type="float">
            <text:p>0,0913669008213305</text:p>
          </table:table-cell>
          <table:table-cell table:style-name="ce8" table:formula="of:=STDEV([.E52:.E58])" office:value-type="float" office:value="0.153292342794025" calcext:value-type="float">
            <text:p>0,153292342794025</text:p>
          </table:table-cell>
          <table:table-cell table:style-name="ce8" table:formula="of:=STDEV([.F52:.F5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Second Experiment, Greedy, x</text:p>
          </table:table-cell>
          <table:covered-table-cell table:number-columns-repeated="4" table:style-name="ce1"/>
          <table:table-cell table:number-columns-repeated="3"/>
        </table:table-row>
        <table:table-row table:style-name="ro1"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642857143" calcext:value-type="float">
            <text:p>0,642857143</text:p>
          </table:table-cell>
          <table:table-cell table:style-name="ce6" office:value-type="float" office:value="0.585714286" calcext:value-type="float">
            <text:p>0,585714286</text:p>
          </table:table-cell>
          <table:table-cell table:style-name="ce6" office:value-type="float" office:value="0.528571429" calcext:value-type="float">
            <text:p>0,528571429</text:p>
          </table:table-cell>
          <table:table-cell table:style-name="ce6" office:value-type="float" office:value="0.628571429" calcext:value-type="float">
            <text:p>0,628571429</text:p>
          </table:table-cell>
          <table:table-cell table:style-name="ce6" office:value-type="float" office:value="0.428571429" calcext:value-type="float">
            <text:p>0,4285714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7142857" calcext:value-type="float">
            <text:p>0,657142857</text:p>
          </table:table-cell>
          <table:table-cell office:value-type="float" office:value="0.671428571" calcext:value-type="float">
            <text:p>0,671428571</text:p>
          </table:table-cell>
          <table:table-cell office:value-type="float" office:value="0.728571429" calcext:value-type="float">
            <text:p>0,728571429</text:p>
          </table:table-cell>
          <table:table-cell office:value-type="float" office:value="0.571428571" calcext:value-type="float">
            <text:p>0,571428571</text:p>
          </table:table-cell>
          <table:table-cell office:value-type="float" office:value="0.328571429" calcext:value-type="float">
            <text:p>0,3285714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0.728571429" calcext:value-type="float">
            <text:p>0,728571429</text:p>
          </table:table-cell>
          <table:table-cell office:value-type="float" office:value="0.585714286" calcext:value-type="float">
            <text:p>0,585714286</text:p>
          </table:table-cell>
          <table:table-cell office:value-type="float" office:value="0.614285714" calcext:value-type="float">
            <text:p>0,614285714</text:p>
          </table:table-cell>
          <table:table-cell office:value-type="float" office:value="0.457142857" calcext:value-type="float">
            <text:p>0,4571428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float" office:value="0.642857143" calcext:value-type="float">
            <text:p>0,642857143</text:p>
          </table:table-cell>
          <table:table-cell office:value-type="float" office:value="0.671428571" calcext:value-type="float">
            <text:p>0,671428571</text:p>
          </table:table-cell>
          <table:table-cell office:value-type="float" office:value="0.6" calcext:value-type="float">
            <text:p>0,6</text:p>
          </table:table-cell>
          <table:table-cell office:value-type="float" office:value="0.585714286" calcext:value-type="float">
            <text:p>0,585714286</text:p>
          </table:table-cell>
          <table:table-cell office:value-type="float" office:value="0.385714286" calcext:value-type="float">
            <text:p>0,3857142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628571429" calcext:value-type="float">
            <text:p>0,628571429</text:p>
          </table:table-cell>
          <table:table-cell office:value-type="float" office:value="0.585714286" calcext:value-type="float">
            <text:p>0,585714286</text:p>
          </table:table-cell>
          <table:table-cell office:value-type="float" office:value="0.614285714" calcext:value-type="float">
            <text:p>0,61428571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4285714" calcext:value-type="float">
            <text:p>0,614285714</text:p>
          </table:table-cell>
          <table:table-cell office:value-type="float" office:value="0.714285714" calcext:value-type="float">
            <text:p>0,714285714</text:p>
          </table:table-cell>
          <table:table-cell office:value-type="float" office:value="0.514285714" calcext:value-type="float">
            <text:p>0,514285714</text:p>
          </table:table-cell>
          <table:table-cell office:value-type="float" office:value="0.557142857" calcext:value-type="float">
            <text:p>0,557142857</text:p>
          </table:table-cell>
          <table:table-cell office:value-type="float" office:value="0.385714286" calcext:value-type="float">
            <text:p>0,385714286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628571429" calcext:value-type="float">
            <text:p>0,628571429</text:p>
          </table:table-cell>
          <table:table-cell table:style-name="ce8" office:value-type="float" office:value="0.685714286" calcext:value-type="float">
            <text:p>0,68571428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542857143" calcext:value-type="float">
            <text:p>0,542857143</text:p>
          </table:table-cell>
          <table:table-cell table:style-name="ce32" office:value-type="float" office:value="0.428571429" calcext:value-type="float">
            <text:p>0,428571429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64:.B70])" office:value-type="float" office:value="0.640816326571428" calcext:value-type="float">
            <text:p>0,640816326571428</text:p>
          </table:table-cell>
          <table:table-cell table:style-name="ce6" table:formula="of:=AVERAGE([.C64:.C70])" office:value-type="float" office:value="0.669387755142857" calcext:value-type="float">
            <text:p>0,669387755142857</text:p>
          </table:table-cell>
          <table:table-cell table:style-name="ce6" table:formula="of:=AVERAGE([.D64:.D70])" office:value-type="float" office:value="0.577551020571429" calcext:value-type="float">
            <text:p>0,577551020571429</text:p>
          </table:table-cell>
          <table:table-cell table:style-name="ce6" table:formula="of:=AVERAGE([.E64:.E70])" office:value-type="float" office:value="0.587755102" calcext:value-type="float">
            <text:p>0,587755102</text:p>
          </table:table-cell>
          <table:table-cell table:style-name="ce6" table:formula="of:=AVERAGE([.F64:.F70])" office:value-type="float" office:value="0.416326530857143" calcext:value-type="float">
            <text:p>0,416326530857143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64:.B70])" office:value-type="float" office:value="0.032396954832362" calcext:value-type="float">
            <text:p>0,032396954832362</text:p>
          </table:table-cell>
          <table:table-cell table:style-name="ce8" table:formula="of:=STDEV([.C64:.C70])" office:value-type="float" office:value="0.0490928395110086" calcext:value-type="float">
            <text:p>0,0490928395110086</text:p>
          </table:table-cell>
          <table:table-cell table:style-name="ce8" table:formula="of:=STDEV([.D64:.D70])" office:value-type="float" office:value="0.0773089671836139" calcext:value-type="float">
            <text:p>0,0773089671836139</text:p>
          </table:table-cell>
          <table:table-cell table:style-name="ce8" table:formula="of:=STDEV([.E64:.E70])" office:value-type="float" office:value="0.0323969548638591" calcext:value-type="float">
            <text:p>0,0323969548638591</text:p>
          </table:table-cell>
          <table:table-cell table:style-name="ce8" table:formula="of:=STDEV([.F64:.F70])" office:value-type="float" office:value="0.0555911772850145" calcext:value-type="float">
            <text:p>0,0555911772850145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8" table:number-columns-repeated="9"/>
        </table:table-row>
      </table:table>
      <table:table table:name="syneva" table:style-name="ta1">
        <table:shapes>
          <draw:frame draw:z-index="0" draw:style-name="gr1" draw:text-style-name="P1" svg:width="15.997cm" svg:height="9.004cm" svg:x="18.089cm" svg:y="0.479cm">
            <draw:object draw:notify-on-update-of-ranges="syneva.B3:syneva.F3 syneva.B11:syneva.F11 syneva.B12:syneva.F12 syneva.B12:syneva.F12 syneva.B47:syneva.F47 syneva.B48:syneva.F48 syneva.B48:syneva.F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8.063cm" svg:y="10.386cm">
            <draw:object draw:notify-on-update-of-ranges="syneva.B15:syneva.F15 syneva.B23:syneva.F23 syneva.B24:syneva.F24 syneva.B24:syneva.F24 syneva.B59:syneva.F59 syneva.B60:syneva.F60 syneva.B60:syneva.F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7cm" svg:height="9.004cm" svg:x="18.063cm" svg:y="19.868cm">
            <draw:object draw:notify-on-update-of-ranges="syneva.B27:syneva.F27 syneva.B35:syneva.F35 syneva.B36:syneva.F36 syneva.B36:syneva.F36 syneva.B71:syneva.F71 syneva.B72:syneva.F72 syneva.B72:syneva.F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6.273cm" svg:height="9.004cm" svg:x="18.063cm" svg:y="29.352cm">
            <draw:object draw:notify-on-update-of-ranges="syneva.B15:syneva.B15 syneva.C27:syneva.C27 syneva.C15:syneva.C15 syneva.D27:syneva.D27 syneva.D15:syneva.D15 syneva.E27:syneva.E27 syneva.E15:syneva.E15 syneva.F27:syneva.F27 syneva.F15:syneva.F15  syneva.B23:syneva.B23 syneva.A73:syneva.A73 syneva.C23:syneva.C23 syneva.A73:syneva.A73 syneva.D23:syneva.D23 syneva.A73:syneva.A73 syneva.E23:syneva.E23 syneva.A73:syneva.A73 syneva.F23:syneva.F23 syneva.B24:syneva.B24 syneva.A73:syneva.A73 syneva.C24:syneva.C24 syneva.A73:syneva.A73 syneva.D24:syneva.D24 syneva.A73:syneva.A73 syneva.E24:syneva.E24 syneva.A73:syneva.A73 syneva.F24:syneva.F24 syneva.B24:syneva.B24 syneva.A73:syneva.A73 syneva.C24:syneva.C24 syneva.A73:syneva.A73 syneva.D24:syneva.D24 syneva.A73:syneva.A73 syneva.E24:syneva.E24 syneva.A73:syneva.A73 syneva.F24:syneva.F24  syneva.B35:syneva.B35 syneva.C35:syneva.C35 syneva.A73:syneva.A73 syneva.D35:syneva.D35 syneva.A73:syneva.A73 syneva.E35:syneva.E35 syneva.A73:syneva.A73 syneva.F35:syneva.F35 syneva.B36:syneva.B36 syneva.C36:syneva.C36 syneva.A73:syneva.A73 syneva.D36:syneva.D36 syneva.A73:syneva.A73 syneva.E36:syneva.E36 syneva.A73:syneva.A73 syneva.F36:syneva.F36 syneva.B36:syneva.B36 syneva.C36:syneva.C36 syneva.A73:syneva.A73 syneva.D36:syneva.D36 syneva.A73:syneva.A73 syneva.E36:syneva.E36 syneva.A73:syneva.A73 syneva.F36:syneva.F3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6.273cm" svg:height="9.004cm" svg:x="18.063cm" svg:y="38.834cm">
            <draw:object draw:notify-on-update-of-ranges="syneva.B51:syneva.B51 syneva.C63:syneva.C63 syneva.C51:syneva.C51 syneva.D63:syneva.D63 syneva.D51:syneva.D51 syneva.E63:syneva.E63 syneva.E51:syneva.E51 syneva.F63:syneva.F63 syneva.F51:syneva.F51  syneva.B59:syneva.B59 syneva.A73:syneva.A73 syneva.C59:syneva.C59 syneva.A73:syneva.A73 syneva.D59:syneva.D59 syneva.A73:syneva.A73 syneva.E59:syneva.E59 syneva.A73:syneva.A73 syneva.F59:syneva.F59 syneva.B60:syneva.B60 syneva.A73:syneva.A73 syneva.C60:syneva.C60 syneva.A73:syneva.A73 syneva.D60:syneva.D60 syneva.A73:syneva.A73 syneva.E60:syneva.E60 syneva.A73:syneva.A73 syneva.F60:syneva.F60 syneva.B60:syneva.B60 syneva.A73:syneva.A73 syneva.C60:syneva.C60 syneva.A73:syneva.A73 syneva.D60:syneva.D60 syneva.A73:syneva.A73 syneva.E60:syneva.E60 syneva.A73:syneva.A73 syneva.F60:syneva.F60  syneva.B71:syneva.B71 syneva.C71:syneva.C71 syneva.A73:syneva.A73 syneva.D71:syneva.D71 syneva.A73:syneva.A73 syneva.E71:syneva.E71 syneva.A73:syneva.A73 syneva.F71:syneva.F71 syneva.B72:syneva.B72 syneva.C72:syneva.C72 syneva.A73:syneva.A73 syneva.D72:syneva.D72 syneva.A73:syneva.A73 syneva.E72:syneva.E72 syneva.A73:syneva.A73 syneva.F72:syneva.F72 syneva.B72:syneva.B72 syneva.C72:syneva.C72 syneva.A73:syneva.A73 syneva.D72:syneva.D72 syneva.A73:syneva.A73 syneva.E72:syneva.E72 syneva.A73:syneva.A73 syneva.F72:syneva.F7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5" table:default-cell-style-name="ce7"/>
        <table:table-column table:style-name="co1" table:default-cell-style-name="Default"/>
        <table:table-row table:style-name="ro1">
          <table:table-cell table:style-name="ce1"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First Experiment, LD-DFS, g</text:p>
          </table:table-cell>
          <table:covered-table-cell table:number-columns-repeated="4" table:style-name="ce2"/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80952380952381" calcext:value-type="float">
            <text:p>0,380952380952381</text:p>
          </table:table-cell>
          <table:table-cell table:style-name="ce6"/>
          <table:table-cell table:style-name="ce6" office:value-type="float" office:value="0.457142857142857" calcext:value-type="float">
            <text:p>0,457142857142857</text:p>
          </table:table-cell>
          <table:table-cell table:style-name="ce6" office:value-type="float" office:value="0.442307692307692" calcext:value-type="float">
            <text:p>0,442307692307692</text:p>
          </table:table-cell>
          <table:table-cell table:style-name="ce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7029702970297" calcext:value-type="float">
            <text:p>0,297029702970297</text:p>
          </table:table-cell>
          <table:table-cell office:value-type="float" office:value="0.454545454545455" calcext:value-type="float">
            <text:p>0,454545454545455</text:p>
          </table:table-cell>
          <table:table-cell office:value-type="float" office:value="0.419047619047619" calcext:value-type="float">
            <text:p>0,419047619047619</text:p>
          </table:table-cell>
          <table:table-cell table:number-columns-repeated="2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4594594594595" calcext:value-type="float">
            <text:p>0,594594594594595</text:p>
          </table:table-cell>
          <table:table-cell office:value-type="float" office:value="0.517857142857143" calcext:value-type="float">
            <text:p>0,517857142857143</text:p>
          </table:table-cell>
          <table:table-cell office:value-type="float" office:value="0.495412844036697" calcext:value-type="float">
            <text:p>0,495412844036697</text:p>
          </table:table-cell>
          <table:table-cell table:number-columns-repeated="2" office:value-type="float" office:value="0.532110091743119" calcext:value-type="float">
            <text:p>0,5321100917431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8468468468468" calcext:value-type="float">
            <text:p>0,468468468468468</text:p>
          </table:table-cell>
          <table:table-cell office:value-type="float" office:value="0.336633663366337" calcext:value-type="float">
            <text:p>0,336633663366337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558558558558558" calcext:value-type="float">
            <text:p>0,5585585585585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3636363636364" calcext:value-type="float">
            <text:p>0,363636363636364</text:p>
          </table:table-cell>
          <table:table-cell office:value-type="float" office:value="0.432432432432432" calcext:value-type="float">
            <text:p>0,432432432432432</text:p>
          </table:table-cell>
          <table:table-cell office:value-type="float" office:value="0.336633663366337" calcext:value-type="float">
            <text:p>0,336633663366337</text:p>
          </table:table-cell>
          <table:table-cell office:value-type="float" office:value="0.517857142857143" calcext:value-type="float">
            <text:p>0,517857142857143</text:p>
          </table:table-cell>
          <table:table-cell office:value-type="float" office:value="0.47787610619469" calcext:value-type="float">
            <text:p>0,477876106194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7142857142857" calcext:value-type="float">
            <text:p>0,457142857142857</text:p>
          </table:table-cell>
          <table:table-cell office:value-type="float" office:value="0.431372549019608" calcext:value-type="float">
            <text:p>0,431372549019608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419047619047619" calcext:value-type="float">
            <text:p>0,419047619047619</text:p>
          </table:table-cell>
          <table:table-cell office:value-type="float" office:value="0.428571428571429" calcext:value-type="float">
            <text:p>0,428571428571429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336633663366337" calcext:value-type="float">
            <text:p>0,336633663366337</text:p>
          </table:table-cell>
          <table:table-cell table:style-name="ce8" office:value-type="float" office:value="0.454545454545455" calcext:value-type="float">
            <text:p>0,454545454545455</text:p>
          </table:table-cell>
          <table:table-cell table:style-name="ce8" office:value-type="float" office:value="0.336633663366337" calcext:value-type="float">
            <text:p>0,336633663366337</text:p>
          </table:table-cell>
          <table:table-cell table:style-name="ce8" office:value-type="float" office:value="0.457142857142857" calcext:value-type="float">
            <text:p>0,457142857142857</text:p>
          </table:table-cell>
          <table:table-cell table:style-name="ce8" office:value-type="float" office:value="0.330097087378641" calcext:value-type="float">
            <text:p>0,330097087378641</text:p>
          </table:table-cell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414065433018757" calcext:value-type="float">
            <text:p>0,414065433018757</text:p>
          </table:table-cell>
          <table:table-cell table:style-name="ce6" table:formula="of:=AVERAGE([.C4:.C10])" office:value-type="float" office:value="0.437897782794405" calcext:value-type="float">
            <text:p>0,437897782794405</text:p>
          </table:table-cell>
          <table:table-cell table:style-name="ce6" table:formula="of:=AVERAGE([.D4:.D10])" office:value-type="float" office:value="0.418498004510747" calcext:value-type="float">
            <text:p>0,418498004510747</text:p>
          </table:table-cell>
          <table:table-cell table:style-name="ce6" table:formula="of:=AVERAGE([.E4:.E10])" office:value-type="float" office:value="0.426787574592293" calcext:value-type="float">
            <text:p>0,426787574592293</text:p>
          </table:table-cell>
          <table:table-cell table:style-name="ce6" table:formula="of:=AVERAGE([.F4:.F10])" office:value-type="float" office:value="0.443424434296628" calcext:value-type="float">
            <text:p>0,443424434296628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:.B10])" office:value-type="float" office:value="0.100613732685944" calcext:value-type="float">
            <text:p>0,100613732685944</text:p>
          </table:table-cell>
          <table:table-cell table:style-name="ce8" table:formula="of:=STDEV([.C4:.C10])" office:value-type="float" office:value="0.0587786693028022" calcext:value-type="float">
            <text:p>0,0587786693028022</text:p>
          </table:table-cell>
          <table:table-cell table:style-name="ce8" table:formula="of:=STDEV([.D4:.D10])" office:value-type="float" office:value="0.0604799724680164" calcext:value-type="float">
            <text:p>0,0604799724680164</text:p>
          </table:table-cell>
          <table:table-cell table:style-name="ce8" table:formula="of:=STDEV([.E4:.E10])" office:value-type="float" office:value="0.0905944176642393" calcext:value-type="float">
            <text:p>0,0905944176642393</text:p>
          </table:table-cell>
          <table:table-cell table:style-name="ce8" table:formula="of:=STDEV([.F4:.F10])" office:value-type="float" office:value="0.0974594068858443" calcext:value-type="float">
            <text:p>0,0974594068858443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First Experiment, LD-DFS, x</text:p>
          </table:table-cell>
          <table:covered-table-cell table:number-columns-repeated="4" table:style-name="ce2"/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]" office:value-type="float" office:value="0.380952380952381" calcext:value-type="float">
            <text:p>0,380952380952381</text:p>
          </table:table-cell>
          <table:table-cell table:style-name="ce6" office:value-type="float" office:value="0.39622641509434" calcext:value-type="float">
            <text:p>0,39622641509434</text:p>
          </table:table-cell>
          <table:table-cell table:style-name="ce6" office:value-type="float" office:value="0.330097087378641" calcext:value-type="float">
            <text:p>0,330097087378641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0.297029702970297" calcext:value-type="float">
            <text:p>0,297029702970297</text:p>
          </table:table-cell>
          <table:table-cell/>
          <table:table-cell office:value-type="float" office:value="0.442307692307692" calcext:value-type="float">
            <text:p>0,442307692307692</text:p>
          </table:table-cell>
          <table:table-cell office:value-type="float" office:value="0.425925925925926" calcext:value-type="float">
            <text:p>0,4259259259259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" office:value-type="float" office:value="0.594594594594595" calcext:value-type="float">
            <text:p>0,594594594594595</text:p>
          </table:table-cell>
          <table:table-cell office:value-type="float" office:value="0.39622641509434" calcext:value-type="float">
            <text:p>0,39622641509434</text:p>
          </table:table-cell>
          <table:table-cell office:value-type="float" office:value="0.411214953271028" calcext:value-type="float">
            <text:p>0,4112149532710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0.468468468468468" calcext:value-type="float">
            <text:p>0,468468468468468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358490566037736" calcext:value-type="float">
            <text:p>0,358490566037736</text:p>
          </table:table-cell>
          <table:table-cell office:value-type="float" office:value="0.594594594594595" calcext:value-type="float">
            <text:p>0,5945945945945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" office:value-type="float" office:value="0.363636363636364" calcext:value-type="float">
            <text:p>0,363636363636364</text:p>
          </table:table-cell>
          <table:table-cell office:value-type="float" office:value="0.403846153846154" calcext:value-type="float">
            <text:p>0,403846153846154</text:p>
          </table:table-cell>
          <table:table-cell office:value-type="float" office:value="0.482142857142857" calcext:value-type="float">
            <text:p>0,482142857142857</text:p>
          </table:table-cell>
          <table:table-cell office:value-type="float" office:value="0.457142857142857" calcext:value-type="float">
            <text:p>0,4571428571428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" office:value-type="float" office:value="0.457142857142857" calcext:value-type="float">
            <text:p>0,457142857142857</text:p>
          </table:table-cell>
          <table:table-cell office:value-type="float" office:value="0.551724137931035" calcext:value-type="float">
            <text:p>0,551724137931035</text:p>
          </table:table-cell>
          <table:table-cell office:value-type="float" office:value="0.457142857142857" calcext:value-type="float">
            <text:p>0,457142857142857</text:p>
          </table:table-cell>
          <table:table-cell office:value-type="float" office:value="0.466019417475728" calcext:value-type="float">
            <text:p>0,466019417475728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10]" office:value-type="float" office:value="0.336633663366337" calcext:value-type="float">
            <text:p>0,336633663366337</text:p>
          </table:table-cell>
          <table:table-cell table:style-name="ce8" office:value-type="float" office:value="0.442307692307692" calcext:value-type="float">
            <text:p>0,442307692307692</text:p>
          </table:table-cell>
          <table:table-cell table:style-name="ce8" office:value-type="float" office:value="0.543859649122807" calcext:value-type="float">
            <text:p>0,543859649122807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6:.B22])" office:value-type="float" office:value="0.414065433018757" calcext:value-type="float">
            <text:p>0,414065433018757</text:p>
          </table:table-cell>
          <table:table-cell table:style-name="ce6" table:formula="of:=AVERAGE([.C16:.C22])" office:value-type="float" office:value="0.438773084430209" calcext:value-type="float">
            <text:p>0,438773084430209</text:p>
          </table:table-cell>
          <table:table-cell table:style-name="ce6" table:formula="of:=AVERAGE([.D16:.D22])" office:value-type="float" office:value="0.432179380343374" calcext:value-type="float">
            <text:p>0,432179380343374</text:p>
          </table:table-cell>
          <table:table-cell table:style-name="ce6" table:formula="of:=AVERAGE([.E16:.E22])" office:value-type="float" office:value="0.485920698784777" calcext:value-type="float">
            <text:p>0,485920698784777</text:p>
          </table:table-cell>
          <table:table-cell table:style-name="ce6" table:formula="of:=AVERAGE([.F16:.F2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16:.B22])" office:value-type="float" office:value="0.100613732685944" calcext:value-type="float">
            <text:p>0,100613732685944</text:p>
          </table:table-cell>
          <table:table-cell table:style-name="ce8" table:formula="of:=STDEV([.C16:.C22])" office:value-type="float" office:value="0.0593687729632616" calcext:value-type="float">
            <text:p>0,0593687729632616</text:p>
          </table:table-cell>
          <table:table-cell table:style-name="ce8" table:formula="of:=STDEV([.D16:.D22])" office:value-type="float" office:value="0.0730124788636435" calcext:value-type="float">
            <text:p>0,0730124788636435</text:p>
          </table:table-cell>
          <table:table-cell table:style-name="ce8" table:formula="of:=STDEV([.E16:.E22])" office:value-type="float" office:value="0.074461653594714" calcext:value-type="float">
            <text:p>0,074461653594714</text:p>
          </table:table-cell>
          <table:table-cell table:style-name="ce8" table:formula="of:=STDEV([.F16:.F2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First Experiment, Greedy, x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539130434782609" calcext:value-type="float">
            <text:p>0,539130434782609</text:p>
          </table:table-cell>
          <table:table-cell table:style-name="ce6" office:value-type="float" office:value="0.336633663366337" calcext:value-type="float">
            <text:p>0,336633663366337</text:p>
          </table:table-cell>
          <table:table-cell table:style-name="ce6"/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0.466019417475728" calcext:value-type="float">
            <text:p>0,466019417475728</text:p>
          </table:table-cell>
          <table:table-cell table:style-name="ce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6633663366337" calcext:value-type="float">
            <text:p>0,336633663366337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345454545454545" calcext:value-type="float">
            <text:p>0,345454545454545</text:p>
          </table:table-cell>
          <table:table-cell office:value-type="float" office:value="0.419047619047619" calcext:value-type="float">
            <text:p>0,419047619047619</text:p>
          </table:table-cell>
          <table:table-cell office:value-type="float" office:value="0.297029702970297" calcext:value-type="float">
            <text:p>0,297029702970297</text:p>
          </table:table-cell>
          <table:table-cell table:style-name="ce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6428571428571" calcext:value-type="float">
            <text:p>0,446428571428571</text:p>
          </table:table-cell>
          <table:table-cell office:value-type="float" office:value="0.422018348623853" calcext:value-type="float">
            <text:p>0,422018348623853</text:p>
          </table:table-cell>
          <table:table-cell/>
          <table:table-cell office:value-type="float" office:value="0.419047619047619" calcext:value-type="float">
            <text:p>0,419047619047619</text:p>
          </table:table-cell>
          <table:table-cell office:value-type="float" office:value="0.39622641509434" calcext:value-type="float">
            <text:p>0,39622641509434</text:p>
          </table:table-cell>
          <table:table-cell table:style-name="ce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0952380952381" calcext:value-type="float">
            <text:p>0,380952380952381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485981308411215" calcext:value-type="float">
            <text:p>0,485981308411215</text:p>
          </table:table-cell>
          <table:table-cell office:value-type="float" office:value="0.297029702970297" calcext:value-type="float">
            <text:p>0,297029702970297</text:p>
          </table:table-cell>
          <table:table-cell table:style-name="ce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442307692307692" calcext:value-type="float">
            <text:p>0,442307692307692</text:p>
          </table:table-cell>
          <table:table-cell office:value-type="float" office:value="0.495238095238095" calcext:value-type="float">
            <text:p>0,495238095238095</text:p>
          </table:table-cell>
          <table:table-cell/>
          <table:table-cell table:style-name="ce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5238095238095" calcext:value-type="float">
            <text:p>0,495238095238095</text:p>
          </table:table-cell>
          <table:table-cell/>
          <table:table-cell office:value-type="float" office:value="0.457142857142857" calcext:value-type="float">
            <text:p>0,457142857142857</text:p>
          </table:table-cell>
          <table:table-cell office:value-type="float" office:value="0.431372549019608" calcext:value-type="float">
            <text:p>0,431372549019608</text:p>
          </table:table-cell>
          <table:table-cell office:value-type="float" office:value="0.532110091743119" calcext:value-type="float">
            <text:p>0,532110091743119</text:p>
          </table:table-cell>
          <table:table-cell table:style-name="ce3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446428571428571" calcext:value-type="float">
            <text:p>0,446428571428571</text:p>
          </table:table-cell>
          <table:table-cell table:style-name="ce8" office:value-type="float" office:value="0.388888888888889" calcext:value-type="float">
            <text:p>0,388888888888889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508771929824561" calcext:value-type="float">
            <text:p>0,508771929824561</text:p>
          </table:table-cell>
          <table:table-cell table:style-name="ce8" office:value-type="float" office:value="0.462962962962963" calcext:value-type="float">
            <text:p>0,462962962962963</text:p>
          </table:table-cell>
          <table:table-cell table:style-name="ce31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28:.B34])" office:value-type="float" office:value="0.441017058500608" calcext:value-type="float">
            <text:p>0,441017058500608</text:p>
          </table:table-cell>
          <table:table-cell table:style-name="ce6" table:formula="of:=AVERAGE([.C28:.C34])" office:value-type="float" office:value="0.386311761868125" calcext:value-type="float">
            <text:p>0,386311761868125</text:p>
          </table:table-cell>
          <table:table-cell table:style-name="ce6" table:formula="of:=AVERAGE([.D28:.D34])" office:value-type="float" office:value="0.437442557442557" calcext:value-type="float">
            <text:p>0,437442557442557</text:p>
          </table:table-cell>
          <table:table-cell table:style-name="ce6" table:formula="of:=AVERAGE([.E28:.E34])" office:value-type="float" office:value="0.451351302941245" calcext:value-type="float">
            <text:p>0,451351302941245</text:p>
          </table:table-cell>
          <table:table-cell table:style-name="ce6" table:formula="of:=AVERAGE([.F28:.F34])" office:value-type="float" office:value="0.408563048869457" calcext:value-type="float">
            <text:p>0,408563048869457</text:p>
          </table:table-cell>
          <table:table-cell table:style-name="ce31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28:.B34])" office:value-type="float" office:value="0.0672433996501197" calcext:value-type="float">
            <text:p>0,0672433996501197</text:p>
          </table:table-cell>
          <table:table-cell table:style-name="ce8" table:formula="of:=STDEV([.C28:.C34])" office:value-type="float" office:value="0.0634672451777874" calcext:value-type="float">
            <text:p>0,0634672451777874</text:p>
          </table:table-cell>
          <table:table-cell table:style-name="ce8" table:formula="of:=STDEV([.D28:.D34])" office:value-type="float" office:value="0.0565921126386617" calcext:value-type="float">
            <text:p>0,0565921126386617</text:p>
          </table:table-cell>
          <table:table-cell table:style-name="ce8" table:formula="of:=STDEV([.E28:.E34])" office:value-type="float" office:value="0.0438664243601214" calcext:value-type="float">
            <text:p>0,0438664243601214</text:p>
          </table:table-cell>
          <table:table-cell table:style-name="ce8" table:formula="of:=STDEV([.F28:.F34])" office:value-type="float" office:value="0.096494584073358" calcext:value-type="float">
            <text:p>0,096494584073358</text:p>
          </table:table-cell>
          <table:table-cell table:style-name="ce31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Second Experiment, LD-DFS, g</text:p>
          </table:table-cell>
          <table:covered-table-cell table:number-columns-repeated="4" table:style-name="ce2"/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29787234042553" calcext:value-type="float">
            <text:p>0,329787234042553</text:p>
          </table:table-cell>
          <table:table-cell table:style-name="ce6"/>
          <table:table-cell table:style-name="ce6" office:value-type="float" office:value="0.401960784313726" calcext:value-type="float">
            <text:p>0,401960784313726</text:p>
          </table:table-cell>
          <table:table-cell table:style-name="ce6" office:value-type="float" office:value="0.348717948717949" calcext:value-type="float">
            <text:p>0,348717948717949</text:p>
          </table:table-cell>
          <table:table-cell table:style-name="ce6" office:value-type="float" office:value="0.403940886699507" calcext:value-type="float">
            <text:p>0,4039408866995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368421052632" calcext:value-type="float">
            <text:p>0,197368421052632</text:p>
          </table:table-cell>
          <table:table-cell office:value-type="float" office:value="0.324607329842932" calcext:value-type="float">
            <text:p>0,324607329842932</text:p>
          </table:table-cell>
          <table:table-cell office:value-type="float" office:value="0.282051282051282" calcext:value-type="float">
            <text:p>0,282051282051282</text:p>
          </table:table-cell>
          <table:table-cell table:number-columns-repeated="2" office:value-type="float" office:value="0.222222222222222" calcext:value-type="float">
            <text:p>0,2222222222222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142857142857" calcext:value-type="float">
            <text:p>0,457142857142857</text:p>
          </table:table-cell>
          <table:table-cell office:value-type="float" office:value="0.355828220858896" calcext:value-type="float">
            <text:p>0,35582822085889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361702127659574" calcext:value-type="float">
            <text:p>0,361702127659574</text:p>
          </table:table-cell>
          <table:table-cell office:value-type="float" office:value="0.3625" calcext:value-type="float">
            <text:p>0,36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8205128205128" calcext:value-type="float">
            <text:p>0,328205128205128</text:p>
          </table:table-cell>
          <table:table-cell office:value-type="float" office:value="0.223684210526316" calcext:value-type="float">
            <text:p>0,223684210526316</text:p>
          </table:table-cell>
          <table:table-cell office:value-type="float" office:value="0.371134020618557" calcext:value-type="float">
            <text:p>0,371134020618557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37037037037037" calcext:value-type="float">
            <text:p>0,37037037037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,24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223684210526316" calcext:value-type="float">
            <text:p>0,223684210526316</text:p>
          </table:table-cell>
          <table:table-cell office:value-type="float" office:value="0.341968911917098" calcext:value-type="float">
            <text:p>0,341968911917098</text:p>
          </table:table-cell>
          <table:table-cell office:value-type="float" office:value="0.345549738219895" calcext:value-type="float">
            <text:p>0,3455497382198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287581699346405" calcext:value-type="float">
            <text:p>0,287581699346405</text:p>
          </table:table-cell>
          <table:table-cell office:value-type="float" office:value="0.296774193548387" calcext:value-type="float">
            <text:p>0,296774193548387</text:p>
          </table:table-cell>
          <table:table-cell office:value-type="float" office:value="0.282051282051282" calcext:value-type="float">
            <text:p>0,282051282051282</text:p>
          </table:table-cell>
          <table:table-cell office:value-type="float" office:value="0.373056994818653" calcext:value-type="float">
            <text:p>0,373056994818653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223684210526316" calcext:value-type="float">
            <text:p>0,223684210526316</text:p>
          </table:table-cell>
          <table:table-cell table:style-name="ce8" office:value-type="float" office:value="0.362745098039216" calcext:value-type="float">
            <text:p>0,362745098039216</text:p>
          </table:table-cell>
          <table:table-cell table:style-name="ce8" office:value-type="float" office:value="0.223684210526316" calcext:value-type="float">
            <text:p>0,223684210526316</text:p>
          </table:table-cell>
          <table:table-cell table:style-name="ce8" office:value-type="float" office:value="0.307692307692308" calcext:value-type="float">
            <text:p>0,307692307692308</text:p>
          </table:table-cell>
          <table:table-cell table:style-name="ce8" office:value-type="float" office:value="0.220779220779221" calcext:value-type="float">
            <text:p>0,220779220779221</text:p>
          </table:table-cell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0:.B46])" office:value-type="float" office:value="0.312564650978834" calcext:value-type="float">
            <text:p>0,312564650978834</text:p>
          </table:table-cell>
          <table:table-cell table:style-name="ce6" table:formula="of:=AVERAGE([.C40:.C46])" office:value-type="float" office:value="0.30845714248501" calcext:value-type="float">
            <text:p>0,30845714248501</text:p>
          </table:table-cell>
          <table:table-cell table:style-name="ce6" table:formula="of:=AVERAGE([.D40:.D46])" office:value-type="float" office:value="0.297857569614124" calcext:value-type="float">
            <text:p>0,297857569614124</text:p>
          </table:table-cell>
          <table:table-cell table:style-name="ce6" table:formula="of:=AVERAGE([.E40:.E46])" office:value-type="float" office:value="0.312419349345961" calcext:value-type="float">
            <text:p>0,312419349345961</text:p>
          </table:table-cell>
          <table:table-cell table:style-name="ce6" table:formula="of:=AVERAGE([.F40:.F46])" office:value-type="float" office:value="0.32834563330141" calcext:value-type="float">
            <text:p>0,32834563330141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0:.B46])" office:value-type="float" office:value="0.0980818392480186" calcext:value-type="float">
            <text:p>0,0980818392480186</text:p>
          </table:table-cell>
          <table:table-cell table:style-name="ce8" table:formula="of:=STDEV([.C40:.C46])" office:value-type="float" office:value="0.0514240216929565" calcext:value-type="float">
            <text:p>0,0514240216929565</text:p>
          </table:table-cell>
          <table:table-cell table:style-name="ce8" table:formula="of:=STDEV([.D40:.D46])" office:value-type="float" office:value="0.067834066851184" calcext:value-type="float">
            <text:p>0,067834066851184</text:p>
          </table:table-cell>
          <table:table-cell table:style-name="ce8" table:formula="of:=STDEV([.E40:.E46])" office:value-type="float" office:value="0.0479633459196611" calcext:value-type="float">
            <text:p>0,0479633459196611</text:p>
          </table:table-cell>
          <table:table-cell table:style-name="ce8" table:formula="of:=STDEV([.F40:.F46])" office:value-type="float" office:value="0.0750278172672948" calcext:value-type="float">
            <text:p>0,0750278172672948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5" table:number-rows-spanned="1">
            <text:p>Second Experiment, LD-DFS, x</text:p>
          </table:table-cell>
          <table:covered-table-cell table:number-columns-repeated="4" table:style-name="ce2"/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0]" office:value-type="float" office:value="0.329787234042553" calcext:value-type="float">
            <text:p>0,329787234042553</text:p>
          </table:table-cell>
          <table:table-cell table:style-name="ce6" office:value-type="float" office:value="0.267515923566879" calcext:value-type="float">
            <text:p>0,267515923566879</text:p>
          </table:table-cell>
          <table:table-cell table:style-name="ce6" office:value-type="float" office:value="0.220779220779221" calcext:value-type="float">
            <text:p>0,220779220779221</text:p>
          </table:table-cell>
          <table:table-cell table:style-name="ce6" office:value-type="float" office:value="0.376237623762376" calcext:value-type="float">
            <text:p>0,376237623762376</text:p>
          </table:table-cell>
          <table:table-cell table:style-name="ce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" office:value-type="float" office:value="0.197368421052632" calcext:value-type="float">
            <text:p>0,197368421052632</text:p>
          </table:table-cell>
          <table:table-cell office:value-type="float" office:value="0.292929292929293" calcext:value-type="float">
            <text:p>0,292929292929293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289308176100629" calcext:value-type="float">
            <text:p>0,2893081761006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" office:value-type="float" office:value="0.457142857142857" calcext:value-type="float">
            <text:p>0,457142857142857</text:p>
          </table:table-cell>
          <table:table-cell office:value-type="float" office:value="0.318681318681319" calcext:value-type="float">
            <text:p>0,318681318681319</text:p>
          </table:table-cell>
          <table:table-cell office:value-type="float" office:value="0.416243654822335" calcext:value-type="float">
            <text:p>0,416243654822335</text:p>
          </table:table-cell>
          <table:table-cell office:value-type="float" office:value="0.40952380952381" calcext:value-type="float">
            <text:p>0,409523809523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3]" office:value-type="float" office:value="0.328205128205128" calcext:value-type="float">
            <text:p>0,328205128205128</text:p>
          </table:table-cell>
          <table:table-cell office:value-type="float" office:value="0.316326530612245" calcext:value-type="float">
            <text:p>0,316326530612245</text:p>
          </table:table-cell>
          <table:table-cell office:value-type="float" office:value="0.347368421052632" calcext:value-type="float">
            <text:p>0,347368421052632</text:p>
          </table:table-cell>
          <table:table-cell office:value-type="float" office:value="0.394088669950739" calcext:value-type="float">
            <text:p>0,3940886699507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]" office:value-type="float" office:value="0.24" calcext:value-type="float">
            <text:p>0,24</text:p>
          </table:table-cell>
          <table:table-cell office:value-type="float" office:value="0.270967741935484" calcext:value-type="float">
            <text:p>0,270967741935484</text:p>
          </table:table-cell>
          <table:table-cell office:value-type="float" office:value="0.331288343558282" calcext:value-type="float">
            <text:p>0,331288343558282</text:p>
          </table:table-cell>
          <table:table-cell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5]" office:value-type="float" office:value="0.411764705882353" calcext:value-type="float">
            <text:p>0,411764705882353</text:p>
          </table:table-cell>
          <table:table-cell office:value-type="float" office:value="0.356020942408377" calcext:value-type="float">
            <text:p>0,356020942408377</text:p>
          </table:table-cell>
          <table:table-cell office:value-type="float" office:value="0.383838383838384" calcext:value-type="float">
            <text:p>0,383838383838384</text:p>
          </table:table-cell>
          <table:table-cell office:value-type="float" office:value="0.360824742268041" calcext:value-type="float">
            <text:p>0,360824742268041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46]" office:value-type="float" office:value="0.223684210526316" calcext:value-type="float">
            <text:p>0,223684210526316</text:p>
          </table:table-cell>
          <table:table-cell table:style-name="ce8" office:value-type="float" office:value="0.361809045226131" calcext:value-type="float">
            <text:p>0,361809045226131</text:p>
          </table:table-cell>
          <table:table-cell table:style-name="ce8" office:value-type="float" office:value="0.328042328042328" calcext:value-type="float">
            <text:p>0,328042328042328</text:p>
          </table:table-cell>
          <table:table-cell table:style-name="ce8" office:value-type="float" office:value="0.323529411764706" calcext:value-type="float">
            <text:p>0,323529411764706</text:p>
          </table:table-cell>
          <table:table-cell table:style-name="ce8"/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52:.B58])" office:value-type="float" office:value="0.312564650978834" calcext:value-type="float">
            <text:p>0,312564650978834</text:p>
          </table:table-cell>
          <table:table-cell table:style-name="ce6" table:formula="of:=AVERAGE([.C52:.C58])" office:value-type="float" office:value="0.312035827908532" calcext:value-type="float">
            <text:p>0,312035827908532</text:p>
          </table:table-cell>
          <table:table-cell table:style-name="ce6" table:formula="of:=AVERAGE([.D52:.D58])" office:value-type="float" office:value="0.356878369626757" calcext:value-type="float">
            <text:p>0,356878369626757</text:p>
          </table:table-cell>
          <table:table-cell table:style-name="ce6" table:formula="of:=AVERAGE([.E52:.E58])" office:value-type="float" office:value="0.369073204767186" calcext:value-type="float">
            <text:p>0,369073204767186</text:p>
          </table:table-cell>
          <table:table-cell table:style-name="ce6" table:formula="of:=AVERAGE([.F52:.F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52:.B58])" office:value-type="float" office:value="0.0980818392480186" calcext:value-type="float">
            <text:p>0,0980818392480186</text:p>
          </table:table-cell>
          <table:table-cell table:style-name="ce8" table:formula="of:=STDEV([.C52:.C58])" office:value-type="float" office:value="0.037657016575057" calcext:value-type="float">
            <text:p>0,037657016575057</text:p>
          </table:table-cell>
          <table:table-cell table:style-name="ce8" table:formula="of:=STDEV([.D52:.D58])" office:value-type="float" office:value="0.0788255427828686" calcext:value-type="float">
            <text:p>0,0788255427828686</text:p>
          </table:table-cell>
          <table:table-cell table:style-name="ce8" table:formula="of:=STDEV([.E52:.E58])" office:value-type="float" office:value="0.0492107071906701" calcext:value-type="float">
            <text:p>0,0492107071906701</text:p>
          </table:table-cell>
          <table:table-cell table:style-name="ce8" table:formula="of:=STDEV([.F52:.F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Second Experiment, Greedy, x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87434554973822" calcext:value-type="float">
            <text:p>0,387434554973822</text:p>
          </table:table-cell>
          <table:table-cell table:style-name="ce6" office:value-type="float" office:value="0.223684210526316" calcext:value-type="float">
            <text:p>0,223684210526316</text:p>
          </table:table-cell>
          <table:table-cell table:style-name="ce6" office:value-type="float" office:value="0.386138613861386" calcext:value-type="float">
            <text:p>0,386138613861386</text:p>
          </table:table-cell>
          <table:table-cell table:style-name="ce6" office:value-type="float" office:value="0.319587628865979" calcext:value-type="float">
            <text:p>0,319587628865979</text:p>
          </table:table-cell>
          <table:table-cell table:style-name="ce6" office:value-type="float" office:value="0.311688311688312" calcext:value-type="float">
            <text:p>0,311688311688312</text:p>
          </table:table-cell>
          <table:table-cell table:style-name="ce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3684210526316" calcext:value-type="float">
            <text:p>0,223684210526316</text:p>
          </table:table-cell>
          <table:table-cell office:value-type="float" office:value="0.341708542713568" calcext:value-type="float">
            <text:p>0,341708542713568</text:p>
          </table:table-cell>
          <table:table-cell office:value-type="float" office:value="0.236024844720497" calcext:value-type="float">
            <text:p>0,236024844720497</text:p>
          </table:table-cell>
          <table:table-cell office:value-type="float" office:value="0.282051282051282" calcext:value-type="float">
            <text:p>0,282051282051282</text:p>
          </table:table-cell>
          <table:table-cell office:value-type="float" office:value="0.197368421052632" calcext:value-type="float">
            <text:p>0,197368421052632</text:p>
          </table:table-cell>
          <table:table-cell table:style-name="ce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6748466257669" calcext:value-type="float">
            <text:p>0,306748466257669</text:p>
          </table:table-cell>
          <table:table-cell office:value-type="float" office:value="0.366492146596859" calcext:value-type="float">
            <text:p>0,366492146596859</text:p>
          </table:table-cell>
          <table:table-cell office:value-type="float" office:value="0.315270935960591" calcext:value-type="float">
            <text:p>0,315270935960591</text:p>
          </table:table-cell>
          <table:table-cell office:value-type="float" office:value="0.282051282051282" calcext:value-type="float">
            <text:p>0,282051282051282</text:p>
          </table:table-cell>
          <table:table-cell office:value-type="float" office:value="0.267515923566879" calcext:value-type="float">
            <text:p>0,267515923566879</text:p>
          </table:table-cell>
          <table:table-cell table:style-name="ce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5510204081633" calcext:value-type="float">
            <text:p>0,275510204081633</text:p>
          </table:table-cell>
          <table:table-cell office:value-type="float" office:value="0.306010928961749" calcext:value-type="float">
            <text:p>0,306010928961749</text:p>
          </table:table-cell>
          <table:table-cell office:value-type="float" office:value="0.371859296482412" calcext:value-type="float">
            <text:p>0,371859296482412</text:p>
          </table:table-cell>
          <table:table-cell office:value-type="float" office:value="0.329113924050633" calcext:value-type="float">
            <text:p>0,329113924050633</text:p>
          </table:table-cell>
          <table:table-cell office:value-type="float" office:value="0.197368421052632" calcext:value-type="float">
            <text:p>0,197368421052632</text:p>
          </table:table-cell>
          <table:table-cell table:style-name="ce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296774193548387" calcext:value-type="float">
            <text:p>0,29677419354838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76237623762376" calcext:value-type="float">
            <text:p>0,376237623762376</text:p>
          </table:table-cell>
          <table:table-cell table:style-name="ce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0.377551020408163" calcext:value-type="float">
            <text:p>0,377551020408163</text:p>
          </table:table-cell>
          <table:table-cell office:value-type="float" office:value="0.287581699346405" calcext:value-type="float">
            <text:p>0,287581699346405</text:p>
          </table:table-cell>
          <table:table-cell office:value-type="float" office:value="0.354166666666667" calcext:value-type="float">
            <text:p>0,354166666666667</text:p>
          </table:table-cell>
          <table:table-cell table:style-name="ce3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40625" calcext:value-type="float">
            <text:p>0,40625</text:p>
          </table:table-cell>
          <table:table-cell table:style-name="ce8" office:value-type="float" office:value="0.298969072164948" calcext:value-type="float">
            <text:p>0,298969072164948</text:p>
          </table:table-cell>
          <table:table-cell table:style-name="ce8" office:value-type="float" office:value="0.329787234042553" calcext:value-type="float">
            <text:p>0,329787234042553</text:p>
          </table:table-cell>
          <table:table-cell table:style-name="ce8" office:value-type="float" office:value="0.360824742268041" calcext:value-type="float">
            <text:p>0,360824742268041</text:p>
          </table:table-cell>
          <table:table-cell table:style-name="ce8" office:value-type="float" office:value="0.314465408805031" calcext:value-type="float">
            <text:p>0,314465408805031</text:p>
          </table:table-cell>
          <table:table-cell table:style-name="ce31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64:.B70])" office:value-type="float" office:value="0.333771661341118" calcext:value-type="float">
            <text:p>0,333771661341118</text:p>
          </table:table-cell>
          <table:table-cell table:style-name="ce6" table:formula="of:=AVERAGE([.C64:.C70])" office:value-type="float" office:value="0.305606515751971" calcext:value-type="float">
            <text:p>0,305606515751971</text:p>
          </table:table-cell>
          <table:table-cell table:style-name="ce6" table:formula="of:=AVERAGE([.D64:.D70])" office:value-type="float" office:value="0.330486591289141" calcext:value-type="float">
            <text:p>0,330486591289141</text:p>
          </table:table-cell>
          <table:table-cell table:style-name="ce6" table:formula="of:=AVERAGE([.E64:.E70])" office:value-type="float" office:value="0.313506270280994" calcext:value-type="float">
            <text:p>0,313506270280994</text:p>
          </table:table-cell>
          <table:table-cell table:style-name="ce6" table:formula="of:=AVERAGE([.F64:.F70])" office:value-type="float" office:value="0.288401539513504" calcext:value-type="float">
            <text:p>0,288401539513504</text:p>
          </table:table-cell>
          <table:table-cell table:style-name="ce31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64:.B70])" office:value-type="float" office:value="0.0785599405830831" calcext:value-type="float">
            <text:p>0,0785599405830831</text:p>
          </table:table-cell>
          <table:table-cell table:style-name="ce8" table:formula="of:=STDEV([.C64:.C70])" office:value-type="float" office:value="0.0486701337794017" calcext:value-type="float">
            <text:p>0,0486701337794017</text:p>
          </table:table-cell>
          <table:table-cell table:style-name="ce8" table:formula="of:=STDEV([.D64:.D70])" office:value-type="float" office:value="0.0537206686381129" calcext:value-type="float">
            <text:p>0,0537206686381129</text:p>
          </table:table-cell>
          <table:table-cell table:style-name="ce8" table:formula="of:=STDEV([.E64:.E70])" office:value-type="float" office:value="0.0304511848321968" calcext:value-type="float">
            <text:p>0,0304511848321968</text:p>
          </table:table-cell>
          <table:table-cell table:style-name="ce8" table:formula="of:=STDEV([.F64:.F70])" office:value-type="float" office:value="0.07103062127621" calcext:value-type="float">
            <text:p>0,07103062127621</text:p>
          </table:table-cell>
          <table:table-cell table:style-name="ce31"/>
        </table:table-row>
      </table:table>
      <table:table table:name="perf-1" table:style-name="ta1">
        <table:shapes>
          <draw:frame draw:z-index="0" draw:style-name="gr1" draw:text-style-name="P1" svg:width="15.997cm" svg:height="9.004cm" svg:x="29.377cm" svg:y="0.478cm">
            <draw:object draw:notify-on-update-of-ranges="'perf-1'.B3:'perf-1'.B3 'perf-1'.D3:'perf-1'.D3 'perf-1'.F3:'perf-1'.F3 'perf-1'.H3:'perf-1'.H3 'perf-1'.J3:'perf-1'.J3  'perf-1'.B11:'perf-1'.B11 'perf-1'.D11:'perf-1'.D11 'perf-1'.F11:'perf-1'.F11 'perf-1'.H11:'perf-1'.H11 'perf-1'.J11:'perf-1'.J11 'perf-1'.B12:'perf-1'.B12 'perf-1'.D12:'perf-1'.D12 'perf-1'.F12:'perf-1'.F12 'perf-1'.H12:'perf-1'.H12 'perf-1'.J12:'perf-1'.J12 'perf-1'.B12:'perf-1'.B12 'perf-1'.D12:'perf-1'.D12 'perf-1'.F12:'perf-1'.F12 'perf-1'.H12:'perf-1'.H12 'perf-1'.J12:'perf-1'.J12  'perf-1'.B47:'perf-1'.B47 'perf-1'.D47:'perf-1'.D47 'perf-1'.F47:'perf-1'.F47 'perf-1'.H47:'perf-1'.H47 'perf-1'.J47:'perf-1'.J47 'perf-1'.B48:'perf-1'.B48 'perf-1'.D48:'perf-1'.D48 'perf-1'.F48:'perf-1'.F48 'perf-1'.H48:'perf-1'.H48 'perf-1'.J48:'perf-1'.J48 'perf-1'.B48:'perf-1'.B48 'perf-1'.D48:'perf-1'.D48 'perf-1'.F48:'perf-1'.F48 'perf-1'.H48:'perf-1'.H48 'perf-1'.J48:'perf-1'.J48  'perf-1'.B83:'perf-1'.B83 'perf-1'.D83:'perf-1'.D83 'perf-1'.F83:'perf-1'.F83 'perf-1'.H83:'perf-1'.H83 'perf-1'.J83:'perf-1'.J83 'perf-1'.B84:'perf-1'.B84 'perf-1'.D84:'perf-1'.D84 'perf-1'.F84:'perf-1'.F84 'perf-1'.H84:'perf-1'.H84 'perf-1'.J84:'perf-1'.J84 'perf-1'.B84:'perf-1'.B84 'perf-1'.D84:'perf-1'.D84 'perf-1'.F84:'perf-1'.F84 'perf-1'.H84:'perf-1'.H84 'perf-1'.J84:'perf-1'.J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4cm" svg:x="29.352cm" svg:y="9.934cm">
            <draw:object draw:notify-on-update-of-ranges="'perf-1'.B15:'perf-1'.B15 'perf-1'.D15:'perf-1'.D15 'perf-1'.F15:'perf-1'.F15 'perf-1'.H15:'perf-1'.H15 'perf-1'.J15:'perf-1'.J15  'perf-1'.B23:'perf-1'.B23 'perf-1'.D23:'perf-1'.D23 'perf-1'.F23:'perf-1'.F23 'perf-1'.H23:'perf-1'.H23 'perf-1'.J23:'perf-1'.J23 'perf-1'.B24:'perf-1'.B24 'perf-1'.D24:'perf-1'.D24 'perf-1'.F24:'perf-1'.F24 'perf-1'.H24:'perf-1'.H24 'perf-1'.J24:'perf-1'.J24 'perf-1'.B24:'perf-1'.B24 'perf-1'.D24:'perf-1'.D24 'perf-1'.F24:'perf-1'.F24 'perf-1'.H24:'perf-1'.H24 'perf-1'.J24:'perf-1'.J24  'perf-1'.B59:'perf-1'.B59 'perf-1'.D59:'perf-1'.D59 'perf-1'.F59:'perf-1'.F59 'perf-1'.H59:'perf-1'.H59 'perf-1'.J59:'perf-1'.J59 'perf-1'.B60:'perf-1'.B60 'perf-1'.D60:'perf-1'.D60 'perf-1'.F60:'perf-1'.F60 'perf-1'.H60:'perf-1'.H60 'perf-1'.J60:'perf-1'.J60 'perf-1'.B60:'perf-1'.B60 'perf-1'.D60:'perf-1'.D60 'perf-1'.F60:'perf-1'.F60 'perf-1'.H60:'perf-1'.H60 'perf-1'.J60:'perf-1'.J60  'perf-1'.B95:'perf-1'.B95 'perf-1'.D95:'perf-1'.D95 'perf-1'.F95:'perf-1'.F95 'perf-1'.H95:'perf-1'.H95 'perf-1'.J95:'perf-1'.J95 'perf-1'.B96:'perf-1'.B96 'perf-1'.D96:'perf-1'.D96 'perf-1'.F96:'perf-1'.F96 'perf-1'.H96:'perf-1'.H96 'perf-1'.J96:'perf-1'.J96 'perf-1'.B96:'perf-1'.B96 'perf-1'.D96:'perf-1'.D96 'perf-1'.F96:'perf-1'.F96 'perf-1'.H96:'perf-1'.H96 'perf-1'.J96:'perf-1'.J9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7cm" svg:height="9.004cm" svg:x="29.352cm" svg:y="19.417cm">
            <draw:object draw:notify-on-update-of-ranges="'perf-1'.B27:'perf-1'.B27 'perf-1'.D27:'perf-1'.D27 'perf-1'.F27:'perf-1'.F27 'perf-1'.H27:'perf-1'.H27 'perf-1'.J27:'perf-1'.J27  'perf-1'.B35:'perf-1'.B35 'perf-1'.D35:'perf-1'.D35 'perf-1'.F35:'perf-1'.F35 'perf-1'.H35:'perf-1'.H35 'perf-1'.J35:'perf-1'.J35 'perf-1'.B36:'perf-1'.B36 'perf-1'.D36:'perf-1'.D36 'perf-1'.F36:'perf-1'.F36 'perf-1'.H36:'perf-1'.H36 'perf-1'.J36:'perf-1'.J36 'perf-1'.B36:'perf-1'.B36 'perf-1'.D36:'perf-1'.D36 'perf-1'.F36:'perf-1'.F36 'perf-1'.H36:'perf-1'.H36 'perf-1'.J36:'perf-1'.J36  'perf-1'.B71:'perf-1'.B71 'perf-1'.D71:'perf-1'.D71 'perf-1'.F71:'perf-1'.F71 'perf-1'.H71:'perf-1'.H71 'perf-1'.J71:'perf-1'.J71 'perf-1'.B72:'perf-1'.B72 'perf-1'.D72:'perf-1'.D72 'perf-1'.F72:'perf-1'.F72 'perf-1'.H72:'perf-1'.H72 'perf-1'.J72:'perf-1'.J72 'perf-1'.B72:'perf-1'.B72 'perf-1'.D72:'perf-1'.D72 'perf-1'.F72:'perf-1'.F72 'perf-1'.H72:'perf-1'.H72 'perf-1'.J72:'perf-1'.J72  'perf-1'.B107:'perf-1'.B107 'perf-1'.D107:'perf-1'.D107 'perf-1'.F107:'perf-1'.F107 'perf-1'.H107:'perf-1'.H107 'perf-1'.J107:'perf-1'.J107 'perf-1'.B108:'perf-1'.B108 'perf-1'.D108:'perf-1'.D108 'perf-1'.F108:'perf-1'.F108 'perf-1'.H108:'perf-1'.H108 'perf-1'.J108:'perf-1'.J108 'perf-1'.B108:'perf-1'.B108 'perf-1'.D108:'perf-1'.D108 'perf-1'.F108:'perf-1'.F108 'perf-1'.H108:'perf-1'.H108 'perf-1'.J108:'perf-1'.J10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6.299cm" svg:height="9.004cm" svg:x="29.352cm" svg:y="28.899cm">
            <draw:object draw:notify-on-update-of-ranges="'perf-1'.B51:'perf-1'.B51 'perf-1'.D63:'perf-1'.D63 'perf-1'.D51:'perf-1'.D51 'perf-1'.F63:'perf-1'.F63 'perf-1'.F51:'perf-1'.F51 'perf-1'.H63:'perf-1'.H63 'perf-1'.H51:'perf-1'.H51 'perf-1'.J63:'perf-1'.J63 'perf-1'.J51:'perf-1'.J51  'perf-1'.B59:'perf-1'.B59 'perf-1'.A109:'perf-1'.A109 'perf-1'.D59:'perf-1'.D59 'perf-1'.A109:'perf-1'.A109 'perf-1'.F59:'perf-1'.F59 'perf-1'.A109:'perf-1'.A109 'perf-1'.H59:'perf-1'.H59 'perf-1'.A109:'perf-1'.A109 'perf-1'.J59:'perf-1'.J59 'perf-1'.B60:'perf-1'.B60 'perf-1'.A109:'perf-1'.A109 'perf-1'.D60:'perf-1'.D60 'perf-1'.A109:'perf-1'.A109 'perf-1'.F60:'perf-1'.F60 'perf-1'.A109:'perf-1'.A109 'perf-1'.H60:'perf-1'.H60 'perf-1'.A109:'perf-1'.A109 'perf-1'.J60:'perf-1'.J60 'perf-1'.B60:'perf-1'.B60 'perf-1'.A109:'perf-1'.A109 'perf-1'.D60:'perf-1'.D60 'perf-1'.A109:'perf-1'.A109 'perf-1'.F60:'perf-1'.F60 'perf-1'.A109:'perf-1'.A109 'perf-1'.H60:'perf-1'.H60 'perf-1'.A109:'perf-1'.A109 'perf-1'.J60:'perf-1'.J60  'perf-1'.B71:'perf-1'.B71 'perf-1'.D71:'perf-1'.D71 'perf-1'.A109:'perf-1'.A109 'perf-1'.F71:'perf-1'.F71 'perf-1'.A109:'perf-1'.A109 'perf-1'.H71:'perf-1'.H71 'perf-1'.A109:'perf-1'.A109 'perf-1'.J71:'perf-1'.J71 'perf-1'.B72:'perf-1'.B72 'perf-1'.D72:'perf-1'.D72 'perf-1'.A109:'perf-1'.A109 'perf-1'.F72:'perf-1'.F72 'perf-1'.A109:'perf-1'.A109 'perf-1'.H72:'perf-1'.H72 'perf-1'.A109:'perf-1'.A109 'perf-1'.J72:'perf-1'.J72 'perf-1'.B72:'perf-1'.B72 'perf-1'.D72:'perf-1'.D72 'perf-1'.A109:'perf-1'.A109 'perf-1'.F72:'perf-1'.F72 'perf-1'.A109:'perf-1'.A109 'perf-1'.H72:'perf-1'.H72 'perf-1'.A109:'perf-1'.A109 'perf-1'.J72:'perf-1'.J7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10" table:default-cell-style-name="ce7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8" table:number-columns-repeated="6"/>
          <table:table-cell table:style-name="ce44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Reference, LD-DFS, g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81007578" calcext:value-type="float">
            <text:p>0,81007578</text:p>
          </table:table-cell>
          <table:table-cell table:style-name="ce6" office:value-type="float" office:value="0.060595641" calcext:value-type="float">
            <text:p>0,060595641</text:p>
          </table:table-cell>
          <table:table-cell table:style-name="ce6" office:value-type="float" office:value="0.8222848" calcext:value-type="float">
            <text:p>0,8222848</text:p>
          </table:table-cell>
          <table:table-cell table:style-name="ce6" office:value-type="float" office:value="0.064136417" calcext:value-type="float">
            <text:p>0,064136417</text:p>
          </table:table-cell>
          <table:table-cell table:style-name="ce6" office:value-type="float" office:value="0.8350344" calcext:value-type="float">
            <text:p>0,8350344</text:p>
          </table:table-cell>
          <table:table-cell table:style-name="ce6" office:value-type="float" office:value="0.068885968" calcext:value-type="float">
            <text:p>0,068885968</text:p>
          </table:table-cell>
          <table:table-cell table:style-name="ce6" office:value-type="float" office:value="0.8415624" calcext:value-type="float">
            <text:p>0,8415624</text:p>
          </table:table-cell>
          <table:table-cell table:style-name="ce6" office:value-type="float" office:value="0.065984337" calcext:value-type="float">
            <text:p>0,065984337</text:p>
          </table:table-cell>
          <table:table-cell table:style-name="ce6" office:value-type="float" office:value="0.844788" calcext:value-type="float">
            <text:p>0,844788</text:p>
          </table:table-cell>
          <table:table-cell table:style-name="ce6" office:value-type="float" office:value="0.063344161" calcext:value-type="float">
            <text:p>0,0633441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72768" calcext:value-type="float">
            <text:p>0,8072768</text:p>
          </table:table-cell>
          <table:table-cell office:value-type="float" office:value="0.057131735" calcext:value-type="float">
            <text:p>0,057131735</text:p>
          </table:table-cell>
          <table:table-cell office:value-type="float" office:value="0.824976" calcext:value-type="float">
            <text:p>0,824976</text:p>
          </table:table-cell>
          <table:table-cell office:value-type="float" office:value="0.065136917" calcext:value-type="float">
            <text:p>0,065136917</text:p>
          </table:table-cell>
          <table:table-cell office:value-type="float" office:value="0.8362016" calcext:value-type="float">
            <text:p>0,8362016</text:p>
          </table:table-cell>
          <table:table-cell office:value-type="float" office:value="0.068086787" calcext:value-type="float">
            <text:p>0,068086787</text:p>
          </table:table-cell>
          <table:table-cell office:value-type="float" office:value="0.8411152" calcext:value-type="float">
            <text:p>0,8411152</text:p>
          </table:table-cell>
          <table:table-cell office:value-type="float" office:value="0.064476508" calcext:value-type="float">
            <text:p>0,064476508</text:p>
          </table:table-cell>
          <table:table-cell office:value-type="float" office:value="0.84395926" calcext:value-type="float">
            <text:p>0,84395926</text:p>
          </table:table-cell>
          <table:table-cell office:value-type="float" office:value="0.066049391" calcext:value-type="float">
            <text:p>0,06604939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838" calcext:value-type="float">
            <text:p>0,80838</text:p>
          </table:table-cell>
          <table:table-cell office:value-type="float" office:value="0.059636942" calcext:value-type="float">
            <text:p>0,059636942</text:p>
          </table:table-cell>
          <table:table-cell office:value-type="float" office:value="0.8246208" calcext:value-type="float">
            <text:p>0,8246208</text:p>
          </table:table-cell>
          <table:table-cell office:value-type="float" office:value="0.063772668" calcext:value-type="float">
            <text:p>0,063772668</text:p>
          </table:table-cell>
          <table:table-cell office:value-type="float" office:value="0.83488886" calcext:value-type="float">
            <text:p>0,83488886</text:p>
          </table:table-cell>
          <table:table-cell office:value-type="float" office:value="0.067552976" calcext:value-type="float">
            <text:p>0,067552976</text:p>
          </table:table-cell>
          <table:table-cell office:value-type="float" office:value="0.8395512" calcext:value-type="float">
            <text:p>0,8395512</text:p>
          </table:table-cell>
          <table:table-cell office:value-type="float" office:value="0.064869411" calcext:value-type="float">
            <text:p>0,064869411</text:p>
          </table:table-cell>
          <table:table-cell office:value-type="float" office:value="0.84796486" calcext:value-type="float">
            <text:p>0,84796486</text:p>
          </table:table-cell>
          <table:table-cell office:value-type="float" office:value="0.068585195" calcext:value-type="float">
            <text:p>0,0685851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840333" calcext:value-type="float">
            <text:p>0,80840333</text:p>
          </table:table-cell>
          <table:table-cell office:value-type="float" office:value="0.058355617" calcext:value-type="float">
            <text:p>0,058355617</text:p>
          </table:table-cell>
          <table:table-cell office:value-type="float" office:value="0.8274272" calcext:value-type="float">
            <text:p>0,8274272</text:p>
          </table:table-cell>
          <table:table-cell office:value-type="float" office:value="0.069845451" calcext:value-type="float">
            <text:p>0,069845451</text:p>
          </table:table-cell>
          <table:table-cell office:value-type="float" office:value="0.8342648" calcext:value-type="float">
            <text:p>0,8342648</text:p>
          </table:table-cell>
          <table:table-cell office:value-type="float" office:value="0.065827572" calcext:value-type="float">
            <text:p>0,065827572</text:p>
          </table:table-cell>
          <table:table-cell office:value-type="float" office:value="0.844044" calcext:value-type="float">
            <text:p>0,844044</text:p>
          </table:table-cell>
          <table:table-cell office:value-type="float" office:value="0.067052596" calcext:value-type="float">
            <text:p>0,067052596</text:p>
          </table:table-cell>
          <table:table-cell office:value-type="float" office:value="0.8491296" calcext:value-type="float">
            <text:p>0,8491296</text:p>
          </table:table-cell>
          <table:table-cell office:value-type="float" office:value="0.065947906" calcext:value-type="float">
            <text:p>0,0659479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86" calcext:value-type="float">
            <text:p>0,8086</text:p>
          </table:table-cell>
          <table:table-cell office:value-type="float" office:value="0.060932596" calcext:value-type="float">
            <text:p>0,060932596</text:p>
          </table:table-cell>
          <table:table-cell office:value-type="float" office:value="0.8242672" calcext:value-type="float">
            <text:p>0,8242672</text:p>
          </table:table-cell>
          <table:table-cell office:value-type="float" office:value="0.062982789" calcext:value-type="float">
            <text:p>0,062982789</text:p>
          </table:table-cell>
          <table:table-cell office:value-type="float" office:value="0.8329272" calcext:value-type="float">
            <text:p>0,8329272</text:p>
          </table:table-cell>
          <table:table-cell office:value-type="float" office:value="0.065188817" calcext:value-type="float">
            <text:p>0,065188817</text:p>
          </table:table-cell>
          <table:table-cell office:value-type="float" office:value="0.83983366" calcext:value-type="float">
            <text:p>0,83983366</text:p>
          </table:table-cell>
          <table:table-cell office:value-type="float" office:value="0.068901466" calcext:value-type="float">
            <text:p>0,068901466</text:p>
          </table:table-cell>
          <table:table-cell office:value-type="float" office:value="0.8467256" calcext:value-type="float">
            <text:p>0,8467256</text:p>
          </table:table-cell>
          <table:table-cell office:value-type="float" office:value="0.066232684" calcext:value-type="float">
            <text:p>0,0662326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0388" calcext:value-type="float">
            <text:p>0,810388</text:p>
          </table:table-cell>
          <table:table-cell office:value-type="float" office:value="0.059774968" calcext:value-type="float">
            <text:p>0,059774968</text:p>
          </table:table-cell>
          <table:table-cell office:value-type="float" office:value="0.827132" calcext:value-type="float">
            <text:p>0,827132</text:p>
          </table:table-cell>
          <table:table-cell office:value-type="float" office:value="0.068966782" calcext:value-type="float">
            <text:p>0,068966782</text:p>
          </table:table-cell>
          <table:table-cell office:value-type="float" office:value="0.83434442" calcext:value-type="float">
            <text:p>0,83434442</text:p>
          </table:table-cell>
          <table:table-cell office:value-type="float" office:value="0.067395697" calcext:value-type="float">
            <text:p>0,067395697</text:p>
          </table:table-cell>
          <table:table-cell office:value-type="float" office:value="0.8419256" calcext:value-type="float">
            <text:p>0,8419256</text:p>
          </table:table-cell>
          <table:table-cell office:value-type="float" office:value="0.066668057" calcext:value-type="float">
            <text:p>0,066668057</text:p>
          </table:table-cell>
          <table:table-cell office:value-type="float" office:value="0.8489488" calcext:value-type="float">
            <text:p>0,8489488</text:p>
          </table:table-cell>
          <table:table-cell office:value-type="float" office:value="0.068491977" calcext:value-type="float">
            <text:p>0,068491977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81100378" calcext:value-type="float">
            <text:p>0,81100378</text:p>
          </table:table-cell>
          <table:table-cell table:style-name="ce8" office:value-type="float" office:value="0.064003085" calcext:value-type="float">
            <text:p>0,064003085</text:p>
          </table:table-cell>
          <table:table-cell table:style-name="ce8" office:value-type="float" office:value="0.8221232" calcext:value-type="float">
            <text:p>0,8221232</text:p>
          </table:table-cell>
          <table:table-cell table:style-name="ce8" office:value-type="float" office:value="0.062313496" calcext:value-type="float">
            <text:p>0,062313496</text:p>
          </table:table-cell>
          <table:table-cell table:style-name="ce8" office:value-type="float" office:value="0.835252" calcext:value-type="float">
            <text:p>0,835252</text:p>
          </table:table-cell>
          <table:table-cell table:style-name="ce8" office:value-type="float" office:value="0.068487157" calcext:value-type="float">
            <text:p>0,068487157</text:p>
          </table:table-cell>
          <table:table-cell table:style-name="ce8" office:value-type="float" office:value="0.84016048" calcext:value-type="float">
            <text:p>0,84016048</text:p>
          </table:table-cell>
          <table:table-cell table:style-name="ce8" office:value-type="float" office:value="0.066761068" calcext:value-type="float">
            <text:p>0,066761068</text:p>
          </table:table-cell>
          <table:table-cell table:style-name="ce8" office:value-type="float" office:value="0.84452093" calcext:value-type="float">
            <text:p>0,84452093</text:p>
          </table:table-cell>
          <table:table-cell table:style-name="ce8" office:value-type="float" office:value="0.065312531" calcext:value-type="float">
            <text:p>0,06531253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809161098571428" calcext:value-type="float" table:number-columns-spanned="2" table:number-rows-spanned="1">
            <text:p>0,809161098571428</text:p>
          </table:table-cell>
          <table:covered-table-cell table:style-name="Default"/>
          <table:table-cell table:style-name="ce6" table:formula="of:=AVERAGE([.D4:.D10])" office:value-type="float" office:value="0.824690171428571" calcext:value-type="float" table:number-columns-spanned="2" table:number-rows-spanned="1">
            <text:p>0,824690171428571</text:p>
          </table:table-cell>
          <table:covered-table-cell table:style-name="Default"/>
          <table:table-cell table:style-name="ce6" table:formula="of:=AVERAGE([.F4:.F10])" office:value-type="float" office:value="0.834701897142857" calcext:value-type="float" table:number-columns-spanned="2" table:number-rows-spanned="1">
            <text:p>0,834701897142857</text:p>
          </table:table-cell>
          <table:covered-table-cell table:style-name="Default"/>
          <table:table-cell table:style-name="ce6" table:formula="of:=AVERAGE([.H4:.H10])" office:value-type="float" office:value="0.841170362857143" calcext:value-type="float" table:number-columns-spanned="2" table:number-rows-spanned="1">
            <text:p>0,841170362857143</text:p>
          </table:table-cell>
          <table:covered-table-cell table:style-name="Default"/>
          <table:table-cell table:style-name="ce6" table:formula="of:=AVERAGE([.J4:.J10])" office:value-type="float" office:value="0.846576721428571" calcext:value-type="float" table:number-columns-spanned="2" table:number-rows-spanned="1">
            <text:p>0,846576721428571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:.C10])+6000*VAR([.B4:.B10]))/6999)" office:value-type="float" office:value="0.060082264644771" calcext:value-type="float" table:number-columns-spanned="2" table:number-rows-spanned="1">
            <text:p>0,060082264644771</text:p>
          </table:table-cell>
          <table:covered-table-cell table:style-name="Default"/>
          <table:table-cell table:style-name="ce24" table:formula="of:=SQRT((999*SUMSQ([.E4:.E10])+6000*VAR([.D4:.D10]))/6999)" office:value-type="float" office:value="0.0653652570932374" calcext:value-type="float" table:number-columns-spanned="2" table:number-rows-spanned="1">
            <text:p>0,0653652570932374</text:p>
          </table:table-cell>
          <table:covered-table-cell table:style-name="Default"/>
          <table:table-cell table:style-name="ce24" table:formula="of:=SQRT((999*SUMSQ([.G4:.G10])+6000*VAR([.F4:.F10]))/6999)" office:value-type="float" office:value="0.0673359946352432" calcext:value-type="float" table:number-columns-spanned="2" table:number-rows-spanned="1">
            <text:p>0,0673359946352432</text:p>
          </table:table-cell>
          <table:covered-table-cell table:style-name="Default"/>
          <table:table-cell table:style-name="ce24" table:formula="of:=SQRT((999*SUMSQ([.I4:.I10])+6000*VAR([.H4:.H10]))/6999)" office:value-type="float" office:value="0.0663887709389357" calcext:value-type="float" table:number-columns-spanned="2" table:number-rows-spanned="1">
            <text:p>0,0663887709389357</text:p>
          </table:table-cell>
          <table:covered-table-cell table:style-name="Default"/>
          <table:table-cell table:style-name="ce24" table:formula="of:=SQRT((999*SUMSQ([.K4:.K10])+6000*VAR([.J4:.J10]))/6999)" office:value-type="float" office:value="0.0663041698702222" calcext:value-type="float" table:number-columns-spanned="2" table:number-rows-spanned="1">
            <text:p>0,0663041698702222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Reference, LD-DFS, x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]" office:value-type="float" office:value="0.81007578" calcext:value-type="float">
            <text:p>0,81007578</text:p>
          </table:table-cell>
          <table:table-cell table:style-name="ce6" table:formula="of:=[.C4]" office:value-type="float" office:value="0.060595641" calcext:value-type="float">
            <text:p>0,060595641</text:p>
          </table:table-cell>
          <table:table-cell table:style-name="ce6" office:value-type="float" office:value="0.79565827" calcext:value-type="float">
            <text:p>0,79565827</text:p>
          </table:table-cell>
          <table:table-cell table:style-name="ce6" office:value-type="float" office:value="0.056265888" calcext:value-type="float">
            <text:p>0,056265888</text:p>
          </table:table-cell>
          <table:table-cell table:style-name="ce6" office:value-type="float" office:value="0.76399437" calcext:value-type="float">
            <text:p>0,76399437</text:p>
          </table:table-cell>
          <table:table-cell table:style-name="ce6" office:value-type="float" office:value="0.052513028" calcext:value-type="float">
            <text:p>0,052513028</text:p>
          </table:table-cell>
          <table:table-cell table:style-name="ce6" office:value-type="float" office:value="0.73692326" calcext:value-type="float">
            <text:p>0,73692326</text:p>
          </table:table-cell>
          <table:table-cell table:style-name="ce6" office:value-type="float" office:value="0.047014833" calcext:value-type="float">
            <text:p>0,047014833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5]" office:value-type="float" office:value="0.8072768" calcext:value-type="float">
            <text:p>0,8072768</text:p>
          </table:table-cell>
          <table:table-cell table:style-name="ce6" table:formula="of:=[.C5]" office:value-type="float" office:value="0.057131735" calcext:value-type="float">
            <text:p>0,057131735</text:p>
          </table:table-cell>
          <table:table-cell office:value-type="float" office:value="0.79387011" calcext:value-type="float">
            <text:p>0,79387011</text:p>
          </table:table-cell>
          <table:table-cell office:value-type="float" office:value="0.052715126" calcext:value-type="float">
            <text:p>0,052715126</text:p>
          </table:table-cell>
          <table:table-cell office:value-type="float" office:value="0.76756307" calcext:value-type="float">
            <text:p>0,76756307</text:p>
          </table:table-cell>
          <table:table-cell office:value-type="float" office:value="0.054038055" calcext:value-type="float">
            <text:p>0,054038055</text:p>
          </table:table-cell>
          <table:table-cell office:value-type="float" office:value="0.73563974" calcext:value-type="float">
            <text:p>0,73563974</text:p>
          </table:table-cell>
          <table:table-cell office:value-type="float" office:value="0.047351641" calcext:value-type="float">
            <text:p>0,0473516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6]" office:value-type="float" office:value="0.80838" calcext:value-type="float">
            <text:p>0,80838</text:p>
          </table:table-cell>
          <table:table-cell table:style-name="ce6" table:formula="of:=[.C6]" office:value-type="float" office:value="0.059636942" calcext:value-type="float">
            <text:p>0,059636942</text:p>
          </table:table-cell>
          <table:table-cell office:value-type="float" office:value="0.79408643" calcext:value-type="float">
            <text:p>0,79408643</text:p>
          </table:table-cell>
          <table:table-cell office:value-type="float" office:value="0.052865497" calcext:value-type="float">
            <text:p>0,052865497</text:p>
          </table:table-cell>
          <table:table-cell office:value-type="float" office:value="0.7613528" calcext:value-type="float">
            <text:p>0,7613528</text:p>
          </table:table-cell>
          <table:table-cell office:value-type="float" office:value="0.053783025" calcext:value-type="float">
            <text:p>0,053783025</text:p>
          </table:table-cell>
          <table:table-cell office:value-type="float" office:value="0.7382041" calcext:value-type="float">
            <text:p>0,7382041</text:p>
          </table:table-cell>
          <table:table-cell office:value-type="float" office:value="0.047784767" calcext:value-type="float">
            <text:p>0,0477847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7]" office:value-type="float" office:value="0.80840333" calcext:value-type="float">
            <text:p>0,80840333</text:p>
          </table:table-cell>
          <table:table-cell table:style-name="ce6" table:formula="of:=[.C7]" office:value-type="float" office:value="0.058355617" calcext:value-type="float">
            <text:p>0,058355617</text:p>
          </table:table-cell>
          <table:table-cell office:value-type="float" office:value="0.79392253" calcext:value-type="float">
            <text:p>0,79392253</text:p>
          </table:table-cell>
          <table:table-cell office:value-type="float" office:value="0.052791914" calcext:value-type="float">
            <text:p>0,052791914</text:p>
          </table:table-cell>
          <table:table-cell office:value-type="float" office:value="0.76612595" calcext:value-type="float">
            <text:p>0,76612595</text:p>
          </table:table-cell>
          <table:table-cell office:value-type="float" office:value="0.050641242" calcext:value-type="float">
            <text:p>0,050641242</text:p>
          </table:table-cell>
          <table:table-cell office:value-type="float" office:value="0.73649258" calcext:value-type="float">
            <text:p>0,73649258</text:p>
          </table:table-cell>
          <table:table-cell office:value-type="float" office:value="0.048290749" calcext:value-type="float">
            <text:p>0,0482907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8]" office:value-type="float" office:value="0.8086" calcext:value-type="float">
            <text:p>0,8086</text:p>
          </table:table-cell>
          <table:table-cell table:style-name="ce6" table:formula="of:=[.C8]" office:value-type="float" office:value="0.060932596" calcext:value-type="float">
            <text:p>0,060932596</text:p>
          </table:table-cell>
          <table:table-cell office:value-type="float" office:value="0.79779082" calcext:value-type="float">
            <text:p>0,79779082</text:p>
          </table:table-cell>
          <table:table-cell office:value-type="float" office:value="0.05241931" calcext:value-type="float">
            <text:p>0,05241931</text:p>
          </table:table-cell>
          <table:table-cell office:value-type="float" office:value="0.76323482" calcext:value-type="float">
            <text:p>0,76323482</text:p>
          </table:table-cell>
          <table:table-cell office:value-type="float" office:value="0.05028269" calcext:value-type="float">
            <text:p>0,05028269</text:p>
          </table:table-cell>
          <table:table-cell office:value-type="float" office:value="0.73408675" calcext:value-type="float">
            <text:p>0,73408675</text:p>
          </table:table-cell>
          <table:table-cell office:value-type="float" office:value="0.046743484" calcext:value-type="float">
            <text:p>0,04674348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9]" office:value-type="float" office:value="0.810388" calcext:value-type="float">
            <text:p>0,810388</text:p>
          </table:table-cell>
          <table:table-cell table:style-name="ce6" table:formula="of:=[.C9]" office:value-type="float" office:value="0.059774968" calcext:value-type="float">
            <text:p>0,059774968</text:p>
          </table:table-cell>
          <table:table-cell office:value-type="float" office:value="0.79691491" calcext:value-type="float">
            <text:p>0,79691491</text:p>
          </table:table-cell>
          <table:table-cell office:value-type="float" office:value="0.055729403" calcext:value-type="float">
            <text:p>0,055729403</text:p>
          </table:table-cell>
          <table:table-cell office:value-type="float" office:value="0.76357565" calcext:value-type="float">
            <text:p>0,76357565</text:p>
          </table:table-cell>
          <table:table-cell office:value-type="float" office:value="0.051872193" calcext:value-type="float">
            <text:p>0,051872193</text:p>
          </table:table-cell>
          <table:table-cell office:value-type="float" office:value="0.73674854" calcext:value-type="float">
            <text:p>0,73674854</text:p>
          </table:table-cell>
          <table:table-cell office:value-type="float" office:value="0.046902758" calcext:value-type="float">
            <text:p>0,046902758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formula="of:=[.B10]" office:value-type="float" office:value="0.81100378" calcext:value-type="float">
            <text:p>0,81100378</text:p>
          </table:table-cell>
          <table:table-cell table:style-name="ce6" table:formula="of:=[.C10]" office:value-type="float" office:value="0.064003085" calcext:value-type="float">
            <text:p>0,064003085</text:p>
          </table:table-cell>
          <table:table-cell table:style-name="ce8" office:value-type="float" office:value="0.79716637" calcext:value-type="float">
            <text:p>0,79716637</text:p>
          </table:table-cell>
          <table:table-cell table:style-name="ce8" office:value-type="float" office:value="0.057168597" calcext:value-type="float">
            <text:p>0,057168597</text:p>
          </table:table-cell>
          <table:table-cell table:style-name="ce8" office:value-type="float" office:value="0.763024" calcext:value-type="float">
            <text:p>0,763024</text:p>
          </table:table-cell>
          <table:table-cell table:style-name="ce8" office:value-type="float" office:value="0.051790932" calcext:value-type="float">
            <text:p>0,051790932</text:p>
          </table:table-cell>
          <table:table-cell table:style-name="ce8" office:value-type="float" office:value="0.7352487" calcext:value-type="float">
            <text:p>0,7352487</text:p>
          </table:table-cell>
          <table:table-cell table:style-name="ce8" office:value-type="float" office:value="0.047262889" calcext:value-type="float">
            <text:p>0,047262889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6:.B22])" office:value-type="float" office:value="0.809161098571428" calcext:value-type="float" table:number-columns-spanned="2" table:number-rows-spanned="1">
            <text:p>0,809161098571428</text:p>
          </table:table-cell>
          <table:covered-table-cell table:style-name="Default"/>
          <table:table-cell table:style-name="ce6" table:formula="of:=AVERAGE([.D16:.D22])" office:value-type="float" office:value="0.79562992" calcext:value-type="float" table:number-columns-spanned="2" table:number-rows-spanned="1">
            <text:p>0,79562992</text:p>
          </table:table-cell>
          <table:covered-table-cell table:style-name="Default"/>
          <table:table-cell table:style-name="ce6" table:formula="of:=AVERAGE([.F16:.F22])" office:value-type="float" office:value="0.76412438" calcext:value-type="float" table:number-columns-spanned="2" table:number-rows-spanned="1">
            <text:p>0,76412438</text:p>
          </table:table-cell>
          <table:covered-table-cell table:style-name="Default"/>
          <table:table-cell table:style-name="ce6" table:formula="of:=AVERAGE([.H16:.H22])" office:value-type="float" office:value="0.736191952857143" calcext:value-type="float" table:number-columns-spanned="2" table:number-rows-spanned="1">
            <text:p>0,736191952857143</text:p>
          </table:table-cell>
          <table:covered-table-cell table:style-name="Default"/>
          <table:table-cell table:style-name="ce6" table:formula="of:=AVERAGE([.J16:.J22]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6:.C22])+6000*VAR([.B16:.B22]))/6999)" office:value-type="float" office:value="0.060082264644771" calcext:value-type="float" table:number-columns-spanned="2" table:number-rows-spanned="1">
            <text:p>0,060082264644771</text:p>
          </table:table-cell>
          <table:covered-table-cell table:style-name="Default"/>
          <table:table-cell table:style-name="ce24" table:formula="of:=SQRT((999*SUMSQ([.E16:.E22])+6000*VAR([.D16:.D22]))/6999)" office:value-type="float" office:value="0.0543108231119402" calcext:value-type="float" table:number-columns-spanned="2" table:number-rows-spanned="1">
            <text:p>0,0543108231119402</text:p>
          </table:table-cell>
          <table:covered-table-cell table:style-name="Default"/>
          <table:table-cell table:style-name="ce24" table:formula="of:=SQRT((999*SUMSQ([.G16:.G22])+6000*VAR([.F16:.F22]))/6999)" office:value-type="float" office:value="0.0521615209628864" calcext:value-type="float" table:number-columns-spanned="2" table:number-rows-spanned="1">
            <text:p>0,0521615209628864</text:p>
          </table:table-cell>
          <table:covered-table-cell table:style-name="Default"/>
          <table:table-cell table:style-name="ce24" table:formula="of:=SQRT((999*SUMSQ([.I16:.I22])+6000*VAR([.H16:.H22]))/6999)" office:value-type="float" office:value="0.0473342517737475" calcext:value-type="float" table:number-columns-spanned="2" table:number-rows-spanned="1">
            <text:p>0,0473342517737475</text:p>
          </table:table-cell>
          <table:covered-table-cell table:style-name="Default"/>
          <table:table-cell table:style-name="ce24" table:formula="of:=SQRT((999*SUMSQ([.K16:.K22])+6000*VAR([.J16:.J22]))/6999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10" table:number-rows-spanned="1">
            <text:p>Reference, Greedy, x</text:p>
          </table:table-cell>
          <table:covered-table-cell table:style-name="ce42"/>
          <table:covered-table-cell table:number-columns-repeated="4" table:style-name="ce1"/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40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40" office:value-type="float" office:value="32" calcext:value-type="float" table:number-columns-spanned="2" table:number-rows-spanned="1">
            <text:p>32</text:p>
          </table:table-cell>
          <table:covered-table-cell table:style-name="Default"/>
          <table:table-cell table:style-name="ce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79612" calcext:value-type="float">
            <text:p>0,79612</text:p>
          </table:table-cell>
          <table:table-cell table:style-name="ce6" office:value-type="float" office:value="0.05158162" calcext:value-type="float">
            <text:p>0,05158162</text:p>
          </table:table-cell>
          <table:table-cell table:style-name="ce37" office:value-type="float" office:value="0.8031688" calcext:value-type="float">
            <text:p>0,8031688</text:p>
          </table:table-cell>
          <table:table-cell table:style-name="ce6" office:value-type="float" office:value="0.067069292" calcext:value-type="float">
            <text:p>0,067069292</text:p>
          </table:table-cell>
          <table:table-cell table:style-name="ce37" office:value-type="float" office:value="0.8102992" calcext:value-type="float">
            <text:p>0,8102992</text:p>
          </table:table-cell>
          <table:table-cell table:style-name="ce6" office:value-type="float" office:value="0.076220394" calcext:value-type="float">
            <text:p>0,076220394</text:p>
          </table:table-cell>
          <table:table-cell table:style-name="ce37" office:value-type="float" office:value="0.80700362" calcext:value-type="float">
            <text:p>0,80700362</text:p>
          </table:table-cell>
          <table:table-cell table:style-name="ce6" office:value-type="float" office:value="0.080465495" calcext:value-type="float">
            <text:p>0,080465495</text:p>
          </table:table-cell>
          <table:table-cell table:style-name="ce37" office:value-type="float" office:value="0.82191952" calcext:value-type="float">
            <text:p>0,82191952</text:p>
          </table:table-cell>
          <table:table-cell table:style-name="ce6" office:value-type="float" office:value="0.091720666" calcext:value-type="float">
            <text:p>0,091720666</text:p>
          </table:table-cell>
          <table:table-cell table:style-name="ce3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664" calcext:value-type="float">
            <text:p>0,79664</text:p>
          </table:table-cell>
          <table:table-cell office:value-type="float" office:value="0.050270492" calcext:value-type="float">
            <text:p>0,050270492</text:p>
          </table:table-cell>
          <table:table-cell office:value-type="float" office:value="0.80344573" calcext:value-type="float">
            <text:p>0,80344573</text:p>
          </table:table-cell>
          <table:table-cell office:value-type="float" office:value="0.066919055" calcext:value-type="float">
            <text:p>0,066919055</text:p>
          </table:table-cell>
          <table:table-cell office:value-type="float" office:value="0.80948682" calcext:value-type="float">
            <text:p>0,80948682</text:p>
          </table:table-cell>
          <table:table-cell office:value-type="float" office:value="0.077284063" calcext:value-type="float">
            <text:p>0,077284063</text:p>
          </table:table-cell>
          <table:table-cell office:value-type="float" office:value="0.80422541" calcext:value-type="float">
            <text:p>0,80422541</text:p>
          </table:table-cell>
          <table:table-cell office:value-type="float" office:value="0.077599002" calcext:value-type="float">
            <text:p>0,077599002</text:p>
          </table:table-cell>
          <table:table-cell office:value-type="float" office:value="0.82661002" calcext:value-type="float">
            <text:p>0,82661002</text:p>
          </table:table-cell>
          <table:table-cell office:value-type="float" office:value="0.094181433" calcext:value-type="float">
            <text:p>0,094181433</text:p>
          </table:table-cell>
          <table:table-cell table:style-name="ce3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64312" calcext:value-type="float">
            <text:p>0,7964312</text:p>
          </table:table-cell>
          <table:table-cell office:value-type="float" office:value="0.052321553" calcext:value-type="float">
            <text:p>0,052321553</text:p>
          </table:table-cell>
          <table:table-cell office:value-type="float" office:value="0.8010984" calcext:value-type="float">
            <text:p>0,8010984</text:p>
          </table:table-cell>
          <table:table-cell office:value-type="float" office:value="0.064508609" calcext:value-type="float">
            <text:p>0,064508609</text:p>
          </table:table-cell>
          <table:table-cell office:value-type="float" office:value="0.81121888" calcext:value-type="float">
            <text:p>0,81121888</text:p>
          </table:table-cell>
          <table:table-cell office:value-type="float" office:value="0.077663437" calcext:value-type="float">
            <text:p>0,077663437</text:p>
          </table:table-cell>
          <table:table-cell office:value-type="float" office:value="0.80283837" calcext:value-type="float">
            <text:p>0,80283837</text:p>
          </table:table-cell>
          <table:table-cell office:value-type="float" office:value="0.074589554" calcext:value-type="float">
            <text:p>0,074589554</text:p>
          </table:table-cell>
          <table:table-cell office:value-type="float" office:value="0.82278528" calcext:value-type="float">
            <text:p>0,82278528</text:p>
          </table:table-cell>
          <table:table-cell office:value-type="float" office:value="0.095039436" calcext:value-type="float">
            <text:p>0,095039436</text:p>
          </table:table-cell>
          <table:table-cell table:style-name="ce3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4084" calcext:value-type="float">
            <text:p>0,794084</text:p>
          </table:table-cell>
          <table:table-cell office:value-type="float" office:value="0.047544741" calcext:value-type="float">
            <text:p>0,047544741</text:p>
          </table:table-cell>
          <table:table-cell office:value-type="float" office:value="0.8029376" calcext:value-type="float">
            <text:p>0,8029376</text:p>
          </table:table-cell>
          <table:table-cell office:value-type="float" office:value="0.062748772" calcext:value-type="float">
            <text:p>0,062748772</text:p>
          </table:table-cell>
          <table:table-cell office:value-type="float" office:value="0.8109096" calcext:value-type="float">
            <text:p>0,8109096</text:p>
          </table:table-cell>
          <table:table-cell office:value-type="float" office:value="0.080552651" calcext:value-type="float">
            <text:p>0,080552651</text:p>
          </table:table-cell>
          <table:table-cell office:value-type="float" office:value="0.80275184" calcext:value-type="float">
            <text:p>0,80275184</text:p>
          </table:table-cell>
          <table:table-cell office:value-type="float" office:value="0.078960922" calcext:value-type="float">
            <text:p>0,078960922</text:p>
          </table:table-cell>
          <table:table-cell office:value-type="float" office:value="0.82060397" calcext:value-type="float">
            <text:p>0,82060397</text:p>
          </table:table-cell>
          <table:table-cell office:value-type="float" office:value="0.09037762" calcext:value-type="float">
            <text:p>0,09037762</text:p>
          </table:table-cell>
          <table:table-cell table:style-name="ce3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52464" calcext:value-type="float">
            <text:p>0,7952464</text:p>
          </table:table-cell>
          <table:table-cell office:value-type="float" office:value="0.051124047" calcext:value-type="float">
            <text:p>0,051124047</text:p>
          </table:table-cell>
          <table:table-cell office:value-type="float" office:value="0.802772" calcext:value-type="float">
            <text:p>0,802772</text:p>
          </table:table-cell>
          <table:table-cell office:value-type="float" office:value="0.064929737" calcext:value-type="float">
            <text:p>0,064929737</text:p>
          </table:table-cell>
          <table:table-cell office:value-type="float" office:value="0.811236" calcext:value-type="float">
            <text:p>0,811236</text:p>
          </table:table-cell>
          <table:table-cell office:value-type="float" office:value="0.079920252" calcext:value-type="float">
            <text:p>0,079920252</text:p>
          </table:table-cell>
          <table:table-cell office:value-type="float" office:value="0.80462186" calcext:value-type="float">
            <text:p>0,80462186</text:p>
          </table:table-cell>
          <table:table-cell office:value-type="float" office:value="0.080074014" calcext:value-type="float">
            <text:p>0,080074014</text:p>
          </table:table-cell>
          <table:table-cell office:value-type="float" office:value="0.82031149" calcext:value-type="float">
            <text:p>0,82031149</text:p>
          </table:table-cell>
          <table:table-cell office:value-type="float" office:value="0.0927639" calcext:value-type="float">
            <text:p>0,0927639</text:p>
          </table:table-cell>
          <table:table-cell table:style-name="ce3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34704" calcext:value-type="float">
            <text:p>0,7934704</text:p>
          </table:table-cell>
          <table:table-cell office:value-type="float" office:value="0.048542426" calcext:value-type="float">
            <text:p>0,048542426</text:p>
          </table:table-cell>
          <table:table-cell office:value-type="float" office:value="0.8033384" calcext:value-type="float">
            <text:p>0,8033384</text:p>
          </table:table-cell>
          <table:table-cell office:value-type="float" office:value="0.068128713" calcext:value-type="float">
            <text:p>0,068128713</text:p>
          </table:table-cell>
          <table:table-cell office:value-type="float" office:value="0.80854906" calcext:value-type="float">
            <text:p>0,80854906</text:p>
          </table:table-cell>
          <table:table-cell office:value-type="float" office:value="0.075774431" calcext:value-type="float">
            <text:p>0,075774431</text:p>
          </table:table-cell>
          <table:table-cell office:value-type="float" office:value="0.80676963" calcext:value-type="float">
            <text:p>0,80676963</text:p>
          </table:table-cell>
          <table:table-cell office:value-type="float" office:value="0.080141294" calcext:value-type="float">
            <text:p>0,080141294</text:p>
          </table:table-cell>
          <table:table-cell office:value-type="float" office:value="0.8216233" calcext:value-type="float">
            <text:p>0,8216233</text:p>
          </table:table-cell>
          <table:table-cell office:value-type="float" office:value="0.092401342" calcext:value-type="float">
            <text:p>0,092401342</text:p>
          </table:table-cell>
          <table:table-cell table:style-name="ce31"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93032" calcext:value-type="float">
            <text:p>0,793032</text:p>
          </table:table-cell>
          <table:table-cell table:style-name="ce8" office:value-type="float" office:value="0.046527469" calcext:value-type="float">
            <text:p>0,046527469</text:p>
          </table:table-cell>
          <table:table-cell table:style-name="ce8" office:value-type="float" office:value="0.805608" calcext:value-type="float">
            <text:p>0,805608</text:p>
          </table:table-cell>
          <table:table-cell table:style-name="ce8" office:value-type="float" office:value="0.068362985" calcext:value-type="float">
            <text:p>0,068362985</text:p>
          </table:table-cell>
          <table:table-cell table:style-name="ce8" office:value-type="float" office:value="0.81486464" calcext:value-type="float">
            <text:p>0,81486464</text:p>
          </table:table-cell>
          <table:table-cell table:style-name="ce8" office:value-type="float" office:value="0.080236764" calcext:value-type="float">
            <text:p>0,080236764</text:p>
          </table:table-cell>
          <table:table-cell table:style-name="ce8" office:value-type="float" office:value="0.80342656" calcext:value-type="float">
            <text:p>0,80342656</text:p>
          </table:table-cell>
          <table:table-cell table:style-name="ce8" office:value-type="float" office:value="0.0751547" calcext:value-type="float">
            <text:p>0,0751547</text:p>
          </table:table-cell>
          <table:table-cell table:style-name="ce8" office:value-type="float" office:value="0.82271846" calcext:value-type="float">
            <text:p>0,82271846</text:p>
          </table:table-cell>
          <table:table-cell table:style-name="ce8" office:value-type="float" office:value="0.090606762" calcext:value-type="float">
            <text:p>0,090606762</text:p>
          </table:table-cell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7" table:formula="of:=AVERAGE([.B28:.B34])" office:value-type="float" office:value="0.795003428571429" calcext:value-type="float" table:number-columns-spanned="2" table:number-rows-spanned="1">
            <text:p>0,795003428571429</text:p>
          </table:table-cell>
          <table:covered-table-cell table:style-name="Default"/>
          <table:table-cell table:style-name="ce37" table:formula="of:=AVERAGE([.D28:.D34])" office:value-type="float" office:value="0.803195561428571" calcext:value-type="float" table:number-columns-spanned="2" table:number-rows-spanned="1">
            <text:p>0,803195561428571</text:p>
          </table:table-cell>
          <table:covered-table-cell table:style-name="Default"/>
          <table:table-cell table:style-name="ce37" table:formula="of:=AVERAGE([.F28:.F34])" office:value-type="float" office:value="0.810937742857143" calcext:value-type="float" table:number-columns-spanned="2" table:number-rows-spanned="1">
            <text:p>0,810937742857143</text:p>
          </table:table-cell>
          <table:covered-table-cell table:style-name="Default"/>
          <table:table-cell table:style-name="ce37" table:formula="of:=AVERAGE([.H28:.H34])" office:value-type="float" office:value="0.804519612857143" calcext:value-type="float" table:number-columns-spanned="2" table:number-rows-spanned="1">
            <text:p>0,804519612857143</text:p>
          </table:table-cell>
          <table:covered-table-cell table:style-name="Default"/>
          <table:table-cell table:style-name="ce37" table:formula="of:=AVERAGE([.J28:.J34])" office:value-type="float" office:value="0.822367434285714" calcext:value-type="float" table:number-columns-spanned="2" table:number-rows-spanned="1">
            <text:p>0,822367434285714</text:p>
          </table:table-cell>
          <table:covered-table-cell table:style-name="Default"/>
          <table:table-cell table:style-name="ce31"/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28:.C34])+6000*VAR([.B28:.B34]))/6999)" office:value-type="float" office:value="0.0497406589185504" calcext:value-type="float" table:number-columns-spanned="2" table:number-rows-spanned="1">
            <text:p>0,0497406589185504</text:p>
          </table:table-cell>
          <table:covered-table-cell table:style-name="Default"/>
          <table:table-cell table:style-name="ce24" table:formula="of:=SQRT((999*SUMSQ([.E28:.E34])+6000*VAR([.D28:.D34]))/6999)" office:value-type="float" office:value="0.0661064297963797" calcext:value-type="float" table:number-columns-spanned="2" table:number-rows-spanned="1">
            <text:p>0,0661064297963797</text:p>
          </table:table-cell>
          <table:covered-table-cell table:style-name="Default"/>
          <table:table-cell table:style-name="ce24" table:formula="of:=SQRT((999*SUMSQ([.G28:.G34])+6000*VAR([.F28:.F34]))/6999)" office:value-type="float" office:value="0.0782456972890969" calcext:value-type="float" table:number-columns-spanned="2" table:number-rows-spanned="1">
            <text:p>0,0782456972890969</text:p>
          </table:table-cell>
          <table:covered-table-cell table:style-name="Default"/>
          <table:table-cell table:style-name="ce24" table:formula="of:=SQRT((999*SUMSQ([.I28:.I34])+6000*VAR([.H28:.H34]))/6999)" office:value-type="float" office:value="0.0781566565039073" calcext:value-type="float" table:number-columns-spanned="2" table:number-rows-spanned="1">
            <text:p>0,0781566565039073</text:p>
          </table:table-cell>
          <table:covered-table-cell table:style-name="Default"/>
          <table:table-cell table:style-name="ce24" table:formula="of:=SQRT((999*SUMSQ([.K28:.K34])+6000*VAR([.J28:.J34]))/6999)" office:value-type="float" office:value="0.092436281278535" calcext:value-type="float" table:number-columns-spanned="2" table:number-rows-spanned="1">
            <text:p>0,092436281278535</text:p>
          </table:table-cell>
          <table:covered-table-cell table:style-name="Default"/>
          <table:table-cell table:style-name="ce45"/>
          <table:table-cell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Learned, LD-DFS, g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791648" calcext:value-type="float">
            <text:p>0,791648</text:p>
          </table:table-cell>
          <table:table-cell table:style-name="ce6" office:value-type="float" office:value="0.046956917" calcext:value-type="float">
            <text:p>0,046956917</text:p>
          </table:table-cell>
          <table:table-cell table:style-name="ce6" office:value-type="float" office:value="0.7903488" calcext:value-type="float">
            <text:p>0,7903488</text:p>
          </table:table-cell>
          <table:table-cell table:style-name="ce6" office:value-type="float" office:value="0.043395486" calcext:value-type="float">
            <text:p>0,043395486</text:p>
          </table:table-cell>
          <table:table-cell table:style-name="ce6" office:value-type="float" office:value="0.7851832" calcext:value-type="float">
            <text:p>0,7851832</text:p>
          </table:table-cell>
          <table:table-cell table:style-name="ce6" office:value-type="float" office:value="0.037754481" calcext:value-type="float">
            <text:p>0,037754481</text:p>
          </table:table-cell>
          <table:table-cell table:style-name="ce6" office:value-type="float" office:value="0.7917776" calcext:value-type="float">
            <text:p>0,7917776</text:p>
          </table:table-cell>
          <table:table-cell table:style-name="ce6" office:value-type="float" office:value="0.044121436" calcext:value-type="float">
            <text:p>0,044121436</text:p>
          </table:table-cell>
          <table:table-cell table:style-name="ce6" office:value-type="float" office:value="0.788316" calcext:value-type="float">
            <text:p>0,788316</text:p>
          </table:table-cell>
          <table:table-cell table:style-name="ce6" office:value-type="float" office:value="0.04337968" calcext:value-type="float">
            <text:p>0,043379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7344" calcext:value-type="float">
            <text:p>0,7907344</text:p>
          </table:table-cell>
          <table:table-cell office:value-type="float" office:value="0.036336052" calcext:value-type="float">
            <text:p>0,036336052</text:p>
          </table:table-cell>
          <table:table-cell office:value-type="float" office:value="0.781272" calcext:value-type="float">
            <text:p>0,781272</text:p>
          </table:table-cell>
          <table:table-cell office:value-type="float" office:value="0.047850604" calcext:value-type="float">
            <text:p>0,047850604</text:p>
          </table:table-cell>
          <table:table-cell office:value-type="float" office:value="0.8290128" calcext:value-type="float">
            <text:p>0,8290128</text:p>
          </table:table-cell>
          <table:table-cell office:value-type="float" office:value="0.027093795" calcext:value-type="float">
            <text:p>0,027093795</text:p>
          </table:table-cell>
          <table:table-cell office:value-type="float" office:value="0.7898776" calcext:value-type="float">
            <text:p>0,7898776</text:p>
          </table:table-cell>
          <table:table-cell office:value-type="float" office:value="0.04040516" calcext:value-type="float">
            <text:p>0,04040516</text:p>
          </table:table-cell>
          <table:table-cell office:value-type="float" office:value="0.7927168" calcext:value-type="float">
            <text:p>0,7927168</text:p>
          </table:table-cell>
          <table:table-cell office:value-type="float" office:value="0.040359174" calcext:value-type="float">
            <text:p>0,0403591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33952" calcext:value-type="float">
            <text:p>0,8033952</text:p>
          </table:table-cell>
          <table:table-cell office:value-type="float" office:value="0.044301549" calcext:value-type="float">
            <text:p>0,044301549</text:p>
          </table:table-cell>
          <table:table-cell office:value-type="float" office:value="0.7924944" calcext:value-type="float">
            <text:p>0,7924944</text:p>
          </table:table-cell>
          <table:table-cell office:value-type="float" office:value="0.045078088" calcext:value-type="float">
            <text:p>0,045078088</text:p>
          </table:table-cell>
          <table:table-cell office:value-type="float" office:value="0.788972" calcext:value-type="float">
            <text:p>0,788972</text:p>
          </table:table-cell>
          <table:table-cell office:value-type="float" office:value="0.042425269" calcext:value-type="float">
            <text:p>0,042425269</text:p>
          </table:table-cell>
          <table:table-cell office:value-type="float" office:value="0.7785832" calcext:value-type="float">
            <text:p>0,7785832</text:p>
          </table:table-cell>
          <table:table-cell office:value-type="float" office:value="0.045324872" calcext:value-type="float">
            <text:p>0,045324872</text:p>
          </table:table-cell>
          <table:table-cell office:value-type="float" office:value="0.7820544" calcext:value-type="float">
            <text:p>0,7820544</text:p>
          </table:table-cell>
          <table:table-cell office:value-type="float" office:value="0.048511861" calcext:value-type="float">
            <text:p>0,0485118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34504" calcext:value-type="float">
            <text:p>0,7934504</text:p>
          </table:table-cell>
          <table:table-cell office:value-type="float" office:value="0.046904906" calcext:value-type="float">
            <text:p>0,046904906</text:p>
          </table:table-cell>
          <table:table-cell office:value-type="float" office:value="0.782412" calcext:value-type="float">
            <text:p>0,782412</text:p>
          </table:table-cell>
          <table:table-cell office:value-type="float" office:value="0.039308007" calcext:value-type="float">
            <text:p>0,039308007</text:p>
          </table:table-cell>
          <table:table-cell office:value-type="float" office:value="0.7924584" calcext:value-type="float">
            <text:p>0,7924584</text:p>
          </table:table-cell>
          <table:table-cell office:value-type="float" office:value="0.044828767" calcext:value-type="float">
            <text:p>0,044828767</text:p>
          </table:table-cell>
          <table:table-cell office:value-type="float" office:value="0.787384" calcext:value-type="float">
            <text:p>0,787384</text:p>
          </table:table-cell>
          <table:table-cell office:value-type="float" office:value="0.039988412" calcext:value-type="float">
            <text:p>0,039988412</text:p>
          </table:table-cell>
          <table:table-cell office:value-type="float" office:value="0.83622" calcext:value-type="float">
            <text:p>0,83622</text:p>
          </table:table-cell>
          <table:table-cell office:value-type="float" office:value="0.016523399" calcext:value-type="float">
            <text:p>0,0165233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9008" calcext:value-type="float">
            <text:p>0,779008</text:p>
          </table:table-cell>
          <table:table-cell office:value-type="float" office:value="0.035210886" calcext:value-type="float">
            <text:p>0,035210886</text:p>
          </table:table-cell>
          <table:table-cell office:value-type="float" office:value="0.7907528" calcext:value-type="float">
            <text:p>0,7907528</text:p>
          </table:table-cell>
          <table:table-cell office:value-type="float" office:value="0.042752605" calcext:value-type="float">
            <text:p>0,042752605</text:p>
          </table:table-cell>
          <table:table-cell office:value-type="float" office:value="0.7798576" calcext:value-type="float">
            <text:p>0,7798576</text:p>
          </table:table-cell>
          <table:table-cell office:value-type="float" office:value="0.037020849" calcext:value-type="float">
            <text:p>0,037020849</text:p>
          </table:table-cell>
          <table:table-cell office:value-type="float" office:value="0.7924344" calcext:value-type="float">
            <text:p>0,7924344</text:p>
          </table:table-cell>
          <table:table-cell office:value-type="float" office:value="0.043413702" calcext:value-type="float">
            <text:p>0,043413702</text:p>
          </table:table-cell>
          <table:table-cell office:value-type="float" office:value="0.7990256" calcext:value-type="float">
            <text:p>0,7990256</text:p>
          </table:table-cell>
          <table:table-cell office:value-type="float" office:value="0.04082373" calcext:value-type="float">
            <text:p>0,040823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54512" calcext:value-type="float">
            <text:p>0,7854512</text:p>
          </table:table-cell>
          <table:table-cell office:value-type="float" office:value="0.036973551" calcext:value-type="float">
            <text:p>0,036973551</text:p>
          </table:table-cell>
          <table:table-cell office:value-type="float" office:value="0.8282656" calcext:value-type="float">
            <text:p>0,8282656</text:p>
          </table:table-cell>
          <table:table-cell office:value-type="float" office:value="0.028099885" calcext:value-type="float">
            <text:p>0,028099885</text:p>
          </table:table-cell>
          <table:table-cell office:value-type="float" office:value="0.7928616" calcext:value-type="float">
            <text:p>0,7928616</text:p>
          </table:table-cell>
          <table:table-cell office:value-type="float" office:value="0.044204458" calcext:value-type="float">
            <text:p>0,044204458</text:p>
          </table:table-cell>
          <table:table-cell office:value-type="float" office:value="0.8335072" calcext:value-type="float">
            <text:p>0,8335072</text:p>
          </table:table-cell>
          <table:table-cell office:value-type="float" office:value="0.02250908" calcext:value-type="float">
            <text:p>0,02250908</text:p>
          </table:table-cell>
          <table:table-cell office:value-type="float" office:value="0.7880064" calcext:value-type="float">
            <text:p>0,7880064</text:p>
          </table:table-cell>
          <table:table-cell office:value-type="float" office:value="0.042602188" calcext:value-type="float">
            <text:p>0,042602188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7964" calcext:value-type="float">
            <text:p>0,77964</text:p>
          </table:table-cell>
          <table:table-cell table:style-name="ce8" office:value-type="float" office:value="0.0395894" calcext:value-type="float">
            <text:p>0,0395894</text:p>
          </table:table-cell>
          <table:table-cell table:style-name="ce8" office:value-type="float" office:value="0.7811104" calcext:value-type="float">
            <text:p>0,7811104</text:p>
          </table:table-cell>
          <table:table-cell table:style-name="ce8" office:value-type="float" office:value="0.044220994" calcext:value-type="float">
            <text:p>0,044220994</text:p>
          </table:table-cell>
          <table:table-cell table:style-name="ce8" office:value-type="float" office:value="0.77932" calcext:value-type="float">
            <text:p>0,77932</text:p>
          </table:table-cell>
          <table:table-cell table:style-name="ce8" office:value-type="float" office:value="0.037392399" calcext:value-type="float">
            <text:p>0,037392399</text:p>
          </table:table-cell>
          <table:table-cell table:style-name="ce8" office:value-type="float" office:value="0.7809736" calcext:value-type="float">
            <text:p>0,7809736</text:p>
          </table:table-cell>
          <table:table-cell table:style-name="ce8" office:value-type="float" office:value="0.035206241" calcext:value-type="float">
            <text:p>0,035206241</text:p>
          </table:table-cell>
          <table:table-cell table:style-name="ce8" office:value-type="float" office:value="0.7923648" calcext:value-type="float">
            <text:p>0,7923648</text:p>
          </table:table-cell>
          <table:table-cell table:style-name="ce8" office:value-type="float" office:value="0.037102263" calcext:value-type="float">
            <text:p>0,03710226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0:.B46])" office:value-type="float" office:value="0.789046742857143" calcext:value-type="float" table:number-columns-spanned="2" table:number-rows-spanned="1">
            <text:p>0,789046742857143</text:p>
          </table:table-cell>
          <table:covered-table-cell table:style-name="Default"/>
          <table:table-cell table:style-name="ce6" table:formula="of:=AVERAGE([.D40:.D46])" office:value-type="float" office:value="0.792379428571429" calcext:value-type="float" table:number-columns-spanned="2" table:number-rows-spanned="1">
            <text:p>0,792379428571429</text:p>
          </table:table-cell>
          <table:covered-table-cell table:style-name="Default"/>
          <table:table-cell table:style-name="ce6" table:formula="of:=AVERAGE([.F40:.F46])" office:value-type="float" office:value="0.792523657142857" calcext:value-type="float" table:number-columns-spanned="2" table:number-rows-spanned="1">
            <text:p>0,792523657142857</text:p>
          </table:table-cell>
          <table:covered-table-cell table:style-name="Default"/>
          <table:table-cell table:style-name="ce6" table:formula="of:=AVERAGE([.H40:.H46])" office:value-type="float" office:value="0.793505371428571" calcext:value-type="float" table:number-columns-spanned="2" table:number-rows-spanned="1">
            <text:p>0,793505371428571</text:p>
          </table:table-cell>
          <table:covered-table-cell table:style-name="Default"/>
          <table:table-cell table:style-name="ce6" table:formula="of:=AVERAGE([.J40:.J46])" office:value-type="float" office:value="0.796957714285714" calcext:value-type="float" table:number-columns-spanned="2" table:number-rows-spanned="1">
            <text:p>0,796957714285714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0:.C46])+6000*VAR([.B40:.B46]))/6999)" office:value-type="float" office:value="0.0418997075289213" calcext:value-type="float" table:number-columns-spanned="2" table:number-rows-spanned="1">
            <text:p>0,0418997075289213</text:p>
          </table:table-cell>
          <table:covered-table-cell table:style-name="Default"/>
          <table:table-cell table:style-name="ce24" table:formula="of:=SQRT((999*SUMSQ([.E40:.E46])+6000*VAR([.D40:.D46]))/6999)" office:value-type="float" office:value="0.0446524251012445" calcext:value-type="float" table:number-columns-spanned="2" table:number-rows-spanned="1">
            <text:p>0,0446524251012445</text:p>
          </table:table-cell>
          <table:covered-table-cell table:style-name="Default"/>
          <table:table-cell table:style-name="ce24" table:formula="of:=SQRT((999*SUMSQ([.G40:.G46])+6000*VAR([.F40:.F46]))/6999)" office:value-type="float" office:value="0.0421149537299051" calcext:value-type="float" table:number-columns-spanned="2" table:number-rows-spanned="1">
            <text:p>0,0421149537299051</text:p>
          </table:table-cell>
          <table:covered-table-cell table:style-name="Default"/>
          <table:table-cell table:style-name="ce24" table:formula="of:=SQRT((999*SUMSQ([.I40:.I46])+6000*VAR([.H40:.H46]))/6999)" office:value-type="float" office:value="0.0429105171860366" calcext:value-type="float" table:number-columns-spanned="2" table:number-rows-spanned="1">
            <text:p>0,0429105171860366</text:p>
          </table:table-cell>
          <table:covered-table-cell table:style-name="Default"/>
          <table:table-cell table:style-name="ce24" table:formula="of:=SQRT((999*SUMSQ([.K40:.K46])+6000*VAR([.J40:.J46]))/6999)" office:value-type="float" office:value="0.0430080327901451" calcext:value-type="float" table:number-columns-spanned="2" table:number-rows-spanned="1">
            <text:p>0,0430080327901451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Learned, LD-DFS, x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0]" office:value-type="float" office:value="0.791648" calcext:value-type="float">
            <text:p>0,791648</text:p>
          </table:table-cell>
          <table:table-cell table:style-name="ce6" table:formula="of:=[.C40]" office:value-type="float" office:value="0.046956917" calcext:value-type="float">
            <text:p>0,046956917</text:p>
          </table:table-cell>
          <table:table-cell table:style-name="ce6" office:value-type="float" office:value="0.770004" calcext:value-type="float">
            <text:p>0,770004</text:p>
          </table:table-cell>
          <table:table-cell table:style-name="ce6" office:value-type="float" office:value="0.038454099" calcext:value-type="float">
            <text:p>0,038454099</text:p>
          </table:table-cell>
          <table:table-cell table:style-name="ce6" office:value-type="float" office:value="0.7923216" calcext:value-type="float">
            <text:p>0,7923216</text:p>
          </table:table-cell>
          <table:table-cell table:style-name="ce6" office:value-type="float" office:value="0.028553302" calcext:value-type="float">
            <text:p>0,028553302</text:p>
          </table:table-cell>
          <table:table-cell table:style-name="ce6" office:value-type="float" office:value="0.7872152" calcext:value-type="float">
            <text:p>0,7872152</text:p>
          </table:table-cell>
          <table:table-cell table:style-name="ce6" office:value-type="float" office:value="0.042874753" calcext:value-type="float">
            <text:p>0,042874753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41]" office:value-type="float" office:value="0.7907344" calcext:value-type="float">
            <text:p>0,7907344</text:p>
          </table:table-cell>
          <table:table-cell table:style-name="ce6" table:formula="of:=[.C41]" office:value-type="float" office:value="0.036336052" calcext:value-type="float">
            <text:p>0,036336052</text:p>
          </table:table-cell>
          <table:table-cell office:value-type="float" office:value="0.7898872" calcext:value-type="float">
            <text:p>0,7898872</text:p>
          </table:table-cell>
          <table:table-cell office:value-type="float" office:value="0.042919373" calcext:value-type="float">
            <text:p>0,042919373</text:p>
          </table:table-cell>
          <table:table-cell office:value-type="float" office:value="0.7823944" calcext:value-type="float">
            <text:p>0,7823944</text:p>
          </table:table-cell>
          <table:table-cell office:value-type="float" office:value="0.042623228" calcext:value-type="float">
            <text:p>0,042623228</text:p>
          </table:table-cell>
          <table:table-cell office:value-type="float" office:value="0.7838376" calcext:value-type="float">
            <text:p>0,7838376</text:p>
          </table:table-cell>
          <table:table-cell office:value-type="float" office:value="0.034989559" calcext:value-type="float">
            <text:p>0,0349895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42]" office:value-type="float" office:value="0.8033952" calcext:value-type="float">
            <text:p>0,8033952</text:p>
          </table:table-cell>
          <table:table-cell table:style-name="ce6" table:formula="of:=[.C42]" office:value-type="float" office:value="0.044301549" calcext:value-type="float">
            <text:p>0,044301549</text:p>
          </table:table-cell>
          <table:table-cell office:value-type="float" office:value="0.768844" calcext:value-type="float">
            <text:p>0,768844</text:p>
          </table:table-cell>
          <table:table-cell office:value-type="float" office:value="0.036603925" calcext:value-type="float">
            <text:p>0,036603925</text:p>
          </table:table-cell>
          <table:table-cell office:value-type="float" office:value="0.8317296" calcext:value-type="float">
            <text:p>0,8317296</text:p>
          </table:table-cell>
          <table:table-cell office:value-type="float" office:value="0.030543151" calcext:value-type="float">
            <text:p>0,030543151</text:p>
          </table:table-cell>
          <table:table-cell office:value-type="float" office:value="0.7885936" calcext:value-type="float">
            <text:p>0,7885936</text:p>
          </table:table-cell>
          <table:table-cell office:value-type="float" office:value="0.043108875" calcext:value-type="float">
            <text:p>0,0431088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43]" office:value-type="float" office:value="0.7934504" calcext:value-type="float">
            <text:p>0,7934504</text:p>
          </table:table-cell>
          <table:table-cell table:style-name="ce6" table:formula="of:=[.C43]" office:value-type="float" office:value="0.046904906" calcext:value-type="float">
            <text:p>0,046904906</text:p>
          </table:table-cell>
          <table:table-cell office:value-type="float" office:value="0.782244" calcext:value-type="float">
            <text:p>0,782244</text:p>
          </table:table-cell>
          <table:table-cell office:value-type="float" office:value="0.043715934" calcext:value-type="float">
            <text:p>0,043715934</text:p>
          </table:table-cell>
          <table:table-cell office:value-type="float" office:value="0.801108" calcext:value-type="float">
            <text:p>0,801108</text:p>
          </table:table-cell>
          <table:table-cell office:value-type="float" office:value="0.034298108" calcext:value-type="float">
            <text:p>0,034298108</text:p>
          </table:table-cell>
          <table:table-cell office:value-type="float" office:value="0.75041904" calcext:value-type="float">
            <text:p>0,75041904</text:p>
          </table:table-cell>
          <table:table-cell office:value-type="float" office:value="0.066778168" calcext:value-type="float">
            <text:p>0,0667781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44]" office:value-type="float" office:value="0.779008" calcext:value-type="float">
            <text:p>0,779008</text:p>
          </table:table-cell>
          <table:table-cell table:style-name="ce6" table:formula="of:=[.C44]" office:value-type="float" office:value="0.035210886" calcext:value-type="float">
            <text:p>0,035210886</text:p>
          </table:table-cell>
          <table:table-cell office:value-type="float" office:value="0.7727832" calcext:value-type="float">
            <text:p>0,7727832</text:p>
          </table:table-cell>
          <table:table-cell office:value-type="float" office:value="0.029618105" calcext:value-type="float">
            <text:p>0,029618105</text:p>
          </table:table-cell>
          <table:table-cell office:value-type="float" office:value="0.81077104" calcext:value-type="float">
            <text:p>0,81077104</text:p>
          </table:table-cell>
          <table:table-cell office:value-type="float" office:value="0.052460317" calcext:value-type="float">
            <text:p>0,052460317</text:p>
          </table:table-cell>
          <table:table-cell office:value-type="float" office:value="0.79424829" calcext:value-type="float">
            <text:p>0,79424829</text:p>
          </table:table-cell>
          <table:table-cell office:value-type="float" office:value="0.029691456" calcext:value-type="float">
            <text:p>0,0296914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45]" office:value-type="float" office:value="0.7854512" calcext:value-type="float">
            <text:p>0,7854512</text:p>
          </table:table-cell>
          <table:table-cell table:style-name="ce6" table:formula="of:=[.C45]" office:value-type="float" office:value="0.036973551" calcext:value-type="float">
            <text:p>0,036973551</text:p>
          </table:table-cell>
          <table:table-cell office:value-type="float" office:value="0.8151048" calcext:value-type="float">
            <text:p>0,8151048</text:p>
          </table:table-cell>
          <table:table-cell office:value-type="float" office:value="0.034238509" calcext:value-type="float">
            <text:p>0,034238509</text:p>
          </table:table-cell>
          <table:table-cell office:value-type="float" office:value="0.7629552" calcext:value-type="float">
            <text:p>0,7629552</text:p>
          </table:table-cell>
          <table:table-cell office:value-type="float" office:value="0.018570087" calcext:value-type="float">
            <text:p>0,018570087</text:p>
          </table:table-cell>
          <table:table-cell office:value-type="float" office:value="0.7484736" calcext:value-type="float">
            <text:p>0,7484736</text:p>
          </table:table-cell>
          <table:table-cell office:value-type="float" office:value="0.026615176" calcext:value-type="float">
            <text:p>0,026615176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formula="of:=[.B46]" office:value-type="float" office:value="0.77964" calcext:value-type="float">
            <text:p>0,77964</text:p>
          </table:table-cell>
          <table:table-cell table:style-name="ce6" table:formula="of:=[.C46]" office:value-type="float" office:value="0.0395894" calcext:value-type="float">
            <text:p>0,0395894</text:p>
          </table:table-cell>
          <table:table-cell table:style-name="ce8" office:value-type="float" office:value="0.7850592" calcext:value-type="float">
            <text:p>0,7850592</text:p>
          </table:table-cell>
          <table:table-cell table:style-name="ce8" office:value-type="float" office:value="0.046378892" calcext:value-type="float">
            <text:p>0,046378892</text:p>
          </table:table-cell>
          <table:table-cell table:style-name="ce8" office:value-type="float" office:value="0.8097688" calcext:value-type="float">
            <text:p>0,8097688</text:p>
          </table:table-cell>
          <table:table-cell table:style-name="ce8" office:value-type="float" office:value="0.039367528" calcext:value-type="float">
            <text:p>0,039367528</text:p>
          </table:table-cell>
          <table:table-cell table:style-name="ce8" office:value-type="float" office:value="0.790988" calcext:value-type="float">
            <text:p>0,790988</text:p>
          </table:table-cell>
          <table:table-cell table:style-name="ce8" office:value-type="float" office:value="0.043848371" calcext:value-type="float">
            <text:p>0,043848371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52:.B58])" office:value-type="float" office:value="0.789046742857143" calcext:value-type="float" table:number-columns-spanned="2" table:number-rows-spanned="1">
            <text:p>0,789046742857143</text:p>
          </table:table-cell>
          <table:covered-table-cell table:style-name="Default"/>
          <table:table-cell table:style-name="ce6" table:formula="of:=AVERAGE([.D52:.D58])" office:value-type="float" office:value="0.783418057142857" calcext:value-type="float" table:number-columns-spanned="2" table:number-rows-spanned="1">
            <text:p>0,783418057142857</text:p>
          </table:table-cell>
          <table:covered-table-cell table:style-name="Default"/>
          <table:table-cell table:style-name="ce6" table:formula="of:=AVERAGE([.F52:.F58])" office:value-type="float" office:value="0.798721234285714" calcext:value-type="float" table:number-columns-spanned="2" table:number-rows-spanned="1">
            <text:p>0,798721234285714</text:p>
          </table:table-cell>
          <table:covered-table-cell table:style-name="Default"/>
          <table:table-cell table:style-name="ce6" table:formula="of:=AVERAGE([.H52:.H58])" office:value-type="float" office:value="0.77768219" calcext:value-type="float" table:number-columns-spanned="2" table:number-rows-spanned="1">
            <text:p>0,77768219</text:p>
          </table:table-cell>
          <table:covered-table-cell table:style-name="Default"/>
          <table:table-cell table:style-name="ce6" table:formula="of:=AVERAGE([.J52:.J58]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52:.C58])+6000*VAR([.B52:.B58]))/6999)" office:value-type="float" office:value="0.0418997075289213" calcext:value-type="float" table:number-columns-spanned="2" table:number-rows-spanned="1">
            <text:p>0,0418997075289213</text:p>
          </table:table-cell>
          <table:covered-table-cell table:style-name="Default"/>
          <table:table-cell table:style-name="ce24" table:formula="of:=SQRT((999*SUMSQ([.E52:.E58])+6000*VAR([.D52:.D58]))/6999)" office:value-type="float" office:value="0.0419500193404851" calcext:value-type="float" table:number-columns-spanned="2" table:number-rows-spanned="1">
            <text:p>0,0419500193404851</text:p>
          </table:table-cell>
          <table:covered-table-cell table:style-name="Default"/>
          <table:table-cell table:style-name="ce24" table:formula="of:=SQRT((999*SUMSQ([.G52:.G58])+6000*VAR([.F52:.F58]))/6999)" office:value-type="float" office:value="0.041968711047496" calcext:value-type="float" table:number-columns-spanned="2" table:number-rows-spanned="1">
            <text:p>0,041968711047496</text:p>
          </table:table-cell>
          <table:covered-table-cell table:style-name="Default"/>
          <table:table-cell table:style-name="ce24" table:formula="of:=SQRT((999*SUMSQ([.I52:.I58])+6000*VAR([.H52:.H58]))/6999)" office:value-type="float" office:value="0.046564617575079" calcext:value-type="float" table:number-columns-spanned="2" table:number-rows-spanned="1">
            <text:p>0,046564617575079</text:p>
          </table:table-cell>
          <table:covered-table-cell table:style-name="Default"/>
          <table:table-cell table:style-name="ce24" table:formula="of:=SQRT((999*SUMSQ([.K52:.K58])+6000*VAR([.J52:.J58]))/6999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10" table:number-rows-spanned="1">
            <text:p>Learned, Greedy, x</text:p>
          </table:table-cell>
          <table:covered-table-cell table:style-name="ce42"/>
          <table:covered-table-cell table:number-columns-repeated="4" table:style-name="ce1"/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40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40" office:value-type="float" office:value="32" calcext:value-type="float" table:number-columns-spanned="2" table:number-rows-spanned="1">
            <text:p>32</text:p>
          </table:table-cell>
          <table:covered-table-cell table:style-name="Default"/>
          <table:table-cell table:style-name="ce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8080536" calcext:value-type="float">
            <text:p>0,8080536</text:p>
          </table:table-cell>
          <table:table-cell table:style-name="ce6" office:value-type="float" office:value="0.048283384" calcext:value-type="float">
            <text:p>0,048283384</text:p>
          </table:table-cell>
          <table:table-cell table:style-name="ce37" office:value-type="float" office:value="0.772952" calcext:value-type="float">
            <text:p>0,772952</text:p>
          </table:table-cell>
          <table:table-cell table:style-name="ce6" office:value-type="float" office:value="0.029583296" calcext:value-type="float">
            <text:p>0,029583296</text:p>
          </table:table-cell>
          <table:table-cell table:style-name="ce37" office:value-type="float" office:value="0.78666" calcext:value-type="float">
            <text:p>0,78666</text:p>
          </table:table-cell>
          <table:table-cell table:style-name="ce6" office:value-type="float" office:value="0.041132114" calcext:value-type="float">
            <text:p>0,041132114</text:p>
          </table:table-cell>
          <table:table-cell table:style-name="ce37" office:value-type="float" office:value="0.8251664" calcext:value-type="float">
            <text:p>0,8251664</text:p>
          </table:table-cell>
          <table:table-cell table:style-name="ce6" office:value-type="float" office:value="0.033312044" calcext:value-type="float">
            <text:p>0,033312044</text:p>
          </table:table-cell>
          <table:table-cell table:style-name="ce37" office:value-type="float" office:value="0.77832115" calcext:value-type="float">
            <text:p>0,77832115</text:p>
          </table:table-cell>
          <table:table-cell table:style-name="ce6" office:value-type="float" office:value="0.041487033" calcext:value-type="float">
            <text:p>0,041487033</text:p>
          </table:table-cell>
          <table:table-cell table:style-name="ce3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10832" calcext:value-type="float">
            <text:p>0,7810832</text:p>
          </table:table-cell>
          <table:table-cell office:value-type="float" office:value="0.035895653" calcext:value-type="float">
            <text:p>0,035895653</text:p>
          </table:table-cell>
          <table:table-cell office:value-type="float" office:value="0.7820008" calcext:value-type="float">
            <text:p>0,7820008</text:p>
          </table:table-cell>
          <table:table-cell office:value-type="float" office:value="0.044079433" calcext:value-type="float">
            <text:p>0,044079433</text:p>
          </table:table-cell>
          <table:table-cell office:value-type="float" office:value="0.799036" calcext:value-type="float">
            <text:p>0,799036</text:p>
          </table:table-cell>
          <table:table-cell office:value-type="float" office:value="0.041118636" calcext:value-type="float">
            <text:p>0,041118636</text:p>
          </table:table-cell>
          <table:table-cell office:value-type="float" office:value="0.8234112" calcext:value-type="float">
            <text:p>0,8234112</text:p>
          </table:table-cell>
          <table:table-cell office:value-type="float" office:value="0.035668269" calcext:value-type="float">
            <text:p>0,035668269</text:p>
          </table:table-cell>
          <table:table-cell office:value-type="float" office:value="0.7923384" calcext:value-type="float">
            <text:p>0,7923384</text:p>
          </table:table-cell>
          <table:table-cell office:value-type="float" office:value="0.026085168" calcext:value-type="float">
            <text:p>0,026085168</text:p>
          </table:table-cell>
          <table:table-cell table:style-name="ce3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72744" calcext:value-type="float">
            <text:p>0,7872744</text:p>
          </table:table-cell>
          <table:table-cell office:value-type="float" office:value="0.039723975" calcext:value-type="float">
            <text:p>0,039723975</text:p>
          </table:table-cell>
          <table:table-cell office:value-type="float" office:value="0.7724904" calcext:value-type="float">
            <text:p>0,7724904</text:p>
          </table:table-cell>
          <table:table-cell office:value-type="float" office:value="0.034321023" calcext:value-type="float">
            <text:p>0,034321023</text:p>
          </table:table-cell>
          <table:table-cell office:value-type="float" office:value="0.7851064" calcext:value-type="float">
            <text:p>0,7851064</text:p>
          </table:table-cell>
          <table:table-cell office:value-type="float" office:value="0.042179731" calcext:value-type="float">
            <text:p>0,042179731</text:p>
          </table:table-cell>
          <table:table-cell office:value-type="float" office:value="0.8240496" calcext:value-type="float">
            <text:p>0,8240496</text:p>
          </table:table-cell>
          <table:table-cell office:value-type="float" office:value="0.034686842" calcext:value-type="float">
            <text:p>0,034686842</text:p>
          </table:table-cell>
          <table:table-cell office:value-type="float" office:value="0.75117168" calcext:value-type="float">
            <text:p>0,75117168</text:p>
          </table:table-cell>
          <table:table-cell office:value-type="float" office:value="0.021928892" calcext:value-type="float">
            <text:p>0,021928892</text:p>
          </table:table-cell>
          <table:table-cell table:style-name="ce3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78736" calcext:value-type="float">
            <text:p>0,7878736</text:p>
          </table:table-cell>
          <table:table-cell office:value-type="float" office:value="0.044654397" calcext:value-type="float">
            <text:p>0,044654397</text:p>
          </table:table-cell>
          <table:table-cell office:value-type="float" office:value="0.7839216" calcext:value-type="float">
            <text:p>0,7839216</text:p>
          </table:table-cell>
          <table:table-cell office:value-type="float" office:value="0.033749991" calcext:value-type="float">
            <text:p>0,033749991</text:p>
          </table:table-cell>
          <table:table-cell office:value-type="float" office:value="0.7794384" calcext:value-type="float">
            <text:p>0,7794384</text:p>
          </table:table-cell>
          <table:table-cell office:value-type="float" office:value="0.042975721" calcext:value-type="float">
            <text:p>0,042975721</text:p>
          </table:table-cell>
          <table:table-cell office:value-type="float" office:value="0.8246736" calcext:value-type="float">
            <text:p>0,8246736</text:p>
          </table:table-cell>
          <table:table-cell office:value-type="float" office:value="0.038432344" calcext:value-type="float">
            <text:p>0,038432344</text:p>
          </table:table-cell>
          <table:table-cell office:value-type="float" office:value="0.7924224" calcext:value-type="float">
            <text:p>0,7924224</text:p>
          </table:table-cell>
          <table:table-cell office:value-type="float" office:value="0.02651137" calcext:value-type="float">
            <text:p>0,02651137</text:p>
          </table:table-cell>
          <table:table-cell table:style-name="ce3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45032" calcext:value-type="float">
            <text:p>0,7845032</text:p>
          </table:table-cell>
          <table:table-cell office:value-type="float" office:value="0.043786428" calcext:value-type="float">
            <text:p>0,043786428</text:p>
          </table:table-cell>
          <table:table-cell office:value-type="float" office:value="0.7815048" calcext:value-type="float">
            <text:p>0,7815048</text:p>
          </table:table-cell>
          <table:table-cell office:value-type="float" office:value="0.043396586" calcext:value-type="float">
            <text:p>0,043396586</text:p>
          </table:table-cell>
          <table:table-cell office:value-type="float" office:value="0.7761616" calcext:value-type="float">
            <text:p>0,7761616</text:p>
          </table:table-cell>
          <table:table-cell office:value-type="float" office:value="0.040922638" calcext:value-type="float">
            <text:p>0,040922638</text:p>
          </table:table-cell>
          <table:table-cell office:value-type="float" office:value="0.8252248" calcext:value-type="float">
            <text:p>0,8252248</text:p>
          </table:table-cell>
          <table:table-cell office:value-type="float" office:value="0.032174928" calcext:value-type="float">
            <text:p>0,032174928</text:p>
          </table:table-cell>
          <table:table-cell office:value-type="float" office:value="0.790004" calcext:value-type="float">
            <text:p>0,790004</text:p>
          </table:table-cell>
          <table:table-cell office:value-type="float" office:value="0.041846226" calcext:value-type="float">
            <text:p>0,041846226</text:p>
          </table:table-cell>
          <table:table-cell table:style-name="ce3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72096" calcext:value-type="float">
            <text:p>0,8072096</text:p>
          </table:table-cell>
          <table:table-cell office:value-type="float" office:value="0.042694884" calcext:value-type="float">
            <text:p>0,042694884</text:p>
          </table:table-cell>
          <table:table-cell office:value-type="float" office:value="0.7886352" calcext:value-type="float">
            <text:p>0,7886352</text:p>
          </table:table-cell>
          <table:table-cell office:value-type="float" office:value="0.042516429" calcext:value-type="float">
            <text:p>0,042516429</text:p>
          </table:table-cell>
          <table:table-cell office:value-type="float" office:value="0.77186458" calcext:value-type="float">
            <text:p>0,77186458</text:p>
          </table:table-cell>
          <table:table-cell office:value-type="float" office:value="0.026734091" calcext:value-type="float">
            <text:p>0,026734091</text:p>
          </table:table-cell>
          <table:table-cell office:value-type="float" office:value="0.8243272" calcext:value-type="float">
            <text:p>0,8243272</text:p>
          </table:table-cell>
          <table:table-cell office:value-type="float" office:value="0.035701548" calcext:value-type="float">
            <text:p>0,035701548</text:p>
          </table:table-cell>
          <table:table-cell office:value-type="float" office:value="0.75046438" calcext:value-type="float">
            <text:p>0,75046438</text:p>
          </table:table-cell>
          <table:table-cell office:value-type="float" office:value="0.037465548" calcext:value-type="float">
            <text:p>0,037465548</text:p>
          </table:table-cell>
          <table:table-cell table:style-name="ce31"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9928" calcext:value-type="float">
            <text:p>0,789928</text:p>
          </table:table-cell>
          <table:table-cell table:style-name="ce8" office:value-type="float" office:value="0.037710305" calcext:value-type="float">
            <text:p>0,037710305</text:p>
          </table:table-cell>
          <table:table-cell table:style-name="ce8" office:value-type="float" office:value="0.79008" calcext:value-type="float">
            <text:p>0,79008</text:p>
          </table:table-cell>
          <table:table-cell table:style-name="ce8" office:value-type="float" office:value="0.036973608" calcext:value-type="float">
            <text:p>0,036973608</text:p>
          </table:table-cell>
          <table:table-cell table:style-name="ce8" office:value-type="float" office:value="0.7991688" calcext:value-type="float">
            <text:p>0,7991688</text:p>
          </table:table-cell>
          <table:table-cell table:style-name="ce8" office:value-type="float" office:value="0.043481907" calcext:value-type="float">
            <text:p>0,043481907</text:p>
          </table:table-cell>
          <table:table-cell table:style-name="ce8" office:value-type="float" office:value="0.7921296" calcext:value-type="float">
            <text:p>0,7921296</text:p>
          </table:table-cell>
          <table:table-cell table:style-name="ce8" office:value-type="float" office:value="0.044947532" calcext:value-type="float">
            <text:p>0,044947532</text:p>
          </table:table-cell>
          <table:table-cell table:style-name="ce8" office:value-type="float" office:value="0.8198232" calcext:value-type="float">
            <text:p>0,8198232</text:p>
          </table:table-cell>
          <table:table-cell table:style-name="ce8" office:value-type="float" office:value="0.026462427" calcext:value-type="float">
            <text:p>0,026462427</text:p>
          </table:table-cell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7" table:formula="of:=AVERAGE([.B64:.B70])" office:value-type="float" office:value="0.792275085714286" calcext:value-type="float" table:number-columns-spanned="2" table:number-rows-spanned="1">
            <text:p>0,792275085714286</text:p>
          </table:table-cell>
          <table:covered-table-cell table:style-name="Default"/>
          <table:table-cell table:style-name="ce37" table:formula="of:=AVERAGE([.D64:.D70])" office:value-type="float" office:value="0.781654971428572" calcext:value-type="float" table:number-columns-spanned="2" table:number-rows-spanned="1">
            <text:p>0,781654971428572</text:p>
          </table:table-cell>
          <table:covered-table-cell table:style-name="Default"/>
          <table:table-cell table:style-name="ce37" table:formula="of:=AVERAGE([.F64:.F70])" office:value-type="float" office:value="0.785347968571428" calcext:value-type="float" table:number-columns-spanned="2" table:number-rows-spanned="1">
            <text:p>0,785347968571428</text:p>
          </table:table-cell>
          <table:covered-table-cell table:style-name="Default"/>
          <table:table-cell table:style-name="ce37" table:formula="of:=AVERAGE([.H64:.H70])" office:value-type="float" office:value="0.819854628571429" calcext:value-type="float" table:number-columns-spanned="2" table:number-rows-spanned="1">
            <text:p>0,819854628571429</text:p>
          </table:table-cell>
          <table:covered-table-cell table:style-name="Default"/>
          <table:table-cell table:style-name="ce37" table:formula="of:=AVERAGE([.J64:.J70])" office:value-type="float" office:value="0.782077887142857" calcext:value-type="float" table:number-columns-spanned="2" table:number-rows-spanned="1">
            <text:p>0,782077887142857</text:p>
          </table:table-cell>
          <table:covered-table-cell table:style-name="Default"/>
          <table:table-cell table:style-name="ce31"/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64:.C70])+6000*VAR([.B64:.B70]))/6999)" office:value-type="float" office:value="0.0431790704807118" calcext:value-type="float" table:number-columns-spanned="2" table:number-rows-spanned="1">
            <text:p>0,0431790704807118</text:p>
          </table:table-cell>
          <table:covered-table-cell table:style-name="Default"/>
          <table:table-cell table:style-name="ce24" table:formula="of:=SQRT((999*SUMSQ([.E64:.E70])+6000*VAR([.D64:.D70]))/6999)" office:value-type="float" office:value="0.0386728742720039" calcext:value-type="float" table:number-columns-spanned="2" table:number-rows-spanned="1">
            <text:p>0,0386728742720039</text:p>
          </table:table-cell>
          <table:covered-table-cell table:style-name="Default"/>
          <table:table-cell table:style-name="ce24" table:formula="of:=SQRT((999*SUMSQ([.G64:.G70])+6000*VAR([.F64:.F70]))/6999)" office:value-type="float" office:value="0.0413355207559157" calcext:value-type="float" table:number-columns-spanned="2" table:number-rows-spanned="1">
            <text:p>0,0413355207559157</text:p>
          </table:table-cell>
          <table:covered-table-cell table:style-name="Default"/>
          <table:table-cell table:style-name="ce24" table:formula="of:=SQRT((999*SUMSQ([.I64:.I70])+6000*VAR([.H64:.H70]))/6999)" office:value-type="float" office:value="0.0383285197388079" calcext:value-type="float" table:number-columns-spanned="2" table:number-rows-spanned="1">
            <text:p>0,0383285197388079</text:p>
          </table:table-cell>
          <table:covered-table-cell table:style-name="Default"/>
          <table:table-cell table:style-name="ce24" table:formula="of:=SQRT((999*SUMSQ([.K64:.K70])+6000*VAR([.J64:.J70]))/6999)" office:value-type="float" office:value="0.0398265134311685" calcext:value-type="float" table:number-columns-spanned="2" table:number-rows-spanned="1">
            <text:p>0,0398265134311685</text:p>
          </table:table-cell>
          <table:covered-table-cell table:style-name="Default"/>
          <table:table-cell table:style-name="ce45"/>
          <table:table-cell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Null, LD-DFS, g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7901136" calcext:value-type="float">
            <text:p>0,7901136</text:p>
          </table:table-cell>
          <table:table-cell table:style-name="ce6" office:value-type="float" office:value="0.042384531" calcext:value-type="float">
            <text:p>0,042384531</text:p>
          </table:table-cell>
          <table:table-cell table:style-name="ce6" office:value-type="float" office:value="0.7904416" calcext:value-type="float">
            <text:p>0,7904416</text:p>
          </table:table-cell>
          <table:table-cell table:style-name="ce6" office:value-type="float" office:value="0.043197518" calcext:value-type="float">
            <text:p>0,043197518</text:p>
          </table:table-cell>
          <table:table-cell table:style-name="ce6" office:value-type="float" office:value="0.7889296" calcext:value-type="float">
            <text:p>0,7889296</text:p>
          </table:table-cell>
          <table:table-cell table:style-name="ce6" office:value-type="float" office:value="0.042607871" calcext:value-type="float">
            <text:p>0,042607871</text:p>
          </table:table-cell>
          <table:table-cell table:style-name="ce6" office:value-type="float" office:value="0.789332" calcext:value-type="float">
            <text:p>0,789332</text:p>
          </table:table-cell>
          <table:table-cell table:style-name="ce6" office:value-type="float" office:value="0.042623272" calcext:value-type="float">
            <text:p>0,042623272</text:p>
          </table:table-cell>
          <table:table-cell table:style-name="ce6" office:value-type="float" office:value="0.7915096" calcext:value-type="float">
            <text:p>0,7915096</text:p>
          </table:table-cell>
          <table:table-cell table:style-name="ce6" office:value-type="float" office:value="0.044708467" calcext:value-type="float">
            <text:p>0,0447084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72912" calcext:value-type="float">
            <text:p>0,7872912</text:p>
          </table:table-cell>
          <table:table-cell office:value-type="float" office:value="0.044090122" calcext:value-type="float">
            <text:p>0,044090122</text:p>
          </table:table-cell>
          <table:table-cell office:value-type="float" office:value="0.7863592" calcext:value-type="float">
            <text:p>0,7863592</text:p>
          </table:table-cell>
          <table:table-cell office:value-type="float" office:value="0.04358913" calcext:value-type="float">
            <text:p>0,04358913</text:p>
          </table:table-cell>
          <table:table-cell office:value-type="float" office:value="0.7883664" calcext:value-type="float">
            <text:p>0,7883664</text:p>
          </table:table-cell>
          <table:table-cell office:value-type="float" office:value="0.0429919" calcext:value-type="float">
            <text:p>0,0429919</text:p>
          </table:table-cell>
          <table:table-cell office:value-type="float" office:value="0.792408" calcext:value-type="float">
            <text:p>0,792408</text:p>
          </table:table-cell>
          <table:table-cell office:value-type="float" office:value="0.04405322" calcext:value-type="float">
            <text:p>0,04405322</text:p>
          </table:table-cell>
          <table:table-cell office:value-type="float" office:value="0.7899704" calcext:value-type="float">
            <text:p>0,7899704</text:p>
          </table:table-cell>
          <table:table-cell office:value-type="float" office:value="0.042309819" calcext:value-type="float">
            <text:p>0,0423098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9476" calcext:value-type="float">
            <text:p>0,789476</text:p>
          </table:table-cell>
          <table:table-cell office:value-type="float" office:value="0.043116673" calcext:value-type="float">
            <text:p>0,043116673</text:p>
          </table:table-cell>
          <table:table-cell office:value-type="float" office:value="0.7864856" calcext:value-type="float">
            <text:p>0,7864856</text:p>
          </table:table-cell>
          <table:table-cell office:value-type="float" office:value="0.044113223" calcext:value-type="float">
            <text:p>0,044113223</text:p>
          </table:table-cell>
          <table:table-cell office:value-type="float" office:value="0.7899224" calcext:value-type="float">
            <text:p>0,7899224</text:p>
          </table:table-cell>
          <table:table-cell office:value-type="float" office:value="0.045293582" calcext:value-type="float">
            <text:p>0,045293582</text:p>
          </table:table-cell>
          <table:table-cell office:value-type="float" office:value="0.7902984" calcext:value-type="float">
            <text:p>0,7902984</text:p>
          </table:table-cell>
          <table:table-cell office:value-type="float" office:value="0.042895399" calcext:value-type="float">
            <text:p>0,042895399</text:p>
          </table:table-cell>
          <table:table-cell office:value-type="float" office:value="0.7898456" calcext:value-type="float">
            <text:p>0,7898456</text:p>
          </table:table-cell>
          <table:table-cell office:value-type="float" office:value="0.043598347" calcext:value-type="float">
            <text:p>0,0435983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10384" calcext:value-type="float">
            <text:p>0,7910384</text:p>
          </table:table-cell>
          <table:table-cell office:value-type="float" office:value="0.04355907" calcext:value-type="float">
            <text:p>0,04355907</text:p>
          </table:table-cell>
          <table:table-cell office:value-type="float" office:value="0.7899128" calcext:value-type="float">
            <text:p>0,7899128</text:p>
          </table:table-cell>
          <table:table-cell office:value-type="float" office:value="0.042528531" calcext:value-type="float">
            <text:p>0,042528531</text:p>
          </table:table-cell>
          <table:table-cell office:value-type="float" office:value="0.788148" calcext:value-type="float">
            <text:p>0,788148</text:p>
          </table:table-cell>
          <table:table-cell office:value-type="float" office:value="0.042724666" calcext:value-type="float">
            <text:p>0,042724666</text:p>
          </table:table-cell>
          <table:table-cell office:value-type="float" office:value="0.7873168" calcext:value-type="float">
            <text:p>0,7873168</text:p>
          </table:table-cell>
          <table:table-cell office:value-type="float" office:value="0.043334774" calcext:value-type="float">
            <text:p>0,043334774</text:p>
          </table:table-cell>
          <table:table-cell office:value-type="float" office:value="0.7867544" calcext:value-type="float">
            <text:p>0,7867544</text:p>
          </table:table-cell>
          <table:table-cell office:value-type="float" office:value="0.044195368" calcext:value-type="float">
            <text:p>0,0441953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90128" calcext:value-type="float">
            <text:p>0,7890128</text:p>
          </table:table-cell>
          <table:table-cell office:value-type="float" office:value="0.042243876" calcext:value-type="float">
            <text:p>0,042243876</text:p>
          </table:table-cell>
          <table:table-cell office:value-type="float" office:value="0.7888704" calcext:value-type="float">
            <text:p>0,7888704</text:p>
          </table:table-cell>
          <table:table-cell office:value-type="float" office:value="0.043200061" calcext:value-type="float">
            <text:p>0,043200061</text:p>
          </table:table-cell>
          <table:table-cell office:value-type="float" office:value="0.7901816" calcext:value-type="float">
            <text:p>0,7901816</text:p>
          </table:table-cell>
          <table:table-cell office:value-type="float" office:value="0.044366012" calcext:value-type="float">
            <text:p>0,044366012</text:p>
          </table:table-cell>
          <table:table-cell office:value-type="float" office:value="0.7895672" calcext:value-type="float">
            <text:p>0,7895672</text:p>
          </table:table-cell>
          <table:table-cell office:value-type="float" office:value="0.04156365" calcext:value-type="float">
            <text:p>0,04156365</text:p>
          </table:table-cell>
          <table:table-cell office:value-type="float" office:value="0.785804" calcext:value-type="float">
            <text:p>0,785804</text:p>
          </table:table-cell>
          <table:table-cell office:value-type="float" office:value="0.042647127" calcext:value-type="float">
            <text:p>0,0426471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94744" calcext:value-type="float">
            <text:p>0,7894744</text:p>
          </table:table-cell>
          <table:table-cell office:value-type="float" office:value="0.041760653" calcext:value-type="float">
            <text:p>0,041760653</text:p>
          </table:table-cell>
          <table:table-cell office:value-type="float" office:value="0.7894168" calcext:value-type="float">
            <text:p>0,7894168</text:p>
          </table:table-cell>
          <table:table-cell office:value-type="float" office:value="0.043228216" calcext:value-type="float">
            <text:p>0,043228216</text:p>
          </table:table-cell>
          <table:table-cell office:value-type="float" office:value="0.7890552" calcext:value-type="float">
            <text:p>0,7890552</text:p>
          </table:table-cell>
          <table:table-cell office:value-type="float" office:value="0.043120969" calcext:value-type="float">
            <text:p>0,043120969</text:p>
          </table:table-cell>
          <table:table-cell office:value-type="float" office:value="0.7863" calcext:value-type="float">
            <text:p>0,7863</text:p>
          </table:table-cell>
          <table:table-cell office:value-type="float" office:value="0.042938663" calcext:value-type="float">
            <text:p>0,042938663</text:p>
          </table:table-cell>
          <table:table-cell office:value-type="float" office:value="0.78914" calcext:value-type="float">
            <text:p>0,78914</text:p>
          </table:table-cell>
          <table:table-cell office:value-type="float" office:value="0.044156804" calcext:value-type="float">
            <text:p>0,044156804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77272" calcext:value-type="float">
            <text:p>0,7877272</text:p>
          </table:table-cell>
          <table:table-cell table:style-name="ce8" office:value-type="float" office:value="0.041351477" calcext:value-type="float">
            <text:p>0,041351477</text:p>
          </table:table-cell>
          <table:table-cell table:style-name="ce8" office:value-type="float" office:value="0.789468" calcext:value-type="float">
            <text:p>0,789468</text:p>
          </table:table-cell>
          <table:table-cell table:style-name="ce8" office:value-type="float" office:value="0.044049613" calcext:value-type="float">
            <text:p>0,044049613</text:p>
          </table:table-cell>
          <table:table-cell table:style-name="ce8" office:value-type="float" office:value="0.7930792" calcext:value-type="float">
            <text:p>0,7930792</text:p>
          </table:table-cell>
          <table:table-cell table:style-name="ce8" office:value-type="float" office:value="0.042540528" calcext:value-type="float">
            <text:p>0,042540528</text:p>
          </table:table-cell>
          <table:table-cell table:style-name="ce8" office:value-type="float" office:value="0.789224" calcext:value-type="float">
            <text:p>0,789224</text:p>
          </table:table-cell>
          <table:table-cell table:style-name="ce8" office:value-type="float" office:value="0.043308085" calcext:value-type="float">
            <text:p>0,043308085</text:p>
          </table:table-cell>
          <table:table-cell table:style-name="ce8" office:value-type="float" office:value="0.7874264" calcext:value-type="float">
            <text:p>0,7874264</text:p>
          </table:table-cell>
          <table:table-cell table:style-name="ce8" office:value-type="float" office:value="0.044316502" calcext:value-type="float">
            <text:p>0,04431650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76:.B82])" office:value-type="float" office:value="0.789161942857143" calcext:value-type="float" table:number-columns-spanned="2" table:number-rows-spanned="1">
            <text:p>0,789161942857143</text:p>
          </table:table-cell>
          <table:covered-table-cell table:style-name="Default"/>
          <table:table-cell table:style-name="ce6" table:formula="of:=AVERAGE([.D76:.D82])" office:value-type="float" office:value="0.788707771428571" calcext:value-type="float" table:number-columns-spanned="2" table:number-rows-spanned="1">
            <text:p>0,788707771428571</text:p>
          </table:table-cell>
          <table:covered-table-cell table:style-name="Default"/>
          <table:table-cell table:style-name="ce6" table:formula="of:=AVERAGE([.F76:.F82])" office:value-type="float" office:value="0.789668914285714" calcext:value-type="float" table:number-columns-spanned="2" table:number-rows-spanned="1">
            <text:p>0,789668914285714</text:p>
          </table:table-cell>
          <table:covered-table-cell table:style-name="Default"/>
          <table:table-cell table:style-name="ce6" table:formula="of:=AVERAGE([.H76:.H82])" office:value-type="float" office:value="0.789206628571429" calcext:value-type="float" table:number-columns-spanned="2" table:number-rows-spanned="1">
            <text:p>0,789206628571429</text:p>
          </table:table-cell>
          <table:covered-table-cell table:style-name="Default"/>
          <table:table-cell table:style-name="ce6" table:formula="of:=AVERAGE([.J76:.J82])" office:value-type="float" office:value="0.788635771428571" calcext:value-type="float" table:number-columns-spanned="2" table:number-rows-spanned="1">
            <text:p>0,788635771428571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76:.C82])+6000*VAR([.B76:.B82]))/6999)" office:value-type="float" office:value="0.0426523431129868" calcext:value-type="float" table:number-columns-spanned="2" table:number-rows-spanned="1">
            <text:p>0,0426523431129868</text:p>
          </table:table-cell>
          <table:covered-table-cell table:style-name="Default"/>
          <table:table-cell table:style-name="ce24" table:formula="of:=SQRT((999*SUMSQ([.E76:.E82])+6000*VAR([.D76:.D82]))/6999)" office:value-type="float" office:value="0.0434259494163072" calcext:value-type="float" table:number-columns-spanned="2" table:number-rows-spanned="1">
            <text:p>0,0434259494163072</text:p>
          </table:table-cell>
          <table:covered-table-cell table:style-name="Default"/>
          <table:table-cell table:style-name="ce24" table:formula="of:=SQRT((999*SUMSQ([.G76:.G82])+6000*VAR([.F76:.F82]))/6999)" office:value-type="float" office:value="0.0433979800303512" calcext:value-type="float" table:number-columns-spanned="2" table:number-rows-spanned="1">
            <text:p>0,0433979800303512</text:p>
          </table:table-cell>
          <table:covered-table-cell table:style-name="Default"/>
          <table:table-cell table:style-name="ce24" table:formula="of:=SQRT((999*SUMSQ([.I76:.I82])+6000*VAR([.H76:.H82]))/6999)" office:value-type="float" office:value="0.0429862698051511" calcext:value-type="float" table:number-columns-spanned="2" table:number-rows-spanned="1">
            <text:p>0,0429862698051511</text:p>
          </table:table-cell>
          <table:covered-table-cell table:style-name="Default"/>
          <table:table-cell table:style-name="ce24" table:formula="of:=SQRT((999*SUMSQ([.K76:.K82])+6000*VAR([.J76:.J82]))/6999)" office:value-type="float" office:value="0.0437343990185522" calcext:value-type="float" table:number-columns-spanned="2" table:number-rows-spanned="1">
            <text:p>0,0437343990185522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Null, LD-DFS, x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76]" office:value-type="float" office:value="0.7901136" calcext:value-type="float">
            <text:p>0,7901136</text:p>
          </table:table-cell>
          <table:table-cell table:style-name="ce6" table:formula="of:=[.C76]" office:value-type="float" office:value="0.042384531" calcext:value-type="float">
            <text:p>0,042384531</text:p>
          </table:table-cell>
          <table:table-cell table:style-name="ce6" office:value-type="float" office:value="0.7876856" calcext:value-type="float">
            <text:p>0,7876856</text:p>
          </table:table-cell>
          <table:table-cell table:style-name="ce6" office:value-type="float" office:value="0.042181085" calcext:value-type="float">
            <text:p>0,042181085</text:p>
          </table:table-cell>
          <table:table-cell table:style-name="ce6" office:value-type="float" office:value="0.7889032" calcext:value-type="float">
            <text:p>0,7889032</text:p>
          </table:table-cell>
          <table:table-cell table:style-name="ce6" office:value-type="float" office:value="0.041768553" calcext:value-type="float">
            <text:p>0,041768553</text:p>
          </table:table-cell>
          <table:table-cell table:style-name="ce6" office:value-type="float" office:value="0.7889208" calcext:value-type="float">
            <text:p>0,7889208</text:p>
          </table:table-cell>
          <table:table-cell table:style-name="ce6" office:value-type="float" office:value="0.042458789" calcext:value-type="float">
            <text:p>0,042458789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77]" office:value-type="float" office:value="0.7872912" calcext:value-type="float">
            <text:p>0,7872912</text:p>
          </table:table-cell>
          <table:table-cell table:style-name="ce6" table:formula="of:=[.C77]" office:value-type="float" office:value="0.044090122" calcext:value-type="float">
            <text:p>0,044090122</text:p>
          </table:table-cell>
          <table:table-cell office:value-type="float" office:value="0.78914" calcext:value-type="float">
            <text:p>0,78914</text:p>
          </table:table-cell>
          <table:table-cell office:value-type="float" office:value="0.042434084" calcext:value-type="float">
            <text:p>0,042434084</text:p>
          </table:table-cell>
          <table:table-cell office:value-type="float" office:value="0.7887976" calcext:value-type="float">
            <text:p>0,7887976</text:p>
          </table:table-cell>
          <table:table-cell office:value-type="float" office:value="0.046765979" calcext:value-type="float">
            <text:p>0,046765979</text:p>
          </table:table-cell>
          <table:table-cell office:value-type="float" office:value="0.788316" calcext:value-type="float">
            <text:p>0,788316</text:p>
          </table:table-cell>
          <table:table-cell office:value-type="float" office:value="0.042498007" calcext:value-type="float">
            <text:p>0,042498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78]" office:value-type="float" office:value="0.789476" calcext:value-type="float">
            <text:p>0,789476</text:p>
          </table:table-cell>
          <table:table-cell table:style-name="ce6" table:formula="of:=[.C78]" office:value-type="float" office:value="0.043116673" calcext:value-type="float">
            <text:p>0,043116673</text:p>
          </table:table-cell>
          <table:table-cell office:value-type="float" office:value="0.7882656" calcext:value-type="float">
            <text:p>0,7882656</text:p>
          </table:table-cell>
          <table:table-cell office:value-type="float" office:value="0.04273181" calcext:value-type="float">
            <text:p>0,04273181</text:p>
          </table:table-cell>
          <table:table-cell office:value-type="float" office:value="0.787804" calcext:value-type="float">
            <text:p>0,787804</text:p>
          </table:table-cell>
          <table:table-cell office:value-type="float" office:value="0.04356898" calcext:value-type="float">
            <text:p>0,04356898</text:p>
          </table:table-cell>
          <table:table-cell office:value-type="float" office:value="0.7873416" calcext:value-type="float">
            <text:p>0,7873416</text:p>
          </table:table-cell>
          <table:table-cell office:value-type="float" office:value="0.042933771" calcext:value-type="float">
            <text:p>0,0429337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79]" office:value-type="float" office:value="0.7910384" calcext:value-type="float">
            <text:p>0,7910384</text:p>
          </table:table-cell>
          <table:table-cell table:style-name="ce6" table:formula="of:=[.C79]" office:value-type="float" office:value="0.04355907" calcext:value-type="float">
            <text:p>0,04355907</text:p>
          </table:table-cell>
          <table:table-cell office:value-type="float" office:value="0.7905688" calcext:value-type="float">
            <text:p>0,7905688</text:p>
          </table:table-cell>
          <table:table-cell office:value-type="float" office:value="0.044656602" calcext:value-type="float">
            <text:p>0,044656602</text:p>
          </table:table-cell>
          <table:table-cell office:value-type="float" office:value="0.789048" calcext:value-type="float">
            <text:p>0,789048</text:p>
          </table:table-cell>
          <table:table-cell office:value-type="float" office:value="0.0451455" calcext:value-type="float">
            <text:p>0,0451455</text:p>
          </table:table-cell>
          <table:table-cell office:value-type="float" office:value="0.7887288" calcext:value-type="float">
            <text:p>0,7887288</text:p>
          </table:table-cell>
          <table:table-cell office:value-type="float" office:value="0.044398971" calcext:value-type="float">
            <text:p>0,0443989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80]" office:value-type="float" office:value="0.7890128" calcext:value-type="float">
            <text:p>0,7890128</text:p>
          </table:table-cell>
          <table:table-cell table:style-name="ce6" table:formula="of:=[.C80]" office:value-type="float" office:value="0.042243876" calcext:value-type="float">
            <text:p>0,042243876</text:p>
          </table:table-cell>
          <table:table-cell office:value-type="float" office:value="0.7910208" calcext:value-type="float">
            <text:p>0,7910208</text:p>
          </table:table-cell>
          <table:table-cell office:value-type="float" office:value="0.043012397" calcext:value-type="float">
            <text:p>0,043012397</text:p>
          </table:table-cell>
          <table:table-cell office:value-type="float" office:value="0.7885864" calcext:value-type="float">
            <text:p>0,7885864</text:p>
          </table:table-cell>
          <table:table-cell office:value-type="float" office:value="0.045014784" calcext:value-type="float">
            <text:p>0,045014784</text:p>
          </table:table-cell>
          <table:table-cell office:value-type="float" office:value="0.7875344" calcext:value-type="float">
            <text:p>0,7875344</text:p>
          </table:table-cell>
          <table:table-cell office:value-type="float" office:value="0.042815516" calcext:value-type="float">
            <text:p>0,04281551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81]" office:value-type="float" office:value="0.7894744" calcext:value-type="float">
            <text:p>0,7894744</text:p>
          </table:table-cell>
          <table:table-cell table:style-name="ce6" table:formula="of:=[.C81]" office:value-type="float" office:value="0.041760653" calcext:value-type="float">
            <text:p>0,041760653</text:p>
          </table:table-cell>
          <table:table-cell office:value-type="float" office:value="0.7870736" calcext:value-type="float">
            <text:p>0,7870736</text:p>
          </table:table-cell>
          <table:table-cell office:value-type="float" office:value="0.044000204" calcext:value-type="float">
            <text:p>0,044000204</text:p>
          </table:table-cell>
          <table:table-cell office:value-type="float" office:value="0.7895536" calcext:value-type="float">
            <text:p>0,7895536</text:p>
          </table:table-cell>
          <table:table-cell office:value-type="float" office:value="0.046235189" calcext:value-type="float">
            <text:p>0,046235189</text:p>
          </table:table-cell>
          <table:table-cell office:value-type="float" office:value="0.7862496" calcext:value-type="float">
            <text:p>0,7862496</text:p>
          </table:table-cell>
          <table:table-cell office:value-type="float" office:value="0.043174268" calcext:value-type="float">
            <text:p>0,043174268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formula="of:=[.B82]" office:value-type="float" office:value="0.7877272" calcext:value-type="float">
            <text:p>0,7877272</text:p>
          </table:table-cell>
          <table:table-cell table:style-name="ce6" table:formula="of:=[.C82]" office:value-type="float" office:value="0.041351477" calcext:value-type="float">
            <text:p>0,041351477</text:p>
          </table:table-cell>
          <table:table-cell table:style-name="ce8" office:value-type="float" office:value="0.787216" calcext:value-type="float">
            <text:p>0,787216</text:p>
          </table:table-cell>
          <table:table-cell table:style-name="ce8" office:value-type="float" office:value="0.043815638" calcext:value-type="float">
            <text:p>0,043815638</text:p>
          </table:table-cell>
          <table:table-cell table:style-name="ce8" office:value-type="float" office:value="0.7921568" calcext:value-type="float">
            <text:p>0,7921568</text:p>
          </table:table-cell>
          <table:table-cell table:style-name="ce8" office:value-type="float" office:value="0.045150535" calcext:value-type="float">
            <text:p>0,045150535</text:p>
          </table:table-cell>
          <table:table-cell table:style-name="ce8" office:value-type="float" office:value="0.7887872" calcext:value-type="float">
            <text:p>0,7887872</text:p>
          </table:table-cell>
          <table:table-cell table:style-name="ce8" office:value-type="float" office:value="0.04409729" calcext:value-type="float">
            <text:p>0,04409729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88:.B94])" office:value-type="float" office:value="0.789161942857143" calcext:value-type="float" table:number-columns-spanned="2" table:number-rows-spanned="1">
            <text:p>0,789161942857143</text:p>
          </table:table-cell>
          <table:covered-table-cell table:style-name="Default"/>
          <table:table-cell table:style-name="ce6" table:formula="of:=AVERAGE([.D88:.D94])" office:value-type="float" office:value="0.788710057142857" calcext:value-type="float" table:number-columns-spanned="2" table:number-rows-spanned="1">
            <text:p>0,788710057142857</text:p>
          </table:table-cell>
          <table:covered-table-cell table:style-name="Default"/>
          <table:table-cell table:style-name="ce6" table:formula="of:=AVERAGE([.F88:.F94])" office:value-type="float" office:value="0.789264228571428" calcext:value-type="float" table:number-columns-spanned="2" table:number-rows-spanned="1">
            <text:p>0,789264228571428</text:p>
          </table:table-cell>
          <table:covered-table-cell table:style-name="Default"/>
          <table:table-cell table:style-name="ce6" table:formula="of:=AVERAGE([.H88:.H94])" office:value-type="float" office:value="0.787982628571429" calcext:value-type="float" table:number-columns-spanned="2" table:number-rows-spanned="1">
            <text:p>0,787982628571429</text:p>
          </table:table-cell>
          <table:covered-table-cell table:style-name="Default"/>
          <table:table-cell table:style-name="ce6" table:formula="of:=AVERAGE([.J88:.J94]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88:.C94])+6000*VAR([.B88:.B94]))/6999)" office:value-type="float" office:value="0.0426523431129868" calcext:value-type="float" table:number-columns-spanned="2" table:number-rows-spanned="1">
            <text:p>0,0426523431129868</text:p>
          </table:table-cell>
          <table:covered-table-cell table:style-name="Default"/>
          <table:table-cell table:style-name="ce24" table:formula="of:=SQRT((999*SUMSQ([.E88:.E94])+6000*VAR([.D88:.D94]))/6999)" office:value-type="float" office:value="0.0432763757440508" calcext:value-type="float" table:number-columns-spanned="2" table:number-rows-spanned="1">
            <text:p>0,0432763757440508</text:p>
          </table:table-cell>
          <table:covered-table-cell table:style-name="Default"/>
          <table:table-cell table:style-name="ce24" table:formula="of:=SQRT((999*SUMSQ([.G88:.G94])+6000*VAR([.F88:.F94]))/6999)" office:value-type="float" office:value="0.044833042535066" calcext:value-type="float" table:number-columns-spanned="2" table:number-rows-spanned="1">
            <text:p>0,044833042535066</text:p>
          </table:table-cell>
          <table:covered-table-cell table:style-name="Default"/>
          <table:table-cell table:style-name="ce24" table:formula="of:=SQRT((999*SUMSQ([.I88:.I94])+6000*VAR([.H88:.H94]))/6999)" office:value-type="float" office:value="0.0431935422351134" calcext:value-type="float" table:number-columns-spanned="2" table:number-rows-spanned="1">
            <text:p>0,0431935422351134</text:p>
          </table:table-cell>
          <table:covered-table-cell table:style-name="Default"/>
          <table:table-cell table:style-name="ce24" table:formula="of:=SQRT((999*SUMSQ([.K88:.K94])+6000*VAR([.J88:.J94]))/6999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10" table:number-rows-spanned="1">
            <text:p>Null, Greedy, x</text:p>
          </table:table-cell>
          <table:covered-table-cell table:style-name="ce43"/>
          <table:covered-table-cell table:number-columns-repeated="4" table:style-name="ce1"/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40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40" office:value-type="float" office:value="32" calcext:value-type="float" table:number-columns-spanned="2" table:number-rows-spanned="1">
            <text:p>32</text:p>
          </table:table-cell>
          <table:covered-table-cell table:style-name="Default"/>
          <table:table-cell table:style-name="ce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7892232" calcext:value-type="float">
            <text:p>0,7892232</text:p>
          </table:table-cell>
          <table:table-cell table:style-name="ce6" office:value-type="float" office:value="0.041785152" calcext:value-type="float">
            <text:p>0,041785152</text:p>
          </table:table-cell>
          <table:table-cell table:style-name="ce37" office:value-type="float" office:value="0.7908368" calcext:value-type="float">
            <text:p>0,7908368</text:p>
          </table:table-cell>
          <table:table-cell table:style-name="ce6" office:value-type="float" office:value="0.043200577" calcext:value-type="float">
            <text:p>0,043200577</text:p>
          </table:table-cell>
          <table:table-cell table:style-name="ce37" office:value-type="float" office:value="0.787636" calcext:value-type="float">
            <text:p>0,787636</text:p>
          </table:table-cell>
          <table:table-cell table:style-name="ce6" office:value-type="float" office:value="0.043301523" calcext:value-type="float">
            <text:p>0,043301523</text:p>
          </table:table-cell>
          <table:table-cell table:style-name="ce37" office:value-type="float" office:value="0.7893408" calcext:value-type="float">
            <text:p>0,7893408</text:p>
          </table:table-cell>
          <table:table-cell table:style-name="ce6" office:value-type="float" office:value="0.042480065" calcext:value-type="float">
            <text:p>0,042480065</text:p>
          </table:table-cell>
          <table:table-cell table:style-name="ce37" office:value-type="float" office:value="0.7884592" calcext:value-type="float">
            <text:p>0,7884592</text:p>
          </table:table-cell>
          <table:table-cell table:style-name="ce6" office:value-type="float" office:value="0.042868924" calcext:value-type="float">
            <text:p>0,042868924</text:p>
          </table:table-cell>
          <table:table-cell table:style-name="ce3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86344" calcext:value-type="float">
            <text:p>0,7886344</text:p>
          </table:table-cell>
          <table:table-cell office:value-type="float" office:value="0.041273254" calcext:value-type="float">
            <text:p>0,041273254</text:p>
          </table:table-cell>
          <table:table-cell office:value-type="float" office:value="0.7915584" calcext:value-type="float">
            <text:p>0,7915584</text:p>
          </table:table-cell>
          <table:table-cell office:value-type="float" office:value="0.04150672" calcext:value-type="float">
            <text:p>0,04150672</text:p>
          </table:table-cell>
          <table:table-cell office:value-type="float" office:value="0.7884752" calcext:value-type="float">
            <text:p>0,7884752</text:p>
          </table:table-cell>
          <table:table-cell office:value-type="float" office:value="0.041957799" calcext:value-type="float">
            <text:p>0,041957799</text:p>
          </table:table-cell>
          <table:table-cell office:value-type="float" office:value="0.7891912" calcext:value-type="float">
            <text:p>0,7891912</text:p>
          </table:table-cell>
          <table:table-cell office:value-type="float" office:value="0.045074519" calcext:value-type="float">
            <text:p>0,045074519</text:p>
          </table:table-cell>
          <table:table-cell office:value-type="float" office:value="0.790492" calcext:value-type="float">
            <text:p>0,790492</text:p>
          </table:table-cell>
          <table:table-cell office:value-type="float" office:value="0.043525543" calcext:value-type="float">
            <text:p>0,043525543</text:p>
          </table:table-cell>
          <table:table-cell table:style-name="ce3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86528" calcext:value-type="float">
            <text:p>0,7886528</text:p>
          </table:table-cell>
          <table:table-cell office:value-type="float" office:value="0.043533611" calcext:value-type="float">
            <text:p>0,043533611</text:p>
          </table:table-cell>
          <table:table-cell office:value-type="float" office:value="0.7891896" calcext:value-type="float">
            <text:p>0,7891896</text:p>
          </table:table-cell>
          <table:table-cell office:value-type="float" office:value="0.042800225" calcext:value-type="float">
            <text:p>0,042800225</text:p>
          </table:table-cell>
          <table:table-cell office:value-type="float" office:value="0.7871736" calcext:value-type="float">
            <text:p>0,7871736</text:p>
          </table:table-cell>
          <table:table-cell office:value-type="float" office:value="0.042494622" calcext:value-type="float">
            <text:p>0,042494622</text:p>
          </table:table-cell>
          <table:table-cell office:value-type="float" office:value="0.7889536" calcext:value-type="float">
            <text:p>0,7889536</text:p>
          </table:table-cell>
          <table:table-cell office:value-type="float" office:value="0.042616405" calcext:value-type="float">
            <text:p>0,042616405</text:p>
          </table:table-cell>
          <table:table-cell office:value-type="float" office:value="0.7890056" calcext:value-type="float">
            <text:p>0,7890056</text:p>
          </table:table-cell>
          <table:table-cell office:value-type="float" office:value="0.043982102" calcext:value-type="float">
            <text:p>0,043982102</text:p>
          </table:table-cell>
          <table:table-cell table:style-name="ce3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88624" calcext:value-type="float">
            <text:p>0,7888624</text:p>
          </table:table-cell>
          <table:table-cell office:value-type="float" office:value="0.043648346" calcext:value-type="float">
            <text:p>0,043648346</text:p>
          </table:table-cell>
          <table:table-cell office:value-type="float" office:value="0.788024" calcext:value-type="float">
            <text:p>0,788024</text:p>
          </table:table-cell>
          <table:table-cell office:value-type="float" office:value="0.045132891" calcext:value-type="float">
            <text:p>0,045132891</text:p>
          </table:table-cell>
          <table:table-cell office:value-type="float" office:value="0.7891072" calcext:value-type="float">
            <text:p>0,7891072</text:p>
          </table:table-cell>
          <table:table-cell office:value-type="float" office:value="0.044730767" calcext:value-type="float">
            <text:p>0,044730767</text:p>
          </table:table-cell>
          <table:table-cell office:value-type="float" office:value="0.789552" calcext:value-type="float">
            <text:p>0,789552</text:p>
          </table:table-cell>
          <table:table-cell office:value-type="float" office:value="0.04340693" calcext:value-type="float">
            <text:p>0,04340693</text:p>
          </table:table-cell>
          <table:table-cell office:value-type="float" office:value="0.7891648" calcext:value-type="float">
            <text:p>0,7891648</text:p>
          </table:table-cell>
          <table:table-cell office:value-type="float" office:value="0.043496805" calcext:value-type="float">
            <text:p>0,043496805</text:p>
          </table:table-cell>
          <table:table-cell table:style-name="ce3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67872" calcext:value-type="float">
            <text:p>0,7867872</text:p>
          </table:table-cell>
          <table:table-cell office:value-type="float" office:value="0.043486388" calcext:value-type="float">
            <text:p>0,043486388</text:p>
          </table:table-cell>
          <table:table-cell office:value-type="float" office:value="0.7909552" calcext:value-type="float">
            <text:p>0,7909552</text:p>
          </table:table-cell>
          <table:table-cell office:value-type="float" office:value="0.045008925" calcext:value-type="float">
            <text:p>0,045008925</text:p>
          </table:table-cell>
          <table:table-cell office:value-type="float" office:value="0.7860904" calcext:value-type="float">
            <text:p>0,7860904</text:p>
          </table:table-cell>
          <table:table-cell office:value-type="float" office:value="0.044000613" calcext:value-type="float">
            <text:p>0,044000613</text:p>
          </table:table-cell>
          <table:table-cell office:value-type="float" office:value="0.787284" calcext:value-type="float">
            <text:p>0,787284</text:p>
          </table:table-cell>
          <table:table-cell office:value-type="float" office:value="0.044985872" calcext:value-type="float">
            <text:p>0,044985872</text:p>
          </table:table-cell>
          <table:table-cell office:value-type="float" office:value="0.7902648" calcext:value-type="float">
            <text:p>0,7902648</text:p>
          </table:table-cell>
          <table:table-cell office:value-type="float" office:value="0.042412414" calcext:value-type="float">
            <text:p>0,042412414</text:p>
          </table:table-cell>
          <table:table-cell table:style-name="ce3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85256" calcext:value-type="float">
            <text:p>0,7885256</text:p>
          </table:table-cell>
          <table:table-cell office:value-type="float" office:value="0.042083502" calcext:value-type="float">
            <text:p>0,042083502</text:p>
          </table:table-cell>
          <table:table-cell office:value-type="float" office:value="0.7871568" calcext:value-type="float">
            <text:p>0,7871568</text:p>
          </table:table-cell>
          <table:table-cell office:value-type="float" office:value="0.043038672" calcext:value-type="float">
            <text:p>0,043038672</text:p>
          </table:table-cell>
          <table:table-cell office:value-type="float" office:value="0.7885008" calcext:value-type="float">
            <text:p>0,7885008</text:p>
          </table:table-cell>
          <table:table-cell office:value-type="float" office:value="0.042566294" calcext:value-type="float">
            <text:p>0,042566294</text:p>
          </table:table-cell>
          <table:table-cell office:value-type="float" office:value="0.7873912" calcext:value-type="float">
            <text:p>0,7873912</text:p>
          </table:table-cell>
          <table:table-cell office:value-type="float" office:value="0.041830852" calcext:value-type="float">
            <text:p>0,041830852</text:p>
          </table:table-cell>
          <table:table-cell office:value-type="float" office:value="0.7876192" calcext:value-type="float">
            <text:p>0,7876192</text:p>
          </table:table-cell>
          <table:table-cell office:value-type="float" office:value="0.042963423" calcext:value-type="float">
            <text:p>0,042963423</text:p>
          </table:table-cell>
          <table:table-cell table:style-name="ce31"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80224" calcext:value-type="float">
            <text:p>0,7880224</text:p>
          </table:table-cell>
          <table:table-cell table:style-name="ce8" office:value-type="float" office:value="0.043502822" calcext:value-type="float">
            <text:p>0,043502822</text:p>
          </table:table-cell>
          <table:table-cell table:style-name="ce8" office:value-type="float" office:value="0.7861736" calcext:value-type="float">
            <text:p>0,7861736</text:p>
          </table:table-cell>
          <table:table-cell table:style-name="ce8" office:value-type="float" office:value="0.042145533" calcext:value-type="float">
            <text:p>0,042145533</text:p>
          </table:table-cell>
          <table:table-cell table:style-name="ce8" office:value-type="float" office:value="0.792172" calcext:value-type="float">
            <text:p>0,792172</text:p>
          </table:table-cell>
          <table:table-cell table:style-name="ce8" office:value-type="float" office:value="0.043426056" calcext:value-type="float">
            <text:p>0,043426056</text:p>
          </table:table-cell>
          <table:table-cell table:style-name="ce8" office:value-type="float" office:value="0.7893744" calcext:value-type="float">
            <text:p>0,7893744</text:p>
          </table:table-cell>
          <table:table-cell table:style-name="ce8" office:value-type="float" office:value="0.043153295" calcext:value-type="float">
            <text:p>0,043153295</text:p>
          </table:table-cell>
          <table:table-cell table:style-name="ce8" office:value-type="float" office:value="0.7881888" calcext:value-type="float">
            <text:p>0,7881888</text:p>
          </table:table-cell>
          <table:table-cell table:style-name="ce8" office:value-type="float" office:value="0.041929963" calcext:value-type="float">
            <text:p>0,041929963</text:p>
          </table:table-cell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7" table:formula="of:=AVERAGE([.B100:.B106])" office:value-type="float" office:value="0.788386857142857" calcext:value-type="float" table:number-columns-spanned="2" table:number-rows-spanned="1">
            <text:p>0,788386857142857</text:p>
          </table:table-cell>
          <table:covered-table-cell table:style-name="Default"/>
          <table:table-cell table:style-name="ce37" table:formula="of:=AVERAGE([.D100:.D106])" office:value-type="float" office:value="0.789127771428571" calcext:value-type="float" table:number-columns-spanned="2" table:number-rows-spanned="1">
            <text:p>0,789127771428571</text:p>
          </table:table-cell>
          <table:covered-table-cell table:style-name="Default"/>
          <table:table-cell table:style-name="ce37" table:formula="of:=AVERAGE([.F100:.F106])" office:value-type="float" office:value="0.788450742857143" calcext:value-type="float" table:number-columns-spanned="2" table:number-rows-spanned="1">
            <text:p>0,788450742857143</text:p>
          </table:table-cell>
          <table:covered-table-cell table:style-name="Default"/>
          <table:table-cell table:style-name="ce37" table:formula="of:=AVERAGE([.H100:.H106])" office:value-type="float" office:value="0.788726742857143" calcext:value-type="float" table:number-columns-spanned="2" table:number-rows-spanned="1">
            <text:p>0,788726742857143</text:p>
          </table:table-cell>
          <table:covered-table-cell table:style-name="Default"/>
          <table:table-cell table:style-name="ce37" table:formula="of:=AVERAGE([.J100:.J106])" office:value-type="float" office:value="0.789027771428571" calcext:value-type="float" table:number-columns-spanned="2" table:number-rows-spanned="1">
            <text:p>0,789027771428571</text:p>
          </table:table-cell>
          <table:covered-table-cell table:style-name="Default"/>
          <table:table-cell table:style-name="ce31"/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00:.C106])+6000*VAR([.B100:.B106]))/6999)" office:value-type="float" office:value="0.0427571360355831" calcext:value-type="float" table:number-columns-spanned="2" table:number-rows-spanned="1">
            <text:p>0,0427571360355831</text:p>
          </table:table-cell>
          <table:covered-table-cell table:style-name="Default"/>
          <table:table-cell table:style-name="ce24" table:formula="of:=SQRT((999*SUMSQ([.E100:.E106])+6000*VAR([.D100:.D106]))/6999)" office:value-type="float" office:value="0.0433046954615763" calcext:value-type="float" table:number-columns-spanned="2" table:number-rows-spanned="1">
            <text:p>0,0433046954615763</text:p>
          </table:table-cell>
          <table:covered-table-cell table:style-name="Default"/>
          <table:table-cell table:style-name="ce24" table:formula="of:=SQRT((999*SUMSQ([.G100:.G106])+6000*VAR([.F100:.F106]))/6999)" office:value-type="float" office:value="0.0432382444057532" calcext:value-type="float" table:number-columns-spanned="2" table:number-rows-spanned="1">
            <text:p>0,0432382444057532</text:p>
          </table:table-cell>
          <table:covered-table-cell table:style-name="Default"/>
          <table:table-cell table:style-name="ce24" table:formula="of:=SQRT((999*SUMSQ([.I100:.I106])+6000*VAR([.H100:.H106]))/6999)" office:value-type="float" office:value="0.0433699402326248" calcext:value-type="float" table:number-columns-spanned="2" table:number-rows-spanned="1">
            <text:p>0,0433699402326248</text:p>
          </table:table-cell>
          <table:covered-table-cell table:style-name="Default"/>
          <table:table-cell table:style-name="ce24" table:formula="of:=SQRT((999*SUMSQ([.K100:.K106])+6000*VAR([.J100:.J106]))/6999)" office:value-type="float" office:value="0.0430232487687917" calcext:value-type="float" table:number-columns-spanned="2" table:number-rows-spanned="1">
            <text:p>0,0430232487687917</text:p>
          </table:table-cell>
          <table:covered-table-cell table:style-name="Default"/>
          <table:table-cell table:style-name="ce45"/>
          <table:table-cell/>
        </table:table-row>
      </table:table>
      <table:table table:name="perf-2" table:style-name="ta1">
        <table:shapes>
          <draw:frame draw:z-index="0" draw:style-name="gr1" draw:text-style-name="P1" svg:width="15.997cm" svg:height="9.004cm" svg:x="29.35cm" svg:y="0.478cm">
            <draw:object draw:notify-on-update-of-ranges="'perf-2'.B3:'perf-2'.B3 'perf-2'.D3:'perf-2'.D3 'perf-2'.F3:'perf-2'.F3 'perf-2'.H3:'perf-2'.H3 'perf-2'.J3:'perf-2'.J3  'perf-2'.B11:'perf-2'.B11 'perf-2'.D11:'perf-2'.D11 'perf-2'.F11:'perf-2'.F11 'perf-2'.H11:'perf-2'.H11 'perf-2'.J11:'perf-2'.J11 'perf-2'.B12:'perf-2'.B12 'perf-2'.D12:'perf-2'.D12 'perf-2'.F12:'perf-2'.F12 'perf-2'.H12:'perf-2'.H12 'perf-2'.J12:'perf-2'.J12 'perf-2'.B12:'perf-2'.B12 'perf-2'.D12:'perf-2'.D12 'perf-2'.F12:'perf-2'.F12 'perf-2'.H12:'perf-2'.H12 'perf-2'.J12:'perf-2'.J12  'perf-2'.B47:'perf-2'.B47 'perf-2'.D47:'perf-2'.D47 'perf-2'.F47:'perf-2'.F47 'perf-2'.H47:'perf-2'.H47 'perf-2'.J47:'perf-2'.J47 'perf-2'.B48:'perf-2'.B48 'perf-2'.D48:'perf-2'.D48 'perf-2'.F48:'perf-2'.F48 'perf-2'.H48:'perf-2'.H48 'perf-2'.J48:'perf-2'.J48 'perf-2'.B48:'perf-2'.B48 'perf-2'.D48:'perf-2'.D48 'perf-2'.F48:'perf-2'.F48 'perf-2'.H48:'perf-2'.H48 'perf-2'.J48:'perf-2'.J48  'perf-2'.B83:'perf-2'.B83 'perf-2'.D83:'perf-2'.D83 'perf-2'.F83:'perf-2'.F83 'perf-2'.H83:'perf-2'.H83 'perf-2'.J83:'perf-2'.J83 'perf-2'.B84:'perf-2'.B84 'perf-2'.D84:'perf-2'.D84 'perf-2'.F84:'perf-2'.F84 'perf-2'.H84:'perf-2'.H84 'perf-2'.J84:'perf-2'.J84 'perf-2'.B84:'perf-2'.B84 'perf-2'.D84:'perf-2'.D84 'perf-2'.F84:'perf-2'.F84 'perf-2'.H84:'perf-2'.H84 'perf-2'.J84:'perf-2'.J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4cm" svg:x="29.352cm" svg:y="10.386cm">
            <draw:object draw:notify-on-update-of-ranges="'perf-2'.B15:'perf-2'.B15 'perf-2'.D15:'perf-2'.D15 'perf-2'.F15:'perf-2'.F15 'perf-2'.H15:'perf-2'.H15 'perf-2'.J15:'perf-2'.J15  'perf-2'.B23:'perf-2'.B23 'perf-2'.D23:'perf-2'.D23 'perf-2'.F23:'perf-2'.F23 'perf-2'.H23:'perf-2'.H23 'perf-2'.J23:'perf-2'.J23 'perf-2'.B24:'perf-2'.B24 'perf-2'.D24:'perf-2'.D24 'perf-2'.F24:'perf-2'.F24 'perf-2'.H24:'perf-2'.H24 'perf-2'.J24:'perf-2'.J24 'perf-2'.B24:'perf-2'.B24 'perf-2'.D24:'perf-2'.D24 'perf-2'.F24:'perf-2'.F24 'perf-2'.H24:'perf-2'.H24 'perf-2'.J24:'perf-2'.J24  'perf-2'.B59:'perf-2'.B59 'perf-2'.D59:'perf-2'.D59 'perf-2'.F59:'perf-2'.F59 'perf-2'.H59:'perf-2'.H59 'perf-2'.J59:'perf-2'.J59 'perf-2'.B60:'perf-2'.B60 'perf-2'.D60:'perf-2'.D60 'perf-2'.F60:'perf-2'.F60 'perf-2'.H60:'perf-2'.H60 'perf-2'.J60:'perf-2'.J60 'perf-2'.B60:'perf-2'.B60 'perf-2'.D60:'perf-2'.D60 'perf-2'.F60:'perf-2'.F60 'perf-2'.H60:'perf-2'.H60 'perf-2'.J60:'perf-2'.J60  'perf-2'.B95:'perf-2'.B95 'perf-2'.D95:'perf-2'.D95 'perf-2'.F95:'perf-2'.F95 'perf-2'.H95:'perf-2'.H95 'perf-2'.J95:'perf-2'.J95 'perf-2'.B96:'perf-2'.B96 'perf-2'.D96:'perf-2'.D96 'perf-2'.F96:'perf-2'.F96 'perf-2'.H96:'perf-2'.H96 'perf-2'.J96:'perf-2'.J96 'perf-2'.B96:'perf-2'.B96 'perf-2'.D96:'perf-2'.D96 'perf-2'.F96:'perf-2'.F96 'perf-2'.H96:'perf-2'.H96 'perf-2'.J96:'perf-2'.J9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15.997cm" svg:height="9.004cm" svg:x="29.352cm" svg:y="19.868cm">
            <draw:object draw:notify-on-update-of-ranges="'perf-2'.B27:'perf-2'.B27 'perf-2'.D27:'perf-2'.D27 'perf-2'.F27:'perf-2'.F27 'perf-2'.H27:'perf-2'.H27 'perf-2'.J27:'perf-2'.J27  'perf-2'.B35:'perf-2'.B35 'perf-2'.D35:'perf-2'.D35 'perf-2'.F35:'perf-2'.F35 'perf-2'.H35:'perf-2'.H35 'perf-2'.J35:'perf-2'.J35 'perf-2'.B36:'perf-2'.B36 'perf-2'.D36:'perf-2'.D36 'perf-2'.F36:'perf-2'.F36 'perf-2'.H36:'perf-2'.H36 'perf-2'.J36:'perf-2'.J36 'perf-2'.B36:'perf-2'.B36 'perf-2'.D36:'perf-2'.D36 'perf-2'.F36:'perf-2'.F36 'perf-2'.H36:'perf-2'.H36 'perf-2'.J36:'perf-2'.J36  'perf-2'.B71:'perf-2'.B71 'perf-2'.D71:'perf-2'.D71 'perf-2'.F71:'perf-2'.F71 'perf-2'.H71:'perf-2'.H71 'perf-2'.J71:'perf-2'.J71 'perf-2'.B72:'perf-2'.B72 'perf-2'.D72:'perf-2'.D72 'perf-2'.F72:'perf-2'.F72 'perf-2'.H72:'perf-2'.H72 'perf-2'.J72:'perf-2'.J72 'perf-2'.B72:'perf-2'.B72 'perf-2'.D72:'perf-2'.D72 'perf-2'.F72:'perf-2'.F72 'perf-2'.H72:'perf-2'.H72 'perf-2'.J72:'perf-2'.J72  'perf-2'.B107:'perf-2'.B107 'perf-2'.D107:'perf-2'.D107 'perf-2'.F107:'perf-2'.F107 'perf-2'.H107:'perf-2'.H107 'perf-2'.J107:'perf-2'.J107 'perf-2'.B108:'perf-2'.B108 'perf-2'.D108:'perf-2'.D108 'perf-2'.F108:'perf-2'.F108 'perf-2'.H108:'perf-2'.H108 'perf-2'.J108:'perf-2'.J108 'perf-2'.B108:'perf-2'.B108 'perf-2'.D108:'perf-2'.D108 'perf-2'.F108:'perf-2'.F108 'perf-2'.H108:'perf-2'.H108 'perf-2'.J108:'perf-2'.J10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17.07cm" svg:height="9.004cm" svg:x="29.352cm" svg:y="29.351cm">
            <draw:object draw:notify-on-update-of-ranges="'perf-2'.B51:'perf-2'.B51 'perf-2'.D63:'perf-2'.D63 'perf-2'.D51:'perf-2'.D51 'perf-2'.F63:'perf-2'.F63 'perf-2'.F51:'perf-2'.F51 'perf-2'.H63:'perf-2'.H63 'perf-2'.H51:'perf-2'.H51 'perf-2'.J63:'perf-2'.J63 'perf-2'.J51:'perf-2'.J51  'perf-2'.B59:'perf-2'.B59 'perf-2'.A109:'perf-2'.A109 'perf-2'.D59:'perf-2'.D59 'perf-2'.A109:'perf-2'.A109 'perf-2'.F59:'perf-2'.F59 'perf-2'.A109:'perf-2'.A109 'perf-2'.H59:'perf-2'.H59 'perf-2'.A109:'perf-2'.A109 'perf-2'.J59:'perf-2'.J59 'perf-2'.B60:'perf-2'.B60 'perf-2'.A109:'perf-2'.A109 'perf-2'.D60:'perf-2'.D60 'perf-2'.A109:'perf-2'.A109 'perf-2'.F60:'perf-2'.F60 'perf-2'.A109:'perf-2'.A109 'perf-2'.H60:'perf-2'.H60 'perf-2'.A109:'perf-2'.A109 'perf-2'.J60:'perf-2'.J60 'perf-2'.B60:'perf-2'.B60 'perf-2'.A109:'perf-2'.A109 'perf-2'.D60:'perf-2'.D60 'perf-2'.A109:'perf-2'.A109 'perf-2'.F60:'perf-2'.F60 'perf-2'.A109:'perf-2'.A109 'perf-2'.H60:'perf-2'.H60 'perf-2'.A109:'perf-2'.A109 'perf-2'.J60:'perf-2'.J60  'perf-2'.B71:'perf-2'.B71 'perf-2'.D71:'perf-2'.D71 'perf-2'.A109:'perf-2'.A109 'perf-2'.F71:'perf-2'.F71 'perf-2'.A109:'perf-2'.A109 'perf-2'.H71:'perf-2'.H71 'perf-2'.A109:'perf-2'.A109 'perf-2'.J71:'perf-2'.J71 'perf-2'.B72:'perf-2'.B72 'perf-2'.D72:'perf-2'.D72 'perf-2'.A109:'perf-2'.A109 'perf-2'.F72:'perf-2'.F72 'perf-2'.A109:'perf-2'.A109 'perf-2'.H72:'perf-2'.H72 'perf-2'.A109:'perf-2'.A109 'perf-2'.J72:'perf-2'.J72 'perf-2'.B72:'perf-2'.B72 'perf-2'.D72:'perf-2'.D72 'perf-2'.A109:'perf-2'.A109 'perf-2'.F72:'perf-2'.F72 'perf-2'.A109:'perf-2'.A109 'perf-2'.H72:'perf-2'.H72 'perf-2'.A109:'perf-2'.A109 'perf-2'.J72:'perf-2'.J7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10" table:default-cell-style-name="ce7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8" table:number-columns-repeated="6"/>
          <table:table-cell table:style-name="ce44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Reference, LD-DFS, g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8058288" calcext:value-type="float">
            <text:p>0,8058288</text:p>
          </table:table-cell>
          <table:table-cell table:style-name="ce6" office:value-type="float" office:value="0.046110228" calcext:value-type="float">
            <text:p>0,046110228</text:p>
          </table:table-cell>
          <table:table-cell table:style-name="ce6" office:value-type="float" office:value="0.81803053" calcext:value-type="float">
            <text:p>0,81803053</text:p>
          </table:table-cell>
          <table:table-cell table:style-name="ce6" office:value-type="float" office:value="0.047193199" calcext:value-type="float">
            <text:p>0,047193199</text:p>
          </table:table-cell>
          <table:table-cell table:style-name="ce6" office:value-type="float" office:value="0.82411654" calcext:value-type="float">
            <text:p>0,82411654</text:p>
          </table:table-cell>
          <table:table-cell table:style-name="ce6" office:value-type="float" office:value="0.047733459" calcext:value-type="float">
            <text:p>0,047733459</text:p>
          </table:table-cell>
          <table:table-cell table:style-name="ce6" office:value-type="float" office:value="0.8287431" calcext:value-type="float">
            <text:p>0,8287431</text:p>
          </table:table-cell>
          <table:table-cell table:style-name="ce6" office:value-type="float" office:value="0.047289126" calcext:value-type="float">
            <text:p>0,047289126</text:p>
          </table:table-cell>
          <table:table-cell table:style-name="ce6" office:value-type="float" office:value="0.8327583" calcext:value-type="float">
            <text:p>0,8327583</text:p>
          </table:table-cell>
          <table:table-cell table:style-name="ce6" office:value-type="float" office:value="0.044237352" calcext:value-type="float">
            <text:p>0,0442373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607402" calcext:value-type="float">
            <text:p>0,80607402</text:p>
          </table:table-cell>
          <table:table-cell office:value-type="float" office:value="0.046568044" calcext:value-type="float">
            <text:p>0,046568044</text:p>
          </table:table-cell>
          <table:table-cell office:value-type="float" office:value="0.82015126" calcext:value-type="float">
            <text:p>0,82015126</text:p>
          </table:table-cell>
          <table:table-cell office:value-type="float" office:value="0.049979855" calcext:value-type="float">
            <text:p>0,049979855</text:p>
          </table:table-cell>
          <table:table-cell office:value-type="float" office:value="0.82510675" calcext:value-type="float">
            <text:p>0,82510675</text:p>
          </table:table-cell>
          <table:table-cell office:value-type="float" office:value="0.0446815" calcext:value-type="float">
            <text:p>0,0446815</text:p>
          </table:table-cell>
          <table:table-cell office:value-type="float" office:value="0.82994458" calcext:value-type="float">
            <text:p>0,82994458</text:p>
          </table:table-cell>
          <table:table-cell office:value-type="float" office:value="0.045715149" calcext:value-type="float">
            <text:p>0,045715149</text:p>
          </table:table-cell>
          <table:table-cell office:value-type="float" office:value="0.83224259" calcext:value-type="float">
            <text:p>0,83224259</text:p>
          </table:table-cell>
          <table:table-cell office:value-type="float" office:value="0.047486231" calcext:value-type="float">
            <text:p>0,0474862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77528" calcext:value-type="float">
            <text:p>0,8077528</text:p>
          </table:table-cell>
          <table:table-cell office:value-type="float" office:value="0.045314404" calcext:value-type="float">
            <text:p>0,045314404</text:p>
          </table:table-cell>
          <table:table-cell office:value-type="float" office:value="0.8186616" calcext:value-type="float">
            <text:p>0,8186616</text:p>
          </table:table-cell>
          <table:table-cell office:value-type="float" office:value="0.048011597" calcext:value-type="float">
            <text:p>0,048011597</text:p>
          </table:table-cell>
          <table:table-cell office:value-type="float" office:value="0.82659453" calcext:value-type="float">
            <text:p>0,82659453</text:p>
          </table:table-cell>
          <table:table-cell office:value-type="float" office:value="0.047487721" calcext:value-type="float">
            <text:p>0,047487721</text:p>
          </table:table-cell>
          <table:table-cell office:value-type="float" office:value="0.828248" calcext:value-type="float">
            <text:p>0,828248</text:p>
          </table:table-cell>
          <table:table-cell office:value-type="float" office:value="0.043855085" calcext:value-type="float">
            <text:p>0,043855085</text:p>
          </table:table-cell>
          <table:table-cell office:value-type="float" office:value="0.83420106" calcext:value-type="float">
            <text:p>0,83420106</text:p>
          </table:table-cell>
          <table:table-cell office:value-type="float" office:value="0.047576662" calcext:value-type="float">
            <text:p>0,0475766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65807" calcext:value-type="float">
            <text:p>0,8065807</text:p>
          </table:table-cell>
          <table:table-cell office:value-type="float" office:value="0.045626841" calcext:value-type="float">
            <text:p>0,045626841</text:p>
          </table:table-cell>
          <table:table-cell office:value-type="float" office:value="0.816768" calcext:value-type="float">
            <text:p>0,816768</text:p>
          </table:table-cell>
          <table:table-cell office:value-type="float" office:value="0.044934393" calcext:value-type="float">
            <text:p>0,044934393</text:p>
          </table:table-cell>
          <table:table-cell office:value-type="float" office:value="0.82620109" calcext:value-type="float">
            <text:p>0,82620109</text:p>
          </table:table-cell>
          <table:table-cell office:value-type="float" office:value="0.045461466" calcext:value-type="float">
            <text:p>0,045461466</text:p>
          </table:table-cell>
          <table:table-cell office:value-type="float" office:value="0.82885286" calcext:value-type="float">
            <text:p>0,82885286</text:p>
          </table:table-cell>
          <table:table-cell office:value-type="float" office:value="0.044250936" calcext:value-type="float">
            <text:p>0,044250936</text:p>
          </table:table-cell>
          <table:table-cell office:value-type="float" office:value="0.83189037" calcext:value-type="float">
            <text:p>0,83189037</text:p>
          </table:table-cell>
          <table:table-cell office:value-type="float" office:value="0.043380609" calcext:value-type="float">
            <text:p>0,04338060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85479" calcext:value-type="float">
            <text:p>0,8085479</text:p>
          </table:table-cell>
          <table:table-cell office:value-type="float" office:value="0.047204319" calcext:value-type="float">
            <text:p>0,047204319</text:p>
          </table:table-cell>
          <table:table-cell office:value-type="float" office:value="0.81815206" calcext:value-type="float">
            <text:p>0,81815206</text:p>
          </table:table-cell>
          <table:table-cell office:value-type="float" office:value="0.041922099" calcext:value-type="float">
            <text:p>0,041922099</text:p>
          </table:table-cell>
          <table:table-cell office:value-type="float" office:value="0.82309734" calcext:value-type="float">
            <text:p>0,82309734</text:p>
          </table:table-cell>
          <table:table-cell office:value-type="float" office:value="0.045545897" calcext:value-type="float">
            <text:p>0,045545897</text:p>
          </table:table-cell>
          <table:table-cell office:value-type="float" office:value="0.8308857" calcext:value-type="float">
            <text:p>0,8308857</text:p>
          </table:table-cell>
          <table:table-cell office:value-type="float" office:value="0.047799445" calcext:value-type="float">
            <text:p>0,047799445</text:p>
          </table:table-cell>
          <table:table-cell office:value-type="float" office:value="0.83467853" calcext:value-type="float">
            <text:p>0,83467853</text:p>
          </table:table-cell>
          <table:table-cell office:value-type="float" office:value="0.045067117" calcext:value-type="float">
            <text:p>0,0450671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701898" calcext:value-type="float">
            <text:p>0,80701898</text:p>
          </table:table-cell>
          <table:table-cell office:value-type="float" office:value="0.046118129" calcext:value-type="float">
            <text:p>0,046118129</text:p>
          </table:table-cell>
          <table:table-cell office:value-type="float" office:value="0.81743642" calcext:value-type="float">
            <text:p>0,81743642</text:p>
          </table:table-cell>
          <table:table-cell office:value-type="float" office:value="0.047413821" calcext:value-type="float">
            <text:p>0,047413821</text:p>
          </table:table-cell>
          <table:table-cell office:value-type="float" office:value="0.8251591" calcext:value-type="float">
            <text:p>0,8251591</text:p>
          </table:table-cell>
          <table:table-cell office:value-type="float" office:value="0.043748153" calcext:value-type="float">
            <text:p>0,043748153</text:p>
          </table:table-cell>
          <table:table-cell office:value-type="float" office:value="0.82969917" calcext:value-type="float">
            <text:p>0,82969917</text:p>
          </table:table-cell>
          <table:table-cell office:value-type="float" office:value="0.045061449" calcext:value-type="float">
            <text:p>0,045061449</text:p>
          </table:table-cell>
          <table:table-cell office:value-type="float" office:value="0.83243677" calcext:value-type="float">
            <text:p>0,83243677</text:p>
          </table:table-cell>
          <table:table-cell office:value-type="float" office:value="0.042429059" calcext:value-type="float">
            <text:p>0,042429059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80708995" calcext:value-type="float">
            <text:p>0,80708995</text:p>
          </table:table-cell>
          <table:table-cell table:style-name="ce8" office:value-type="float" office:value="0.043963833" calcext:value-type="float">
            <text:p>0,043963833</text:p>
          </table:table-cell>
          <table:table-cell table:style-name="ce8" office:value-type="float" office:value="0.81776538" calcext:value-type="float">
            <text:p>0,81776538</text:p>
          </table:table-cell>
          <table:table-cell table:style-name="ce8" office:value-type="float" office:value="0.045396588" calcext:value-type="float">
            <text:p>0,045396588</text:p>
          </table:table-cell>
          <table:table-cell table:style-name="ce8" office:value-type="float" office:value="0.82383606" calcext:value-type="float">
            <text:p>0,82383606</text:p>
          </table:table-cell>
          <table:table-cell table:style-name="ce8" office:value-type="float" office:value="0.044828268" calcext:value-type="float">
            <text:p>0,044828268</text:p>
          </table:table-cell>
          <table:table-cell table:style-name="ce8" office:value-type="float" office:value="0.8294703" calcext:value-type="float">
            <text:p>0,8294703</text:p>
          </table:table-cell>
          <table:table-cell table:style-name="ce8" office:value-type="float" office:value="0.042526675" calcext:value-type="float">
            <text:p>0,042526675</text:p>
          </table:table-cell>
          <table:table-cell table:style-name="ce8" office:value-type="float" office:value="0.83186282" calcext:value-type="float">
            <text:p>0,83186282</text:p>
          </table:table-cell>
          <table:table-cell table:style-name="ce8" office:value-type="float" office:value="0.041863097" calcext:value-type="float">
            <text:p>0,04186309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806984735714286" calcext:value-type="float" table:number-columns-spanned="2" table:number-rows-spanned="1">
            <text:p>0,806984735714286</text:p>
          </table:table-cell>
          <table:covered-table-cell table:style-name="Default"/>
          <table:table-cell table:style-name="ce6" table:formula="of:=AVERAGE([.D4:.D10])" office:value-type="float" office:value="0.818137892857143" calcext:value-type="float" table:number-columns-spanned="2" table:number-rows-spanned="1">
            <text:p>0,818137892857143</text:p>
          </table:table-cell>
          <table:covered-table-cell table:style-name="Default"/>
          <table:table-cell table:style-name="ce6" table:formula="of:=AVERAGE([.F4:.F10])" office:value-type="float" office:value="0.824873058571428" calcext:value-type="float" table:number-columns-spanned="2" table:number-rows-spanned="1">
            <text:p>0,824873058571428</text:p>
          </table:table-cell>
          <table:covered-table-cell table:style-name="Default"/>
          <table:table-cell table:style-name="ce6" table:formula="of:=AVERAGE([.H4:.H10])" office:value-type="float" office:value="0.829406244285714" calcext:value-type="float" table:number-columns-spanned="2" table:number-rows-spanned="1">
            <text:p>0,829406244285714</text:p>
          </table:table-cell>
          <table:covered-table-cell table:style-name="Default"/>
          <table:table-cell table:style-name="ce6" table:formula="of:=AVERAGE([.J4:.J10])" office:value-type="float" office:value="0.832867205714286" calcext:value-type="float" table:number-columns-spanned="2" table:number-rows-spanned="1">
            <text:p>0,832867205714286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:.C10])+6000*VAR([.B4:.B10]))/6999)" office:value-type="float" office:value="0.0458423477971439" calcext:value-type="float" table:number-columns-spanned="2" table:number-rows-spanned="1">
            <text:p>0,0458423477971439</text:p>
          </table:table-cell>
          <table:covered-table-cell table:style-name="Default"/>
          <table:table-cell table:style-name="ce24" table:formula="of:=SQRT((999*SUMSQ([.E4:.E10])+6000*VAR([.D4:.D10]))/6999)" office:value-type="float" office:value="0.0464599211170644" calcext:value-type="float" table:number-columns-spanned="2" table:number-rows-spanned="1">
            <text:p>0,0464599211170644</text:p>
          </table:table-cell>
          <table:covered-table-cell table:style-name="Default"/>
          <table:table-cell table:style-name="ce24" table:formula="of:=SQRT((999*SUMSQ([.G4:.G10])+6000*VAR([.F4:.F10]))/6999)" office:value-type="float" office:value="0.0456568030312359" calcext:value-type="float" table:number-columns-spanned="2" table:number-rows-spanned="1">
            <text:p>0,0456568030312359</text:p>
          </table:table-cell>
          <table:covered-table-cell table:style-name="Default"/>
          <table:table-cell table:style-name="ce24" table:formula="of:=SQRT((999*SUMSQ([.I4:.I10])+6000*VAR([.H4:.H10]))/6999)" office:value-type="float" office:value="0.045235511031" calcext:value-type="float" table:number-columns-spanned="2" table:number-rows-spanned="1">
            <text:p>0,045235511031</text:p>
          </table:table-cell>
          <table:covered-table-cell table:style-name="Default"/>
          <table:table-cell table:style-name="ce24" table:formula="of:=SQRT((999*SUMSQ([.K4:.K10])+6000*VAR([.J4:.J10]))/6999)" office:value-type="float" office:value="0.0446202238569031" calcext:value-type="float" table:number-columns-spanned="2" table:number-rows-spanned="1">
            <text:p>0,0446202238569031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Reference, LD-DFS, x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]" office:value-type="float" office:value="0.8058288" calcext:value-type="float">
            <text:p>0,8058288</text:p>
          </table:table-cell>
          <table:table-cell table:style-name="ce6" table:formula="of:=[.C4]" office:value-type="float" office:value="0.046110228" calcext:value-type="float">
            <text:p>0,046110228</text:p>
          </table:table-cell>
          <table:table-cell table:style-name="ce6" office:value-type="float" office:value="0.78362118" calcext:value-type="float">
            <text:p>0,78362118</text:p>
          </table:table-cell>
          <table:table-cell table:style-name="ce6" office:value-type="float" office:value="0.055572367" calcext:value-type="float">
            <text:p>0,055572367</text:p>
          </table:table-cell>
          <table:table-cell table:style-name="ce6" office:value-type="float" office:value="0.74754557" calcext:value-type="float">
            <text:p>0,74754557</text:p>
          </table:table-cell>
          <table:table-cell table:style-name="ce6" office:value-type="float" office:value="0.055744191" calcext:value-type="float">
            <text:p>0,055744191</text:p>
          </table:table-cell>
          <table:table-cell table:style-name="ce6" office:value-type="float" office:value="0.72510077" calcext:value-type="float">
            <text:p>0,72510077</text:p>
          </table:table-cell>
          <table:table-cell table:style-name="ce6" office:value-type="float" office:value="0.042718865" calcext:value-type="float">
            <text:p>0,04271886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5]" office:value-type="float" office:value="0.80607402" calcext:value-type="float">
            <text:p>0,80607402</text:p>
          </table:table-cell>
          <table:table-cell table:style-name="ce6" table:formula="of:=[.C5]" office:value-type="float" office:value="0.046568044" calcext:value-type="float">
            <text:p>0,046568044</text:p>
          </table:table-cell>
          <table:table-cell office:value-type="float" office:value="0.78450675" calcext:value-type="float">
            <text:p>0,78450675</text:p>
          </table:table-cell>
          <table:table-cell office:value-type="float" office:value="0.054045181" calcext:value-type="float">
            <text:p>0,054045181</text:p>
          </table:table-cell>
          <table:table-cell office:value-type="float" office:value="0.74689446" calcext:value-type="float">
            <text:p>0,74689446</text:p>
          </table:table-cell>
          <table:table-cell office:value-type="float" office:value="0.056642162" calcext:value-type="float">
            <text:p>0,056642162</text:p>
          </table:table-cell>
          <table:table-cell office:value-type="float" office:value="0.72272054" calcext:value-type="float">
            <text:p>0,72272054</text:p>
          </table:table-cell>
          <table:table-cell office:value-type="float" office:value="0.041486304" calcext:value-type="float">
            <text:p>0,0414863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6]" office:value-type="float" office:value="0.8077528" calcext:value-type="float">
            <text:p>0,8077528</text:p>
          </table:table-cell>
          <table:table-cell table:style-name="ce6" table:formula="of:=[.C6]" office:value-type="float" office:value="0.045314404" calcext:value-type="float">
            <text:p>0,045314404</text:p>
          </table:table-cell>
          <table:table-cell office:value-type="float" office:value="0.78501942" calcext:value-type="float">
            <text:p>0,78501942</text:p>
          </table:table-cell>
          <table:table-cell office:value-type="float" office:value="0.052832455" calcext:value-type="float">
            <text:p>0,052832455</text:p>
          </table:table-cell>
          <table:table-cell office:value-type="float" office:value="0.74878675" calcext:value-type="float">
            <text:p>0,74878675</text:p>
          </table:table-cell>
          <table:table-cell office:value-type="float" office:value="0.056526309" calcext:value-type="float">
            <text:p>0,056526309</text:p>
          </table:table-cell>
          <table:table-cell office:value-type="float" office:value="0.72594211" calcext:value-type="float">
            <text:p>0,72594211</text:p>
          </table:table-cell>
          <table:table-cell office:value-type="float" office:value="0.042871713" calcext:value-type="float">
            <text:p>0,0428717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7]" office:value-type="float" office:value="0.8065807" calcext:value-type="float">
            <text:p>0,8065807</text:p>
          </table:table-cell>
          <table:table-cell table:style-name="ce6" table:formula="of:=[.C7]" office:value-type="float" office:value="0.045626841" calcext:value-type="float">
            <text:p>0,045626841</text:p>
          </table:table-cell>
          <table:table-cell office:value-type="float" office:value="0.78526061" calcext:value-type="float">
            <text:p>0,78526061</text:p>
          </table:table-cell>
          <table:table-cell office:value-type="float" office:value="0.050441439" calcext:value-type="float">
            <text:p>0,050441439</text:p>
          </table:table-cell>
          <table:table-cell office:value-type="float" office:value="0.74773776" calcext:value-type="float">
            <text:p>0,74773776</text:p>
          </table:table-cell>
          <table:table-cell office:value-type="float" office:value="0.056141599" calcext:value-type="float">
            <text:p>0,056141599</text:p>
          </table:table-cell>
          <table:table-cell office:value-type="float" office:value="0.72153782" calcext:value-type="float">
            <text:p>0,72153782</text:p>
          </table:table-cell>
          <table:table-cell office:value-type="float" office:value="0.039645263" calcext:value-type="float">
            <text:p>0,0396452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8]" office:value-type="float" office:value="0.8085479" calcext:value-type="float">
            <text:p>0,8085479</text:p>
          </table:table-cell>
          <table:table-cell table:style-name="ce6" table:formula="of:=[.C8]" office:value-type="float" office:value="0.047204319" calcext:value-type="float">
            <text:p>0,047204319</text:p>
          </table:table-cell>
          <table:table-cell office:value-type="float" office:value="0.78478813" calcext:value-type="float">
            <text:p>0,78478813</text:p>
          </table:table-cell>
          <table:table-cell office:value-type="float" office:value="0.051582118" calcext:value-type="float">
            <text:p>0,051582118</text:p>
          </table:table-cell>
          <table:table-cell office:value-type="float" office:value="0.74818733" calcext:value-type="float">
            <text:p>0,74818733</text:p>
          </table:table-cell>
          <table:table-cell office:value-type="float" office:value="0.056541217" calcext:value-type="float">
            <text:p>0,056541217</text:p>
          </table:table-cell>
          <table:table-cell office:value-type="float" office:value="0.72233347" calcext:value-type="float">
            <text:p>0,72233347</text:p>
          </table:table-cell>
          <table:table-cell office:value-type="float" office:value="0.042566357" calcext:value-type="float">
            <text:p>0,0425663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9]" office:value-type="float" office:value="0.80701898" calcext:value-type="float">
            <text:p>0,80701898</text:p>
          </table:table-cell>
          <table:table-cell table:style-name="ce6" table:formula="of:=[.C9]" office:value-type="float" office:value="0.046118129" calcext:value-type="float">
            <text:p>0,046118129</text:p>
          </table:table-cell>
          <table:table-cell office:value-type="float" office:value="0.7838711" calcext:value-type="float">
            <text:p>0,7838711</text:p>
          </table:table-cell>
          <table:table-cell office:value-type="float" office:value="0.054204784" calcext:value-type="float">
            <text:p>0,054204784</text:p>
          </table:table-cell>
          <table:table-cell office:value-type="float" office:value="0.74722038" calcext:value-type="float">
            <text:p>0,74722038</text:p>
          </table:table-cell>
          <table:table-cell office:value-type="float" office:value="0.05621061" calcext:value-type="float">
            <text:p>0,05621061</text:p>
          </table:table-cell>
          <table:table-cell office:value-type="float" office:value="0.7245336" calcext:value-type="float">
            <text:p>0,7245336</text:p>
          </table:table-cell>
          <table:table-cell office:value-type="float" office:value="0.042520558" calcext:value-type="float">
            <text:p>0,042520558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formula="of:=[.B10]" office:value-type="float" office:value="0.80708995" calcext:value-type="float">
            <text:p>0,80708995</text:p>
          </table:table-cell>
          <table:table-cell table:style-name="ce6" table:formula="of:=[.C10]" office:value-type="float" office:value="0.043963833" calcext:value-type="float">
            <text:p>0,043963833</text:p>
          </table:table-cell>
          <table:table-cell table:style-name="ce8" office:value-type="float" office:value="0.78296525" calcext:value-type="float">
            <text:p>0,78296525</text:p>
          </table:table-cell>
          <table:table-cell table:style-name="ce8" office:value-type="float" office:value="0.055319326" calcext:value-type="float">
            <text:p>0,055319326</text:p>
          </table:table-cell>
          <table:table-cell table:style-name="ce8" office:value-type="float" office:value="0.74737354" calcext:value-type="float">
            <text:p>0,74737354</text:p>
          </table:table-cell>
          <table:table-cell table:style-name="ce8" office:value-type="float" office:value="0.056484642" calcext:value-type="float">
            <text:p>0,056484642</text:p>
          </table:table-cell>
          <table:table-cell table:style-name="ce8" office:value-type="float" office:value="0.72362371" calcext:value-type="float">
            <text:p>0,72362371</text:p>
          </table:table-cell>
          <table:table-cell table:style-name="ce8" office:value-type="float" office:value="0.042160431" calcext:value-type="float">
            <text:p>0,042160431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6:.B22])" office:value-type="float" office:value="0.806984735714286" calcext:value-type="float" table:number-columns-spanned="2" table:number-rows-spanned="1">
            <text:p>0,806984735714286</text:p>
          </table:table-cell>
          <table:covered-table-cell table:style-name="Default"/>
          <table:table-cell table:style-name="ce6" table:formula="of:=AVERAGE([.D16:.D22])" office:value-type="float" office:value="0.784290348571429" calcext:value-type="float" table:number-columns-spanned="2" table:number-rows-spanned="1">
            <text:p>0,784290348571429</text:p>
          </table:table-cell>
          <table:covered-table-cell table:style-name="Default"/>
          <table:table-cell table:style-name="ce6" table:formula="of:=AVERAGE([.F16:.F22])" office:value-type="float" office:value="0.74767797" calcext:value-type="float" table:number-columns-spanned="2" table:number-rows-spanned="1">
            <text:p>0,74767797</text:p>
          </table:table-cell>
          <table:covered-table-cell table:style-name="Default"/>
          <table:table-cell table:style-name="ce6" table:formula="of:=AVERAGE([.H16:.H22])" office:value-type="float" office:value="0.723684574285714" calcext:value-type="float" table:number-columns-spanned="2" table:number-rows-spanned="1">
            <text:p>0,723684574285714</text:p>
          </table:table-cell>
          <table:covered-table-cell table:style-name="Default"/>
          <table:table-cell table:style-name="ce6" table:formula="of:=AVERAGE([.J16:.J22]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6:.C22])+6000*VAR([.B16:.B22]))/6999)" office:value-type="float" office:value="0.0458423477971439" calcext:value-type="float" table:number-columns-spanned="2" table:number-rows-spanned="1">
            <text:p>0,0458423477971439</text:p>
          </table:table-cell>
          <table:covered-table-cell table:style-name="Default"/>
          <table:table-cell table:style-name="ce24" table:formula="of:=SQRT((999*SUMSQ([.E16:.E22])+6000*VAR([.D16:.D22]))/6999)" office:value-type="float" office:value="0.0534400557902393" calcext:value-type="float" table:number-columns-spanned="2" table:number-rows-spanned="1">
            <text:p>0,0534400557902393</text:p>
          </table:table-cell>
          <table:covered-table-cell table:style-name="Default"/>
          <table:table-cell table:style-name="ce24" table:formula="of:=SQRT((999*SUMSQ([.G16:.G22])+6000*VAR([.F16:.F22]))/6999)" office:value-type="float" office:value="0.0563069333886425" calcext:value-type="float" table:number-columns-spanned="2" table:number-rows-spanned="1">
            <text:p>0,0563069333886425</text:p>
          </table:table-cell>
          <table:covered-table-cell table:style-name="Default"/>
          <table:table-cell table:style-name="ce24" table:formula="of:=SQRT((999*SUMSQ([.I16:.I22])+6000*VAR([.H16:.H22]))/6999)" office:value-type="float" office:value="0.0420165653061009" calcext:value-type="float" table:number-columns-spanned="2" table:number-rows-spanned="1">
            <text:p>0,0420165653061009</text:p>
          </table:table-cell>
          <table:covered-table-cell table:style-name="Default"/>
          <table:table-cell table:style-name="ce24" table:formula="of:=SQRT((999*SUMSQ([.K16:.K22])+6000*VAR([.J16:.J22]))/6999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10" table:number-rows-spanned="1">
            <text:p>Reference, Greedy, x</text:p>
          </table:table-cell>
          <table:covered-table-cell table:style-name="ce43"/>
          <table:covered-table-cell table:number-columns-repeated="4" table:style-name="ce1"/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40" office:value-type="float" office:value="8" calcext:value-type="float" table:number-columns-spanned="2" table:number-rows-spanned="1">
            <text:p>8</text:p>
          </table:table-cell>
          <table:covered-table-cell table:style-name="ce46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ce46"/>
          <table:table-cell table:style-name="ce40" office:value-type="float" office:value="32" calcext:value-type="float" table:number-columns-spanned="2" table:number-rows-spanned="1">
            <text:p>32</text:p>
          </table:table-cell>
          <table:covered-table-cell table:style-name="ce46"/>
          <table:table-cell table:style-name="ce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79698" calcext:value-type="float">
            <text:p>0,79698</text:p>
          </table:table-cell>
          <table:table-cell table:style-name="ce6" office:value-type="float" office:value="0.046283215" calcext:value-type="float">
            <text:p>0,046283215</text:p>
          </table:table-cell>
          <table:table-cell table:style-name="ce37" office:value-type="float" office:value="0.8012639" calcext:value-type="float">
            <text:p>0,8012639</text:p>
          </table:table-cell>
          <table:table-cell table:style-name="ce6" office:value-type="float" office:value="0.04921189" calcext:value-type="float">
            <text:p>0,04921189</text:p>
          </table:table-cell>
          <table:table-cell table:style-name="ce37" office:value-type="float" office:value="0.8085968" calcext:value-type="float">
            <text:p>0,8085968</text:p>
          </table:table-cell>
          <table:table-cell table:style-name="ce6" office:value-type="float" office:value="0.05868326" calcext:value-type="float">
            <text:p>0,05868326</text:p>
          </table:table-cell>
          <table:table-cell table:style-name="ce37" office:value-type="float" office:value="0.80037488" calcext:value-type="float">
            <text:p>0,80037488</text:p>
          </table:table-cell>
          <table:table-cell table:style-name="ce6" office:value-type="float" office:value="0.055666122" calcext:value-type="float">
            <text:p>0,055666122</text:p>
          </table:table-cell>
          <table:table-cell table:style-name="ce37" office:value-type="float" office:value="0.80767219" calcext:value-type="float">
            <text:p>0,80767219</text:p>
          </table:table-cell>
          <table:table-cell table:style-name="ce6" office:value-type="float" office:value="0.059249454" calcext:value-type="float">
            <text:p>0,059249454</text:p>
          </table:table-cell>
          <table:table-cell table:style-name="ce3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69808" calcext:value-type="float">
            <text:p>0,7969808</text:p>
          </table:table-cell>
          <table:table-cell office:value-type="float" office:value="0.047834101" calcext:value-type="float">
            <text:p>0,047834101</text:p>
          </table:table-cell>
          <table:table-cell office:value-type="float" office:value="0.8033032" calcext:value-type="float">
            <text:p>0,8033032</text:p>
          </table:table-cell>
          <table:table-cell office:value-type="float" office:value="0.05080303" calcext:value-type="float">
            <text:p>0,05080303</text:p>
          </table:table-cell>
          <table:table-cell office:value-type="float" office:value="0.80397578" calcext:value-type="float">
            <text:p>0,80397578</text:p>
          </table:table-cell>
          <table:table-cell office:value-type="float" office:value="0.054342628" calcext:value-type="float">
            <text:p>0,054342628</text:p>
          </table:table-cell>
          <table:table-cell office:value-type="float" office:value="0.80162006" calcext:value-type="float">
            <text:p>0,80162006</text:p>
          </table:table-cell>
          <table:table-cell office:value-type="float" office:value="0.058122038" calcext:value-type="float">
            <text:p>0,058122038</text:p>
          </table:table-cell>
          <table:table-cell office:value-type="float" office:value="0.8116777" calcext:value-type="float">
            <text:p>0,8116777</text:p>
          </table:table-cell>
          <table:table-cell office:value-type="float" office:value="0.060223696" calcext:value-type="float">
            <text:p>0,060223696</text:p>
          </table:table-cell>
          <table:table-cell table:style-name="ce3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64496" calcext:value-type="float">
            <text:p>0,7964496</text:p>
          </table:table-cell>
          <table:table-cell office:value-type="float" office:value="0.044775971" calcext:value-type="float">
            <text:p>0,044775971</text:p>
          </table:table-cell>
          <table:table-cell office:value-type="float" office:value="0.80148602" calcext:value-type="float">
            <text:p>0,80148602</text:p>
          </table:table-cell>
          <table:table-cell office:value-type="float" office:value="0.047882868" calcext:value-type="float">
            <text:p>0,047882868</text:p>
          </table:table-cell>
          <table:table-cell office:value-type="float" office:value="0.80210838" calcext:value-type="float">
            <text:p>0,80210838</text:p>
          </table:table-cell>
          <table:table-cell office:value-type="float" office:value="0.051547403" calcext:value-type="float">
            <text:p>0,051547403</text:p>
          </table:table-cell>
          <table:table-cell office:value-type="float" office:value="0.80478797" calcext:value-type="float">
            <text:p>0,80478797</text:p>
          </table:table-cell>
          <table:table-cell office:value-type="float" office:value="0.060628778" calcext:value-type="float">
            <text:p>0,060628778</text:p>
          </table:table-cell>
          <table:table-cell office:value-type="float" office:value="0.81009728" calcext:value-type="float">
            <text:p>0,81009728</text:p>
          </table:table-cell>
          <table:table-cell office:value-type="float" office:value="0.061170388" calcext:value-type="float">
            <text:p>0,061170388</text:p>
          </table:table-cell>
          <table:table-cell table:style-name="ce3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90808" calcext:value-type="float">
            <text:p>0,7990808</text:p>
          </table:table-cell>
          <table:table-cell office:value-type="float" office:value="0.046375271" calcext:value-type="float">
            <text:p>0,046375271</text:p>
          </table:table-cell>
          <table:table-cell office:value-type="float" office:value="0.8012176" calcext:value-type="float">
            <text:p>0,8012176</text:p>
          </table:table-cell>
          <table:table-cell office:value-type="float" office:value="0.049051764" calcext:value-type="float">
            <text:p>0,049051764</text:p>
          </table:table-cell>
          <table:table-cell office:value-type="float" office:value="0.80585133" calcext:value-type="float">
            <text:p>0,80585133</text:p>
          </table:table-cell>
          <table:table-cell office:value-type="float" office:value="0.054237651" calcext:value-type="float">
            <text:p>0,054237651</text:p>
          </table:table-cell>
          <table:table-cell office:value-type="float" office:value="0.80109994" calcext:value-type="float">
            <text:p>0,80109994</text:p>
          </table:table-cell>
          <table:table-cell office:value-type="float" office:value="0.057976349" calcext:value-type="float">
            <text:p>0,057976349</text:p>
          </table:table-cell>
          <table:table-cell office:value-type="float" office:value="0.80757526" calcext:value-type="float">
            <text:p>0,80757526</text:p>
          </table:table-cell>
          <table:table-cell office:value-type="float" office:value="0.05351946" calcext:value-type="float">
            <text:p>0,05351946</text:p>
          </table:table-cell>
          <table:table-cell table:style-name="ce3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93752" calcext:value-type="float">
            <text:p>0,7993752</text:p>
          </table:table-cell>
          <table:table-cell office:value-type="float" office:value="0.046532668" calcext:value-type="float">
            <text:p>0,046532668</text:p>
          </table:table-cell>
          <table:table-cell office:value-type="float" office:value="0.7997712" calcext:value-type="float">
            <text:p>0,7997712</text:p>
          </table:table-cell>
          <table:table-cell office:value-type="float" office:value="0.047939864" calcext:value-type="float">
            <text:p>0,047939864</text:p>
          </table:table-cell>
          <table:table-cell office:value-type="float" office:value="0.8060216" calcext:value-type="float">
            <text:p>0,8060216</text:p>
          </table:table-cell>
          <table:table-cell office:value-type="float" office:value="0.055389293" calcext:value-type="float">
            <text:p>0,055389293</text:p>
          </table:table-cell>
          <table:table-cell office:value-type="float" office:value="0.80207347" calcext:value-type="float">
            <text:p>0,80207347</text:p>
          </table:table-cell>
          <table:table-cell office:value-type="float" office:value="0.055929051" calcext:value-type="float">
            <text:p>0,055929051</text:p>
          </table:table-cell>
          <table:table-cell office:value-type="float" office:value="0.81109366" calcext:value-type="float">
            <text:p>0,81109366</text:p>
          </table:table-cell>
          <table:table-cell office:value-type="float" office:value="0.059015527" calcext:value-type="float">
            <text:p>0,059015527</text:p>
          </table:table-cell>
          <table:table-cell table:style-name="ce3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75776" calcext:value-type="float">
            <text:p>0,7975776</text:p>
          </table:table-cell>
          <table:table-cell office:value-type="float" office:value="0.047512218" calcext:value-type="float">
            <text:p>0,047512218</text:p>
          </table:table-cell>
          <table:table-cell office:value-type="float" office:value="0.79964326" calcext:value-type="float">
            <text:p>0,79964326</text:p>
          </table:table-cell>
          <table:table-cell office:value-type="float" office:value="0.04577016" calcext:value-type="float">
            <text:p>0,04577016</text:p>
          </table:table-cell>
          <table:table-cell office:value-type="float" office:value="0.80411066" calcext:value-type="float">
            <text:p>0,80411066</text:p>
          </table:table-cell>
          <table:table-cell office:value-type="float" office:value="0.053059239" calcext:value-type="float">
            <text:p>0,053059239</text:p>
          </table:table-cell>
          <table:table-cell office:value-type="float" office:value="0.80043434" calcext:value-type="float">
            <text:p>0,80043434</text:p>
          </table:table-cell>
          <table:table-cell office:value-type="float" office:value="0.056275458" calcext:value-type="float">
            <text:p>0,056275458</text:p>
          </table:table-cell>
          <table:table-cell office:value-type="float" office:value="0.80967206" calcext:value-type="float">
            <text:p>0,80967206</text:p>
          </table:table-cell>
          <table:table-cell office:value-type="float" office:value="0.057979887" calcext:value-type="float">
            <text:p>0,057979887</text:p>
          </table:table-cell>
          <table:table-cell table:style-name="ce31"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9604458" calcext:value-type="float">
            <text:p>0,79604458</text:p>
          </table:table-cell>
          <table:table-cell table:style-name="ce8" office:value-type="float" office:value="0.046421698" calcext:value-type="float">
            <text:p>0,046421698</text:p>
          </table:table-cell>
          <table:table-cell table:style-name="ce8" office:value-type="float" office:value="0.80273597" calcext:value-type="float">
            <text:p>0,80273597</text:p>
          </table:table-cell>
          <table:table-cell table:style-name="ce8" office:value-type="float" office:value="0.051264003" calcext:value-type="float">
            <text:p>0,051264003</text:p>
          </table:table-cell>
          <table:table-cell table:style-name="ce8" office:value-type="float" office:value="0.80458218" calcext:value-type="float">
            <text:p>0,80458218</text:p>
          </table:table-cell>
          <table:table-cell table:style-name="ce8" office:value-type="float" office:value="0.056269262" calcext:value-type="float">
            <text:p>0,056269262</text:p>
          </table:table-cell>
          <table:table-cell table:style-name="ce8" office:value-type="float" office:value="0.79970973" calcext:value-type="float">
            <text:p>0,79970973</text:p>
          </table:table-cell>
          <table:table-cell table:style-name="ce8" office:value-type="float" office:value="0.055449569" calcext:value-type="float">
            <text:p>0,055449569</text:p>
          </table:table-cell>
          <table:table-cell table:style-name="ce8" office:value-type="float" office:value="0.80957395" calcext:value-type="float">
            <text:p>0,80957395</text:p>
          </table:table-cell>
          <table:table-cell table:style-name="ce8" office:value-type="float" office:value="0.058848009" calcext:value-type="float">
            <text:p>0,058848009</text:p>
          </table:table-cell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7" table:formula="of:=AVERAGE([.B28:.B34])" office:value-type="float" office:value="0.797498368571429" calcext:value-type="float" table:number-columns-spanned="2" table:number-rows-spanned="1">
            <text:p>0,797498368571429</text:p>
          </table:table-cell>
          <table:covered-table-cell table:style-name="Default"/>
          <table:table-cell table:style-name="ce37" table:formula="of:=AVERAGE([.D28:.D34])" office:value-type="float" office:value="0.801345878571429" calcext:value-type="float" table:number-columns-spanned="2" table:number-rows-spanned="1">
            <text:p>0,801345878571429</text:p>
          </table:table-cell>
          <table:covered-table-cell table:style-name="Default"/>
          <table:table-cell table:style-name="ce37" table:formula="of:=AVERAGE([.F28:.F34])" office:value-type="float" office:value="0.805035247142857" calcext:value-type="float" table:number-columns-spanned="2" table:number-rows-spanned="1">
            <text:p>0,805035247142857</text:p>
          </table:table-cell>
          <table:covered-table-cell table:style-name="Default"/>
          <table:table-cell table:style-name="ce37" table:formula="of:=AVERAGE([.H28:.H34])" office:value-type="float" office:value="0.801442912857143" calcext:value-type="float" table:number-columns-spanned="2" table:number-rows-spanned="1">
            <text:p>0,801442912857143</text:p>
          </table:table-cell>
          <table:covered-table-cell table:style-name="Default"/>
          <table:table-cell table:style-name="ce37" table:formula="of:=AVERAGE([.J28:.J34])" office:value-type="float" office:value="0.809623157142857" calcext:value-type="float" table:number-columns-spanned="2" table:number-rows-spanned="1">
            <text:p>0,809623157142857</text:p>
          </table:table-cell>
          <table:covered-table-cell table:style-name="Default"/>
          <table:table-cell table:style-name="ce31"/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28:.C34])+6000*VAR([.B28:.B34]))/6999)" office:value-type="float" office:value="0.0465376188729126" calcext:value-type="float" table:number-columns-spanned="2" table:number-rows-spanned="1">
            <text:p>0,0465376188729126</text:p>
          </table:table-cell>
          <table:covered-table-cell table:style-name="Default"/>
          <table:table-cell table:style-name="ce24" table:formula="of:=SQRT((999*SUMSQ([.E28:.E34])+6000*VAR([.D28:.D34]))/6999)" office:value-type="float" office:value="0.0488724129864702" calcext:value-type="float" table:number-columns-spanned="2" table:number-rows-spanned="1">
            <text:p>0,0488724129864702</text:p>
          </table:table-cell>
          <table:covered-table-cell table:style-name="Default"/>
          <table:table-cell table:style-name="ce24" table:formula="of:=SQRT((999*SUMSQ([.G28:.G34])+6000*VAR([.F28:.F34]))/6999)" office:value-type="float" office:value="0.0548403204092338" calcext:value-type="float" table:number-columns-spanned="2" table:number-rows-spanned="1">
            <text:p>0,0548403204092338</text:p>
          </table:table-cell>
          <table:covered-table-cell table:style-name="Default"/>
          <table:table-cell table:style-name="ce24" table:formula="of:=SQRT((999*SUMSQ([.I28:.I34])+6000*VAR([.H28:.H34]))/6999)" office:value-type="float" office:value="0.0571725680363532" calcext:value-type="float" table:number-columns-spanned="2" table:number-rows-spanned="1">
            <text:p>0,0571725680363532</text:p>
          </table:table-cell>
          <table:covered-table-cell table:style-name="Default"/>
          <table:table-cell table:style-name="ce24" table:formula="of:=SQRT((999*SUMSQ([.K28:.K34])+6000*VAR([.J28:.J34]))/6999)" office:value-type="float" office:value="0.0586090258631187" calcext:value-type="float" table:number-columns-spanned="2" table:number-rows-spanned="1">
            <text:p>0,0586090258631187</text:p>
          </table:table-cell>
          <table:covered-table-cell table:style-name="Default"/>
          <table:table-cell table:style-name="ce45"/>
          <table:table-cell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Learned, LD-DFS, g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8064056" calcext:value-type="float">
            <text:p>0,8064056</text:p>
          </table:table-cell>
          <table:table-cell table:style-name="ce6" office:value-type="float" office:value="0.045773751" calcext:value-type="float">
            <text:p>0,045773751</text:p>
          </table:table-cell>
          <table:table-cell table:style-name="ce6" office:value-type="float" office:value="0.7890472" calcext:value-type="float">
            <text:p>0,7890472</text:p>
          </table:table-cell>
          <table:table-cell table:style-name="ce6" office:value-type="float" office:value="0.045473808" calcext:value-type="float">
            <text:p>0,045473808</text:p>
          </table:table-cell>
          <table:table-cell table:style-name="ce6" office:value-type="float" office:value="0.8204456" calcext:value-type="float">
            <text:p>0,8204456</text:p>
          </table:table-cell>
          <table:table-cell table:style-name="ce6" office:value-type="float" office:value="0.035915048" calcext:value-type="float">
            <text:p>0,035915048</text:p>
          </table:table-cell>
          <table:table-cell table:style-name="ce6" office:value-type="float" office:value="0.7889128" calcext:value-type="float">
            <text:p>0,7889128</text:p>
          </table:table-cell>
          <table:table-cell table:style-name="ce6" office:value-type="float" office:value="0.042231301" calcext:value-type="float">
            <text:p>0,042231301</text:p>
          </table:table-cell>
          <table:table-cell table:style-name="ce6" office:value-type="float" office:value="0.8375976" calcext:value-type="float">
            <text:p>0,8375976</text:p>
          </table:table-cell>
          <table:table-cell table:style-name="ce6" office:value-type="float" office:value="0.030678509" calcext:value-type="float">
            <text:p>0,0306785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86512" calcext:value-type="float">
            <text:p>0,7886512</text:p>
          </table:table-cell>
          <table:table-cell office:value-type="float" office:value="0.041290753" calcext:value-type="float">
            <text:p>0,041290753</text:p>
          </table:table-cell>
          <table:table-cell office:value-type="float" office:value="0.7881312" calcext:value-type="float">
            <text:p>0,7881312</text:p>
          </table:table-cell>
          <table:table-cell office:value-type="float" office:value="0.044087696" calcext:value-type="float">
            <text:p>0,044087696</text:p>
          </table:table-cell>
          <table:table-cell office:value-type="float" office:value="0.8221344" calcext:value-type="float">
            <text:p>0,8221344</text:p>
          </table:table-cell>
          <table:table-cell office:value-type="float" office:value="0.035834752" calcext:value-type="float">
            <text:p>0,035834752</text:p>
          </table:table-cell>
          <table:table-cell office:value-type="float" office:value="0.7893232" calcext:value-type="float">
            <text:p>0,7893232</text:p>
          </table:table-cell>
          <table:table-cell office:value-type="float" office:value="0.04218734" calcext:value-type="float">
            <text:p>0,04218734</text:p>
          </table:table-cell>
          <table:table-cell office:value-type="float" office:value="0.7905408" calcext:value-type="float">
            <text:p>0,7905408</text:p>
          </table:table-cell>
          <table:table-cell office:value-type="float" office:value="0.041733834" calcext:value-type="float">
            <text:p>0,0417338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9996" calcext:value-type="float">
            <text:p>0,809996</text:p>
          </table:table-cell>
          <table:table-cell office:value-type="float" office:value="0.037452132" calcext:value-type="float">
            <text:p>0,037452132</text:p>
          </table:table-cell>
          <table:table-cell office:value-type="float" office:value="0.79070778" calcext:value-type="float">
            <text:p>0,79070778</text:p>
          </table:table-cell>
          <table:table-cell office:value-type="float" office:value="0.043677618" calcext:value-type="float">
            <text:p>0,043677618</text:p>
          </table:table-cell>
          <table:table-cell office:value-type="float" office:value="0.7890544" calcext:value-type="float">
            <text:p>0,7890544</text:p>
          </table:table-cell>
          <table:table-cell office:value-type="float" office:value="0.03918483" calcext:value-type="float">
            <text:p>0,03918483</text:p>
          </table:table-cell>
          <table:table-cell office:value-type="float" office:value="0.812944" calcext:value-type="float">
            <text:p>0,812944</text:p>
          </table:table-cell>
          <table:table-cell office:value-type="float" office:value="0.042651871" calcext:value-type="float">
            <text:p>0,042651871</text:p>
          </table:table-cell>
          <table:table-cell office:value-type="float" office:value="0.8121704" calcext:value-type="float">
            <text:p>0,8121704</text:p>
          </table:table-cell>
          <table:table-cell office:value-type="float" office:value="0.048386576" calcext:value-type="float">
            <text:p>0,0483865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58512" calcext:value-type="float">
            <text:p>0,7958512</text:p>
          </table:table-cell>
          <table:table-cell office:value-type="float" office:value="0.045460224" calcext:value-type="float">
            <text:p>0,045460224</text:p>
          </table:table-cell>
          <table:table-cell office:value-type="float" office:value="0.7933976" calcext:value-type="float">
            <text:p>0,7933976</text:p>
          </table:table-cell>
          <table:table-cell office:value-type="float" office:value="0.041614281" calcext:value-type="float">
            <text:p>0,041614281</text:p>
          </table:table-cell>
          <table:table-cell office:value-type="float" office:value="0.8000256" calcext:value-type="float">
            <text:p>0,8000256</text:p>
          </table:table-cell>
          <table:table-cell office:value-type="float" office:value="0.042801835" calcext:value-type="float">
            <text:p>0,042801835</text:p>
          </table:table-cell>
          <table:table-cell office:value-type="float" office:value="0.8291568" calcext:value-type="float">
            <text:p>0,8291568</text:p>
          </table:table-cell>
          <table:table-cell office:value-type="float" office:value="0.029990318" calcext:value-type="float">
            <text:p>0,029990318</text:p>
          </table:table-cell>
          <table:table-cell office:value-type="float" office:value="0.8343976" calcext:value-type="float">
            <text:p>0,8343976</text:p>
          </table:table-cell>
          <table:table-cell office:value-type="float" office:value="0.021594038" calcext:value-type="float">
            <text:p>0,0215940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29984" calcext:value-type="float">
            <text:p>0,7829984</text:p>
          </table:table-cell>
          <table:table-cell office:value-type="float" office:value="0.040721049" calcext:value-type="float">
            <text:p>0,040721049</text:p>
          </table:table-cell>
          <table:table-cell office:value-type="float" office:value="0.7978584" calcext:value-type="float">
            <text:p>0,7978584</text:p>
          </table:table-cell>
          <table:table-cell office:value-type="float" office:value="0.043859619" calcext:value-type="float">
            <text:p>0,043859619</text:p>
          </table:table-cell>
          <table:table-cell office:value-type="float" office:value="0.7954736" calcext:value-type="float">
            <text:p>0,7954736</text:p>
          </table:table-cell>
          <table:table-cell office:value-type="float" office:value="0.044244743" calcext:value-type="float">
            <text:p>0,044244743</text:p>
          </table:table-cell>
          <table:table-cell office:value-type="float" office:value="0.7940352" calcext:value-type="float">
            <text:p>0,7940352</text:p>
          </table:table-cell>
          <table:table-cell office:value-type="float" office:value="0.041282705" calcext:value-type="float">
            <text:p>0,041282705</text:p>
          </table:table-cell>
          <table:table-cell office:value-type="float" office:value="0.8193456" calcext:value-type="float">
            <text:p>0,8193456</text:p>
          </table:table-cell>
          <table:table-cell office:value-type="float" office:value="0.039813627" calcext:value-type="float">
            <text:p>0,0398136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42416" calcext:value-type="float">
            <text:p>0,8042416</text:p>
          </table:table-cell>
          <table:table-cell office:value-type="float" office:value="0.042496664" calcext:value-type="float">
            <text:p>0,042496664</text:p>
          </table:table-cell>
          <table:table-cell office:value-type="float" office:value="0.8067872" calcext:value-type="float">
            <text:p>0,8067872</text:p>
          </table:table-cell>
          <table:table-cell office:value-type="float" office:value="0.042359402" calcext:value-type="float">
            <text:p>0,042359402</text:p>
          </table:table-cell>
          <table:table-cell office:value-type="float" office:value="0.8020248" calcext:value-type="float">
            <text:p>0,8020248</text:p>
          </table:table-cell>
          <table:table-cell office:value-type="float" office:value="0.044444082" calcext:value-type="float">
            <text:p>0,044444082</text:p>
          </table:table-cell>
          <table:table-cell office:value-type="float" office:value="0.827812" calcext:value-type="float">
            <text:p>0,827812</text:p>
          </table:table-cell>
          <table:table-cell office:value-type="float" office:value="0.030475579" calcext:value-type="float">
            <text:p>0,030475579</text:p>
          </table:table-cell>
          <table:table-cell office:value-type="float" office:value="0.8100624" calcext:value-type="float">
            <text:p>0,8100624</text:p>
          </table:table-cell>
          <table:table-cell office:value-type="float" office:value="0.040306811" calcext:value-type="float">
            <text:p>0,040306811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90144" calcext:value-type="float">
            <text:p>0,7890144</text:p>
          </table:table-cell>
          <table:table-cell table:style-name="ce8" office:value-type="float" office:value="0.043972088" calcext:value-type="float">
            <text:p>0,043972088</text:p>
          </table:table-cell>
          <table:table-cell table:style-name="ce8" office:value-type="float" office:value="0.8115008" calcext:value-type="float">
            <text:p>0,8115008</text:p>
          </table:table-cell>
          <table:table-cell table:style-name="ce8" office:value-type="float" office:value="0.038010071" calcext:value-type="float">
            <text:p>0,038010071</text:p>
          </table:table-cell>
          <table:table-cell table:style-name="ce8" office:value-type="float" office:value="0.7929768" calcext:value-type="float">
            <text:p>0,7929768</text:p>
          </table:table-cell>
          <table:table-cell table:style-name="ce8" office:value-type="float" office:value="0.042036473" calcext:value-type="float">
            <text:p>0,042036473</text:p>
          </table:table-cell>
          <table:table-cell table:style-name="ce8" office:value-type="float" office:value="0.7836864" calcext:value-type="float">
            <text:p>0,7836864</text:p>
          </table:table-cell>
          <table:table-cell table:style-name="ce8" office:value-type="float" office:value="0.03896541" calcext:value-type="float">
            <text:p>0,03896541</text:p>
          </table:table-cell>
          <table:table-cell table:style-name="ce8" office:value-type="float" office:value="0.7856944" calcext:value-type="float">
            <text:p>0,7856944</text:p>
          </table:table-cell>
          <table:table-cell table:style-name="ce8" office:value-type="float" office:value="0.04113701" calcext:value-type="float">
            <text:p>0,0411370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0:.B46])" office:value-type="float" office:value="0.796736914285714" calcext:value-type="float" table:number-columns-spanned="2" table:number-rows-spanned="1">
            <text:p>0,796736914285714</text:p>
          </table:table-cell>
          <table:covered-table-cell table:style-name="Default"/>
          <table:table-cell table:style-name="ce6" table:formula="of:=AVERAGE([.D40:.D46])" office:value-type="float" office:value="0.79677574" calcext:value-type="float" table:number-columns-spanned="2" table:number-rows-spanned="1">
            <text:p>0,79677574</text:p>
          </table:table-cell>
          <table:covered-table-cell table:style-name="Default"/>
          <table:table-cell table:style-name="ce6" table:formula="of:=AVERAGE([.F40:.F46])" office:value-type="float" office:value="0.803162171428571" calcext:value-type="float" table:number-columns-spanned="2" table:number-rows-spanned="1">
            <text:p>0,803162171428571</text:p>
          </table:table-cell>
          <table:covered-table-cell table:style-name="Default"/>
          <table:table-cell table:style-name="ce6" table:formula="of:=AVERAGE([.H40:.H46])" office:value-type="float" office:value="0.803695771428571" calcext:value-type="float" table:number-columns-spanned="2" table:number-rows-spanned="1">
            <text:p>0,803695771428571</text:p>
          </table:table-cell>
          <table:covered-table-cell table:style-name="Default"/>
          <table:table-cell table:style-name="ce6" table:formula="of:=AVERAGE([.J40:.J46])" office:value-type="float" office:value="0.812829828571429" calcext:value-type="float" table:number-columns-spanned="2" table:number-rows-spanned="1">
            <text:p>0,812829828571429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0:.C46])+6000*VAR([.B40:.B46]))/6999)" office:value-type="float" office:value="0.0435833491732928" calcext:value-type="float" table:number-columns-spanned="2" table:number-rows-spanned="1">
            <text:p>0,0435833491732928</text:p>
          </table:table-cell>
          <table:covered-table-cell table:style-name="Default"/>
          <table:table-cell table:style-name="ce24" table:formula="of:=SQRT((999*SUMSQ([.E40:.E46])+6000*VAR([.D40:.D46]))/6999)" office:value-type="float" office:value="0.0435952674899085" calcext:value-type="float" table:number-columns-spanned="2" table:number-rows-spanned="1">
            <text:p>0,0435952674899085</text:p>
          </table:table-cell>
          <table:covered-table-cell table:style-name="Default"/>
          <table:table-cell table:style-name="ce24" table:formula="of:=SQRT((999*SUMSQ([.G40:.G46])+6000*VAR([.F40:.F46]))/6999)" office:value-type="float" office:value="0.0425327666889548" calcext:value-type="float" table:number-columns-spanned="2" table:number-rows-spanned="1">
            <text:p>0,0425327666889548</text:p>
          </table:table-cell>
          <table:covered-table-cell table:style-name="Default"/>
          <table:table-cell table:style-name="ce24" table:formula="of:=SQRT((999*SUMSQ([.I40:.I46])+6000*VAR([.H40:.H46]))/6999)" office:value-type="float" office:value="0.0425252052596693" calcext:value-type="float" table:number-columns-spanned="2" table:number-rows-spanned="1">
            <text:p>0,0425252052596693</text:p>
          </table:table-cell>
          <table:covered-table-cell table:style-name="Default"/>
          <table:table-cell table:style-name="ce24" table:formula="of:=SQRT((999*SUMSQ([.K40:.K46])+6000*VAR([.J40:.J46]))/6999)" office:value-type="float" office:value="0.0426718128381411" calcext:value-type="float" table:number-columns-spanned="2" table:number-rows-spanned="1">
            <text:p>0,0426718128381411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Learned, LD-DFS, x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0]" office:value-type="float" office:value="0.8064056" calcext:value-type="float">
            <text:p>0,8064056</text:p>
          </table:table-cell>
          <table:table-cell table:style-name="ce6" table:formula="of:=[.C40]" office:value-type="float" office:value="0.045773751" calcext:value-type="float">
            <text:p>0,045773751</text:p>
          </table:table-cell>
          <table:table-cell table:style-name="ce6" office:value-type="float" office:value="0.77397069" calcext:value-type="float">
            <text:p>0,77397069</text:p>
          </table:table-cell>
          <table:table-cell table:style-name="ce6" office:value-type="float" office:value="0.040117068" calcext:value-type="float">
            <text:p>0,040117068</text:p>
          </table:table-cell>
          <table:table-cell table:style-name="ce6" office:value-type="float" office:value="0.7915656" calcext:value-type="float">
            <text:p>0,7915656</text:p>
          </table:table-cell>
          <table:table-cell table:style-name="ce6" office:value-type="float" office:value="0.032197251" calcext:value-type="float">
            <text:p>0,032197251</text:p>
          </table:table-cell>
          <table:table-cell table:style-name="ce6" office:value-type="float" office:value="0.82658224" calcext:value-type="float">
            <text:p>0,82658224</text:p>
          </table:table-cell>
          <table:table-cell table:style-name="ce6" office:value-type="float" office:value="0.0352817" calcext:value-type="float">
            <text:p>0,0352817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41]" office:value-type="float" office:value="0.7886512" calcext:value-type="float">
            <text:p>0,7886512</text:p>
          </table:table-cell>
          <table:table-cell table:style-name="ce6" table:formula="of:=[.C41]" office:value-type="float" office:value="0.041290753" calcext:value-type="float">
            <text:p>0,041290753</text:p>
          </table:table-cell>
          <table:table-cell office:value-type="float" office:value="0.8145408" calcext:value-type="float">
            <text:p>0,8145408</text:p>
          </table:table-cell>
          <table:table-cell office:value-type="float" office:value="0.037311577" calcext:value-type="float">
            <text:p>0,037311577</text:p>
          </table:table-cell>
          <table:table-cell office:value-type="float" office:value="0.79004083" calcext:value-type="float">
            <text:p>0,79004083</text:p>
          </table:table-cell>
          <table:table-cell office:value-type="float" office:value="0.045806855" calcext:value-type="float">
            <text:p>0,045806855</text:p>
          </table:table-cell>
          <table:table-cell office:value-type="float" office:value="0.78375709" calcext:value-type="float">
            <text:p>0,78375709</text:p>
          </table:table-cell>
          <table:table-cell office:value-type="float" office:value="0.038870099" calcext:value-type="float">
            <text:p>0,0388700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42]" office:value-type="float" office:value="0.809996" calcext:value-type="float">
            <text:p>0,809996</text:p>
          </table:table-cell>
          <table:table-cell table:style-name="ce6" table:formula="of:=[.C42]" office:value-type="float" office:value="0.037452132" calcext:value-type="float">
            <text:p>0,037452132</text:p>
          </table:table-cell>
          <table:table-cell office:value-type="float" office:value="0.805276" calcext:value-type="float">
            <text:p>0,805276</text:p>
          </table:table-cell>
          <table:table-cell office:value-type="float" office:value="0.040353187" calcext:value-type="float">
            <text:p>0,040353187</text:p>
          </table:table-cell>
          <table:table-cell office:value-type="float" office:value="0.78408301" calcext:value-type="float">
            <text:p>0,78408301</text:p>
          </table:table-cell>
          <table:table-cell office:value-type="float" office:value="0.05735186" calcext:value-type="float">
            <text:p>0,05735186</text:p>
          </table:table-cell>
          <table:table-cell office:value-type="float" office:value="0.7562352" calcext:value-type="float">
            <text:p>0,7562352</text:p>
          </table:table-cell>
          <table:table-cell office:value-type="float" office:value="0.0043117412" calcext:value-type="float">
            <text:p>0,00431174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43]" office:value-type="float" office:value="0.7958512" calcext:value-type="float">
            <text:p>0,7958512</text:p>
          </table:table-cell>
          <table:table-cell table:style-name="ce6" table:formula="of:=[.C43]" office:value-type="float" office:value="0.045460224" calcext:value-type="float">
            <text:p>0,045460224</text:p>
          </table:table-cell>
          <table:table-cell office:value-type="float" office:value="0.7792856" calcext:value-type="float">
            <text:p>0,7792856</text:p>
          </table:table-cell>
          <table:table-cell office:value-type="float" office:value="0.03772637" calcext:value-type="float">
            <text:p>0,03772637</text:p>
          </table:table-cell>
          <table:table-cell office:value-type="float" office:value="0.8070992" calcext:value-type="float">
            <text:p>0,8070992</text:p>
          </table:table-cell>
          <table:table-cell office:value-type="float" office:value="0.044933051" calcext:value-type="float">
            <text:p>0,044933051</text:p>
          </table:table-cell>
          <table:table-cell office:value-type="float" office:value="0.8232168" calcext:value-type="float">
            <text:p>0,8232168</text:p>
          </table:table-cell>
          <table:table-cell office:value-type="float" office:value="0.00053126265" calcext:value-type="float">
            <text:p>0,000531262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44]" office:value-type="float" office:value="0.7829984" calcext:value-type="float">
            <text:p>0,7829984</text:p>
          </table:table-cell>
          <table:table-cell table:style-name="ce6" table:formula="of:=[.C44]" office:value-type="float" office:value="0.040721049" calcext:value-type="float">
            <text:p>0,040721049</text:p>
          </table:table-cell>
          <table:table-cell office:value-type="float" office:value="0.7749592" calcext:value-type="float">
            <text:p>0,7749592</text:p>
          </table:table-cell>
          <table:table-cell office:value-type="float" office:value="0.033981988" calcext:value-type="float">
            <text:p>0,033981988</text:p>
          </table:table-cell>
          <table:table-cell office:value-type="float" office:value="0.8079496" calcext:value-type="float">
            <text:p>0,8079496</text:p>
          </table:table-cell>
          <table:table-cell office:value-type="float" office:value="0.047939254" calcext:value-type="float">
            <text:p>0,047939254</text:p>
          </table:table-cell>
          <table:table-cell office:value-type="float" office:value="0.8359344" calcext:value-type="float">
            <text:p>0,8359344</text:p>
          </table:table-cell>
          <table:table-cell office:value-type="float" office:value="0.01622195" calcext:value-type="float">
            <text:p>0,016221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45]" office:value-type="float" office:value="0.8042416" calcext:value-type="float">
            <text:p>0,8042416</text:p>
          </table:table-cell>
          <table:table-cell table:style-name="ce6" table:formula="of:=[.C45]" office:value-type="float" office:value="0.042496664" calcext:value-type="float">
            <text:p>0,042496664</text:p>
          </table:table-cell>
          <table:table-cell office:value-type="float" office:value="0.7980768" calcext:value-type="float">
            <text:p>0,7980768</text:p>
          </table:table-cell>
          <table:table-cell office:value-type="float" office:value="0.036759893" calcext:value-type="float">
            <text:p>0,036759893</text:p>
          </table:table-cell>
          <table:table-cell office:value-type="float" office:value="0.8182104" calcext:value-type="float">
            <text:p>0,8182104</text:p>
          </table:table-cell>
          <table:table-cell office:value-type="float" office:value="0.038339348" calcext:value-type="float">
            <text:p>0,038339348</text:p>
          </table:table-cell>
          <table:table-cell office:value-type="float" office:value="0.8334144" calcext:value-type="float">
            <text:p>0,8334144</text:p>
          </table:table-cell>
          <table:table-cell office:value-type="float" office:value="0.023353017" calcext:value-type="float">
            <text:p>0,023353017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formula="of:=[.B46]" office:value-type="float" office:value="0.7890144" calcext:value-type="float">
            <text:p>0,7890144</text:p>
          </table:table-cell>
          <table:table-cell table:style-name="ce6" table:formula="of:=[.C46]" office:value-type="float" office:value="0.043972088" calcext:value-type="float">
            <text:p>0,043972088</text:p>
          </table:table-cell>
          <table:table-cell table:style-name="ce8" office:value-type="float" office:value="0.7968744" calcext:value-type="float">
            <text:p>0,7968744</text:p>
          </table:table-cell>
          <table:table-cell table:style-name="ce8" office:value-type="float" office:value="0.032408033" calcext:value-type="float">
            <text:p>0,032408033</text:p>
          </table:table-cell>
          <table:table-cell table:style-name="ce8" office:value-type="float" office:value="0.788508" calcext:value-type="float">
            <text:p>0,788508</text:p>
          </table:table-cell>
          <table:table-cell table:style-name="ce8" office:value-type="float" office:value="0.054911741" calcext:value-type="float">
            <text:p>0,054911741</text:p>
          </table:table-cell>
          <table:table-cell table:style-name="ce8" office:value-type="float" office:value="0.8331544" calcext:value-type="float">
            <text:p>0,8331544</text:p>
          </table:table-cell>
          <table:table-cell table:style-name="ce8" office:value-type="float" office:value="0.021977697" calcext:value-type="float">
            <text:p>0,021977697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52:.B58])" office:value-type="float" office:value="0.796736914285714" calcext:value-type="float" table:number-columns-spanned="2" table:number-rows-spanned="1">
            <text:p>0,796736914285714</text:p>
          </table:table-cell>
          <table:covered-table-cell table:style-name="Default"/>
          <table:table-cell table:style-name="ce6" table:formula="of:=AVERAGE([.D52:.D58])" office:value-type="float" office:value="0.791854784285714" calcext:value-type="float" table:number-columns-spanned="2" table:number-rows-spanned="1">
            <text:p>0,791854784285714</text:p>
          </table:table-cell>
          <table:covered-table-cell table:style-name="Default"/>
          <table:table-cell table:style-name="ce6" table:formula="of:=AVERAGE([.F52:.F58])" office:value-type="float" office:value="0.798208091428571" calcext:value-type="float" table:number-columns-spanned="2" table:number-rows-spanned="1">
            <text:p>0,798208091428571</text:p>
          </table:table-cell>
          <table:covered-table-cell table:style-name="Default"/>
          <table:table-cell table:style-name="ce6" table:formula="of:=AVERAGE([.H52:.H58])" office:value-type="float" office:value="0.813184932857143" calcext:value-type="float" table:number-columns-spanned="2" table:number-rows-spanned="1">
            <text:p>0,813184932857143</text:p>
          </table:table-cell>
          <table:covered-table-cell table:style-name="Default"/>
          <table:table-cell table:style-name="ce6" table:formula="of:=AVERAGE([.J52:.J58]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52:.C58])+6000*VAR([.B52:.B58]))/6999)" office:value-type="float" office:value="0.0435833491732928" calcext:value-type="float" table:number-columns-spanned="2" table:number-rows-spanned="1">
            <text:p>0,0435833491732928</text:p>
          </table:table-cell>
          <table:covered-table-cell table:style-name="Default"/>
          <table:table-cell table:style-name="ce24" table:formula="of:=SQRT((999*SUMSQ([.E52:.E58])+6000*VAR([.D52:.D58]))/6999)" office:value-type="float" office:value="0.0398631540361843" calcext:value-type="float" table:number-columns-spanned="2" table:number-rows-spanned="1">
            <text:p>0,0398631540361843</text:p>
          </table:table-cell>
          <table:covered-table-cell table:style-name="Default"/>
          <table:table-cell table:style-name="ce24" table:formula="of:=SQRT((999*SUMSQ([.G52:.G58])+6000*VAR([.F52:.F58]))/6999)" office:value-type="float" office:value="0.0480952732539657" calcext:value-type="float" table:number-columns-spanned="2" table:number-rows-spanned="1">
            <text:p>0,0480952732539657</text:p>
          </table:table-cell>
          <table:covered-table-cell table:style-name="Default"/>
          <table:table-cell table:style-name="ce24" table:formula="of:=SQRT((999*SUMSQ([.I52:.I58])+6000*VAR([.H52:.H58]))/6999)" office:value-type="float" office:value="0.037375253026352" calcext:value-type="float" table:number-columns-spanned="2" table:number-rows-spanned="1">
            <text:p>0,037375253026352</text:p>
          </table:table-cell>
          <table:covered-table-cell table:style-name="Default"/>
          <table:table-cell table:style-name="ce24" table:formula="of:=SQRT((999*SUMSQ([.K52:.K58])+6000*VAR([.J52:.J58]))/6999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10" table:number-rows-spanned="1">
            <text:p>Learned, Greedy, x</text:p>
          </table:table-cell>
          <table:covered-table-cell table:style-name="ce43"/>
          <table:covered-table-cell table:number-columns-repeated="4" table:style-name="ce1"/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40" office:value-type="float" office:value="8" calcext:value-type="float" table:number-columns-spanned="2" table:number-rows-spanned="1">
            <text:p>8</text:p>
          </table:table-cell>
          <table:covered-table-cell table:style-name="ce46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ce46"/>
          <table:table-cell table:style-name="ce40" office:value-type="float" office:value="32" calcext:value-type="float" table:number-columns-spanned="2" table:number-rows-spanned="1">
            <text:p>32</text:p>
          </table:table-cell>
          <table:covered-table-cell table:style-name="ce46"/>
          <table:table-cell table:style-name="ce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794716" calcext:value-type="float">
            <text:p>0,794716</text:p>
          </table:table-cell>
          <table:table-cell table:style-name="ce6" office:value-type="float" office:value="0.045033077" calcext:value-type="float">
            <text:p>0,045033077</text:p>
          </table:table-cell>
          <table:table-cell table:style-name="ce37" office:value-type="float" office:value="0.78560784" calcext:value-type="float">
            <text:p>0,78560784</text:p>
          </table:table-cell>
          <table:table-cell table:style-name="ce6" office:value-type="float" office:value="0.040482481" calcext:value-type="float">
            <text:p>0,040482481</text:p>
          </table:table-cell>
          <table:table-cell table:style-name="ce37" office:value-type="float" office:value="0.8106008" calcext:value-type="float">
            <text:p>0,8106008</text:p>
          </table:table-cell>
          <table:table-cell table:style-name="ce6" office:value-type="float" office:value="0.032393042" calcext:value-type="float">
            <text:p>0,032393042</text:p>
          </table:table-cell>
          <table:table-cell table:style-name="ce37" office:value-type="float" office:value="0.811424" calcext:value-type="float">
            <text:p>0,811424</text:p>
          </table:table-cell>
          <table:table-cell table:style-name="ce6" office:value-type="float" office:value="0.031275232" calcext:value-type="float">
            <text:p>0,031275232</text:p>
          </table:table-cell>
          <table:table-cell table:style-name="ce37" office:value-type="float" office:value="0.7940823" calcext:value-type="float">
            <text:p>0,7940823</text:p>
          </table:table-cell>
          <table:table-cell table:style-name="ce6" office:value-type="float" office:value="0.045696057" calcext:value-type="float">
            <text:p>0,045696057</text:p>
          </table:table-cell>
          <table:table-cell table:style-name="ce3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78216" calcext:value-type="float">
            <text:p>0,7878216</text:p>
          </table:table-cell>
          <table:table-cell office:value-type="float" office:value="0.043717592" calcext:value-type="float">
            <text:p>0,043717592</text:p>
          </table:table-cell>
          <table:table-cell office:value-type="float" office:value="0.80096288" calcext:value-type="float">
            <text:p>0,80096288</text:p>
          </table:table-cell>
          <table:table-cell office:value-type="float" office:value="0.041432358" calcext:value-type="float">
            <text:p>0,041432358</text:p>
          </table:table-cell>
          <table:table-cell office:value-type="float" office:value="0.7918016" calcext:value-type="float">
            <text:p>0,7918016</text:p>
          </table:table-cell>
          <table:table-cell office:value-type="float" office:value="0.042577117" calcext:value-type="float">
            <text:p>0,042577117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04901035" calcext:value-type="float">
            <text:p>0,04901035</text:p>
          </table:table-cell>
          <table:table-cell office:value-type="float" office:value="0.7883904" calcext:value-type="float">
            <text:p>0,7883904</text:p>
          </table:table-cell>
          <table:table-cell office:value-type="float" office:value="0.030878172" calcext:value-type="float">
            <text:p>0,030878172</text:p>
          </table:table-cell>
          <table:table-cell table:style-name="ce3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99192" calcext:value-type="float">
            <text:p>0,7899192</text:p>
          </table:table-cell>
          <table:table-cell office:value-type="float" office:value="0.039621657" calcext:value-type="float">
            <text:p>0,039621657</text:p>
          </table:table-cell>
          <table:table-cell office:value-type="float" office:value="0.8010864" calcext:value-type="float">
            <text:p>0,8010864</text:p>
          </table:table-cell>
          <table:table-cell office:value-type="float" office:value="0.046499316" calcext:value-type="float">
            <text:p>0,046499316</text:p>
          </table:table-cell>
          <table:table-cell office:value-type="float" office:value="0.8049136" calcext:value-type="float">
            <text:p>0,8049136</text:p>
          </table:table-cell>
          <table:table-cell office:value-type="float" office:value="0.021947493" calcext:value-type="float">
            <text:p>0,021947493</text:p>
          </table:table-cell>
          <table:table-cell office:value-type="float" office:value="0.7937696" calcext:value-type="float">
            <text:p>0,7937696</text:p>
          </table:table-cell>
          <table:table-cell office:value-type="float" office:value="0.047657591" calcext:value-type="float">
            <text:p>0,047657591</text:p>
          </table:table-cell>
          <table:table-cell office:value-type="float" office:value="0.75502224" calcext:value-type="float">
            <text:p>0,75502224</text:p>
          </table:table-cell>
          <table:table-cell office:value-type="float" office:value="0.026647833" calcext:value-type="float">
            <text:p>0,026647833</text:p>
          </table:table-cell>
          <table:table-cell table:style-name="ce3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78184" calcext:value-type="float">
            <text:p>0,7978184</text:p>
          </table:table-cell>
          <table:table-cell office:value-type="float" office:value="0.042129992" calcext:value-type="float">
            <text:p>0,042129992</text:p>
          </table:table-cell>
          <table:table-cell office:value-type="float" office:value="0.7990184" calcext:value-type="float">
            <text:p>0,7990184</text:p>
          </table:table-cell>
          <table:table-cell office:value-type="float" office:value="0.045705068" calcext:value-type="float">
            <text:p>0,045705068</text:p>
          </table:table-cell>
          <table:table-cell office:value-type="float" office:value="0.8207064" calcext:value-type="float">
            <text:p>0,8207064</text:p>
          </table:table-cell>
          <table:table-cell office:value-type="float" office:value="0.032532933" calcext:value-type="float">
            <text:p>0,032532933</text:p>
          </table:table-cell>
          <table:table-cell office:value-type="float" office:value="0.7960968" calcext:value-type="float">
            <text:p>0,7960968</text:p>
          </table:table-cell>
          <table:table-cell office:value-type="float" office:value="0.048465559" calcext:value-type="float">
            <text:p>0,048465559</text:p>
          </table:table-cell>
          <table:table-cell office:value-type="float" office:value="0.7876512" calcext:value-type="float">
            <text:p>0,7876512</text:p>
          </table:table-cell>
          <table:table-cell office:value-type="float" office:value="0.030665757" calcext:value-type="float">
            <text:p>0,030665757</text:p>
          </table:table-cell>
          <table:table-cell table:style-name="ce3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91888" calcext:value-type="float">
            <text:p>0,7891888</text:p>
          </table:table-cell>
          <table:table-cell office:value-type="float" office:value="0.041449839" calcext:value-type="float">
            <text:p>0,041449839</text:p>
          </table:table-cell>
          <table:table-cell office:value-type="float" office:value="0.7860144" calcext:value-type="float">
            <text:p>0,7860144</text:p>
          </table:table-cell>
          <table:table-cell office:value-type="float" office:value="0.043174988" calcext:value-type="float">
            <text:p>0,043174988</text:p>
          </table:table-cell>
          <table:table-cell office:value-type="float" office:value="0.7824096" calcext:value-type="float">
            <text:p>0,7824096</text:p>
          </table:table-cell>
          <table:table-cell office:value-type="float" office:value="0.042158003" calcext:value-type="float">
            <text:p>0,042158003</text:p>
          </table:table-cell>
          <table:table-cell office:value-type="float" office:value="0.793064" calcext:value-type="float">
            <text:p>0,793064</text:p>
          </table:table-cell>
          <table:table-cell office:value-type="float" office:value="0.048855107" calcext:value-type="float">
            <text:p>0,048855107</text:p>
          </table:table-cell>
          <table:table-cell office:value-type="float" office:value="0.78064358" calcext:value-type="float">
            <text:p>0,78064358</text:p>
          </table:table-cell>
          <table:table-cell office:value-type="float" office:value="0.045314388" calcext:value-type="float">
            <text:p>0,045314388</text:p>
          </table:table-cell>
          <table:table-cell table:style-name="ce3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4852" calcext:value-type="float">
            <text:p>0,794852</text:p>
          </table:table-cell>
          <table:table-cell office:value-type="float" office:value="0.045768579" calcext:value-type="float">
            <text:p>0,045768579</text:p>
          </table:table-cell>
          <table:table-cell office:value-type="float" office:value="0.7902728" calcext:value-type="float">
            <text:p>0,7902728</text:p>
          </table:table-cell>
          <table:table-cell office:value-type="float" office:value="0.04326357" calcext:value-type="float">
            <text:p>0,04326357</text:p>
          </table:table-cell>
          <table:table-cell office:value-type="float" office:value="0.8003712" calcext:value-type="float">
            <text:p>0,8003712</text:p>
          </table:table-cell>
          <table:table-cell office:value-type="float" office:value="0.045988766" calcext:value-type="float">
            <text:p>0,045988766</text:p>
          </table:table-cell>
          <table:table-cell office:value-type="float" office:value="0.7937952" calcext:value-type="float">
            <text:p>0,7937952</text:p>
          </table:table-cell>
          <table:table-cell office:value-type="float" office:value="0.048308468" calcext:value-type="float">
            <text:p>0,048308468</text:p>
          </table:table-cell>
          <table:table-cell office:value-type="float" office:value="0.798336" calcext:value-type="float">
            <text:p>0,798336</text:p>
          </table:table-cell>
          <table:table-cell office:value-type="float" office:value="0.040352779" calcext:value-type="float">
            <text:p>0,040352779</text:p>
          </table:table-cell>
          <table:table-cell table:style-name="ce31"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46272" calcext:value-type="float">
            <text:p>0,7846272</text:p>
          </table:table-cell>
          <table:table-cell table:style-name="ce8" office:value-type="float" office:value="0.039585078" calcext:value-type="float">
            <text:p>0,039585078</text:p>
          </table:table-cell>
          <table:table-cell table:style-name="ce8" office:value-type="float" office:value="0.8055464" calcext:value-type="float">
            <text:p>0,8055464</text:p>
          </table:table-cell>
          <table:table-cell table:style-name="ce8" office:value-type="float" office:value="0.046046456" calcext:value-type="float">
            <text:p>0,046046456</text:p>
          </table:table-cell>
          <table:table-cell table:style-name="ce8" office:value-type="float" office:value="0.8212608" calcext:value-type="float">
            <text:p>0,8212608</text:p>
          </table:table-cell>
          <table:table-cell table:style-name="ce8" office:value-type="float" office:value="0.036431723" calcext:value-type="float">
            <text:p>0,036431723</text:p>
          </table:table-cell>
          <table:table-cell table:style-name="ce8" office:value-type="float" office:value="0.7953128" calcext:value-type="float">
            <text:p>0,7953128</text:p>
          </table:table-cell>
          <table:table-cell table:style-name="ce8" office:value-type="float" office:value="0.042312669" calcext:value-type="float">
            <text:p>0,042312669</text:p>
          </table:table-cell>
          <table:table-cell table:style-name="ce8" office:value-type="float" office:value="0.813372" calcext:value-type="float">
            <text:p>0,813372</text:p>
          </table:table-cell>
          <table:table-cell table:style-name="ce8" office:value-type="float" office:value="0.02964564" calcext:value-type="float">
            <text:p>0,02964564</text:p>
          </table:table-cell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7" table:formula="of:=AVERAGE([.B64:.B70])" office:value-type="float" office:value="0.7912776" calcext:value-type="float" table:number-columns-spanned="2" table:number-rows-spanned="1">
            <text:p>0,7912776</text:p>
          </table:table-cell>
          <table:covered-table-cell table:style-name="Default"/>
          <table:table-cell table:style-name="ce37" table:formula="of:=AVERAGE([.D64:.D70])" office:value-type="float" office:value="0.795501302857143" calcext:value-type="float" table:number-columns-spanned="2" table:number-rows-spanned="1">
            <text:p>0,795501302857143</text:p>
          </table:table-cell>
          <table:covered-table-cell table:style-name="Default"/>
          <table:table-cell table:style-name="ce37" table:formula="of:=AVERAGE([.F64:.F70])" office:value-type="float" office:value="0.804580571428571" calcext:value-type="float" table:number-columns-spanned="2" table:number-rows-spanned="1">
            <text:p>0,804580571428571</text:p>
          </table:table-cell>
          <table:covered-table-cell table:style-name="Default"/>
          <table:table-cell table:style-name="ce37" table:formula="of:=AVERAGE([.H64:.H70])" office:value-type="float" office:value="0.796670628571429" calcext:value-type="float" table:number-columns-spanned="2" table:number-rows-spanned="1">
            <text:p>0,796670628571429</text:p>
          </table:table-cell>
          <table:covered-table-cell table:style-name="Default"/>
          <table:table-cell table:style-name="ce37" table:formula="of:=AVERAGE([.J64:.J70])" office:value-type="float" office:value="0.78821396" calcext:value-type="float" table:number-columns-spanned="2" table:number-rows-spanned="1">
            <text:p>0,78821396</text:p>
          </table:table-cell>
          <table:covered-table-cell table:style-name="Default"/>
          <table:table-cell table:style-name="ce31"/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64:.C70])+6000*VAR([.B64:.B70]))/6999)" office:value-type="float" office:value="0.0427330108757371" calcext:value-type="float" table:number-columns-spanned="2" table:number-rows-spanned="1">
            <text:p>0,0427330108757371</text:p>
          </table:table-cell>
          <table:covered-table-cell table:style-name="Default"/>
          <table:table-cell table:style-name="ce24" table:formula="of:=SQRT((999*SUMSQ([.E64:.E70])+6000*VAR([.D64:.D70]))/6999)" office:value-type="float" office:value="0.0444662523368533" calcext:value-type="float" table:number-columns-spanned="2" table:number-rows-spanned="1">
            <text:p>0,0444662523368533</text:p>
          </table:table-cell>
          <table:covered-table-cell table:style-name="Default"/>
          <table:table-cell table:style-name="ce24" table:formula="of:=SQRT((999*SUMSQ([.G64:.G70])+6000*VAR([.F64:.F70]))/6999)" office:value-type="float" office:value="0.0393897514510158" calcext:value-type="float" table:number-columns-spanned="2" table:number-rows-spanned="1">
            <text:p>0,0393897514510158</text:p>
          </table:table-cell>
          <table:covered-table-cell table:style-name="Default"/>
          <table:table-cell table:style-name="ce24" table:formula="of:=SQRT((999*SUMSQ([.I64:.I70])+6000*VAR([.H64:.H70]))/6999)" office:value-type="float" office:value="0.045919418208587" calcext:value-type="float" table:number-columns-spanned="2" table:number-rows-spanned="1">
            <text:p>0,045919418208587</text:p>
          </table:table-cell>
          <table:covered-table-cell table:style-name="Default"/>
          <table:table-cell table:style-name="ce24" table:formula="of:=SQRT((999*SUMSQ([.K64:.K70])+6000*VAR([.J64:.J70]))/6999)" office:value-type="float" office:value="0.0399539087294331" calcext:value-type="float" table:number-columns-spanned="2" table:number-rows-spanned="1">
            <text:p>0,0399539087294331</text:p>
          </table:table-cell>
          <table:covered-table-cell table:style-name="Default"/>
          <table:table-cell table:style-name="ce45"/>
          <table:table-cell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Null, LD-DFS, g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787888" calcext:value-type="float">
            <text:p>0,787888</text:p>
          </table:table-cell>
          <table:table-cell table:style-name="ce6" office:value-type="float" office:value="0.043859953" calcext:value-type="float">
            <text:p>0,043859953</text:p>
          </table:table-cell>
          <table:table-cell table:style-name="ce6" office:value-type="float" office:value="0.790088" calcext:value-type="float">
            <text:p>0,790088</text:p>
          </table:table-cell>
          <table:table-cell table:style-name="ce6" office:value-type="float" office:value="0.043072989" calcext:value-type="float">
            <text:p>0,043072989</text:p>
          </table:table-cell>
          <table:table-cell table:style-name="ce6" office:value-type="float" office:value="0.7916688" calcext:value-type="float">
            <text:p>0,7916688</text:p>
          </table:table-cell>
          <table:table-cell table:style-name="ce6" office:value-type="float" office:value="0.045232763" calcext:value-type="float">
            <text:p>0,045232763</text:p>
          </table:table-cell>
          <table:table-cell table:style-name="ce6" office:value-type="float" office:value="0.7862488" calcext:value-type="float">
            <text:p>0,7862488</text:p>
          </table:table-cell>
          <table:table-cell table:style-name="ce6" office:value-type="float" office:value="0.043296102" calcext:value-type="float">
            <text:p>0,043296102</text:p>
          </table:table-cell>
          <table:table-cell table:style-name="ce6" office:value-type="float" office:value="0.7898608" calcext:value-type="float">
            <text:p>0,7898608</text:p>
          </table:table-cell>
          <table:table-cell table:style-name="ce6" office:value-type="float" office:value="0.042871668" calcext:value-type="float">
            <text:p>0,0428716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96176" calcext:value-type="float">
            <text:p>0,7896176</text:p>
          </table:table-cell>
          <table:table-cell office:value-type="float" office:value="0.042766381" calcext:value-type="float">
            <text:p>0,042766381</text:p>
          </table:table-cell>
          <table:table-cell office:value-type="float" office:value="0.7901552" calcext:value-type="float">
            <text:p>0,7901552</text:p>
          </table:table-cell>
          <table:table-cell office:value-type="float" office:value="0.042795798" calcext:value-type="float">
            <text:p>0,042795798</text:p>
          </table:table-cell>
          <table:table-cell office:value-type="float" office:value="0.7887528" calcext:value-type="float">
            <text:p>0,7887528</text:p>
          </table:table-cell>
          <table:table-cell office:value-type="float" office:value="0.044132853" calcext:value-type="float">
            <text:p>0,044132853</text:p>
          </table:table-cell>
          <table:table-cell office:value-type="float" office:value="0.7900472" calcext:value-type="float">
            <text:p>0,7900472</text:p>
          </table:table-cell>
          <table:table-cell office:value-type="float" office:value="0.0443994" calcext:value-type="float">
            <text:p>0,0443994</text:p>
          </table:table-cell>
          <table:table-cell office:value-type="float" office:value="0.7894496" calcext:value-type="float">
            <text:p>0,7894496</text:p>
          </table:table-cell>
          <table:table-cell office:value-type="float" office:value="0.044029079" calcext:value-type="float">
            <text:p>0,0440290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7352" calcext:value-type="float">
            <text:p>0,7907352</text:p>
          </table:table-cell>
          <table:table-cell office:value-type="float" office:value="0.043364292" calcext:value-type="float">
            <text:p>0,043364292</text:p>
          </table:table-cell>
          <table:table-cell office:value-type="float" office:value="0.7868792" calcext:value-type="float">
            <text:p>0,7868792</text:p>
          </table:table-cell>
          <table:table-cell office:value-type="float" office:value="0.043761495" calcext:value-type="float">
            <text:p>0,043761495</text:p>
          </table:table-cell>
          <table:table-cell office:value-type="float" office:value="0.7881888" calcext:value-type="float">
            <text:p>0,7881888</text:p>
          </table:table-cell>
          <table:table-cell office:value-type="float" office:value="0.041632438" calcext:value-type="float">
            <text:p>0,041632438</text:p>
          </table:table-cell>
          <table:table-cell office:value-type="float" office:value="0.7883992" calcext:value-type="float">
            <text:p>0,7883992</text:p>
          </table:table-cell>
          <table:table-cell office:value-type="float" office:value="0.04311524" calcext:value-type="float">
            <text:p>0,04311524</text:p>
          </table:table-cell>
          <table:table-cell office:value-type="float" office:value="0.7881056" calcext:value-type="float">
            <text:p>0,7881056</text:p>
          </table:table-cell>
          <table:table-cell office:value-type="float" office:value="0.043396229" calcext:value-type="float">
            <text:p>0,0433962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91808" calcext:value-type="float">
            <text:p>0,7891808</text:p>
          </table:table-cell>
          <table:table-cell office:value-type="float" office:value="0.043263509" calcext:value-type="float">
            <text:p>0,043263509</text:p>
          </table:table-cell>
          <table:table-cell office:value-type="float" office:value="0.7881816" calcext:value-type="float">
            <text:p>0,7881816</text:p>
          </table:table-cell>
          <table:table-cell office:value-type="float" office:value="0.043867716" calcext:value-type="float">
            <text:p>0,043867716</text:p>
          </table:table-cell>
          <table:table-cell office:value-type="float" office:value="0.7893736" calcext:value-type="float">
            <text:p>0,7893736</text:p>
          </table:table-cell>
          <table:table-cell office:value-type="float" office:value="0.042663776" calcext:value-type="float">
            <text:p>0,042663776</text:p>
          </table:table-cell>
          <table:table-cell office:value-type="float" office:value="0.7901648" calcext:value-type="float">
            <text:p>0,7901648</text:p>
          </table:table-cell>
          <table:table-cell office:value-type="float" office:value="0.04424188" calcext:value-type="float">
            <text:p>0,04424188</text:p>
          </table:table-cell>
          <table:table-cell office:value-type="float" office:value="0.789492" calcext:value-type="float">
            <text:p>0,789492</text:p>
          </table:table-cell>
          <table:table-cell office:value-type="float" office:value="0.043903403" calcext:value-type="float">
            <text:p>0,0439034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76688" calcext:value-type="float">
            <text:p>0,7876688</text:p>
          </table:table-cell>
          <table:table-cell office:value-type="float" office:value="0.043890471" calcext:value-type="float">
            <text:p>0,043890471</text:p>
          </table:table-cell>
          <table:table-cell office:value-type="float" office:value="0.7878792" calcext:value-type="float">
            <text:p>0,7878792</text:p>
          </table:table-cell>
          <table:table-cell office:value-type="float" office:value="0.044107403" calcext:value-type="float">
            <text:p>0,044107403</text:p>
          </table:table-cell>
          <table:table-cell office:value-type="float" office:value="0.7879368" calcext:value-type="float">
            <text:p>0,7879368</text:p>
          </table:table-cell>
          <table:table-cell office:value-type="float" office:value="0.042665546" calcext:value-type="float">
            <text:p>0,042665546</text:p>
          </table:table-cell>
          <table:table-cell office:value-type="float" office:value="0.7907696" calcext:value-type="float">
            <text:p>0,7907696</text:p>
          </table:table-cell>
          <table:table-cell office:value-type="float" office:value="0.044325722" calcext:value-type="float">
            <text:p>0,044325722</text:p>
          </table:table-cell>
          <table:table-cell office:value-type="float" office:value="0.7898616" calcext:value-type="float">
            <text:p>0,7898616</text:p>
          </table:table-cell>
          <table:table-cell office:value-type="float" office:value="0.044782007" calcext:value-type="float">
            <text:p>0,0447820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6592" calcext:value-type="float">
            <text:p>0,7926592</text:p>
          </table:table-cell>
          <table:table-cell office:value-type="float" office:value="0.043495221" calcext:value-type="float">
            <text:p>0,043495221</text:p>
          </table:table-cell>
          <table:table-cell office:value-type="float" office:value="0.79066" calcext:value-type="float">
            <text:p>0,79066</text:p>
          </table:table-cell>
          <table:table-cell office:value-type="float" office:value="0.044453078" calcext:value-type="float">
            <text:p>0,044453078</text:p>
          </table:table-cell>
          <table:table-cell office:value-type="float" office:value="0.790752" calcext:value-type="float">
            <text:p>0,790752</text:p>
          </table:table-cell>
          <table:table-cell office:value-type="float" office:value="0.042604703" calcext:value-type="float">
            <text:p>0,042604703</text:p>
          </table:table-cell>
          <table:table-cell office:value-type="float" office:value="0.7900968" calcext:value-type="float">
            <text:p>0,7900968</text:p>
          </table:table-cell>
          <table:table-cell office:value-type="float" office:value="0.043681368" calcext:value-type="float">
            <text:p>0,043681368</text:p>
          </table:table-cell>
          <table:table-cell office:value-type="float" office:value="0.7891976" calcext:value-type="float">
            <text:p>0,7891976</text:p>
          </table:table-cell>
          <table:table-cell office:value-type="float" office:value="0.043410351" calcext:value-type="float">
            <text:p>0,043410351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85848" calcext:value-type="float">
            <text:p>0,7885848</text:p>
          </table:table-cell>
          <table:table-cell table:style-name="ce8" office:value-type="float" office:value="0.043956106" calcext:value-type="float">
            <text:p>0,043956106</text:p>
          </table:table-cell>
          <table:table-cell table:style-name="ce8" office:value-type="float" office:value="0.7876016" calcext:value-type="float">
            <text:p>0,7876016</text:p>
          </table:table-cell>
          <table:table-cell table:style-name="ce8" office:value-type="float" office:value="0.04351898" calcext:value-type="float">
            <text:p>0,04351898</text:p>
          </table:table-cell>
          <table:table-cell table:style-name="ce8" office:value-type="float" office:value="0.7908856" calcext:value-type="float">
            <text:p>0,7908856</text:p>
          </table:table-cell>
          <table:table-cell table:style-name="ce8" office:value-type="float" office:value="0.042505631" calcext:value-type="float">
            <text:p>0,042505631</text:p>
          </table:table-cell>
          <table:table-cell table:style-name="ce8" office:value-type="float" office:value="0.788408" calcext:value-type="float">
            <text:p>0,788408</text:p>
          </table:table-cell>
          <table:table-cell table:style-name="ce8" office:value-type="float" office:value="0.043078923" calcext:value-type="float">
            <text:p>0,043078923</text:p>
          </table:table-cell>
          <table:table-cell table:style-name="ce8" office:value-type="float" office:value="0.7916688" calcext:value-type="float">
            <text:p>0,7916688</text:p>
          </table:table-cell>
          <table:table-cell table:style-name="ce8" office:value-type="float" office:value="0.044761864" calcext:value-type="float">
            <text:p>0,04476186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76:.B82])" office:value-type="float" office:value="0.789476342857143" calcext:value-type="float" table:number-columns-spanned="2" table:number-rows-spanned="1">
            <text:p>0,789476342857143</text:p>
          </table:table-cell>
          <table:covered-table-cell table:style-name="Default"/>
          <table:table-cell table:style-name="ce6" table:formula="of:=AVERAGE([.D76:.D82])" office:value-type="float" office:value="0.788777828571429" calcext:value-type="float" table:number-columns-spanned="2" table:number-rows-spanned="1">
            <text:p>0,788777828571429</text:p>
          </table:table-cell>
          <table:covered-table-cell table:style-name="Default"/>
          <table:table-cell table:style-name="ce6" table:formula="of:=AVERAGE([.F76:.F82])" office:value-type="float" office:value="0.7896512" calcext:value-type="float" table:number-columns-spanned="2" table:number-rows-spanned="1">
            <text:p>0,7896512</text:p>
          </table:table-cell>
          <table:covered-table-cell table:style-name="Default"/>
          <table:table-cell table:style-name="ce6" table:formula="of:=AVERAGE([.H76:.H82])" office:value-type="float" office:value="0.789162057142857" calcext:value-type="float" table:number-columns-spanned="2" table:number-rows-spanned="1">
            <text:p>0,789162057142857</text:p>
          </table:table-cell>
          <table:covered-table-cell table:style-name="Default"/>
          <table:table-cell table:style-name="ce6" table:formula="of:=AVERAGE([.J76:.J82])" office:value-type="float" office:value="0.789662285714286" calcext:value-type="float" table:number-columns-spanned="2" table:number-rows-spanned="1">
            <text:p>0,789662285714286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76:.C82])+6000*VAR([.B76:.B82]))/6999)" office:value-type="float" office:value="0.0435270781114501" calcext:value-type="float" table:number-columns-spanned="2" table:number-rows-spanned="1">
            <text:p>0,0435270781114501</text:p>
          </table:table-cell>
          <table:covered-table-cell table:style-name="Default"/>
          <table:table-cell table:style-name="ce24" table:formula="of:=SQRT((999*SUMSQ([.E76:.E82])+6000*VAR([.D76:.D82]))/6999)" office:value-type="float" office:value="0.0436602476730423" calcext:value-type="float" table:number-columns-spanned="2" table:number-rows-spanned="1">
            <text:p>0,0436602476730423</text:p>
          </table:table-cell>
          <table:covered-table-cell table:style-name="Default"/>
          <table:table-cell table:style-name="ce24" table:formula="of:=SQRT((999*SUMSQ([.G76:.G82])+6000*VAR([.F76:.F82]))/6999)" office:value-type="float" office:value="0.043079730191745" calcext:value-type="float" table:number-columns-spanned="2" table:number-rows-spanned="1">
            <text:p>0,043079730191745</text:p>
          </table:table-cell>
          <table:covered-table-cell table:style-name="Default"/>
          <table:table-cell table:style-name="ce24" table:formula="of:=SQRT((999*SUMSQ([.I76:.I82])+6000*VAR([.H76:.H82]))/6999)" office:value-type="float" office:value="0.0437430148086653" calcext:value-type="float" table:number-columns-spanned="2" table:number-rows-spanned="1">
            <text:p>0,0437430148086653</text:p>
          </table:table-cell>
          <table:covered-table-cell table:style-name="Default"/>
          <table:table-cell table:style-name="ce24" table:formula="of:=SQRT((999*SUMSQ([.K76:.K82])+6000*VAR([.J76:.J82]))/6999)" office:value-type="float" office:value="0.0438765401397824" calcext:value-type="float" table:number-columns-spanned="2" table:number-rows-spanned="1">
            <text:p>0,0438765401397824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2" office:value-type="string" calcext:value-type="string" table:number-columns-spanned="10" table:number-rows-spanned="1">
            <text:p>Null, LD-DFS, x</text:p>
          </table:table-cell>
          <table:covered-table-cell table:number-columns-repeated="3" table:style-name="ce2"/>
          <table:covered-table-cell table:number-columns-repeated="6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style-name="ce2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76]" office:value-type="float" office:value="0.787888" calcext:value-type="float">
            <text:p>0,787888</text:p>
          </table:table-cell>
          <table:table-cell table:style-name="ce6" table:formula="of:=[.C76]" office:value-type="float" office:value="0.043859953" calcext:value-type="float">
            <text:p>0,043859953</text:p>
          </table:table-cell>
          <table:table-cell table:style-name="ce6" office:value-type="float" office:value="0.7899616" calcext:value-type="float">
            <text:p>0,7899616</text:p>
          </table:table-cell>
          <table:table-cell table:style-name="ce6" office:value-type="float" office:value="0.043225334" calcext:value-type="float">
            <text:p>0,043225334</text:p>
          </table:table-cell>
          <table:table-cell table:style-name="ce6" office:value-type="float" office:value="0.7866096" calcext:value-type="float">
            <text:p>0,7866096</text:p>
          </table:table-cell>
          <table:table-cell table:style-name="ce6" office:value-type="float" office:value="0.042893775" calcext:value-type="float">
            <text:p>0,042893775</text:p>
          </table:table-cell>
          <table:table-cell table:style-name="ce6" office:value-type="float" office:value="0.7894328" calcext:value-type="float">
            <text:p>0,7894328</text:p>
          </table:table-cell>
          <table:table-cell table:style-name="ce6" office:value-type="float" office:value="0.04337283" calcext:value-type="float">
            <text:p>0,04337283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77]" office:value-type="float" office:value="0.7896176" calcext:value-type="float">
            <text:p>0,7896176</text:p>
          </table:table-cell>
          <table:table-cell table:style-name="ce6" table:formula="of:=[.C77]" office:value-type="float" office:value="0.042766381" calcext:value-type="float">
            <text:p>0,042766381</text:p>
          </table:table-cell>
          <table:table-cell office:value-type="float" office:value="0.7900976" calcext:value-type="float">
            <text:p>0,7900976</text:p>
          </table:table-cell>
          <table:table-cell office:value-type="float" office:value="0.044744318" calcext:value-type="float">
            <text:p>0,044744318</text:p>
          </table:table-cell>
          <table:table-cell office:value-type="float" office:value="0.7925152" calcext:value-type="float">
            <text:p>0,7925152</text:p>
          </table:table-cell>
          <table:table-cell office:value-type="float" office:value="0.042773135" calcext:value-type="float">
            <text:p>0,042773135</text:p>
          </table:table-cell>
          <table:table-cell office:value-type="float" office:value="0.7882488" calcext:value-type="float">
            <text:p>0,7882488</text:p>
          </table:table-cell>
          <table:table-cell office:value-type="float" office:value="0.043572592" calcext:value-type="float">
            <text:p>0,0435725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78]" office:value-type="float" office:value="0.7907352" calcext:value-type="float">
            <text:p>0,7907352</text:p>
          </table:table-cell>
          <table:table-cell table:style-name="ce6" table:formula="of:=[.C78]" office:value-type="float" office:value="0.043364292" calcext:value-type="float">
            <text:p>0,043364292</text:p>
          </table:table-cell>
          <table:table-cell office:value-type="float" office:value="0.7897096" calcext:value-type="float">
            <text:p>0,7897096</text:p>
          </table:table-cell>
          <table:table-cell office:value-type="float" office:value="0.042365198" calcext:value-type="float">
            <text:p>0,042365198</text:p>
          </table:table-cell>
          <table:table-cell office:value-type="float" office:value="0.7893576" calcext:value-type="float">
            <text:p>0,7893576</text:p>
          </table:table-cell>
          <table:table-cell office:value-type="float" office:value="0.044108311" calcext:value-type="float">
            <text:p>0,044108311</text:p>
          </table:table-cell>
          <table:table-cell office:value-type="float" office:value="0.7899544" calcext:value-type="float">
            <text:p>0,7899544</text:p>
          </table:table-cell>
          <table:table-cell office:value-type="float" office:value="0.044049373" calcext:value-type="float">
            <text:p>0,0440493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79]" office:value-type="float" office:value="0.7891808" calcext:value-type="float">
            <text:p>0,7891808</text:p>
          </table:table-cell>
          <table:table-cell table:style-name="ce6" table:formula="of:=[.C79]" office:value-type="float" office:value="0.043263509" calcext:value-type="float">
            <text:p>0,043263509</text:p>
          </table:table-cell>
          <table:table-cell office:value-type="float" office:value="0.7885512" calcext:value-type="float">
            <text:p>0,7885512</text:p>
          </table:table-cell>
          <table:table-cell office:value-type="float" office:value="0.0431444" calcext:value-type="float">
            <text:p>0,0431444</text:p>
          </table:table-cell>
          <table:table-cell office:value-type="float" office:value="0.7881976" calcext:value-type="float">
            <text:p>0,7881976</text:p>
          </table:table-cell>
          <table:table-cell office:value-type="float" office:value="0.044017097" calcext:value-type="float">
            <text:p>0,044017097</text:p>
          </table:table-cell>
          <table:table-cell office:value-type="float" office:value="0.7909192" calcext:value-type="float">
            <text:p>0,7909192</text:p>
          </table:table-cell>
          <table:table-cell office:value-type="float" office:value="0.042677069" calcext:value-type="float">
            <text:p>0,0426770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80]" office:value-type="float" office:value="0.7876688" calcext:value-type="float">
            <text:p>0,7876688</text:p>
          </table:table-cell>
          <table:table-cell table:style-name="ce6" table:formula="of:=[.C80]" office:value-type="float" office:value="0.043890471" calcext:value-type="float">
            <text:p>0,043890471</text:p>
          </table:table-cell>
          <table:table-cell office:value-type="float" office:value="0.79133664" calcext:value-type="float">
            <text:p>0,79133664</text:p>
          </table:table-cell>
          <table:table-cell office:value-type="float" office:value="0.043564237" calcext:value-type="float">
            <text:p>0,043564237</text:p>
          </table:table-cell>
          <table:table-cell office:value-type="float" office:value="0.7880128" calcext:value-type="float">
            <text:p>0,7880128</text:p>
          </table:table-cell>
          <table:table-cell office:value-type="float" office:value="0.04338041" calcext:value-type="float">
            <text:p>0,04338041</text:p>
          </table:table-cell>
          <table:table-cell office:value-type="float" office:value="0.7902728" calcext:value-type="float">
            <text:p>0,7902728</text:p>
          </table:table-cell>
          <table:table-cell office:value-type="float" office:value="0.042286048" calcext:value-type="float">
            <text:p>0,04228604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81]" office:value-type="float" office:value="0.7926592" calcext:value-type="float">
            <text:p>0,7926592</text:p>
          </table:table-cell>
          <table:table-cell table:style-name="ce6" table:formula="of:=[.C81]" office:value-type="float" office:value="0.043495221" calcext:value-type="float">
            <text:p>0,043495221</text:p>
          </table:table-cell>
          <table:table-cell office:value-type="float" office:value="0.7896672" calcext:value-type="float">
            <text:p>0,7896672</text:p>
          </table:table-cell>
          <table:table-cell office:value-type="float" office:value="0.042978224" calcext:value-type="float">
            <text:p>0,042978224</text:p>
          </table:table-cell>
          <table:table-cell office:value-type="float" office:value="0.7905088" calcext:value-type="float">
            <text:p>0,7905088</text:p>
          </table:table-cell>
          <table:table-cell office:value-type="float" office:value="0.043780839" calcext:value-type="float">
            <text:p>0,043780839</text:p>
          </table:table-cell>
          <table:table-cell office:value-type="float" office:value="0.7900712" calcext:value-type="float">
            <text:p>0,7900712</text:p>
          </table:table-cell>
          <table:table-cell office:value-type="float" office:value="0.042081163" calcext:value-type="float">
            <text:p>0,042081163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formula="of:=[.B82]" office:value-type="float" office:value="0.7885848" calcext:value-type="float">
            <text:p>0,7885848</text:p>
          </table:table-cell>
          <table:table-cell table:style-name="ce6" table:formula="of:=[.C82]" office:value-type="float" office:value="0.043956106" calcext:value-type="float">
            <text:p>0,043956106</text:p>
          </table:table-cell>
          <table:table-cell table:style-name="ce8" office:value-type="float" office:value="0.7899712" calcext:value-type="float">
            <text:p>0,7899712</text:p>
          </table:table-cell>
          <table:table-cell table:style-name="ce8" office:value-type="float" office:value="0.044110123" calcext:value-type="float">
            <text:p>0,044110123</text:p>
          </table:table-cell>
          <table:table-cell table:style-name="ce8" office:value-type="float" office:value="0.7898448" calcext:value-type="float">
            <text:p>0,7898448</text:p>
          </table:table-cell>
          <table:table-cell table:style-name="ce8" office:value-type="float" office:value="0.04350529" calcext:value-type="float">
            <text:p>0,04350529</text:p>
          </table:table-cell>
          <table:table-cell table:style-name="ce8" office:value-type="float" office:value="0.7887608" calcext:value-type="float">
            <text:p>0,7887608</text:p>
          </table:table-cell>
          <table:table-cell table:style-name="ce8" office:value-type="float" office:value="0.043521104" calcext:value-type="float">
            <text:p>0,043521104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88:.B94])" office:value-type="float" office:value="0.789476342857143" calcext:value-type="float" table:number-columns-spanned="2" table:number-rows-spanned="1">
            <text:p>0,789476342857143</text:p>
          </table:table-cell>
          <table:covered-table-cell table:style-name="Default"/>
          <table:table-cell table:style-name="ce6" table:formula="of:=AVERAGE([.D88:.D94])" office:value-type="float" office:value="0.789899291428571" calcext:value-type="float" table:number-columns-spanned="2" table:number-rows-spanned="1">
            <text:p>0,789899291428571</text:p>
          </table:table-cell>
          <table:covered-table-cell table:style-name="Default"/>
          <table:table-cell table:style-name="ce6" table:formula="of:=AVERAGE([.F88:.F94])" office:value-type="float" office:value="0.789292342857143" calcext:value-type="float" table:number-columns-spanned="2" table:number-rows-spanned="1">
            <text:p>0,789292342857143</text:p>
          </table:table-cell>
          <table:covered-table-cell table:style-name="Default"/>
          <table:table-cell table:style-name="ce6" table:formula="of:=AVERAGE([.H88:.H94])" office:value-type="float" office:value="0.789665714285714" calcext:value-type="float" table:number-columns-spanned="2" table:number-rows-spanned="1">
            <text:p>0,789665714285714</text:p>
          </table:table-cell>
          <table:covered-table-cell table:style-name="Default"/>
          <table:table-cell table:style-name="ce6" table:formula="of:=AVERAGE([.J88:.J94]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88:.C94])+6000*VAR([.B88:.B94]))/6999)" office:value-type="float" office:value="0.0435270781114501" calcext:value-type="float" table:number-columns-spanned="2" table:number-rows-spanned="1">
            <text:p>0,0435270781114501</text:p>
          </table:table-cell>
          <table:covered-table-cell table:style-name="Default"/>
          <table:table-cell table:style-name="ce24" table:formula="of:=SQRT((999*SUMSQ([.E88:.E94])+6000*VAR([.D88:.D94]))/6999)" office:value-type="float" office:value="0.0434414178291954" calcext:value-type="float" table:number-columns-spanned="2" table:number-rows-spanned="1">
            <text:p>0,0434414178291954</text:p>
          </table:table-cell>
          <table:covered-table-cell table:style-name="Default"/>
          <table:table-cell table:style-name="ce24" table:formula="of:=SQRT((999*SUMSQ([.G88:.G94])+6000*VAR([.F88:.F94]))/6999)" office:value-type="float" office:value="0.0435146208633518" calcext:value-type="float" table:number-columns-spanned="2" table:number-rows-spanned="1">
            <text:p>0,0435146208633518</text:p>
          </table:table-cell>
          <table:covered-table-cell table:style-name="Default"/>
          <table:table-cell table:style-name="ce24" table:formula="of:=SQRT((999*SUMSQ([.I88:.I94])+6000*VAR([.H88:.H94]))/6999)" office:value-type="float" office:value="0.0430753535424478" calcext:value-type="float" table:number-columns-spanned="2" table:number-rows-spanned="1">
            <text:p>0,0430753535424478</text:p>
          </table:table-cell>
          <table:covered-table-cell table:style-name="Default"/>
          <table:table-cell table:style-name="ce24" table:formula="of:=SQRT((999*SUMSQ([.K88:.K94])+6000*VAR([.J88:.J94]))/6999)" office:value-type="string" office:string-value="" calcext:value-type="error" table:number-columns-spanned="2" table:number-rows-spanned="1">
            <text:p>#DIV/0!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10" table:number-rows-spanned="1">
            <text:p>Null, Greedy, x</text:p>
          </table:table-cell>
          <table:covered-table-cell table:style-name="ce43"/>
          <table:covered-table-cell table:number-columns-repeated="4" table:style-name="ce1"/>
          <table:covered-table-cell table:number-columns-repeated="4" table:style-name="Default"/>
          <table:table-cell table:number-columns-repeated="2"/>
        </table:table-row>
        <table:table-row table:style-name="ro1">
          <table:covered-table-cell table:style-name="ce2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40" office:value-type="float" office:value="8" calcext:value-type="float" table:number-columns-spanned="2" table:number-rows-spanned="1">
            <text:p>8</text:p>
          </table:table-cell>
          <table:covered-table-cell table:style-name="ce46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ce46"/>
          <table:table-cell table:style-name="ce40" office:value-type="float" office:value="32" calcext:value-type="float" table:number-columns-spanned="2" table:number-rows-spanned="1">
            <text:p>32</text:p>
          </table:table-cell>
          <table:covered-table-cell table:style-name="ce46"/>
          <table:table-cell table:style-name="ce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7917856" calcext:value-type="float">
            <text:p>0,7917856</text:p>
          </table:table-cell>
          <table:table-cell table:style-name="ce6" office:value-type="float" office:value="0.044440544" calcext:value-type="float">
            <text:p>0,044440544</text:p>
          </table:table-cell>
          <table:table-cell table:style-name="ce37" office:value-type="float" office:value="0.7895248" calcext:value-type="float">
            <text:p>0,7895248</text:p>
          </table:table-cell>
          <table:table-cell table:style-name="ce6" office:value-type="float" office:value="0.042521699" calcext:value-type="float">
            <text:p>0,042521699</text:p>
          </table:table-cell>
          <table:table-cell table:style-name="ce37" office:value-type="float" office:value="0.7888616" calcext:value-type="float">
            <text:p>0,7888616</text:p>
          </table:table-cell>
          <table:table-cell table:style-name="ce6" office:value-type="float" office:value="0.042993918" calcext:value-type="float">
            <text:p>0,042993918</text:p>
          </table:table-cell>
          <table:table-cell table:style-name="ce37" office:value-type="float" office:value="0.7901136" calcext:value-type="float">
            <text:p>0,7901136</text:p>
          </table:table-cell>
          <table:table-cell table:style-name="ce6" office:value-type="float" office:value="0.044789287" calcext:value-type="float">
            <text:p>0,044789287</text:p>
          </table:table-cell>
          <table:table-cell table:style-name="ce37" office:value-type="float" office:value="0.7907944" calcext:value-type="float">
            <text:p>0,7907944</text:p>
          </table:table-cell>
          <table:table-cell table:style-name="ce6" office:value-type="float" office:value="0.044264959" calcext:value-type="float">
            <text:p>0,044264959</text:p>
          </table:table-cell>
          <table:table-cell table:style-name="ce3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7804" calcext:value-type="float">
            <text:p>0,787804</text:p>
          </table:table-cell>
          <table:table-cell office:value-type="float" office:value="0.044295667" calcext:value-type="float">
            <text:p>0,044295667</text:p>
          </table:table-cell>
          <table:table-cell office:value-type="float" office:value="0.7914656" calcext:value-type="float">
            <text:p>0,7914656</text:p>
          </table:table-cell>
          <table:table-cell office:value-type="float" office:value="0.043212187" calcext:value-type="float">
            <text:p>0,043212187</text:p>
          </table:table-cell>
          <table:table-cell office:value-type="float" office:value="0.7902312" calcext:value-type="float">
            <text:p>0,7902312</text:p>
          </table:table-cell>
          <table:table-cell office:value-type="float" office:value="0.042658682" calcext:value-type="float">
            <text:p>0,042658682</text:p>
          </table:table-cell>
          <table:table-cell office:value-type="float" office:value="0.7903152" calcext:value-type="float">
            <text:p>0,7903152</text:p>
          </table:table-cell>
          <table:table-cell office:value-type="float" office:value="0.043933088" calcext:value-type="float">
            <text:p>0,043933088</text:p>
          </table:table-cell>
          <table:table-cell office:value-type="float" office:value="0.7903232" calcext:value-type="float">
            <text:p>0,7903232</text:p>
          </table:table-cell>
          <table:table-cell office:value-type="float" office:value="0.042793286" calcext:value-type="float">
            <text:p>0,042793286</text:p>
          </table:table-cell>
          <table:table-cell table:style-name="ce3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8164" calcext:value-type="float">
            <text:p>0,788164</text:p>
          </table:table-cell>
          <table:table-cell office:value-type="float" office:value="0.042360984" calcext:value-type="float">
            <text:p>0,042360984</text:p>
          </table:table-cell>
          <table:table-cell office:value-type="float" office:value="0.7904752" calcext:value-type="float">
            <text:p>0,7904752</text:p>
          </table:table-cell>
          <table:table-cell office:value-type="float" office:value="0.04419898" calcext:value-type="float">
            <text:p>0,04419898</text:p>
          </table:table-cell>
          <table:table-cell office:value-type="float" office:value="0.7904256" calcext:value-type="float">
            <text:p>0,7904256</text:p>
          </table:table-cell>
          <table:table-cell office:value-type="float" office:value="0.045633074" calcext:value-type="float">
            <text:p>0,045633074</text:p>
          </table:table-cell>
          <table:table-cell office:value-type="float" office:value="0.7905336" calcext:value-type="float">
            <text:p>0,7905336</text:p>
          </table:table-cell>
          <table:table-cell office:value-type="float" office:value="0.043700076" calcext:value-type="float">
            <text:p>0,043700076</text:p>
          </table:table-cell>
          <table:table-cell office:value-type="float" office:value="0.7868952" calcext:value-type="float">
            <text:p>0,7868952</text:p>
          </table:table-cell>
          <table:table-cell office:value-type="float" office:value="0.042836971" calcext:value-type="float">
            <text:p>0,042836971</text:p>
          </table:table-cell>
          <table:table-cell table:style-name="ce3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77288" calcext:value-type="float">
            <text:p>0,7877288</text:p>
          </table:table-cell>
          <table:table-cell office:value-type="float" office:value="0.045119922" calcext:value-type="float">
            <text:p>0,045119922</text:p>
          </table:table-cell>
          <table:table-cell office:value-type="float" office:value="0.7894256" calcext:value-type="float">
            <text:p>0,7894256</text:p>
          </table:table-cell>
          <table:table-cell office:value-type="float" office:value="0.045355052" calcext:value-type="float">
            <text:p>0,045355052</text:p>
          </table:table-cell>
          <table:table-cell office:value-type="float" office:value="0.7885592" calcext:value-type="float">
            <text:p>0,7885592</text:p>
          </table:table-cell>
          <table:table-cell office:value-type="float" office:value="0.043820819" calcext:value-type="float">
            <text:p>0,043820819</text:p>
          </table:table-cell>
          <table:table-cell office:value-type="float" office:value="0.7896848" calcext:value-type="float">
            <text:p>0,7896848</text:p>
          </table:table-cell>
          <table:table-cell office:value-type="float" office:value="0.043713705" calcext:value-type="float">
            <text:p>0,043713705</text:p>
          </table:table-cell>
          <table:table-cell office:value-type="float" office:value="0.7913912" calcext:value-type="float">
            <text:p>0,7913912</text:p>
          </table:table-cell>
          <table:table-cell office:value-type="float" office:value="0.043626999" calcext:value-type="float">
            <text:p>0,043626999</text:p>
          </table:table-cell>
          <table:table-cell table:style-name="ce3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01888" calcext:value-type="float">
            <text:p>0,7901888</text:p>
          </table:table-cell>
          <table:table-cell office:value-type="float" office:value="0.04280195" calcext:value-type="float">
            <text:p>0,04280195</text:p>
          </table:table-cell>
          <table:table-cell office:value-type="float" office:value="0.7874504" calcext:value-type="float">
            <text:p>0,7874504</text:p>
          </table:table-cell>
          <table:table-cell office:value-type="float" office:value="0.044630417" calcext:value-type="float">
            <text:p>0,044630417</text:p>
          </table:table-cell>
          <table:table-cell office:value-type="float" office:value="0.7908952" calcext:value-type="float">
            <text:p>0,7908952</text:p>
          </table:table-cell>
          <table:table-cell office:value-type="float" office:value="0.043890349" calcext:value-type="float">
            <text:p>0,043890349</text:p>
          </table:table-cell>
          <table:table-cell office:value-type="float" office:value="0.787964" calcext:value-type="float">
            <text:p>0,787964</text:p>
          </table:table-cell>
          <table:table-cell office:value-type="float" office:value="0.045416133" calcext:value-type="float">
            <text:p>0,045416133</text:p>
          </table:table-cell>
          <table:table-cell office:value-type="float" office:value="0.79002" calcext:value-type="float">
            <text:p>0,79002</text:p>
          </table:table-cell>
          <table:table-cell office:value-type="float" office:value="0.042035721" calcext:value-type="float">
            <text:p>0,042035721</text:p>
          </table:table-cell>
          <table:table-cell table:style-name="ce3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824" calcext:value-type="float">
            <text:p>0,78824</text:p>
          </table:table-cell>
          <table:table-cell office:value-type="float" office:value="0.043126382" calcext:value-type="float">
            <text:p>0,043126382</text:p>
          </table:table-cell>
          <table:table-cell office:value-type="float" office:value="0.7882312" calcext:value-type="float">
            <text:p>0,7882312</text:p>
          </table:table-cell>
          <table:table-cell office:value-type="float" office:value="0.04341715" calcext:value-type="float">
            <text:p>0,04341715</text:p>
          </table:table-cell>
          <table:table-cell office:value-type="float" office:value="0.7902568" calcext:value-type="float">
            <text:p>0,7902568</text:p>
          </table:table-cell>
          <table:table-cell office:value-type="float" office:value="0.043594587" calcext:value-type="float">
            <text:p>0,043594587</text:p>
          </table:table-cell>
          <table:table-cell office:value-type="float" office:value="0.7912384" calcext:value-type="float">
            <text:p>0,7912384</text:p>
          </table:table-cell>
          <table:table-cell office:value-type="float" office:value="0.042622933" calcext:value-type="float">
            <text:p>0,042622933</text:p>
          </table:table-cell>
          <table:table-cell office:value-type="float" office:value="0.7894424" calcext:value-type="float">
            <text:p>0,7894424</text:p>
          </table:table-cell>
          <table:table-cell office:value-type="float" office:value="0.044490366" calcext:value-type="float">
            <text:p>0,044490366</text:p>
          </table:table-cell>
          <table:table-cell table:style-name="ce31"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96432" calcext:value-type="float">
            <text:p>0,7896432</text:p>
          </table:table-cell>
          <table:table-cell table:style-name="ce8" office:value-type="float" office:value="0.044399432" calcext:value-type="float">
            <text:p>0,044399432</text:p>
          </table:table-cell>
          <table:table-cell table:style-name="ce8" office:value-type="float" office:value="0.7899216" calcext:value-type="float">
            <text:p>0,7899216</text:p>
          </table:table-cell>
          <table:table-cell table:style-name="ce8" office:value-type="float" office:value="0.045366223" calcext:value-type="float">
            <text:p>0,045366223</text:p>
          </table:table-cell>
          <table:table-cell table:style-name="ce8" office:value-type="float" office:value="0.7886096" calcext:value-type="float">
            <text:p>0,7886096</text:p>
          </table:table-cell>
          <table:table-cell table:style-name="ce8" office:value-type="float" office:value="0.044107949" calcext:value-type="float">
            <text:p>0,044107949</text:p>
          </table:table-cell>
          <table:table-cell table:style-name="ce8" office:value-type="float" office:value="0.7884672" calcext:value-type="float">
            <text:p>0,7884672</text:p>
          </table:table-cell>
          <table:table-cell table:style-name="ce8" office:value-type="float" office:value="0.044314912" calcext:value-type="float">
            <text:p>0,044314912</text:p>
          </table:table-cell>
          <table:table-cell table:style-name="ce8" office:value-type="float" office:value="0.7885424" calcext:value-type="float">
            <text:p>0,7885424</text:p>
          </table:table-cell>
          <table:table-cell table:style-name="ce8" office:value-type="float" office:value="0.0440102" calcext:value-type="float">
            <text:p>0,0440102</text:p>
          </table:table-cell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7" table:formula="of:=AVERAGE([.B100:.B106])" office:value-type="float" office:value="0.7890792" calcext:value-type="float" table:number-columns-spanned="2" table:number-rows-spanned="1">
            <text:p>0,7890792</text:p>
          </table:table-cell>
          <table:covered-table-cell table:style-name="Default"/>
          <table:table-cell table:style-name="ce37" table:formula="of:=AVERAGE([.D100:.D106])" office:value-type="float" office:value="0.7894992" calcext:value-type="float" table:number-columns-spanned="2" table:number-rows-spanned="1">
            <text:p>0,7894992</text:p>
          </table:table-cell>
          <table:covered-table-cell table:style-name="Default"/>
          <table:table-cell table:style-name="ce37" table:formula="of:=AVERAGE([.F100:.F106])" office:value-type="float" office:value="0.789691314285714" calcext:value-type="float" table:number-columns-spanned="2" table:number-rows-spanned="1">
            <text:p>0,789691314285714</text:p>
          </table:table-cell>
          <table:covered-table-cell table:style-name="Default"/>
          <table:table-cell table:style-name="ce37" table:formula="of:=AVERAGE([.H100:.H106])" office:value-type="float" office:value="0.789759542857143" calcext:value-type="float" table:number-columns-spanned="2" table:number-rows-spanned="1">
            <text:p>0,789759542857143</text:p>
          </table:table-cell>
          <table:covered-table-cell table:style-name="Default"/>
          <table:table-cell table:style-name="ce37" table:formula="of:=AVERAGE([.J100:.J106])" office:value-type="float" office:value="0.789629828571429" calcext:value-type="float" table:number-columns-spanned="2" table:number-rows-spanned="1">
            <text:p>0,789629828571429</text:p>
          </table:table-cell>
          <table:covered-table-cell table:style-name="Default"/>
          <table:table-cell table:style-name="ce31"/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00:.C106])+6000*VAR([.B100:.B106]))/6999)" office:value-type="float" office:value="0.0438062024775567" calcext:value-type="float" table:number-columns-spanned="2" table:number-rows-spanned="1">
            <text:p>0,0438062024775567</text:p>
          </table:table-cell>
          <table:covered-table-cell table:style-name="Default"/>
          <table:table-cell table:style-name="ce24" table:formula="of:=SQRT((999*SUMSQ([.E100:.E106])+6000*VAR([.D100:.D106]))/6999)" office:value-type="float" office:value="0.0441105262758902" calcext:value-type="float" table:number-columns-spanned="2" table:number-rows-spanned="1">
            <text:p>0,0441105262758902</text:p>
          </table:table-cell>
          <table:covered-table-cell table:style-name="Default"/>
          <table:table-cell table:style-name="ce24" table:formula="of:=SQRT((999*SUMSQ([.G100:.G106])+6000*VAR([.F100:.F106]))/6999)" office:value-type="float" office:value="0.0438136639586061" calcext:value-type="float" table:number-columns-spanned="2" table:number-rows-spanned="1">
            <text:p>0,0438136639586061</text:p>
          </table:table-cell>
          <table:covered-table-cell table:style-name="Default"/>
          <table:table-cell table:style-name="ce24" table:formula="of:=SQRT((999*SUMSQ([.I100:.I106])+6000*VAR([.H100:.H106]))/6999)" office:value-type="float" office:value="0.0440720100567732" calcext:value-type="float" table:number-columns-spanned="2" table:number-rows-spanned="1">
            <text:p>0,0440720100567732</text:p>
          </table:table-cell>
          <table:covered-table-cell table:style-name="Default"/>
          <table:table-cell table:style-name="ce24" table:formula="of:=SQRT((999*SUMSQ([.K100:.K106])+6000*VAR([.J100:.J106]))/6999)" office:value-type="float" office:value="0.0434490313708512" calcext:value-type="float" table:number-columns-spanned="2" table:number-rows-spanned="1">
            <text:p>0,0434490313708512</text:p>
          </table:table-cell>
          <table:covered-table-cell table:style-name="Default"/>
          <table:table-cell table:style-name="ce45"/>
          <table:table-cell/>
        </table:table-row>
      </table:table>
      <table:table table:name="perf-total" table:style-name="ta1">
        <table:shapes>
          <draw:frame draw:z-index="0" draw:style-name="gr1" draw:text-style-name="P1" svg:width="15.997cm" svg:height="9.004cm" svg:x="0.001cm" svg:y="0cm">
            <draw:object draw:notify-on-update-of-ranges="'perf-1'.B3:'perf-1'.B3 'perf-1'.D3:'perf-1'.D3 'perf-1'.F3:'perf-1'.F3 'perf-1'.H3:'perf-1'.H3 'perf-1'.J3:'perf-1'.J3  'perf-1'.B47:'perf-1'.B47 'perf-1'.D47:'perf-1'.D47 'perf-1'.F47:'perf-1'.F47 'perf-1'.H47:'perf-1'.H47 'perf-1'.J47:'perf-1'.J47 'perf-1'.B48:'perf-1'.B48 'perf-1'.D48:'perf-1'.D48 'perf-1'.F48:'perf-1'.F48 'perf-1'.H48:'perf-1'.H48 'perf-1'.J48:'perf-1'.J48 'perf-1'.B48:'perf-1'.B48 'perf-1'.D48:'perf-1'.D48 'perf-1'.F48:'perf-1'.F48 'perf-1'.H48:'perf-1'.H48 'perf-1'.J48:'perf-1'.J48  'perf-2'.B47:'perf-2'.B47 'perf-2'.D47:'perf-2'.D47 'perf-2'.F47:'perf-2'.F47 'perf-2'.H47:'perf-2'.H47 'perf-2'.J47:'perf-2'.J47 'perf-2'.B48:'perf-2'.B48 'perf-2'.D48:'perf-2'.D48 'perf-2'.F48:'perf-2'.F48 'perf-2'.H48:'perf-2'.H48 'perf-2'.J48:'perf-2'.J48 'perf-2'.B48:'perf-2'.B48 'perf-2'.D48:'perf-2'.D48 'perf-2'.F48:'perf-2'.F48 'perf-2'.H48:'perf-2'.H48 'perf-2'.J48:'perf-2'.J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4cm" svg:x="0.001cm" svg:y="9.482cm">
            <draw:object draw:notify-on-update-of-ranges="'perf-1'.B15:'perf-1'.B15 'perf-1'.D15:'perf-1'.D15 'perf-1'.F15:'perf-1'.F15 'perf-1'.H15:'perf-1'.H15 'perf-1'.J15:'perf-1'.J15  'perf-1'.B59:'perf-1'.B59 'perf-1'.D59:'perf-1'.D59 'perf-1'.F59:'perf-1'.F59 'perf-1'.H59:'perf-1'.H59 'perf-1'.J59:'perf-1'.J59 'perf-1'.B60:'perf-1'.B60 'perf-1'.D60:'perf-1'.D60 'perf-1'.F60:'perf-1'.F60 'perf-1'.H60:'perf-1'.H60 'perf-1'.J60:'perf-1'.J60 'perf-1'.B60:'perf-1'.B60 'perf-1'.D60:'perf-1'.D60 'perf-1'.F60:'perf-1'.F60 'perf-1'.H60:'perf-1'.H60 'perf-1'.J60:'perf-1'.J60  'perf-2'.B59:'perf-2'.B59 'perf-2'.D59:'perf-2'.D59 'perf-2'.F59:'perf-2'.F59 'perf-2'.H59:'perf-2'.H59 'perf-2'.J59:'perf-2'.J59 'perf-2'.B60:'perf-2'.B60 'perf-2'.D60:'perf-2'.D60 'perf-2'.F60:'perf-2'.F60 'perf-2'.H60:'perf-2'.H60 'perf-2'.J60:'perf-2'.J60 'perf-2'.B60:'perf-2'.B60 'perf-2'.D60:'perf-2'.D60 'perf-2'.F60:'perf-2'.F60 'perf-2'.H60:'perf-2'.H60 'perf-2'.J60:'perf-2'.J6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15.997cm" svg:height="9.004cm" svg:x="0.001cm" svg:y="18.965cm">
            <draw:object draw:notify-on-update-of-ranges="'perf-1'.B27:'perf-1'.B27 'perf-1'.D27:'perf-1'.D27 'perf-1'.F27:'perf-1'.F27 'perf-1'.H27:'perf-1'.H27 'perf-1'.J27:'perf-1'.J27  'perf-1'.B71:'perf-1'.B71 'perf-1'.D71:'perf-1'.D71 'perf-1'.F71:'perf-1'.F71 'perf-1'.H71:'perf-1'.H71 'perf-1'.J71:'perf-1'.J71 'perf-1'.B72:'perf-1'.B72 'perf-1'.D72:'perf-1'.D72 'perf-1'.F72:'perf-1'.F72 'perf-1'.H72:'perf-1'.H72 'perf-1'.J72:'perf-1'.J72 'perf-1'.B72:'perf-1'.B72 'perf-1'.D72:'perf-1'.D72 'perf-1'.F72:'perf-1'.F72 'perf-1'.H72:'perf-1'.H72 'perf-1'.J72:'perf-1'.J72  'perf-2'.B71:'perf-2'.B71 'perf-2'.D71:'perf-2'.D71 'perf-2'.F71:'perf-2'.F71 'perf-2'.H71:'perf-2'.H71 'perf-2'.J71:'perf-2'.J71 'perf-2'.B72:'perf-2'.B72 'perf-2'.D72:'perf-2'.D72 'perf-2'.F72:'perf-2'.F72 'perf-2'.H72:'perf-2'.H72 'perf-2'.J72:'perf-2'.J72 'perf-2'.B72:'perf-2'.B72 'perf-2'.D72:'perf-2'.D72 'perf-2'.F72:'perf-2'.F72 'perf-2'.H72:'perf-2'.H72 'perf-2'.J72:'perf-2'.J7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4:21:15.847565277</meta:creation-date>
    <dc:date>2022-11-27T23:40:35.742663069</dc:date>
    <meta:editing-duration>PT19H42M35S</meta:editing-duration>
    <meta:editing-cycles>351</meta:editing-cycles>
    <meta:generator>LibreOffice/7.3.7.2$Linux_X86_64 LibreOffice_project/30$Build-2</meta:generator>
    <meta:document-statistic meta:table-count="5" meta:cell-count="2336" meta:object-count="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12:acttra.F12" chart:error-lower-range="acttra.B12:acttra.F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12:acttra.F12" chart:error-lower-range="acttra.B12:acttra.F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48:acttra.F48" chart:error-lower-range="acttra.B48:acttra.F48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48:acttra.F48" chart:error-lower-range="acttra.B48:acttra.F48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3.066cm" svg:y="0.315cm" chart:style-name="ch2">
          <text:p>Action transition exploration for LD-DFS, varying g
1000 learning rounds, 7 samples</text:p>
        </chart:title>
        <chart:legend chart:legend-position="end" svg:x="11.914cm" svg:y="3.954cm" style:legend-expansion="high" chart:style-name="ch3"/>
        <chart:plot-area chart:style-name="ch4" table:cell-range-address="acttra.B3:acttra.F3 acttra.B11:acttra.F11 acttra.B47:acttra.F47" chart:data-source-has-labels="both" svg:x="1.336cm" svg:y="1.778cm" svg:width="10.253cm" svg:height="6.066cm">
          <chart:coordinate-region svg:x="2.063cm" svg:y="1.978cm" svg:width="9.339cm" svg:height="5.219cm"/>
          <chart:axis chart:dimension="x" chart:name="primary-x" chart:style-name="ch5" chartooo:axis-type="auto">
            <chartooo:date-scale/>
            <chart:title svg:x="4.963cm" svg:y="8.024cm" chart:style-name="ch6">
              <text:p>Goal Drivenness (g)</text:p>
            </chart:title>
            <chart:categories table:cell-range-address="acttra.B3:acttra.F3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11:acttra.F11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acttra.B47:acttra.F47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12</text:p>
              </table:table-cell>
              <table:table-cell office:value-type="string">
                <text:p>Linha 12</text:p>
              </table:table-cell>
              <table:table-cell office:value-type="string">
                <text:p>Second Experiment</text:p>
              </table:table-cell>
              <table:table-cell office:value-type="string">
                <text:p>Linha 48</text:p>
              </table:table-cell>
              <table:table-cell office:value-type="string">
                <text:p>Linha 48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3:acttra.F3</svg:desc>
                </draw:g>
              </table:table-cell>
              <table:table-cell office:value-type="float" office:value="0.922077922285714">
                <text:p>0.922077922285714</text:p>
                <draw:g>
                  <svg:desc>acttra.B11:acttra.F11</svg:desc>
                </draw:g>
              </table:table-cell>
              <table:table-cell office:value-type="float" office:value="0.034360406766054">
                <text:p>0.034360406766054</text:p>
                <draw:g>
                  <svg:desc>acttra.B12:acttra.F12</svg:desc>
                </draw:g>
              </table:table-cell>
              <table:table-cell office:value-type="float" office:value="0.034360406766054">
                <text:p>0.034360406766054</text:p>
                <draw:g>
                  <svg:desc>acttra.B12:acttra.F12</svg:desc>
                </draw:g>
              </table:table-cell>
              <table:table-cell office:value-type="float" office:value="0.673469387571428">
                <text:p>0.673469387571428</text:p>
                <draw:g>
                  <svg:desc>acttra.B47:acttra.F47</svg:desc>
                </draw:g>
              </table:table-cell>
              <table:table-cell office:value-type="float" office:value="0.0591484765684568">
                <text:p>0.0591484765684568</text:p>
                <draw:g>
                  <svg:desc>acttra.B48:acttra.F48</svg:desc>
                </draw:g>
              </table:table-cell>
              <table:table-cell office:value-type="float" office:value="0.0591484765684568">
                <text:p>0.0591484765684568</text:p>
                <draw:g>
                  <svg:desc>acttra.B48:acttra.F4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0129870428571">
                <text:p>0.870129870428571</text:p>
              </table:table-cell>
              <table:table-cell office:value-type="float" office:value="0.129707690724405">
                <text:p>0.129707690724405</text:p>
              </table:table-cell>
              <table:table-cell office:value-type="float" office:value="0.129707690724405">
                <text:p>0.129707690724405</text:p>
              </table:table-cell>
              <table:table-cell office:value-type="float" office:value="0.673469387714286">
                <text:p>0.673469387714286</text:p>
              </table:table-cell>
              <table:table-cell office:value-type="float" office:value="0.0662034440558729">
                <text:p>0.0662034440558729</text:p>
              </table:table-cell>
              <table:table-cell office:value-type="float" office:value="0.0662034440558729">
                <text:p>0.0662034440558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3636363857143">
                <text:p>0.863636363857143</text:p>
              </table:table-cell>
              <table:table-cell office:value-type="float" office:value="0.0870388279778489">
                <text:p>0.0870388279778489</text:p>
              </table:table-cell>
              <table:table-cell office:value-type="float" office:value="0.0870388279778489">
                <text:p>0.0870388279778489</text:p>
              </table:table-cell>
              <table:table-cell office:value-type="float" office:value="0.606122449">
                <text:p>0.606122449</text:p>
              </table:table-cell>
              <table:table-cell office:value-type="float" office:value="0.0558527843524587">
                <text:p>0.0558527843524587</text:p>
              </table:table-cell>
              <table:table-cell office:value-type="float" office:value="0.0558527843524587">
                <text:p>0.0558527843524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44155844142857">
                <text:p>0.844155844142857</text:p>
              </table:table-cell>
              <table:table-cell office:value-type="float" office:value="0.0823933607740685">
                <text:p>0.0823933607740685</text:p>
              </table:table-cell>
              <table:table-cell office:value-type="float" office:value="0.0823933607740685">
                <text:p>0.0823933607740685</text:p>
              </table:table-cell>
              <table:table-cell office:value-type="float" office:value="0.573469387857143">
                <text:p>0.573469387857143</text:p>
              </table:table-cell>
              <table:table-cell office:value-type="float" office:value="0.0893775040337783">
                <text:p>0.0893775040337783</text:p>
              </table:table-cell>
              <table:table-cell office:value-type="float" office:value="0.0893775040337783">
                <text:p>0.08937750403377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98701298714286">
                <text:p>0.798701298714286</text:p>
              </table:table-cell>
              <table:table-cell office:value-type="float" office:value="0.217766560211977">
                <text:p>0.217766560211977</text:p>
              </table:table-cell>
              <table:table-cell office:value-type="float" office:value="0.217766560211977">
                <text:p>0.217766560211977</text:p>
              </table:table-cell>
              <table:table-cell office:value-type="float" office:value="0.512244898">
                <text:p>0.512244898</text:p>
              </table:table-cell>
              <table:table-cell office:value-type="float" office:value="0.161293363410803">
                <text:p>0.161293363410803</text:p>
              </table:table-cell>
              <table:table-cell office:value-type="float" office:value="0.161293363410803">
                <text:p>0.161293363410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24:acttra.B24 acttra.A73:acttra.A73 acttra.C24:acttra.C24 acttra.A73:acttra.A73 acttra.D24:acttra.D24 acttra.A73:acttra.A73 acttra.E24:acttra.E24 acttra.A73:acttra.A73 acttra.F24:acttra.F24" chart:error-lower-range="acttra.B24:acttra.B24 acttra.A73:acttra.A73 acttra.C24:acttra.C24 acttra.A73:acttra.A73 acttra.D24:acttra.D24 acttra.A73:acttra.A73 acttra.E24:acttra.E24 acttra.A73:acttra.A73 acttra.F24:acttra.F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24:acttra.B24 acttra.A73:acttra.A73 acttra.C24:acttra.C24 acttra.A73:acttra.A73 acttra.D24:acttra.D24 acttra.A73:acttra.A73 acttra.E24:acttra.E24 acttra.A73:acttra.A73 acttra.F24:acttra.F24" chart:error-lower-range="acttra.B24:acttra.B24 acttra.A73:acttra.A73 acttra.C24:acttra.C24 acttra.A73:acttra.A73 acttra.D24:acttra.D24 acttra.A73:acttra.A73 acttra.E24:acttra.E24 acttra.A73:acttra.A73 acttra.F24:acttra.F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36:acttra.B36 acttra.C36:acttra.C36 acttra.A73:acttra.A73 acttra.D36:acttra.D36 acttra.A73:acttra.A73 acttra.E36:acttra.E36 acttra.A73:acttra.A73 acttra.F36:acttra.F36" chart:error-lower-range="acttra.B36:acttra.B36 acttra.C36:acttra.C36 acttra.A73:acttra.A73 acttra.D36:acttra.D36 acttra.A73:acttra.A73 acttra.E36:acttra.E36 acttra.A73:acttra.A73 acttra.F36:acttra.F36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36:acttra.B36 acttra.C36:acttra.C36 acttra.A73:acttra.A73 acttra.D36:acttra.D36 acttra.A73:acttra.A73 acttra.E36:acttra.E36 acttra.A73:acttra.A73 acttra.F36:acttra.F36" chart:error-lower-range="acttra.B36:acttra.B36 acttra.C36:acttra.C36 acttra.A73:acttra.A73 acttra.D36:acttra.D36 acttra.A73:acttra.A73 acttra.E36:acttra.E36 acttra.A73:acttra.A73 acttra.F36:acttra.F36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2.22cm" svg:y="0.315cm" chart:style-name="ch2">
          <text:p>Action transition exploration for First Experiment, varying x
1000 learning rounds, 7 samples</text:p>
        </chart:title>
        <chart:legend chart:legend-position="end" svg:x="13.713cm" svg:y="3.954cm" style:legend-expansion="high" chart:style-name="ch3"/>
        <chart:plot-area chart:style-name="ch4" table:cell-range-address="acttra.B15:acttra.F15 acttra.C27:acttra.F27 acttra.B23:acttra.F23 acttra.A73:acttra.A73 acttra.B35:acttra.F35" chart:data-source-has-labels="both" svg:x="1.336cm" svg:y="1.778cm" svg:width="12.052cm" svg:height="6.066cm">
          <chart:coordinate-region svg:x="2.063cm" svg:y="1.978cm" svg:width="11.139cm" svg:height="5.22cm"/>
          <chart:axis chart:dimension="x" chart:name="primary-x" chart:style-name="ch5" chartooo:axis-type="auto">
            <chartooo:date-scale/>
            <chart:title svg:x="6.26cm" svg:y="8.024cm" chart:style-name="ch6">
              <text:p>Exploration (x)</text:p>
            </chart:title>
            <chart:categories table:cell-range-address="acttra.B15:acttra.B15 acttra.C27:acttra.C27 acttra.C15:acttra.C15 acttra.D27:acttra.D27 acttra.D15:acttra.D15 acttra.E27:acttra.E27 acttra.E15:acttra.E15 acttra.F27:acttra.F27 acttra.F15:acttra.F15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23:acttra.B23 acttra.A73:acttra.A73 acttra.C23:acttra.C23 acttra.A73:acttra.A73 acttra.D23:acttra.D23 acttra.A73:acttra.A73 acttra.E23:acttra.E23 acttra.A73:acttra.A73 acttra.F23:acttra.F23" loext:label-string="&quot;LD-DFS&quot;" chart:class="chart:line">
            <chart:error-indicator chart:style-name="ch11" chart:dimension="y"/>
            <chart:data-point chart:repeated="9"/>
          </chart:series>
          <chart:series chart:style-name="ch12" chart:values-cell-range-address="acttra.B35:acttra.B35 acttra.C35:acttra.C35 acttra.A73:acttra.A73 acttra.D35:acttra.D35 acttra.A73:acttra.A73 acttra.E35:acttra.E35 acttra.A73:acttra.A73 acttra.F35:acttra.F35" loext:label-string="&quot;Greedy&quot;" chart:class="chart:line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-DF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reedy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15:acttra.B15 acttra.C27:acttra.C27 acttra.C15:acttra.C15 acttra.D27:acttra.D27 acttra.D15:acttra.D15 acttra.E27:acttra.E27 acttra.E15:acttra.E15 acttra.F27:acttra.F27 acttra.F15:acttra.F15</svg:desc>
                </draw:g>
              </table:table-cell>
              <table:table-cell office:value-type="float" office:value="0.922077922285714">
                <text:p>0.922077922285714</text:p>
                <draw:g>
                  <svg:desc>acttra.B23:acttra.B23 acttra.A73:acttra.A73 acttra.C23:acttra.C23 acttra.A73:acttra.A73 acttra.D23:acttra.D23 acttra.A73:acttra.A73 acttra.E23:acttra.E23 acttra.A73:acttra.A73 acttra.F23:acttra.F23</svg:desc>
                </draw:g>
              </table:table-cell>
              <table:table-cell office:value-type="float" office:value="0.034360406766054">
                <text:p>0.034360406766054</text:p>
                <draw:g>
                  <svg:desc>acttra.B24:acttra.B24 acttra.A73:acttra.A73 acttra.C24:acttra.C24 acttra.A73:acttra.A73 acttra.D24:acttra.D24 acttra.A73:acttra.A73 acttra.E24:acttra.E24 acttra.A73:acttra.A73 acttra.F24:acttra.F24</svg:desc>
                </draw:g>
              </table:table-cell>
              <table:table-cell office:value-type="float" office:value="0.034360406766054">
                <text:p>0.034360406766054</text:p>
                <draw:g>
                  <svg:desc>acttra.B24:acttra.B24 acttra.A73:acttra.A73 acttra.C24:acttra.C24 acttra.A73:acttra.A73 acttra.D24:acttra.D24 acttra.A73:acttra.A73 acttra.E24:acttra.E24 acttra.A73:acttra.A73 acttra.F24:acttra.F24</svg:desc>
                </draw:g>
              </table:table-cell>
              <table:table-cell office:value-type="float" office:value="0.889610389571429">
                <text:p>0.889610389571429</text:p>
                <draw:g>
                  <svg:desc>acttra.B35:acttra.B35 acttra.C35:acttra.C35 acttra.A73:acttra.A73 acttra.D35:acttra.D35 acttra.A73:acttra.A73 acttra.E35:acttra.E35 acttra.A73:acttra.A73 acttra.F35:acttra.F35</svg:desc>
                </draw:g>
              </table:table-cell>
              <table:table-cell office:value-type="float" office:value="0.0515406098183621">
                <text:p>0.0515406098183621</text:p>
                <draw:g>
                  <svg:desc>acttra.B36:acttra.B36 acttra.C36:acttra.C36 acttra.A73:acttra.A73 acttra.D36:acttra.D36 acttra.A73:acttra.A73 acttra.E36:acttra.E36 acttra.A73:acttra.A73 acttra.F36:acttra.F36</svg:desc>
                </draw:g>
              </table:table-cell>
              <table:table-cell office:value-type="float" office:value="0.0515406098183621">
                <text:p>0.0515406098183621</text:p>
                <draw:g>
                  <svg:desc>acttra.B36:acttra.B36 acttra.C36:acttra.C36 acttra.A73:acttra.A73 acttra.D36:acttra.D36 acttra.A73:acttra.A73 acttra.E36:acttra.E36 acttra.A73:acttra.A73 acttra.F36:acttra.F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103896142857">
                <text:p>0.896103896142857</text:p>
              </table:table-cell>
              <table:table-cell office:value-type="float" office:value="0.0774698277710492">
                <text:p>0.0774698277710492</text:p>
              </table:table-cell>
              <table:table-cell office:value-type="float" office:value="0.0774698277710492">
                <text:p>0.07746982777104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1168831285714">
                <text:p>0.831168831285714</text:p>
              </table:table-cell>
              <table:table-cell office:value-type="float" office:value="0.062733232540452">
                <text:p>0.062733232540452</text:p>
              </table:table-cell>
              <table:table-cell office:value-type="float" office:value="0.062733232540452">
                <text:p>0.06273323254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649350714286">
                <text:p>0.850649350714286</text:p>
              </table:table-cell>
              <table:table-cell office:value-type="float" office:value="0.110453254011476">
                <text:p>0.110453254011476</text:p>
              </table:table-cell>
              <table:table-cell office:value-type="float" office:value="0.110453254011476">
                <text:p>0.1104532540114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4805194714286">
                <text:p>0.694805194714286</text:p>
              </table:table-cell>
              <table:table-cell office:value-type="float" office:value="0.104031297467704">
                <text:p>0.104031297467704</text:p>
              </table:table-cell>
              <table:table-cell office:value-type="float" office:value="0.104031297467704">
                <text:p>0.10403129746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805194714286">
                <text:p>0.694805194714286</text:p>
              </table:table-cell>
              <table:table-cell office:value-type="float" office:value="0.0898203201434124">
                <text:p>0.0898203201434124</text:p>
              </table:table-cell>
              <table:table-cell office:value-type="float" office:value="0.0898203201434124">
                <text:p>0.08982032014341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9220779142857">
                <text:p>0.779220779142857</text:p>
              </table:table-cell>
              <table:table-cell office:value-type="float" office:value="0.174923382638186">
                <text:p>0.174923382638186</text:p>
              </table:table-cell>
              <table:table-cell office:value-type="float" office:value="0.174923382638186">
                <text:p>0.17492338263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831168857143">
                <text:p>0.668831168857143</text:p>
              </table:table-cell>
              <table:table-cell office:value-type="float" office:value="0.222238619403001">
                <text:p>0.222238619403001</text:p>
              </table:table-cell>
              <table:table-cell office:value-type="float" office:value="0.222238619403001">
                <text:p>0.2222386194030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1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60:acttra.B60 acttra.A73:acttra.A73 acttra.C60:acttra.C60 acttra.A73:acttra.A73 acttra.D60:acttra.D60 acttra.A73:acttra.A73 acttra.E60:acttra.E60 acttra.A73:acttra.A73 acttra.F60:acttra.F60" chart:error-lower-range="acttra.B60:acttra.B60 acttra.A73:acttra.A73 acttra.C60:acttra.C60 acttra.A73:acttra.A73 acttra.D60:acttra.D60 acttra.A73:acttra.A73 acttra.E60:acttra.E60 acttra.A73:acttra.A73 acttra.F60:acttra.F60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60:acttra.B60 acttra.A73:acttra.A73 acttra.C60:acttra.C60 acttra.A73:acttra.A73 acttra.D60:acttra.D60 acttra.A73:acttra.A73 acttra.E60:acttra.E60 acttra.A73:acttra.A73 acttra.F60:acttra.F60" chart:error-lower-range="acttra.B60:acttra.B60 acttra.A73:acttra.A73 acttra.C60:acttra.C60 acttra.A73:acttra.A73 acttra.D60:acttra.D60 acttra.A73:acttra.A73 acttra.E60:acttra.E60 acttra.A73:acttra.A73 acttra.F60:acttra.F60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72:acttra.B72 acttra.C72:acttra.C72 acttra.A73:acttra.A73 acttra.D72:acttra.D72 acttra.A73:acttra.A73 acttra.E72:acttra.E72 acttra.A73:acttra.A73 acttra.F72:acttra.F72" chart:error-lower-range="acttra.B72:acttra.B72 acttra.C72:acttra.C72 acttra.A73:acttra.A73 acttra.D72:acttra.D72 acttra.A73:acttra.A73 acttra.E72:acttra.E72 acttra.A73:acttra.A73 acttra.F72:acttra.F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72:acttra.B72 acttra.C72:acttra.C72 acttra.A73:acttra.A73 acttra.D72:acttra.D72 acttra.A73:acttra.A73 acttra.E72:acttra.E72 acttra.A73:acttra.A73 acttra.F72:acttra.F72" chart:error-lower-range="acttra.B72:acttra.B72 acttra.C72:acttra.C72 acttra.A73:acttra.A73 acttra.D72:acttra.D72 acttra.A73:acttra.A73 acttra.E72:acttra.E72 acttra.A73:acttra.A73 acttra.F72:acttra.F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1.929cm" svg:y="0.315cm" chart:style-name="ch2">
          <text:p>Action transition exploration for Second Experiment, varying x
1000 learning rounds, 7 samples</text:p>
        </chart:title>
        <chart:legend chart:legend-position="end" svg:x="13.713cm" svg:y="3.954cm" style:legend-expansion="high" chart:style-name="ch3"/>
        <chart:plot-area chart:style-name="ch4" table:cell-range-address="acttra.B51:acttra.F51 acttra.C63:acttra.F63 acttra.B59:acttra.F59 acttra.A73:acttra.A73 acttra.B71:acttra.F71" chart:data-source-has-labels="both" svg:x="1.336cm" svg:y="1.778cm" svg:width="12.052cm" svg:height="6.066cm">
          <chart:coordinate-region svg:x="2.063cm" svg:y="1.978cm" svg:width="11.139cm" svg:height="5.219cm"/>
          <chart:axis chart:dimension="x" chart:name="primary-x" chart:style-name="ch5" chartooo:axis-type="auto">
            <chartooo:date-scale/>
            <chart:title svg:x="6.26cm" svg:y="8.024cm" chart:style-name="ch6">
              <text:p>Exploration (x)</text:p>
            </chart:title>
            <chart:categories table:cell-range-address="acttra.B51:acttra.B51 acttra.C63:acttra.C63 acttra.C51:acttra.C51 acttra.D63:acttra.D63 acttra.D51:acttra.D51 acttra.E63:acttra.E63 acttra.E51:acttra.E51 acttra.F63:acttra.F63 acttra.F51:acttra.F51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59:acttra.B59 acttra.A73:acttra.A73 acttra.C59:acttra.C59 acttra.A73:acttra.A73 acttra.D59:acttra.D59 acttra.A73:acttra.A73 acttra.E59:acttra.E59 acttra.A73:acttra.A73 acttra.F59:acttra.F59" loext:label-string="&quot;LD-DFS&quot;" chart:class="chart:line">
            <chart:error-indicator chart:style-name="ch11" chart:dimension="y"/>
            <chart:data-point chart:repeated="9"/>
          </chart:series>
          <chart:series chart:style-name="ch12" chart:values-cell-range-address="acttra.B71:acttra.B71 acttra.C71:acttra.C71 acttra.A73:acttra.A73 acttra.D71:acttra.D71 acttra.A73:acttra.A73 acttra.E71:acttra.E71 acttra.A73:acttra.A73 acttra.F71:acttra.F71" loext:label-string="&quot;Greedy&quot;" chart:class="chart:line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-DF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reedy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51:acttra.B51 acttra.C63:acttra.C63 acttra.C51:acttra.C51 acttra.D63:acttra.D63 acttra.D51:acttra.D51 acttra.E63:acttra.E63 acttra.E51:acttra.E51 acttra.F63:acttra.F63 acttra.F51:acttra.F51</svg:desc>
                </draw:g>
              </table:table-cell>
              <table:table-cell office:value-type="float" office:value="0.673469387571428">
                <text:p>0.673469387571428</text:p>
                <draw:g>
                  <svg:desc>acttra.B59:acttra.B59 acttra.A73:acttra.A73 acttra.C59:acttra.C59 acttra.A73:acttra.A73 acttra.D59:acttra.D59 acttra.A73:acttra.A73 acttra.E59:acttra.E59 acttra.A73:acttra.A73 acttra.F59:acttra.F59</svg:desc>
                </draw:g>
              </table:table-cell>
              <table:table-cell office:value-type="float" office:value="0.0591484765684568">
                <text:p>0.0591484765684568</text:p>
                <draw:g>
                  <svg:desc>acttra.B60:acttra.B60 acttra.A73:acttra.A73 acttra.C60:acttra.C60 acttra.A73:acttra.A73 acttra.D60:acttra.D60 acttra.A73:acttra.A73 acttra.E60:acttra.E60 acttra.A73:acttra.A73 acttra.F60:acttra.F60</svg:desc>
                </draw:g>
              </table:table-cell>
              <table:table-cell office:value-type="float" office:value="0.0591484765684568">
                <text:p>0.0591484765684568</text:p>
                <draw:g>
                  <svg:desc>acttra.B60:acttra.B60 acttra.A73:acttra.A73 acttra.C60:acttra.C60 acttra.A73:acttra.A73 acttra.D60:acttra.D60 acttra.A73:acttra.A73 acttra.E60:acttra.E60 acttra.A73:acttra.A73 acttra.F60:acttra.F60</svg:desc>
                </draw:g>
              </table:table-cell>
              <table:table-cell office:value-type="float" office:value="0.640816326571428">
                <text:p>0.640816326571428</text:p>
                <draw:g>
                  <svg:desc>acttra.B71:acttra.B71 acttra.C71:acttra.C71 acttra.A73:acttra.A73 acttra.D71:acttra.D71 acttra.A73:acttra.A73 acttra.E71:acttra.E71 acttra.A73:acttra.A73 acttra.F71:acttra.F71</svg:desc>
                </draw:g>
              </table:table-cell>
              <table:table-cell office:value-type="float" office:value="0.032396954832362">
                <text:p>0.032396954832362</text:p>
                <draw:g>
                  <svg:desc>acttra.B72:acttra.B72 acttra.C72:acttra.C72 acttra.A73:acttra.A73 acttra.D72:acttra.D72 acttra.A73:acttra.A73 acttra.E72:acttra.E72 acttra.A73:acttra.A73 acttra.F72:acttra.F72</svg:desc>
                </draw:g>
              </table:table-cell>
              <table:table-cell office:value-type="float" office:value="0.032396954832362">
                <text:p>0.032396954832362</text:p>
                <draw:g>
                  <svg:desc>acttra.B72:acttra.B72 acttra.C72:acttra.C72 acttra.A73:acttra.A73 acttra.D72:acttra.D72 acttra.A73:acttra.A73 acttra.E72:acttra.E72 acttra.A73:acttra.A73 acttra.F72:acttra.F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387755142857">
                <text:p>0.669387755142857</text:p>
              </table:table-cell>
              <table:table-cell office:value-type="float" office:value="0.0490928395110086">
                <text:p>0.0490928395110086</text:p>
              </table:table-cell>
              <table:table-cell office:value-type="float" office:value="0.0490928395110086">
                <text:p>0.04909283951100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95918367285714">
                <text:p>0.595918367285714</text:p>
              </table:table-cell>
              <table:table-cell office:value-type="float" office:value="0.0924769820324544">
                <text:p>0.0924769820324544</text:p>
              </table:table-cell>
              <table:table-cell office:value-type="float" office:value="0.0924769820324544">
                <text:p>0.092476982032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51020571429">
                <text:p>0.577551020571429</text:p>
              </table:table-cell>
              <table:table-cell office:value-type="float" office:value="0.0773089671836139">
                <text:p>0.0773089671836139</text:p>
              </table:table-cell>
              <table:table-cell office:value-type="float" office:value="0.0773089671836139">
                <text:p>0.0773089671836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18367346857143">
                <text:p>0.518367346857143</text:p>
              </table:table-cell>
              <table:table-cell office:value-type="float" office:value="0.0913669008213305">
                <text:p>0.0913669008213305</text:p>
              </table:table-cell>
              <table:table-cell office:value-type="float" office:value="0.0913669008213305">
                <text:p>0.091366900821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755102">
                <text:p>0.587755102</text:p>
              </table:table-cell>
              <table:table-cell office:value-type="float" office:value="0.0323969548638591">
                <text:p>0.0323969548638591</text:p>
              </table:table-cell>
              <table:table-cell office:value-type="float" office:value="0.0323969548638591">
                <text:p>0.03239695486385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2244898">
                <text:p>0.312244898</text:p>
              </table:table-cell>
              <table:table-cell office:value-type="float" office:value="0.153292342794025">
                <text:p>0.153292342794025</text:p>
              </table:table-cell>
              <table:table-cell office:value-type="float" office:value="0.153292342794025">
                <text:p>0.15329234279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326530857143">
                <text:p>0.416326530857143</text:p>
              </table:table-cell>
              <table:table-cell office:value-type="float" office:value="0.0555911772850145">
                <text:p>0.0555911772850145</text:p>
              </table:table-cell>
              <table:table-cell office:value-type="float" office:value="0.0555911772850145">
                <text:p>0.05559117728501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24:syneva.B24 syneva.A73:syneva.A73 syneva.C24:syneva.C24 syneva.A73:syneva.A73 syneva.D24:syneva.D24 syneva.A73:syneva.A73 syneva.E24:syneva.E24 syneva.A73:syneva.A73 syneva.F24:syneva.F24" chart:error-lower-range="syneva.B24:syneva.B24 syneva.A73:syneva.A73 syneva.C24:syneva.C24 syneva.A73:syneva.A73 syneva.D24:syneva.D24 syneva.A73:syneva.A73 syneva.E24:syneva.E24 syneva.A73:syneva.A73 syneva.F24:syneva.F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24:syneva.B24 syneva.A73:syneva.A73 syneva.C24:syneva.C24 syneva.A73:syneva.A73 syneva.D24:syneva.D24 syneva.A73:syneva.A73 syneva.E24:syneva.E24 syneva.A73:syneva.A73 syneva.F24:syneva.F24" chart:error-lower-range="syneva.B24:syneva.B24 syneva.A73:syneva.A73 syneva.C24:syneva.C24 syneva.A73:syneva.A73 syneva.D24:syneva.D24 syneva.A73:syneva.A73 syneva.E24:syneva.E24 syneva.A73:syneva.A73 syneva.F24:syneva.F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36:syneva.B36 syneva.C36:syneva.C36 syneva.A73:syneva.A73 syneva.D36:syneva.D36 syneva.A73:syneva.A73 syneva.E36:syneva.E36 syneva.A73:syneva.A73 syneva.F36:syneva.F36" chart:error-lower-range="syneva.B36:syneva.B36 syneva.C36:syneva.C36 syneva.A73:syneva.A73 syneva.D36:syneva.D36 syneva.A73:syneva.A73 syneva.E36:syneva.E36 syneva.A73:syneva.A73 syneva.F36:syneva.F36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36:syneva.B36 syneva.C36:syneva.C36 syneva.A73:syneva.A73 syneva.D36:syneva.D36 syneva.A73:syneva.A73 syneva.E36:syneva.E36 syneva.A73:syneva.A73 syneva.F36:syneva.F36" chart:error-lower-range="syneva.B36:syneva.B36 syneva.C36:syneva.C36 syneva.A73:syneva.A73 syneva.D36:syneva.D36 syneva.A73:syneva.A73 syneva.E36:syneva.E36 syneva.A73:syneva.A73 syneva.F36:syneva.F36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2.352cm" svg:y="0.315cm" chart:style-name="ch2">
          <text:p>Syntactic evaluation score for First Experiment, varying x
1000 learning rounds, 7 samples</text:p>
        </chart:title>
        <chart:legend chart:legend-position="end" svg:x="13.713cm" svg:y="3.954cm" style:legend-expansion="high" chart:style-name="ch3"/>
        <chart:plot-area chart:style-name="ch4" table:cell-range-address="syneva.B15:syneva.F15 syneva.C27:syneva.F27 syneva.B23:syneva.F23 syneva.A73:syneva.A73 syneva.B35:syneva.F35" chart:data-source-has-labels="both" svg:x="1.336cm" svg:y="1.778cm" svg:width="12.052cm" svg:height="6.066cm">
          <chart:coordinate-region svg:x="2.248cm" svg:y="1.978cm" svg:width="10.953cm" svg:height="5.219cm"/>
          <chart:axis chart:dimension="x" chart:name="primary-x" chart:style-name="ch5" chartooo:axis-type="auto">
            <chartooo:date-scale/>
            <chart:title svg:x="6.26cm" svg:y="8.024cm" chart:style-name="ch6">
              <text:p>Exploration (x)</text:p>
            </chart:title>
            <chart:categories table:cell-range-address="syneva.B15:syneva.B15 syneva.C27:syneva.C27 syneva.C15:syneva.C15 syneva.D27:syneva.D27 syneva.D15:syneva.D15 syneva.E27:syneva.E27 syneva.E15:syneva.E15 syneva.F27:syneva.F27 syneva.F15:syneva.F15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23:syneva.B23 syneva.A73:syneva.A73 syneva.C23:syneva.C23 syneva.A73:syneva.A73 syneva.D23:syneva.D23 syneva.A73:syneva.A73 syneva.E23:syneva.E23 syneva.A73:syneva.A73 syneva.F23:syneva.F23" loext:label-string="&quot;LD-DFS&quot;" chart:class="chart:line">
            <chart:error-indicator chart:style-name="ch11" chart:dimension="y"/>
            <chart:data-point chart:repeated="9"/>
          </chart:series>
          <chart:series chart:style-name="ch12" chart:values-cell-range-address="syneva.B35:syneva.B35 syneva.C35:syneva.C35 syneva.A73:syneva.A73 syneva.D35:syneva.D35 syneva.A73:syneva.A73 syneva.E35:syneva.E35 syneva.A73:syneva.A73 syneva.F35:syneva.F35" loext:label-string="&quot;Greedy&quot;" chart:class="chart:line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-DF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reedy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15:syneva.B15 syneva.C27:syneva.C27 syneva.C15:syneva.C15 syneva.D27:syneva.D27 syneva.D15:syneva.D15 syneva.E27:syneva.E27 syneva.E15:syneva.E15 syneva.F27:syneva.F27 syneva.F15:syneva.F15</svg:desc>
                </draw:g>
              </table:table-cell>
              <table:table-cell office:value-type="float" office:value="0.414065433018757">
                <text:p>0.414065433018757</text:p>
                <draw:g>
                  <svg:desc>syneva.B23:syneva.B23 syneva.A73:syneva.A73 syneva.C23:syneva.C23 syneva.A73:syneva.A73 syneva.D23:syneva.D23 syneva.A73:syneva.A73 syneva.E23:syneva.E23 syneva.A73:syneva.A73 syneva.F23:syneva.F23</svg:desc>
                </draw:g>
              </table:table-cell>
              <table:table-cell office:value-type="float" office:value="0.100613732685944">
                <text:p>0.100613732685944</text:p>
                <draw:g>
                  <svg:desc>syneva.B24:syneva.B24 syneva.A73:syneva.A73 syneva.C24:syneva.C24 syneva.A73:syneva.A73 syneva.D24:syneva.D24 syneva.A73:syneva.A73 syneva.E24:syneva.E24 syneva.A73:syneva.A73 syneva.F24:syneva.F24</svg:desc>
                </draw:g>
              </table:table-cell>
              <table:table-cell office:value-type="float" office:value="0.100613732685944">
                <text:p>0.100613732685944</text:p>
                <draw:g>
                  <svg:desc>syneva.B24:syneva.B24 syneva.A73:syneva.A73 syneva.C24:syneva.C24 syneva.A73:syneva.A73 syneva.D24:syneva.D24 syneva.A73:syneva.A73 syneva.E24:syneva.E24 syneva.A73:syneva.A73 syneva.F24:syneva.F24</svg:desc>
                </draw:g>
              </table:table-cell>
              <table:table-cell office:value-type="float" office:value="0.441017058500608">
                <text:p>0.441017058500608</text:p>
                <draw:g>
                  <svg:desc>syneva.B35:syneva.B35 syneva.C35:syneva.C35 syneva.A73:syneva.A73 syneva.D35:syneva.D35 syneva.A73:syneva.A73 syneva.E35:syneva.E35 syneva.A73:syneva.A73 syneva.F35:syneva.F35</svg:desc>
                </draw:g>
              </table:table-cell>
              <table:table-cell office:value-type="float" office:value="0.0672433996501197">
                <text:p>0.0672433996501197</text:p>
                <draw:g>
                  <svg:desc>syneva.B36:syneva.B36 syneva.C36:syneva.C36 syneva.A73:syneva.A73 syneva.D36:syneva.D36 syneva.A73:syneva.A73 syneva.E36:syneva.E36 syneva.A73:syneva.A73 syneva.F36:syneva.F36</svg:desc>
                </draw:g>
              </table:table-cell>
              <table:table-cell office:value-type="float" office:value="0.0672433996501197">
                <text:p>0.0672433996501197</text:p>
                <draw:g>
                  <svg:desc>syneva.B36:syneva.B36 syneva.C36:syneva.C36 syneva.A73:syneva.A73 syneva.D36:syneva.D36 syneva.A73:syneva.A73 syneva.E36:syneva.E36 syneva.A73:syneva.A73 syneva.F36:syneva.F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311761868125">
                <text:p>0.386311761868125</text:p>
              </table:table-cell>
              <table:table-cell office:value-type="float" office:value="0.0634672451777874">
                <text:p>0.0634672451777874</text:p>
              </table:table-cell>
              <table:table-cell office:value-type="float" office:value="0.0634672451777874">
                <text:p>0.0634672451777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8773084430209">
                <text:p>0.438773084430209</text:p>
              </table:table-cell>
              <table:table-cell office:value-type="float" office:value="0.0593687729632616">
                <text:p>0.0593687729632616</text:p>
              </table:table-cell>
              <table:table-cell office:value-type="float" office:value="0.0593687729632616">
                <text:p>0.05936877296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442557442557">
                <text:p>0.437442557442557</text:p>
              </table:table-cell>
              <table:table-cell office:value-type="float" office:value="0.0565921126386617">
                <text:p>0.0565921126386617</text:p>
              </table:table-cell>
              <table:table-cell office:value-type="float" office:value="0.0565921126386617">
                <text:p>0.05659211263866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2179380343374">
                <text:p>0.432179380343374</text:p>
              </table:table-cell>
              <table:table-cell office:value-type="float" office:value="0.0730124788636435">
                <text:p>0.0730124788636435</text:p>
              </table:table-cell>
              <table:table-cell office:value-type="float" office:value="0.0730124788636435">
                <text:p>0.073012478863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351302941245">
                <text:p>0.451351302941245</text:p>
              </table:table-cell>
              <table:table-cell office:value-type="float" office:value="0.0438664243601214">
                <text:p>0.0438664243601214</text:p>
              </table:table-cell>
              <table:table-cell office:value-type="float" office:value="0.0438664243601214">
                <text:p>0.04386642436012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5920698784777">
                <text:p>0.485920698784777</text:p>
              </table:table-cell>
              <table:table-cell office:value-type="float" office:value="0.074461653594714">
                <text:p>0.074461653594714</text:p>
              </table:table-cell>
              <table:table-cell office:value-type="float" office:value="0.074461653594714">
                <text:p>0.07446165359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563048869457">
                <text:p>0.408563048869457</text:p>
              </table:table-cell>
              <table:table-cell office:value-type="float" office:value="0.096494584073358">
                <text:p>0.096494584073358</text:p>
              </table:table-cell>
              <table:table-cell office:value-type="float" office:value="0.096494584073358">
                <text:p>0.0964945840733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60:syneva.B60 syneva.A73:syneva.A73 syneva.C60:syneva.C60 syneva.A73:syneva.A73 syneva.D60:syneva.D60 syneva.A73:syneva.A73 syneva.E60:syneva.E60 syneva.A73:syneva.A73 syneva.F60:syneva.F60" chart:error-lower-range="syneva.B60:syneva.B60 syneva.A73:syneva.A73 syneva.C60:syneva.C60 syneva.A73:syneva.A73 syneva.D60:syneva.D60 syneva.A73:syneva.A73 syneva.E60:syneva.E60 syneva.A73:syneva.A73 syneva.F60:syneva.F60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60:syneva.B60 syneva.A73:syneva.A73 syneva.C60:syneva.C60 syneva.A73:syneva.A73 syneva.D60:syneva.D60 syneva.A73:syneva.A73 syneva.E60:syneva.E60 syneva.A73:syneva.A73 syneva.F60:syneva.F60" chart:error-lower-range="syneva.B60:syneva.B60 syneva.A73:syneva.A73 syneva.C60:syneva.C60 syneva.A73:syneva.A73 syneva.D60:syneva.D60 syneva.A73:syneva.A73 syneva.E60:syneva.E60 syneva.A73:syneva.A73 syneva.F60:syneva.F60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72:syneva.B72 syneva.C72:syneva.C72 syneva.A73:syneva.A73 syneva.D72:syneva.D72 syneva.A73:syneva.A73 syneva.E72:syneva.E72 syneva.A73:syneva.A73 syneva.F72:syneva.F72" chart:error-lower-range="syneva.B72:syneva.B72 syneva.C72:syneva.C72 syneva.A73:syneva.A73 syneva.D72:syneva.D72 syneva.A73:syneva.A73 syneva.E72:syneva.E72 syneva.A73:syneva.A73 syneva.F72:syneva.F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72:syneva.B72 syneva.C72:syneva.C72 syneva.A73:syneva.A73 syneva.D72:syneva.D72 syneva.A73:syneva.A73 syneva.E72:syneva.E72 syneva.A73:syneva.A73 syneva.F72:syneva.F72" chart:error-lower-range="syneva.B72:syneva.B72 syneva.C72:syneva.C72 syneva.A73:syneva.A73 syneva.D72:syneva.D72 syneva.A73:syneva.A73 syneva.E72:syneva.E72 syneva.A73:syneva.A73 syneva.F72:syneva.F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2.061cm" svg:y="0.315cm" chart:style-name="ch2">
          <text:p>Syntactic evaluation score for Second Experiment, varying x
1000 learning rounds, 7 samples</text:p>
        </chart:title>
        <chart:legend chart:legend-position="end" svg:x="13.713cm" svg:y="3.954cm" style:legend-expansion="high" chart:style-name="ch3"/>
        <chart:plot-area chart:style-name="ch4" table:cell-range-address="syneva.B51:syneva.F51 syneva.C63:syneva.F63 syneva.B59:syneva.F59 syneva.A73:syneva.A73 syneva.B71:syneva.F71" chart:data-source-has-labels="both" svg:x="1.336cm" svg:y="1.778cm" svg:width="12.052cm" svg:height="6.066cm">
          <chart:coordinate-region svg:x="2.248cm" svg:y="1.978cm" svg:width="10.953cm" svg:height="5.22cm"/>
          <chart:axis chart:dimension="x" chart:name="primary-x" chart:style-name="ch5" chartooo:axis-type="auto">
            <chartooo:date-scale/>
            <chart:title svg:x="6.26cm" svg:y="8.024cm" chart:style-name="ch6">
              <text:p>Exploration (x)</text:p>
            </chart:title>
            <chart:categories table:cell-range-address="syneva.B51:syneva.B51 syneva.C63:syneva.C63 syneva.C51:syneva.C51 syneva.D63:syneva.D63 syneva.D51:syneva.D51 syneva.E63:syneva.E63 syneva.E51:syneva.E51 syneva.F63:syneva.F63 syneva.F51:syneva.F51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59:syneva.B59 syneva.A73:syneva.A73 syneva.C59:syneva.C59 syneva.A73:syneva.A73 syneva.D59:syneva.D59 syneva.A73:syneva.A73 syneva.E59:syneva.E59 syneva.A73:syneva.A73 syneva.F59:syneva.F59" loext:label-string="&quot;LD-DFS&quot;" chart:class="chart:line">
            <chart:error-indicator chart:style-name="ch11" chart:dimension="y"/>
            <chart:data-point chart:repeated="9"/>
          </chart:series>
          <chart:series chart:style-name="ch12" chart:values-cell-range-address="syneva.B71:syneva.B71 syneva.C71:syneva.C71 syneva.A73:syneva.A73 syneva.D71:syneva.D71 syneva.A73:syneva.A73 syneva.E71:syneva.E71 syneva.A73:syneva.A73 syneva.F71:syneva.F71" loext:label-string="&quot;Greedy&quot;" chart:class="chart:line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-DF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reedy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51:syneva.B51 syneva.C63:syneva.C63 syneva.C51:syneva.C51 syneva.D63:syneva.D63 syneva.D51:syneva.D51 syneva.E63:syneva.E63 syneva.E51:syneva.E51 syneva.F63:syneva.F63 syneva.F51:syneva.F51</svg:desc>
                </draw:g>
              </table:table-cell>
              <table:table-cell office:value-type="float" office:value="0.312564650978834">
                <text:p>0.312564650978834</text:p>
                <draw:g>
                  <svg:desc>syneva.B59:syneva.B59 syneva.A73:syneva.A73 syneva.C59:syneva.C59 syneva.A73:syneva.A73 syneva.D59:syneva.D59 syneva.A73:syneva.A73 syneva.E59:syneva.E59 syneva.A73:syneva.A73 syneva.F59:syneva.F59</svg:desc>
                </draw:g>
              </table:table-cell>
              <table:table-cell office:value-type="float" office:value="0.0980818392480186">
                <text:p>0.0980818392480186</text:p>
                <draw:g>
                  <svg:desc>syneva.B60:syneva.B60 syneva.A73:syneva.A73 syneva.C60:syneva.C60 syneva.A73:syneva.A73 syneva.D60:syneva.D60 syneva.A73:syneva.A73 syneva.E60:syneva.E60 syneva.A73:syneva.A73 syneva.F60:syneva.F60</svg:desc>
                </draw:g>
              </table:table-cell>
              <table:table-cell office:value-type="float" office:value="0.0980818392480186">
                <text:p>0.0980818392480186</text:p>
                <draw:g>
                  <svg:desc>syneva.B60:syneva.B60 syneva.A73:syneva.A73 syneva.C60:syneva.C60 syneva.A73:syneva.A73 syneva.D60:syneva.D60 syneva.A73:syneva.A73 syneva.E60:syneva.E60 syneva.A73:syneva.A73 syneva.F60:syneva.F60</svg:desc>
                </draw:g>
              </table:table-cell>
              <table:table-cell office:value-type="float" office:value="0.333771661341118">
                <text:p>0.333771661341118</text:p>
                <draw:g>
                  <svg:desc>syneva.B71:syneva.B71 syneva.C71:syneva.C71 syneva.A73:syneva.A73 syneva.D71:syneva.D71 syneva.A73:syneva.A73 syneva.E71:syneva.E71 syneva.A73:syneva.A73 syneva.F71:syneva.F71</svg:desc>
                </draw:g>
              </table:table-cell>
              <table:table-cell office:value-type="float" office:value="0.0785599405830831">
                <text:p>0.0785599405830831</text:p>
                <draw:g>
                  <svg:desc>syneva.B72:syneva.B72 syneva.C72:syneva.C72 syneva.A73:syneva.A73 syneva.D72:syneva.D72 syneva.A73:syneva.A73 syneva.E72:syneva.E72 syneva.A73:syneva.A73 syneva.F72:syneva.F72</svg:desc>
                </draw:g>
              </table:table-cell>
              <table:table-cell office:value-type="float" office:value="0.0785599405830831">
                <text:p>0.0785599405830831</text:p>
                <draw:g>
                  <svg:desc>syneva.B72:syneva.B72 syneva.C72:syneva.C72 syneva.A73:syneva.A73 syneva.D72:syneva.D72 syneva.A73:syneva.A73 syneva.E72:syneva.E72 syneva.A73:syneva.A73 syneva.F72:syneva.F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606515751971">
                <text:p>0.305606515751971</text:p>
              </table:table-cell>
              <table:table-cell office:value-type="float" office:value="0.0486701337794017">
                <text:p>0.0486701337794017</text:p>
              </table:table-cell>
              <table:table-cell office:value-type="float" office:value="0.0486701337794017">
                <text:p>0.04867013377940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2035827908532">
                <text:p>0.312035827908532</text:p>
              </table:table-cell>
              <table:table-cell office:value-type="float" office:value="0.037657016575057">
                <text:p>0.037657016575057</text:p>
              </table:table-cell>
              <table:table-cell office:value-type="float" office:value="0.037657016575057">
                <text:p>0.037657016575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486591289141">
                <text:p>0.330486591289141</text:p>
              </table:table-cell>
              <table:table-cell office:value-type="float" office:value="0.0537206686381129">
                <text:p>0.0537206686381129</text:p>
              </table:table-cell>
              <table:table-cell office:value-type="float" office:value="0.0537206686381129">
                <text:p>0.05372066863811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6878369626757">
                <text:p>0.356878369626757</text:p>
              </table:table-cell>
              <table:table-cell office:value-type="float" office:value="0.0788255427828686">
                <text:p>0.0788255427828686</text:p>
              </table:table-cell>
              <table:table-cell office:value-type="float" office:value="0.0788255427828686">
                <text:p>0.078825542782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506270280994">
                <text:p>0.313506270280994</text:p>
              </table:table-cell>
              <table:table-cell office:value-type="float" office:value="0.0304511848321968">
                <text:p>0.0304511848321968</text:p>
              </table:table-cell>
              <table:table-cell office:value-type="float" office:value="0.0304511848321968">
                <text:p>0.03045118483219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9073204767186">
                <text:p>0.369073204767186</text:p>
              </table:table-cell>
              <table:table-cell office:value-type="float" office:value="0.0492107071906701">
                <text:p>0.0492107071906701</text:p>
              </table:table-cell>
              <table:table-cell office:value-type="float" office:value="0.0492107071906701">
                <text:p>0.049210707190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401539513504">
                <text:p>0.288401539513504</text:p>
              </table:table-cell>
              <table:table-cell office:value-type="float" office:value="0.07103062127621">
                <text:p>0.07103062127621</text:p>
              </table:table-cell>
              <table:table-cell office:value-type="float" office:value="0.07103062127621">
                <text:p>0.071030621276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24:'perf-1'.B24 'perf-1'.D24:'perf-1'.D24 'perf-1'.F24:'perf-1'.F24 'perf-1'.H24:'perf-1'.H24 'perf-1'.J24:'perf-1'.J24" chart:error-lower-range="'perf-1'.B24:'perf-1'.B24 'perf-1'.D24:'perf-1'.D24 'perf-1'.F24:'perf-1'.F24 'perf-1'.H24:'perf-1'.H24 'perf-1'.J24:'perf-1'.J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24:'perf-1'.B24 'perf-1'.D24:'perf-1'.D24 'perf-1'.F24:'perf-1'.F24 'perf-1'.H24:'perf-1'.H24 'perf-1'.J24:'perf-1'.J24" chart:error-lower-range="'perf-1'.B24:'perf-1'.B24 'perf-1'.D24:'perf-1'.D24 'perf-1'.F24:'perf-1'.F24 'perf-1'.H24:'perf-1'.H24 'perf-1'.J24:'perf-1'.J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60:'perf-1'.B60 'perf-1'.D60:'perf-1'.D60 'perf-1'.F60:'perf-1'.F60 'perf-1'.H60:'perf-1'.H60 'perf-1'.J60:'perf-1'.J60" chart:error-lower-range="'perf-1'.B60:'perf-1'.B60 'perf-1'.D60:'perf-1'.D60 'perf-1'.F60:'perf-1'.F60 'perf-1'.H60:'perf-1'.H60 'perf-1'.J60:'perf-1'.J60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60:'perf-1'.B60 'perf-1'.D60:'perf-1'.D60 'perf-1'.F60:'perf-1'.F60 'perf-1'.H60:'perf-1'.H60 'perf-1'.J60:'perf-1'.J60" chart:error-lower-range="'perf-1'.B60:'perf-1'.B60 'perf-1'.D60:'perf-1'.D60 'perf-1'.F60:'perf-1'.F60 'perf-1'.H60:'perf-1'.H60 'perf-1'.J60:'perf-1'.J60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1'.B96:'perf-1'.B96 'perf-1'.D96:'perf-1'.D96 'perf-1'.F96:'perf-1'.F96 'perf-1'.H96:'perf-1'.H96 'perf-1'.J96:'perf-1'.J96" chart:error-lower-range="'perf-1'.B96:'perf-1'.B96 'perf-1'.D96:'perf-1'.D96 'perf-1'.F96:'perf-1'.F96 'perf-1'.H96:'perf-1'.H96 'perf-1'.J96:'perf-1'.J96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1'.B96:'perf-1'.B96 'perf-1'.D96:'perf-1'.D96 'perf-1'.F96:'perf-1'.F96 'perf-1'.H96:'perf-1'.H96 'perf-1'.J96:'perf-1'.J96" chart:error-lower-range="'perf-1'.B96:'perf-1'.B96 'perf-1'.D96:'perf-1'.D96 'perf-1'.F96:'perf-1'.F96 'perf-1'.H96:'perf-1'.H96 'perf-1'.J96:'perf-1'.J96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108cm" svg:y="0.315cm" chart:style-name="ch2">
          <text:p>Performance score for LD-DFS, varying x, first experiment
7000 samples</text:p>
        </chart:title>
        <chart:legend chart:legend-position="end" svg:x="12.061cm" svg:y="3.705cm" style:legend-expansion="high" chart:style-name="ch3"/>
        <chart:plot-area chart:style-name="ch4" table:cell-range-address="'perf-1'.B15:'perf-1'.B15 'perf-1'.D15:'perf-1'.D15 'perf-1'.F15:'perf-1'.F15 'perf-1'.H15:'perf-1'.H15 'perf-1'.J15:'perf-1'.J15 'perf-1'.B23:'perf-1'.B23 'perf-1'.D23:'perf-1'.D23 'perf-1'.F23:'perf-1'.F23 'perf-1'.H23:'perf-1'.H23 'perf-1'.J23:'perf-1'.J23 'perf-1'.B59:'perf-1'.B59 'perf-1'.D59:'perf-1'.D59 'perf-1'.F59:'perf-1'.F59 'perf-1'.H59:'perf-1'.H59 'perf-1'.J59:'perf-1'.J59 'perf-1'.B95:'perf-1'.B95 'perf-1'.D95:'perf-1'.D95 'perf-1'.F95:'perf-1'.F95 'perf-1'.H95:'perf-1'.H95 'perf-1'.J95:'perf-1'.J95" chart:data-source-has-labels="both" svg:x="1.33cm" svg:y="1.778cm" svg:width="10.412cm" svg:height="6.066cm">
          <chart:coordinate-region svg:x="2.242cm" svg:y="1.977cm" svg:width="9.313cm" svg:height="5.22cm"/>
          <chart:axis chart:dimension="x" chart:name="primary-x" chart:style-name="ch5" chartooo:axis-type="auto">
            <chartooo:date-scale/>
            <chart:title svg:x="5.434cm" svg:y="8.024cm" chart:style-name="ch6">
              <text:p>Exploration (x)</text:p>
            </chart:title>
            <chart:categories table:cell-range-address="'perf-1'.B15:'perf-1'.B15 'perf-1'.D15:'perf-1'.D15 'perf-1'.F15:'perf-1'.F15 'perf-1'.H15:'perf-1'.H15 'perf-1'.J15:'perf-1'.J15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23:'perf-1'.B23 'perf-1'.D23:'perf-1'.D23 'perf-1'.F23:'perf-1'.F23 'perf-1'.H23:'perf-1'.H23 'perf-1'.J23:'perf-1'.J23" loext:label-string="&quot;Reference Model&quot;" chart:class="chart:line">
            <chart:error-indicator chart:style-name="ch11" chart:dimension="y"/>
            <chart:data-point chart:repeated="5"/>
          </chart:series>
          <chart:series chart:style-name="ch12" chart:values-cell-range-address="'perf-1'.B59:'perf-1'.B59 'perf-1'.D59:'perf-1'.D59 'perf-1'.F59:'perf-1'.F59 'perf-1'.H59:'perf-1'.H59 'perf-1'.J59:'perf-1'.J59" loext:label-string="&quot;Learned Model&quot;" chart:class="chart:line">
            <chart:error-indicator chart:style-name="ch13" chart:dimension="y"/>
            <chart:data-point chart:repeated="5"/>
          </chart:series>
          <chart:series chart:style-name="ch14" chart:values-cell-range-address="'perf-1'.B95:'perf-1'.B95 'perf-1'.D95:'perf-1'.D95 'perf-1'.F95:'perf-1'.F95 'perf-1'.H95:'perf-1'.H95 'perf-1'.J95:'perf-1'.J95" loext:label-string="&quot;Null Model&quot;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15:'perf-1'.B15 'perf-1'.D15:'perf-1'.D15 'perf-1'.F15:'perf-1'.F15 'perf-1'.H15:'perf-1'.H15 'perf-1'.J15:'perf-1'.J15</svg:desc>
                </draw:g>
              </table:table-cell>
              <table:table-cell office:value-type="float" office:value="0.809161098571428">
                <text:p>0.809161098571428</text:p>
                <draw:g>
                  <svg:desc>'perf-1'.B23:'perf-1'.B23 'perf-1'.D23:'perf-1'.D23 'perf-1'.F23:'perf-1'.F23 'perf-1'.H23:'perf-1'.H23 'perf-1'.J23:'perf-1'.J23</svg:desc>
                </draw:g>
              </table:table-cell>
              <table:table-cell office:value-type="float" office:value="0.060082264644771">
                <text:p>0.060082264644771</text:p>
                <draw:g>
                  <svg:desc>'perf-1'.B24:'perf-1'.B24 'perf-1'.D24:'perf-1'.D24 'perf-1'.F24:'perf-1'.F24 'perf-1'.H24:'perf-1'.H24 'perf-1'.J24:'perf-1'.J24</svg:desc>
                </draw:g>
              </table:table-cell>
              <table:table-cell office:value-type="float" office:value="0.060082264644771">
                <text:p>0.060082264644771</text:p>
                <draw:g>
                  <svg:desc>'perf-1'.B24:'perf-1'.B24 'perf-1'.D24:'perf-1'.D24 'perf-1'.F24:'perf-1'.F24 'perf-1'.H24:'perf-1'.H24 'perf-1'.J24:'perf-1'.J24</svg:desc>
                </draw:g>
              </table:table-cell>
              <table:table-cell office:value-type="float" office:value="0.789046742857143">
                <text:p>0.789046742857143</text:p>
                <draw:g>
                  <svg:desc>'perf-1'.B59:'perf-1'.B59 'perf-1'.D59:'perf-1'.D59 'perf-1'.F59:'perf-1'.F59 'perf-1'.H59:'perf-1'.H59 'perf-1'.J59:'perf-1'.J59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60:'perf-1'.B60 'perf-1'.D60:'perf-1'.D60 'perf-1'.F60:'perf-1'.F60 'perf-1'.H60:'perf-1'.H60 'perf-1'.J60:'perf-1'.J60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60:'perf-1'.B60 'perf-1'.D60:'perf-1'.D60 'perf-1'.F60:'perf-1'.F60 'perf-1'.H60:'perf-1'.H60 'perf-1'.J60:'perf-1'.J60</svg:desc>
                </draw:g>
              </table:table-cell>
              <table:table-cell office:value-type="float" office:value="0.789161942857143">
                <text:p>0.789161942857143</text:p>
                <draw:g>
                  <svg:desc>'perf-1'.B95:'perf-1'.B95 'perf-1'.D95:'perf-1'.D95 'perf-1'.F95:'perf-1'.F95 'perf-1'.H95:'perf-1'.H95 'perf-1'.J95:'perf-1'.J95</svg:desc>
                </draw:g>
              </table:table-cell>
              <table:table-cell office:value-type="float" office:value="0.0426523431129868">
                <text:p>0.0426523431129868</text:p>
                <draw:g>
                  <svg:desc>'perf-1'.B96:'perf-1'.B96 'perf-1'.D96:'perf-1'.D96 'perf-1'.F96:'perf-1'.F96 'perf-1'.H96:'perf-1'.H96 'perf-1'.J96:'perf-1'.J96</svg:desc>
                </draw:g>
              </table:table-cell>
              <table:table-cell office:value-type="float" office:value="0.0426523431129868">
                <text:p>0.0426523431129868</text:p>
                <draw:g>
                  <svg:desc>'perf-1'.B96:'perf-1'.B96 'perf-1'.D96:'perf-1'.D96 'perf-1'.F96:'perf-1'.F96 'perf-1'.H96:'perf-1'.H96 'perf-1'.J96:'perf-1'.J9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9562992">
                <text:p>0.79562992</text:p>
              </table:table-cell>
              <table:table-cell office:value-type="float" office:value="0.0543108231119402">
                <text:p>0.0543108231119402</text:p>
              </table:table-cell>
              <table:table-cell office:value-type="float" office:value="0.0543108231119402">
                <text:p>0.0543108231119402</text:p>
              </table:table-cell>
              <table:table-cell office:value-type="float" office:value="0.783418057142857">
                <text:p>0.783418057142857</text:p>
              </table:table-cell>
              <table:table-cell office:value-type="float" office:value="0.0419500193404851">
                <text:p>0.0419500193404851</text:p>
              </table:table-cell>
              <table:table-cell office:value-type="float" office:value="0.0419500193404851">
                <text:p>0.0419500193404851</text:p>
              </table:table-cell>
              <table:table-cell office:value-type="float" office:value="0.788710057142857">
                <text:p>0.788710057142857</text:p>
              </table:table-cell>
              <table:table-cell office:value-type="float" office:value="0.0432763757440508">
                <text:p>0.0432763757440508</text:p>
              </table:table-cell>
              <table:table-cell office:value-type="float" office:value="0.0432763757440508">
                <text:p>0.04327637574405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6412438">
                <text:p>0.76412438</text:p>
              </table:table-cell>
              <table:table-cell office:value-type="float" office:value="0.0521615209628864">
                <text:p>0.0521615209628864</text:p>
              </table:table-cell>
              <table:table-cell office:value-type="float" office:value="0.0521615209628864">
                <text:p>0.0521615209628864</text:p>
              </table:table-cell>
              <table:table-cell office:value-type="float" office:value="0.798721234285714">
                <text:p>0.798721234285714</text:p>
              </table:table-cell>
              <table:table-cell office:value-type="float" office:value="0.041968711047496">
                <text:p>0.041968711047496</text:p>
              </table:table-cell>
              <table:table-cell office:value-type="float" office:value="0.041968711047496">
                <text:p>0.041968711047496</text:p>
              </table:table-cell>
              <table:table-cell office:value-type="float" office:value="0.789264228571428">
                <text:p>0.789264228571428</text:p>
              </table:table-cell>
              <table:table-cell office:value-type="float" office:value="0.044833042535066">
                <text:p>0.044833042535066</text:p>
              </table:table-cell>
              <table:table-cell office:value-type="float" office:value="0.044833042535066">
                <text:p>0.0448330425350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6191952857143">
                <text:p>0.736191952857143</text:p>
              </table:table-cell>
              <table:table-cell office:value-type="float" office:value="0.0473342517737475">
                <text:p>0.0473342517737475</text:p>
              </table:table-cell>
              <table:table-cell office:value-type="float" office:value="0.0473342517737475">
                <text:p>0.0473342517737475</text:p>
              </table:table-cell>
              <table:table-cell office:value-type="float" office:value="0.77768219">
                <text:p>0.77768219</text:p>
              </table:table-cell>
              <table:table-cell office:value-type="float" office:value="0.046564617575079">
                <text:p>0.046564617575079</text:p>
              </table:table-cell>
              <table:table-cell office:value-type="float" office:value="0.046564617575079">
                <text:p>0.046564617575079</text:p>
              </table:table-cell>
              <table:table-cell office:value-type="float" office:value="0.787982628571429">
                <text:p>0.787982628571429</text:p>
              </table:table-cell>
              <table:table-cell office:value-type="float" office:value="0.0431935422351134">
                <text:p>0.0431935422351134</text:p>
              </table:table-cell>
              <table:table-cell office:value-type="float" office:value="0.0431935422351134">
                <text:p>0.04319354223511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36:'perf-1'.B36 'perf-1'.D36:'perf-1'.D36 'perf-1'.F36:'perf-1'.F36 'perf-1'.H36:'perf-1'.H36 'perf-1'.J36:'perf-1'.J36" chart:error-lower-range="'perf-1'.B36:'perf-1'.B36 'perf-1'.D36:'perf-1'.D36 'perf-1'.F36:'perf-1'.F36 'perf-1'.H36:'perf-1'.H36 'perf-1'.J36:'perf-1'.J36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36:'perf-1'.B36 'perf-1'.D36:'perf-1'.D36 'perf-1'.F36:'perf-1'.F36 'perf-1'.H36:'perf-1'.H36 'perf-1'.J36:'perf-1'.J36" chart:error-lower-range="'perf-1'.B36:'perf-1'.B36 'perf-1'.D36:'perf-1'.D36 'perf-1'.F36:'perf-1'.F36 'perf-1'.H36:'perf-1'.H36 'perf-1'.J36:'perf-1'.J36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72:'perf-1'.B72 'perf-1'.D72:'perf-1'.D72 'perf-1'.F72:'perf-1'.F72 'perf-1'.H72:'perf-1'.H72 'perf-1'.J72:'perf-1'.J72" chart:error-lower-range="'perf-1'.B72:'perf-1'.B72 'perf-1'.D72:'perf-1'.D72 'perf-1'.F72:'perf-1'.F72 'perf-1'.H72:'perf-1'.H72 'perf-1'.J72:'perf-1'.J72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72:'perf-1'.B72 'perf-1'.D72:'perf-1'.D72 'perf-1'.F72:'perf-1'.F72 'perf-1'.H72:'perf-1'.H72 'perf-1'.J72:'perf-1'.J72" chart:error-lower-range="'perf-1'.B72:'perf-1'.B72 'perf-1'.D72:'perf-1'.D72 'perf-1'.F72:'perf-1'.F72 'perf-1'.H72:'perf-1'.H72 'perf-1'.J72:'perf-1'.J72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1'.B108:'perf-1'.B108 'perf-1'.D108:'perf-1'.D108 'perf-1'.F108:'perf-1'.F108 'perf-1'.H108:'perf-1'.H108 'perf-1'.J108:'perf-1'.J108" chart:error-lower-range="'perf-1'.B108:'perf-1'.B108 'perf-1'.D108:'perf-1'.D108 'perf-1'.F108:'perf-1'.F108 'perf-1'.H108:'perf-1'.H108 'perf-1'.J108:'perf-1'.J108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1'.B108:'perf-1'.B108 'perf-1'.D108:'perf-1'.D108 'perf-1'.F108:'perf-1'.F108 'perf-1'.H108:'perf-1'.H108 'perf-1'.J108:'perf-1'.J108" chart:error-lower-range="'perf-1'.B108:'perf-1'.B108 'perf-1'.D108:'perf-1'.D108 'perf-1'.F108:'perf-1'.F108 'perf-1'.H108:'perf-1'.H108 'perf-1'.J108:'perf-1'.J108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174cm" svg:y="0.315cm" chart:style-name="ch2">
          <text:p>Performance score for Greedy, varying x, first experiment
7000 samples</text:p>
        </chart:title>
        <chart:legend chart:legend-position="end" svg:x="12.061cm" svg:y="3.705cm" style:legend-expansion="high" chart:style-name="ch3"/>
        <chart:plot-area chart:style-name="ch4" table:cell-range-address="'perf-1'.B27:'perf-1'.B27 'perf-1'.D27:'perf-1'.D27 'perf-1'.F27:'perf-1'.F27 'perf-1'.H27:'perf-1'.H27 'perf-1'.J27:'perf-1'.J27 'perf-1'.B35:'perf-1'.B35 'perf-1'.D35:'perf-1'.D35 'perf-1'.F35:'perf-1'.F35 'perf-1'.H35:'perf-1'.H35 'perf-1'.J35:'perf-1'.J35 'perf-1'.B71:'perf-1'.B71 'perf-1'.D71:'perf-1'.D71 'perf-1'.F71:'perf-1'.F71 'perf-1'.H71:'perf-1'.H71 'perf-1'.J71:'perf-1'.J71 'perf-1'.B107:'perf-1'.B107 'perf-1'.D107:'perf-1'.D107 'perf-1'.F107:'perf-1'.F107 'perf-1'.H107:'perf-1'.H107 'perf-1'.J107:'perf-1'.J107" chart:data-source-has-labels="both" svg:x="1.33cm" svg:y="1.778cm" svg:width="10.412cm" svg:height="6.066cm">
          <chart:coordinate-region svg:x="2.242cm" svg:y="1.977cm" svg:width="9.313cm" svg:height="5.22cm"/>
          <chart:axis chart:dimension="x" chart:name="primary-x" chart:style-name="ch5" chartooo:axis-type="auto">
            <chartooo:date-scale/>
            <chart:title svg:x="5.434cm" svg:y="8.024cm" chart:style-name="ch6">
              <text:p>Exploration (x)</text:p>
            </chart:title>
            <chart:categories table:cell-range-address="'perf-1'.B27:'perf-1'.B27 'perf-1'.D27:'perf-1'.D27 'perf-1'.F27:'perf-1'.F27 'perf-1'.H27:'perf-1'.H27 'perf-1'.J27:'perf-1'.J27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35:'perf-1'.B35 'perf-1'.D35:'perf-1'.D35 'perf-1'.F35:'perf-1'.F35 'perf-1'.H35:'perf-1'.H35 'perf-1'.J35:'perf-1'.J35" loext:label-string="&quot;Reference Model&quot;" chart:class="chart:line">
            <chart:error-indicator chart:style-name="ch11" chart:dimension="y"/>
            <chart:data-point chart:repeated="5"/>
          </chart:series>
          <chart:series chart:style-name="ch12" chart:values-cell-range-address="'perf-1'.B71:'perf-1'.B71 'perf-1'.D71:'perf-1'.D71 'perf-1'.F71:'perf-1'.F71 'perf-1'.H71:'perf-1'.H71 'perf-1'.J71:'perf-1'.J71" loext:label-string="&quot;Learned Model&quot;" chart:class="chart:line">
            <chart:error-indicator chart:style-name="ch13" chart:dimension="y"/>
            <chart:data-point chart:repeated="5"/>
          </chart:series>
          <chart:series chart:style-name="ch14" chart:values-cell-range-address="'perf-1'.B107:'perf-1'.B107 'perf-1'.D107:'perf-1'.D107 'perf-1'.F107:'perf-1'.F107 'perf-1'.H107:'perf-1'.H107 'perf-1'.J107:'perf-1'.J107" loext:label-string="&quot;Null Model&quot;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27:'perf-1'.B27 'perf-1'.D27:'perf-1'.D27 'perf-1'.F27:'perf-1'.F27 'perf-1'.H27:'perf-1'.H27 'perf-1'.J27:'perf-1'.J27</svg:desc>
                </draw:g>
              </table:table-cell>
              <table:table-cell office:value-type="float" office:value="0.795003428571429">
                <text:p>0.795003428571429</text:p>
                <draw:g>
                  <svg:desc>'perf-1'.B35:'perf-1'.B35 'perf-1'.D35:'perf-1'.D35 'perf-1'.F35:'perf-1'.F35 'perf-1'.H35:'perf-1'.H35 'perf-1'.J35:'perf-1'.J35</svg:desc>
                </draw:g>
              </table:table-cell>
              <table:table-cell office:value-type="float" office:value="0.0497406589185504">
                <text:p>0.0497406589185504</text:p>
                <draw:g>
                  <svg:desc>'perf-1'.B36:'perf-1'.B36 'perf-1'.D36:'perf-1'.D36 'perf-1'.F36:'perf-1'.F36 'perf-1'.H36:'perf-1'.H36 'perf-1'.J36:'perf-1'.J36</svg:desc>
                </draw:g>
              </table:table-cell>
              <table:table-cell office:value-type="float" office:value="0.0497406589185504">
                <text:p>0.0497406589185504</text:p>
                <draw:g>
                  <svg:desc>'perf-1'.B36:'perf-1'.B36 'perf-1'.D36:'perf-1'.D36 'perf-1'.F36:'perf-1'.F36 'perf-1'.H36:'perf-1'.H36 'perf-1'.J36:'perf-1'.J36</svg:desc>
                </draw:g>
              </table:table-cell>
              <table:table-cell office:value-type="float" office:value="0.792275085714286">
                <text:p>0.792275085714286</text:p>
                <draw:g>
                  <svg:desc>'perf-1'.B71:'perf-1'.B71 'perf-1'.D71:'perf-1'.D71 'perf-1'.F71:'perf-1'.F71 'perf-1'.H71:'perf-1'.H71 'perf-1'.J71:'perf-1'.J71</svg:desc>
                </draw:g>
              </table:table-cell>
              <table:table-cell office:value-type="float" office:value="0.0431790704807118">
                <text:p>0.0431790704807118</text:p>
                <draw:g>
                  <svg:desc>'perf-1'.B72:'perf-1'.B72 'perf-1'.D72:'perf-1'.D72 'perf-1'.F72:'perf-1'.F72 'perf-1'.H72:'perf-1'.H72 'perf-1'.J72:'perf-1'.J72</svg:desc>
                </draw:g>
              </table:table-cell>
              <table:table-cell office:value-type="float" office:value="0.0431790704807118">
                <text:p>0.0431790704807118</text:p>
                <draw:g>
                  <svg:desc>'perf-1'.B72:'perf-1'.B72 'perf-1'.D72:'perf-1'.D72 'perf-1'.F72:'perf-1'.F72 'perf-1'.H72:'perf-1'.H72 'perf-1'.J72:'perf-1'.J72</svg:desc>
                </draw:g>
              </table:table-cell>
              <table:table-cell office:value-type="float" office:value="0.788386857142857">
                <text:p>0.788386857142857</text:p>
                <draw:g>
                  <svg:desc>'perf-1'.B107:'perf-1'.B107 'perf-1'.D107:'perf-1'.D107 'perf-1'.F107:'perf-1'.F107 'perf-1'.H107:'perf-1'.H107 'perf-1'.J107:'perf-1'.J107</svg:desc>
                </draw:g>
              </table:table-cell>
              <table:table-cell office:value-type="float" office:value="0.0427571360355831">
                <text:p>0.0427571360355831</text:p>
                <draw:g>
                  <svg:desc>'perf-1'.B108:'perf-1'.B108 'perf-1'.D108:'perf-1'.D108 'perf-1'.F108:'perf-1'.F108 'perf-1'.H108:'perf-1'.H108 'perf-1'.J108:'perf-1'.J108</svg:desc>
                </draw:g>
              </table:table-cell>
              <table:table-cell office:value-type="float" office:value="0.0427571360355831">
                <text:p>0.0427571360355831</text:p>
                <draw:g>
                  <svg:desc>'perf-1'.B108:'perf-1'.B108 'perf-1'.D108:'perf-1'.D108 'perf-1'.F108:'perf-1'.F108 'perf-1'.H108:'perf-1'.H108 'perf-1'.J108:'perf-1'.J10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3195561428571">
                <text:p>0.803195561428571</text:p>
              </table:table-cell>
              <table:table-cell office:value-type="float" office:value="0.0661064297963797">
                <text:p>0.0661064297963797</text:p>
              </table:table-cell>
              <table:table-cell office:value-type="float" office:value="0.0661064297963797">
                <text:p>0.0661064297963797</text:p>
              </table:table-cell>
              <table:table-cell office:value-type="float" office:value="0.781654971428572">
                <text:p>0.781654971428572</text:p>
              </table:table-cell>
              <table:table-cell office:value-type="float" office:value="0.0386728742720039">
                <text:p>0.0386728742720039</text:p>
              </table:table-cell>
              <table:table-cell office:value-type="float" office:value="0.0386728742720039">
                <text:p>0.0386728742720039</text:p>
              </table:table-cell>
              <table:table-cell office:value-type="float" office:value="0.789127771428571">
                <text:p>0.789127771428571</text:p>
              </table:table-cell>
              <table:table-cell office:value-type="float" office:value="0.0433046954615763">
                <text:p>0.0433046954615763</text:p>
              </table:table-cell>
              <table:table-cell office:value-type="float" office:value="0.0433046954615763">
                <text:p>0.04330469546157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10937742857143">
                <text:p>0.810937742857143</text:p>
              </table:table-cell>
              <table:table-cell office:value-type="float" office:value="0.0782456972890969">
                <text:p>0.0782456972890969</text:p>
              </table:table-cell>
              <table:table-cell office:value-type="float" office:value="0.0782456972890969">
                <text:p>0.0782456972890969</text:p>
              </table:table-cell>
              <table:table-cell office:value-type="float" office:value="0.785347968571428">
                <text:p>0.785347968571428</text:p>
              </table:table-cell>
              <table:table-cell office:value-type="float" office:value="0.0413355207559157">
                <text:p>0.0413355207559157</text:p>
              </table:table-cell>
              <table:table-cell office:value-type="float" office:value="0.0413355207559157">
                <text:p>0.0413355207559157</text:p>
              </table:table-cell>
              <table:table-cell office:value-type="float" office:value="0.788450742857143">
                <text:p>0.788450742857143</text:p>
              </table:table-cell>
              <table:table-cell office:value-type="float" office:value="0.0432382444057532">
                <text:p>0.0432382444057532</text:p>
              </table:table-cell>
              <table:table-cell office:value-type="float" office:value="0.0432382444057532">
                <text:p>0.04323824440575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04519612857143">
                <text:p>0.804519612857143</text:p>
              </table:table-cell>
              <table:table-cell office:value-type="float" office:value="0.0781566565039073">
                <text:p>0.0781566565039073</text:p>
              </table:table-cell>
              <table:table-cell office:value-type="float" office:value="0.0781566565039073">
                <text:p>0.0781566565039073</text:p>
              </table:table-cell>
              <table:table-cell office:value-type="float" office:value="0.819854628571429">
                <text:p>0.819854628571429</text:p>
              </table:table-cell>
              <table:table-cell office:value-type="float" office:value="0.0383285197388079">
                <text:p>0.0383285197388079</text:p>
              </table:table-cell>
              <table:table-cell office:value-type="float" office:value="0.0383285197388079">
                <text:p>0.0383285197388079</text:p>
              </table:table-cell>
              <table:table-cell office:value-type="float" office:value="0.788726742857143">
                <text:p>0.788726742857143</text:p>
              </table:table-cell>
              <table:table-cell office:value-type="float" office:value="0.0433699402326248">
                <text:p>0.0433699402326248</text:p>
              </table:table-cell>
              <table:table-cell office:value-type="float" office:value="0.0433699402326248">
                <text:p>0.04336994023262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22367434285714">
                <text:p>0.822367434285714</text:p>
              </table:table-cell>
              <table:table-cell office:value-type="float" office:value="0.092436281278535">
                <text:p>0.092436281278535</text:p>
              </table:table-cell>
              <table:table-cell office:value-type="float" office:value="0.092436281278535">
                <text:p>0.092436281278535</text:p>
              </table:table-cell>
              <table:table-cell office:value-type="float" office:value="0.782077887142857">
                <text:p>0.782077887142857</text:p>
              </table:table-cell>
              <table:table-cell office:value-type="float" office:value="0.0398265134311685">
                <text:p>0.0398265134311685</text:p>
              </table:table-cell>
              <table:table-cell office:value-type="float" office:value="0.0398265134311685">
                <text:p>0.0398265134311685</text:p>
              </table:table-cell>
              <table:table-cell office:value-type="float" office:value="0.789027771428571">
                <text:p>0.789027771428571</text:p>
              </table:table-cell>
              <table:table-cell office:value-type="float" office:value="0.0430232487687917">
                <text:p>0.0430232487687917</text:p>
              </table:table-cell>
              <table:table-cell office:value-type="float" office:value="0.0430232487687917">
                <text:p>0.04302324876879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2'.B24:'perf-2'.B24 'perf-2'.D24:'perf-2'.D24 'perf-2'.F24:'perf-2'.F24 'perf-2'.H24:'perf-2'.H24 'perf-2'.J24:'perf-2'.J24" chart:error-lower-range="'perf-2'.B24:'perf-2'.B24 'perf-2'.D24:'perf-2'.D24 'perf-2'.F24:'perf-2'.F24 'perf-2'.H24:'perf-2'.H24 'perf-2'.J24:'perf-2'.J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2'.B24:'perf-2'.B24 'perf-2'.D24:'perf-2'.D24 'perf-2'.F24:'perf-2'.F24 'perf-2'.H24:'perf-2'.H24 'perf-2'.J24:'perf-2'.J24" chart:error-lower-range="'perf-2'.B24:'perf-2'.B24 'perf-2'.D24:'perf-2'.D24 'perf-2'.F24:'perf-2'.F24 'perf-2'.H24:'perf-2'.H24 'perf-2'.J24:'perf-2'.J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60:'perf-2'.B60 'perf-2'.D60:'perf-2'.D60 'perf-2'.F60:'perf-2'.F60 'perf-2'.H60:'perf-2'.H60 'perf-2'.J60:'perf-2'.J60" chart:error-lower-range="'perf-2'.B60:'perf-2'.B60 'perf-2'.D60:'perf-2'.D60 'perf-2'.F60:'perf-2'.F60 'perf-2'.H60:'perf-2'.H60 'perf-2'.J60:'perf-2'.J60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60:'perf-2'.B60 'perf-2'.D60:'perf-2'.D60 'perf-2'.F60:'perf-2'.F60 'perf-2'.H60:'perf-2'.H60 'perf-2'.J60:'perf-2'.J60" chart:error-lower-range="'perf-2'.B60:'perf-2'.B60 'perf-2'.D60:'perf-2'.D60 'perf-2'.F60:'perf-2'.F60 'perf-2'.H60:'perf-2'.H60 'perf-2'.J60:'perf-2'.J60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2'.B96:'perf-2'.B96 'perf-2'.D96:'perf-2'.D96 'perf-2'.F96:'perf-2'.F96 'perf-2'.H96:'perf-2'.H96 'perf-2'.J96:'perf-2'.J96" chart:error-lower-range="'perf-2'.B96:'perf-2'.B96 'perf-2'.D96:'perf-2'.D96 'perf-2'.F96:'perf-2'.F96 'perf-2'.H96:'perf-2'.H96 'perf-2'.J96:'perf-2'.J96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2'.B96:'perf-2'.B96 'perf-2'.D96:'perf-2'.D96 'perf-2'.F96:'perf-2'.F96 'perf-2'.H96:'perf-2'.H96 'perf-2'.J96:'perf-2'.J96" chart:error-lower-range="'perf-2'.B96:'perf-2'.B96 'perf-2'.D96:'perf-2'.D96 'perf-2'.F96:'perf-2'.F96 'perf-2'.H96:'perf-2'.H96 'perf-2'.J96:'perf-2'.J96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777cm" svg:y="0.315cm" chart:style-name="ch2">
          <text:p>Performance score for LD-DFS, varying x, second experiment
7000 samples</text:p>
        </chart:title>
        <chart:legend chart:legend-position="end" svg:x="12.061cm" svg:y="3.705cm" style:legend-expansion="high" chart:style-name="ch3"/>
        <chart:plot-area chart:style-name="ch4" table:cell-range-address="'perf-2'.B15:'perf-2'.B15 'perf-2'.D15:'perf-2'.D15 'perf-2'.F15:'perf-2'.F15 'perf-2'.H15:'perf-2'.H15 'perf-2'.J15:'perf-2'.J15 'perf-2'.B23:'perf-2'.B23 'perf-2'.D23:'perf-2'.D23 'perf-2'.F23:'perf-2'.F23 'perf-2'.H23:'perf-2'.H23 'perf-2'.J23:'perf-2'.J23 'perf-2'.B59:'perf-2'.B59 'perf-2'.D59:'perf-2'.D59 'perf-2'.F59:'perf-2'.F59 'perf-2'.H59:'perf-2'.H59 'perf-2'.J59:'perf-2'.J59 'perf-2'.B95:'perf-2'.B95 'perf-2'.D95:'perf-2'.D95 'perf-2'.F95:'perf-2'.F95 'perf-2'.H95:'perf-2'.H95 'perf-2'.J95:'perf-2'.J95" chart:data-source-has-labels="both" svg:x="1.33cm" svg:y="1.778cm" svg:width="10.412cm" svg:height="6.066cm">
          <chart:coordinate-region svg:x="2.242cm" svg:y="1.977cm" svg:width="9.313cm" svg:height="5.22cm"/>
          <chart:axis chart:dimension="x" chart:name="primary-x" chart:style-name="ch5" chartooo:axis-type="auto">
            <chartooo:date-scale/>
            <chart:title svg:x="5.434cm" svg:y="8.024cm" chart:style-name="ch6">
              <text:p>Exploration (x)</text:p>
            </chart:title>
            <chart:categories table:cell-range-address="'perf-2'.B15:'perf-2'.B15 'perf-2'.D15:'perf-2'.D15 'perf-2'.F15:'perf-2'.F15 'perf-2'.H15:'perf-2'.H15 'perf-2'.J15:'perf-2'.J15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2'.B23:'perf-2'.B23 'perf-2'.D23:'perf-2'.D23 'perf-2'.F23:'perf-2'.F23 'perf-2'.H23:'perf-2'.H23 'perf-2'.J23:'perf-2'.J23" loext:label-string="&quot;Reference Model&quot;" chart:class="chart:line">
            <chart:error-indicator chart:style-name="ch11" chart:dimension="y"/>
            <chart:data-point chart:repeated="5"/>
          </chart:series>
          <chart:series chart:style-name="ch12" chart:values-cell-range-address="'perf-2'.B59:'perf-2'.B59 'perf-2'.D59:'perf-2'.D59 'perf-2'.F59:'perf-2'.F59 'perf-2'.H59:'perf-2'.H59 'perf-2'.J59:'perf-2'.J59" loext:label-string="&quot;Learned Model&quot;" chart:class="chart:line">
            <chart:error-indicator chart:style-name="ch13" chart:dimension="y"/>
            <chart:data-point chart:repeated="5"/>
          </chart:series>
          <chart:series chart:style-name="ch14" chart:values-cell-range-address="'perf-2'.B95:'perf-2'.B95 'perf-2'.D95:'perf-2'.D95 'perf-2'.F95:'perf-2'.F95 'perf-2'.H95:'perf-2'.H95 'perf-2'.J95:'perf-2'.J95" loext:label-string="&quot;Null Model&quot;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2'.B15:'perf-2'.B15 'perf-2'.D15:'perf-2'.D15 'perf-2'.F15:'perf-2'.F15 'perf-2'.H15:'perf-2'.H15 'perf-2'.J15:'perf-2'.J15</svg:desc>
                </draw:g>
              </table:table-cell>
              <table:table-cell office:value-type="float" office:value="0.806984735714286">
                <text:p>0.806984735714286</text:p>
                <draw:g>
                  <svg:desc>'perf-2'.B23:'perf-2'.B23 'perf-2'.D23:'perf-2'.D23 'perf-2'.F23:'perf-2'.F23 'perf-2'.H23:'perf-2'.H23 'perf-2'.J23:'perf-2'.J23</svg:desc>
                </draw:g>
              </table:table-cell>
              <table:table-cell office:value-type="float" office:value="0.0458423477971439">
                <text:p>0.0458423477971439</text:p>
                <draw:g>
                  <svg:desc>'perf-2'.B24:'perf-2'.B24 'perf-2'.D24:'perf-2'.D24 'perf-2'.F24:'perf-2'.F24 'perf-2'.H24:'perf-2'.H24 'perf-2'.J24:'perf-2'.J24</svg:desc>
                </draw:g>
              </table:table-cell>
              <table:table-cell office:value-type="float" office:value="0.0458423477971439">
                <text:p>0.0458423477971439</text:p>
                <draw:g>
                  <svg:desc>'perf-2'.B24:'perf-2'.B24 'perf-2'.D24:'perf-2'.D24 'perf-2'.F24:'perf-2'.F24 'perf-2'.H24:'perf-2'.H24 'perf-2'.J24:'perf-2'.J24</svg:desc>
                </draw:g>
              </table:table-cell>
              <table:table-cell office:value-type="float" office:value="0.796736914285714">
                <text:p>0.796736914285714</text:p>
                <draw:g>
                  <svg:desc>'perf-2'.B59:'perf-2'.B59 'perf-2'.D59:'perf-2'.D59 'perf-2'.F59:'perf-2'.F59 'perf-2'.H59:'perf-2'.H59 'perf-2'.J59:'perf-2'.J59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60:'perf-2'.B60 'perf-2'.D60:'perf-2'.D60 'perf-2'.F60:'perf-2'.F60 'perf-2'.H60:'perf-2'.H60 'perf-2'.J60:'perf-2'.J60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60:'perf-2'.B60 'perf-2'.D60:'perf-2'.D60 'perf-2'.F60:'perf-2'.F60 'perf-2'.H60:'perf-2'.H60 'perf-2'.J60:'perf-2'.J60</svg:desc>
                </draw:g>
              </table:table-cell>
              <table:table-cell office:value-type="float" office:value="0.789476342857143">
                <text:p>0.789476342857143</text:p>
                <draw:g>
                  <svg:desc>'perf-2'.B95:'perf-2'.B95 'perf-2'.D95:'perf-2'.D95 'perf-2'.F95:'perf-2'.F95 'perf-2'.H95:'perf-2'.H95 'perf-2'.J95:'perf-2'.J95</svg:desc>
                </draw:g>
              </table:table-cell>
              <table:table-cell office:value-type="float" office:value="0.0435270781114501">
                <text:p>0.0435270781114501</text:p>
                <draw:g>
                  <svg:desc>'perf-2'.B96:'perf-2'.B96 'perf-2'.D96:'perf-2'.D96 'perf-2'.F96:'perf-2'.F96 'perf-2'.H96:'perf-2'.H96 'perf-2'.J96:'perf-2'.J96</svg:desc>
                </draw:g>
              </table:table-cell>
              <table:table-cell office:value-type="float" office:value="0.0435270781114501">
                <text:p>0.0435270781114501</text:p>
                <draw:g>
                  <svg:desc>'perf-2'.B96:'perf-2'.B96 'perf-2'.D96:'perf-2'.D96 'perf-2'.F96:'perf-2'.F96 'perf-2'.H96:'perf-2'.H96 'perf-2'.J96:'perf-2'.J9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84290348571429">
                <text:p>0.784290348571429</text:p>
              </table:table-cell>
              <table:table-cell office:value-type="float" office:value="0.0534400557902393">
                <text:p>0.0534400557902393</text:p>
              </table:table-cell>
              <table:table-cell office:value-type="float" office:value="0.0534400557902393">
                <text:p>0.0534400557902393</text:p>
              </table:table-cell>
              <table:table-cell office:value-type="float" office:value="0.791854784285714">
                <text:p>0.791854784285714</text:p>
              </table:table-cell>
              <table:table-cell office:value-type="float" office:value="0.0398631540361843">
                <text:p>0.0398631540361843</text:p>
              </table:table-cell>
              <table:table-cell office:value-type="float" office:value="0.0398631540361843">
                <text:p>0.0398631540361843</text:p>
              </table:table-cell>
              <table:table-cell office:value-type="float" office:value="0.789899291428571">
                <text:p>0.789899291428571</text:p>
              </table:table-cell>
              <table:table-cell office:value-type="float" office:value="0.0434414178291954">
                <text:p>0.0434414178291954</text:p>
              </table:table-cell>
              <table:table-cell office:value-type="float" office:value="0.0434414178291954">
                <text:p>0.04344141782919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767797">
                <text:p>0.74767797</text:p>
              </table:table-cell>
              <table:table-cell office:value-type="float" office:value="0.0563069333886425">
                <text:p>0.0563069333886425</text:p>
              </table:table-cell>
              <table:table-cell office:value-type="float" office:value="0.0563069333886425">
                <text:p>0.0563069333886425</text:p>
              </table:table-cell>
              <table:table-cell office:value-type="float" office:value="0.798208091428571">
                <text:p>0.798208091428571</text:p>
              </table:table-cell>
              <table:table-cell office:value-type="float" office:value="0.0480952732539657">
                <text:p>0.0480952732539657</text:p>
              </table:table-cell>
              <table:table-cell office:value-type="float" office:value="0.0480952732539657">
                <text:p>0.0480952732539657</text:p>
              </table:table-cell>
              <table:table-cell office:value-type="float" office:value="0.789292342857143">
                <text:p>0.789292342857143</text:p>
              </table:table-cell>
              <table:table-cell office:value-type="float" office:value="0.0435146208633518">
                <text:p>0.0435146208633518</text:p>
              </table:table-cell>
              <table:table-cell office:value-type="float" office:value="0.0435146208633518">
                <text:p>0.04351462086335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3684574285714">
                <text:p>0.723684574285714</text:p>
              </table:table-cell>
              <table:table-cell office:value-type="float" office:value="0.0420165653061009">
                <text:p>0.0420165653061009</text:p>
              </table:table-cell>
              <table:table-cell office:value-type="float" office:value="0.0420165653061009">
                <text:p>0.0420165653061009</text:p>
              </table:table-cell>
              <table:table-cell office:value-type="float" office:value="0.813184932857143">
                <text:p>0.813184932857143</text:p>
              </table:table-cell>
              <table:table-cell office:value-type="float" office:value="0.037375253026352">
                <text:p>0.037375253026352</text:p>
              </table:table-cell>
              <table:table-cell office:value-type="float" office:value="0.037375253026352">
                <text:p>0.037375253026352</text:p>
              </table:table-cell>
              <table:table-cell office:value-type="float" office:value="0.789665714285714">
                <text:p>0.789665714285714</text:p>
              </table:table-cell>
              <table:table-cell office:value-type="float" office:value="0.0430753535424478">
                <text:p>0.0430753535424478</text:p>
              </table:table-cell>
              <table:table-cell office:value-type="float" office:value="0.0430753535424478">
                <text:p>0.04307535354244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2'.B36:'perf-2'.B36 'perf-2'.D36:'perf-2'.D36 'perf-2'.F36:'perf-2'.F36 'perf-2'.H36:'perf-2'.H36 'perf-2'.J36:'perf-2'.J36" chart:error-lower-range="'perf-2'.B36:'perf-2'.B36 'perf-2'.D36:'perf-2'.D36 'perf-2'.F36:'perf-2'.F36 'perf-2'.H36:'perf-2'.H36 'perf-2'.J36:'perf-2'.J36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2'.B36:'perf-2'.B36 'perf-2'.D36:'perf-2'.D36 'perf-2'.F36:'perf-2'.F36 'perf-2'.H36:'perf-2'.H36 'perf-2'.J36:'perf-2'.J36" chart:error-lower-range="'perf-2'.B36:'perf-2'.B36 'perf-2'.D36:'perf-2'.D36 'perf-2'.F36:'perf-2'.F36 'perf-2'.H36:'perf-2'.H36 'perf-2'.J36:'perf-2'.J36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72:'perf-2'.B72 'perf-2'.D72:'perf-2'.D72 'perf-2'.F72:'perf-2'.F72 'perf-2'.H72:'perf-2'.H72 'perf-2'.J72:'perf-2'.J72" chart:error-lower-range="'perf-2'.B72:'perf-2'.B72 'perf-2'.D72:'perf-2'.D72 'perf-2'.F72:'perf-2'.F72 'perf-2'.H72:'perf-2'.H72 'perf-2'.J72:'perf-2'.J72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72:'perf-2'.B72 'perf-2'.D72:'perf-2'.D72 'perf-2'.F72:'perf-2'.F72 'perf-2'.H72:'perf-2'.H72 'perf-2'.J72:'perf-2'.J72" chart:error-lower-range="'perf-2'.B72:'perf-2'.B72 'perf-2'.D72:'perf-2'.D72 'perf-2'.F72:'perf-2'.F72 'perf-2'.H72:'perf-2'.H72 'perf-2'.J72:'perf-2'.J72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2'.B108:'perf-2'.B108 'perf-2'.D108:'perf-2'.D108 'perf-2'.F108:'perf-2'.F108 'perf-2'.H108:'perf-2'.H108 'perf-2'.J108:'perf-2'.J108" chart:error-lower-range="'perf-2'.B108:'perf-2'.B108 'perf-2'.D108:'perf-2'.D108 'perf-2'.F108:'perf-2'.F108 'perf-2'.H108:'perf-2'.H108 'perf-2'.J108:'perf-2'.J108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2'.B108:'perf-2'.B108 'perf-2'.D108:'perf-2'.D108 'perf-2'.F108:'perf-2'.F108 'perf-2'.H108:'perf-2'.H108 'perf-2'.J108:'perf-2'.J108" chart:error-lower-range="'perf-2'.B108:'perf-2'.B108 'perf-2'.D108:'perf-2'.D108 'perf-2'.F108:'perf-2'.F108 'perf-2'.H108:'perf-2'.H108 'perf-2'.J108:'perf-2'.J108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844cm" svg:y="0.315cm" chart:style-name="ch2">
          <text:p>Performance score for Greedy, varying x, second experiment
7000 samples</text:p>
        </chart:title>
        <chart:legend chart:legend-position="end" svg:x="12.061cm" svg:y="3.705cm" style:legend-expansion="high" chart:style-name="ch3"/>
        <chart:plot-area chart:style-name="ch4" table:cell-range-address="'perf-2'.B27:'perf-2'.B27 'perf-2'.D27:'perf-2'.D27 'perf-2'.F27:'perf-2'.F27 'perf-2'.H27:'perf-2'.H27 'perf-2'.J27:'perf-2'.J27 'perf-2'.B35:'perf-2'.B35 'perf-2'.D35:'perf-2'.D35 'perf-2'.F35:'perf-2'.F35 'perf-2'.H35:'perf-2'.H35 'perf-2'.J35:'perf-2'.J35 'perf-2'.B71:'perf-2'.B71 'perf-2'.D71:'perf-2'.D71 'perf-2'.F71:'perf-2'.F71 'perf-2'.H71:'perf-2'.H71 'perf-2'.J71:'perf-2'.J71 'perf-2'.B107:'perf-2'.B107 'perf-2'.D107:'perf-2'.D107 'perf-2'.F107:'perf-2'.F107 'perf-2'.H107:'perf-2'.H107 'perf-2'.J107:'perf-2'.J107" chart:data-source-has-labels="both" svg:x="1.33cm" svg:y="1.778cm" svg:width="10.412cm" svg:height="6.066cm">
          <chart:coordinate-region svg:x="2.242cm" svg:y="1.977cm" svg:width="9.313cm" svg:height="5.22cm"/>
          <chart:axis chart:dimension="x" chart:name="primary-x" chart:style-name="ch5" chartooo:axis-type="auto">
            <chartooo:date-scale/>
            <chart:title svg:x="5.434cm" svg:y="8.024cm" chart:style-name="ch6">
              <text:p>Exploration (x)</text:p>
            </chart:title>
            <chart:categories table:cell-range-address="'perf-2'.B27:'perf-2'.B27 'perf-2'.D27:'perf-2'.D27 'perf-2'.F27:'perf-2'.F27 'perf-2'.H27:'perf-2'.H27 'perf-2'.J27:'perf-2'.J27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2'.B35:'perf-2'.B35 'perf-2'.D35:'perf-2'.D35 'perf-2'.F35:'perf-2'.F35 'perf-2'.H35:'perf-2'.H35 'perf-2'.J35:'perf-2'.J35" loext:label-string="&quot;Reference Model&quot;" chart:class="chart:line">
            <chart:error-indicator chart:style-name="ch11" chart:dimension="y"/>
            <chart:data-point chart:repeated="5"/>
          </chart:series>
          <chart:series chart:style-name="ch12" chart:values-cell-range-address="'perf-2'.B71:'perf-2'.B71 'perf-2'.D71:'perf-2'.D71 'perf-2'.F71:'perf-2'.F71 'perf-2'.H71:'perf-2'.H71 'perf-2'.J71:'perf-2'.J71" loext:label-string="&quot;Learned Model&quot;" chart:class="chart:line">
            <chart:error-indicator chart:style-name="ch13" chart:dimension="y"/>
            <chart:data-point chart:repeated="5"/>
          </chart:series>
          <chart:series chart:style-name="ch14" chart:values-cell-range-address="'perf-2'.B107:'perf-2'.B107 'perf-2'.D107:'perf-2'.D107 'perf-2'.F107:'perf-2'.F107 'perf-2'.H107:'perf-2'.H107 'perf-2'.J107:'perf-2'.J107" loext:label-string="&quot;Null Model&quot;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2'.B27:'perf-2'.B27 'perf-2'.D27:'perf-2'.D27 'perf-2'.F27:'perf-2'.F27 'perf-2'.H27:'perf-2'.H27 'perf-2'.J27:'perf-2'.J27</svg:desc>
                </draw:g>
              </table:table-cell>
              <table:table-cell office:value-type="float" office:value="0.797498368571429">
                <text:p>0.797498368571429</text:p>
                <draw:g>
                  <svg:desc>'perf-2'.B35:'perf-2'.B35 'perf-2'.D35:'perf-2'.D35 'perf-2'.F35:'perf-2'.F35 'perf-2'.H35:'perf-2'.H35 'perf-2'.J35:'perf-2'.J35</svg:desc>
                </draw:g>
              </table:table-cell>
              <table:table-cell office:value-type="float" office:value="0.0465376188729126">
                <text:p>0.0465376188729126</text:p>
                <draw:g>
                  <svg:desc>'perf-2'.B36:'perf-2'.B36 'perf-2'.D36:'perf-2'.D36 'perf-2'.F36:'perf-2'.F36 'perf-2'.H36:'perf-2'.H36 'perf-2'.J36:'perf-2'.J36</svg:desc>
                </draw:g>
              </table:table-cell>
              <table:table-cell office:value-type="float" office:value="0.0465376188729126">
                <text:p>0.0465376188729126</text:p>
                <draw:g>
                  <svg:desc>'perf-2'.B36:'perf-2'.B36 'perf-2'.D36:'perf-2'.D36 'perf-2'.F36:'perf-2'.F36 'perf-2'.H36:'perf-2'.H36 'perf-2'.J36:'perf-2'.J36</svg:desc>
                </draw:g>
              </table:table-cell>
              <table:table-cell office:value-type="float" office:value="0.7912776">
                <text:p>0.7912776</text:p>
                <draw:g>
                  <svg:desc>'perf-2'.B71:'perf-2'.B71 'perf-2'.D71:'perf-2'.D71 'perf-2'.F71:'perf-2'.F71 'perf-2'.H71:'perf-2'.H71 'perf-2'.J71:'perf-2'.J71</svg:desc>
                </draw:g>
              </table:table-cell>
              <table:table-cell office:value-type="float" office:value="0.0427330108757371">
                <text:p>0.0427330108757371</text:p>
                <draw:g>
                  <svg:desc>'perf-2'.B72:'perf-2'.B72 'perf-2'.D72:'perf-2'.D72 'perf-2'.F72:'perf-2'.F72 'perf-2'.H72:'perf-2'.H72 'perf-2'.J72:'perf-2'.J72</svg:desc>
                </draw:g>
              </table:table-cell>
              <table:table-cell office:value-type="float" office:value="0.0427330108757371">
                <text:p>0.0427330108757371</text:p>
                <draw:g>
                  <svg:desc>'perf-2'.B72:'perf-2'.B72 'perf-2'.D72:'perf-2'.D72 'perf-2'.F72:'perf-2'.F72 'perf-2'.H72:'perf-2'.H72 'perf-2'.J72:'perf-2'.J72</svg:desc>
                </draw:g>
              </table:table-cell>
              <table:table-cell office:value-type="float" office:value="0.7890792">
                <text:p>0.7890792</text:p>
                <draw:g>
                  <svg:desc>'perf-2'.B107:'perf-2'.B107 'perf-2'.D107:'perf-2'.D107 'perf-2'.F107:'perf-2'.F107 'perf-2'.H107:'perf-2'.H107 'perf-2'.J107:'perf-2'.J107</svg:desc>
                </draw:g>
              </table:table-cell>
              <table:table-cell office:value-type="float" office:value="0.0438062024775567">
                <text:p>0.0438062024775567</text:p>
                <draw:g>
                  <svg:desc>'perf-2'.B108:'perf-2'.B108 'perf-2'.D108:'perf-2'.D108 'perf-2'.F108:'perf-2'.F108 'perf-2'.H108:'perf-2'.H108 'perf-2'.J108:'perf-2'.J108</svg:desc>
                </draw:g>
              </table:table-cell>
              <table:table-cell office:value-type="float" office:value="0.0438062024775567">
                <text:p>0.0438062024775567</text:p>
                <draw:g>
                  <svg:desc>'perf-2'.B108:'perf-2'.B108 'perf-2'.D108:'perf-2'.D108 'perf-2'.F108:'perf-2'.F108 'perf-2'.H108:'perf-2'.H108 'perf-2'.J108:'perf-2'.J10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1345878571429">
                <text:p>0.801345878571429</text:p>
              </table:table-cell>
              <table:table-cell office:value-type="float" office:value="0.0488724129864702">
                <text:p>0.0488724129864702</text:p>
              </table:table-cell>
              <table:table-cell office:value-type="float" office:value="0.0488724129864702">
                <text:p>0.0488724129864702</text:p>
              </table:table-cell>
              <table:table-cell office:value-type="float" office:value="0.795501302857143">
                <text:p>0.795501302857143</text:p>
              </table:table-cell>
              <table:table-cell office:value-type="float" office:value="0.0444662523368533">
                <text:p>0.0444662523368533</text:p>
              </table:table-cell>
              <table:table-cell office:value-type="float" office:value="0.0444662523368533">
                <text:p>0.0444662523368533</text:p>
              </table:table-cell>
              <table:table-cell office:value-type="float" office:value="0.7894992">
                <text:p>0.7894992</text:p>
              </table:table-cell>
              <table:table-cell office:value-type="float" office:value="0.0441105262758902">
                <text:p>0.0441105262758902</text:p>
              </table:table-cell>
              <table:table-cell office:value-type="float" office:value="0.0441105262758902">
                <text:p>0.04411052627589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5035247142857">
                <text:p>0.805035247142857</text:p>
              </table:table-cell>
              <table:table-cell office:value-type="float" office:value="0.0548403204092338">
                <text:p>0.0548403204092338</text:p>
              </table:table-cell>
              <table:table-cell office:value-type="float" office:value="0.0548403204092338">
                <text:p>0.0548403204092338</text:p>
              </table:table-cell>
              <table:table-cell office:value-type="float" office:value="0.804580571428571">
                <text:p>0.804580571428571</text:p>
              </table:table-cell>
              <table:table-cell office:value-type="float" office:value="0.0393897514510158">
                <text:p>0.0393897514510158</text:p>
              </table:table-cell>
              <table:table-cell office:value-type="float" office:value="0.0393897514510158">
                <text:p>0.0393897514510158</text:p>
              </table:table-cell>
              <table:table-cell office:value-type="float" office:value="0.789691314285714">
                <text:p>0.789691314285714</text:p>
              </table:table-cell>
              <table:table-cell office:value-type="float" office:value="0.0438136639586061">
                <text:p>0.0438136639586061</text:p>
              </table:table-cell>
              <table:table-cell office:value-type="float" office:value="0.0438136639586061">
                <text:p>0.04381366395860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01442912857143">
                <text:p>0.801442912857143</text:p>
              </table:table-cell>
              <table:table-cell office:value-type="float" office:value="0.0571725680363532">
                <text:p>0.0571725680363532</text:p>
              </table:table-cell>
              <table:table-cell office:value-type="float" office:value="0.0571725680363532">
                <text:p>0.0571725680363532</text:p>
              </table:table-cell>
              <table:table-cell office:value-type="float" office:value="0.796670628571429">
                <text:p>0.796670628571429</text:p>
              </table:table-cell>
              <table:table-cell office:value-type="float" office:value="0.045919418208587">
                <text:p>0.045919418208587</text:p>
              </table:table-cell>
              <table:table-cell office:value-type="float" office:value="0.045919418208587">
                <text:p>0.045919418208587</text:p>
              </table:table-cell>
              <table:table-cell office:value-type="float" office:value="0.789759542857143">
                <text:p>0.789759542857143</text:p>
              </table:table-cell>
              <table:table-cell office:value-type="float" office:value="0.0440720100567732">
                <text:p>0.0440720100567732</text:p>
              </table:table-cell>
              <table:table-cell office:value-type="float" office:value="0.0440720100567732">
                <text:p>0.04407201005677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09623157142857">
                <text:p>0.809623157142857</text:p>
              </table:table-cell>
              <table:table-cell office:value-type="float" office:value="0.0586090258631187">
                <text:p>0.0586090258631187</text:p>
              </table:table-cell>
              <table:table-cell office:value-type="float" office:value="0.0586090258631187">
                <text:p>0.0586090258631187</text:p>
              </table:table-cell>
              <table:table-cell office:value-type="float" office:value="0.78821396">
                <text:p>0.78821396</text:p>
              </table:table-cell>
              <table:table-cell office:value-type="float" office:value="0.0399539087294331">
                <text:p>0.0399539087294331</text:p>
              </table:table-cell>
              <table:table-cell office:value-type="float" office:value="0.0399539087294331">
                <text:p>0.0399539087294331</text:p>
              </table:table-cell>
              <table:table-cell office:value-type="float" office:value="0.789629828571429">
                <text:p>0.789629828571429</text:p>
              </table:table-cell>
              <table:table-cell office:value-type="float" office:value="0.0434490313708512">
                <text:p>0.0434490313708512</text:p>
              </table:table-cell>
              <table:table-cell office:value-type="float" office:value="0.0434490313708512">
                <text:p>0.04344903137085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60:'perf-1'.B60 'perf-1'.A109:'perf-1'.A109 'perf-1'.D60:'perf-1'.D60 'perf-1'.A109:'perf-1'.A109 'perf-1'.F60:'perf-1'.F60 'perf-1'.A109:'perf-1'.A109 'perf-1'.H60:'perf-1'.H60 'perf-1'.A109:'perf-1'.A109 'perf-1'.J60:'perf-1'.J60" chart:error-lower-range="'perf-1'.B60:'perf-1'.B60 'perf-1'.A109:'perf-1'.A109 'perf-1'.D60:'perf-1'.D60 'perf-1'.A109:'perf-1'.A109 'perf-1'.F60:'perf-1'.F60 'perf-1'.A109:'perf-1'.A109 'perf-1'.H60:'perf-1'.H60 'perf-1'.A109:'perf-1'.A109 'perf-1'.J60:'perf-1'.J60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60:'perf-1'.B60 'perf-1'.A109:'perf-1'.A109 'perf-1'.D60:'perf-1'.D60 'perf-1'.A109:'perf-1'.A109 'perf-1'.F60:'perf-1'.F60 'perf-1'.A109:'perf-1'.A109 'perf-1'.H60:'perf-1'.H60 'perf-1'.A109:'perf-1'.A109 'perf-1'.J60:'perf-1'.J60" chart:error-lower-range="'perf-1'.B60:'perf-1'.B60 'perf-1'.A109:'perf-1'.A109 'perf-1'.D60:'perf-1'.D60 'perf-1'.A109:'perf-1'.A109 'perf-1'.F60:'perf-1'.F60 'perf-1'.A109:'perf-1'.A109 'perf-1'.H60:'perf-1'.H60 'perf-1'.A109:'perf-1'.A109 'perf-1'.J60:'perf-1'.J60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72:'perf-1'.B72 'perf-1'.D72:'perf-1'.D72 'perf-1'.A109:'perf-1'.A109 'perf-1'.F72:'perf-1'.F72 'perf-1'.A109:'perf-1'.A109 'perf-1'.H72:'perf-1'.H72 'perf-1'.A109:'perf-1'.A109 'perf-1'.J72:'perf-1'.J72" chart:error-lower-range="'perf-1'.B72:'perf-1'.B72 'perf-1'.D72:'perf-1'.D72 'perf-1'.A109:'perf-1'.A109 'perf-1'.F72:'perf-1'.F72 'perf-1'.A109:'perf-1'.A109 'perf-1'.H72:'perf-1'.H72 'perf-1'.A109:'perf-1'.A109 'perf-1'.J72:'perf-1'.J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72:'perf-1'.B72 'perf-1'.D72:'perf-1'.D72 'perf-1'.A109:'perf-1'.A109 'perf-1'.F72:'perf-1'.F72 'perf-1'.A109:'perf-1'.A109 'perf-1'.H72:'perf-1'.H72 'perf-1'.A109:'perf-1'.A109 'perf-1'.J72:'perf-1'.J72" chart:error-lower-range="'perf-1'.B72:'perf-1'.B72 'perf-1'.D72:'perf-1'.D72 'perf-1'.A109:'perf-1'.A109 'perf-1'.F72:'perf-1'.F72 'perf-1'.A109:'perf-1'.A109 'perf-1'.H72:'perf-1'.H72 'perf-1'.A109:'perf-1'.A109 'perf-1'.J72:'perf-1'.J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line" chart:style-name="ch1">
        <chart:title svg:x="1.664cm" svg:y="0.315cm" chart:style-name="ch2">
          <text:p>Performance score for learned model, varying x, first experiment
7000 samples</text:p>
        </chart:title>
        <chart:legend chart:legend-position="end" svg:x="13.739cm" svg:y="3.954cm" style:legend-expansion="high" chart:style-name="ch3"/>
        <chart:plot-area chart:style-name="ch4" table:cell-range-address="'perf-1'.B51:'perf-1'.B51 'perf-1'.D63:'perf-1'.D63 'perf-1'.D51:'perf-1'.D51 'perf-1'.F63:'perf-1'.F63 'perf-1'.F51:'perf-1'.F51 'perf-1'.H63:'perf-1'.H63 'perf-1'.H51:'perf-1'.H51 'perf-1'.J63:'perf-1'.J63 'perf-1'.J51:'perf-1'.J51 'perf-1'.B59:'perf-1'.B59 'perf-1'.A109:'perf-1'.A109 'perf-1'.D59:'perf-1'.D59 'perf-1'.F59:'perf-1'.F59 'perf-1'.H59:'perf-1'.H59 'perf-1'.J59:'perf-1'.J59 'perf-1'.B71:'perf-1'.B71 'perf-1'.D71:'perf-1'.D71 'perf-1'.F71:'perf-1'.F71 'perf-1'.H71:'perf-1'.H71 'perf-1'.J71:'perf-1'.J71" chart:data-source-has-labels="both" svg:x="1.337cm" svg:y="1.778cm" svg:width="12.076cm" svg:height="6.066cm">
          <chart:coordinate-region svg:x="2.249cm" svg:y="1.977cm" svg:width="10.978cm" svg:height="5.22cm"/>
          <chart:axis chart:dimension="x" chart:name="primary-x" chart:style-name="ch5" chartooo:axis-type="auto">
            <chartooo:date-scale/>
            <chart:title svg:x="6.273cm" svg:y="8.024cm" chart:style-name="ch6">
              <text:p>Exploration (x)</text:p>
            </chart:title>
            <chart:categories table:cell-range-address="'perf-1'.B51:'perf-1'.B51 'perf-1'.D63:'perf-1'.D63 'perf-1'.D51:'perf-1'.D51 'perf-1'.F63:'perf-1'.F63 'perf-1'.F51:'perf-1'.F51 'perf-1'.H63:'perf-1'.H63 'perf-1'.H51:'perf-1'.H51 'perf-1'.J63:'perf-1'.J63 'perf-1'.J51:'perf-1'.J51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59:'perf-1'.B59 'perf-1'.A109:'perf-1'.A109 'perf-1'.D59:'perf-1'.D59 'perf-1'.A109:'perf-1'.A109 'perf-1'.F59:'perf-1'.F59 'perf-1'.A109:'perf-1'.A109 'perf-1'.H59:'perf-1'.H59 'perf-1'.A109:'perf-1'.A109 'perf-1'.J59:'perf-1'.J59" loext:label-string="&quot;LD-DFS&quot;" chart:class="chart:line">
            <chart:error-indicator chart:style-name="ch11" chart:dimension="y"/>
            <chart:data-point chart:repeated="9"/>
          </chart:series>
          <chart:series chart:style-name="ch12" chart:values-cell-range-address="'perf-1'.B71:'perf-1'.B71 'perf-1'.D71:'perf-1'.D71 'perf-1'.A109:'perf-1'.A109 'perf-1'.F71:'perf-1'.F71 'perf-1'.A109:'perf-1'.A109 'perf-1'.H71:'perf-1'.H71 'perf-1'.A109:'perf-1'.A109 'perf-1'.J71:'perf-1'.J71" loext:label-string="&quot;Greedy&quot;" chart:class="chart:line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-DF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reedy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51:'perf-1'.B51 'perf-1'.D63:'perf-1'.D63 'perf-1'.D51:'perf-1'.D51 'perf-1'.F63:'perf-1'.F63 'perf-1'.F51:'perf-1'.F51 'perf-1'.H63:'perf-1'.H63 'perf-1'.H51:'perf-1'.H51 'perf-1'.J63:'perf-1'.J63 'perf-1'.J51:'perf-1'.J51</svg:desc>
                </draw:g>
              </table:table-cell>
              <table:table-cell office:value-type="float" office:value="0.789046742857143">
                <text:p>0.789046742857143</text:p>
                <draw:g>
                  <svg:desc>'perf-1'.B59:'perf-1'.B59 'perf-1'.A109:'perf-1'.A109 'perf-1'.D59:'perf-1'.D59 'perf-1'.A109:'perf-1'.A109 'perf-1'.F59:'perf-1'.F59 'perf-1'.A109:'perf-1'.A109 'perf-1'.H59:'perf-1'.H59 'perf-1'.A109:'perf-1'.A109 'perf-1'.J59:'perf-1'.J59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60:'perf-1'.B60 'perf-1'.A109:'perf-1'.A109 'perf-1'.D60:'perf-1'.D60 'perf-1'.A109:'perf-1'.A109 'perf-1'.F60:'perf-1'.F60 'perf-1'.A109:'perf-1'.A109 'perf-1'.H60:'perf-1'.H60 'perf-1'.A109:'perf-1'.A109 'perf-1'.J60:'perf-1'.J60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60:'perf-1'.B60 'perf-1'.A109:'perf-1'.A109 'perf-1'.D60:'perf-1'.D60 'perf-1'.A109:'perf-1'.A109 'perf-1'.F60:'perf-1'.F60 'perf-1'.A109:'perf-1'.A109 'perf-1'.H60:'perf-1'.H60 'perf-1'.A109:'perf-1'.A109 'perf-1'.J60:'perf-1'.J60</svg:desc>
                </draw:g>
              </table:table-cell>
              <table:table-cell office:value-type="float" office:value="0.792275085714286">
                <text:p>0.792275085714286</text:p>
                <draw:g>
                  <svg:desc>'perf-1'.B71:'perf-1'.B71 'perf-1'.D71:'perf-1'.D71 'perf-1'.A109:'perf-1'.A109 'perf-1'.F71:'perf-1'.F71 'perf-1'.A109:'perf-1'.A109 'perf-1'.H71:'perf-1'.H71 'perf-1'.A109:'perf-1'.A109 'perf-1'.J71:'perf-1'.J71</svg:desc>
                </draw:g>
              </table:table-cell>
              <table:table-cell office:value-type="float" office:value="0.0431790704807118">
                <text:p>0.0431790704807118</text:p>
                <draw:g>
                  <svg:desc>'perf-1'.B72:'perf-1'.B72 'perf-1'.D72:'perf-1'.D72 'perf-1'.A109:'perf-1'.A109 'perf-1'.F72:'perf-1'.F72 'perf-1'.A109:'perf-1'.A109 'perf-1'.H72:'perf-1'.H72 'perf-1'.A109:'perf-1'.A109 'perf-1'.J72:'perf-1'.J72</svg:desc>
                </draw:g>
              </table:table-cell>
              <table:table-cell office:value-type="float" office:value="0.0431790704807118">
                <text:p>0.0431790704807118</text:p>
                <draw:g>
                  <svg:desc>'perf-1'.B72:'perf-1'.B72 'perf-1'.D72:'perf-1'.D72 'perf-1'.A109:'perf-1'.A109 'perf-1'.F72:'perf-1'.F72 'perf-1'.A109:'perf-1'.A109 'perf-1'.H72:'perf-1'.H72 'perf-1'.A109:'perf-1'.A109 'perf-1'.J72:'perf-1'.J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654971428572">
                <text:p>0.781654971428572</text:p>
              </table:table-cell>
              <table:table-cell office:value-type="float" office:value="0.0386728742720039">
                <text:p>0.0386728742720039</text:p>
              </table:table-cell>
              <table:table-cell office:value-type="float" office:value="0.0386728742720039">
                <text:p>0.03867287427200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83418057142857">
                <text:p>0.783418057142857</text:p>
              </table:table-cell>
              <table:table-cell office:value-type="float" office:value="0.0419500193404851">
                <text:p>0.0419500193404851</text:p>
              </table:table-cell>
              <table:table-cell office:value-type="float" office:value="0.0419500193404851">
                <text:p>0.041950019340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347968571428">
                <text:p>0.785347968571428</text:p>
              </table:table-cell>
              <table:table-cell office:value-type="float" office:value="0.0413355207559157">
                <text:p>0.0413355207559157</text:p>
              </table:table-cell>
              <table:table-cell office:value-type="float" office:value="0.0413355207559157">
                <text:p>0.0413355207559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8721234285714">
                <text:p>0.798721234285714</text:p>
              </table:table-cell>
              <table:table-cell office:value-type="float" office:value="0.041968711047496">
                <text:p>0.041968711047496</text:p>
              </table:table-cell>
              <table:table-cell office:value-type="float" office:value="0.041968711047496">
                <text:p>0.04196871104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854628571429">
                <text:p>0.819854628571429</text:p>
              </table:table-cell>
              <table:table-cell office:value-type="float" office:value="0.0383285197388079">
                <text:p>0.0383285197388079</text:p>
              </table:table-cell>
              <table:table-cell office:value-type="float" office:value="0.0383285197388079">
                <text:p>0.03832851973880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768219">
                <text:p>0.77768219</text:p>
              </table:table-cell>
              <table:table-cell office:value-type="float" office:value="0.046564617575079">
                <text:p>0.046564617575079</text:p>
              </table:table-cell>
              <table:table-cell office:value-type="float" office:value="0.046564617575079">
                <text:p>0.04656461757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077887142857">
                <text:p>0.782077887142857</text:p>
              </table:table-cell>
              <table:table-cell office:value-type="float" office:value="0.0398265134311685">
                <text:p>0.0398265134311685</text:p>
              </table:table-cell>
              <table:table-cell office:value-type="float" office:value="0.0398265134311685">
                <text:p>0.03982651343116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2'.B60:'perf-2'.B60 'perf-2'.A109:'perf-2'.A109 'perf-2'.D60:'perf-2'.D60 'perf-2'.A109:'perf-2'.A109 'perf-2'.F60:'perf-2'.F60 'perf-2'.A109:'perf-2'.A109 'perf-2'.H60:'perf-2'.H60 'perf-2'.A109:'perf-2'.A109 'perf-2'.J60:'perf-2'.J60" chart:error-lower-range="'perf-2'.B60:'perf-2'.B60 'perf-2'.A109:'perf-2'.A109 'perf-2'.D60:'perf-2'.D60 'perf-2'.A109:'perf-2'.A109 'perf-2'.F60:'perf-2'.F60 'perf-2'.A109:'perf-2'.A109 'perf-2'.H60:'perf-2'.H60 'perf-2'.A109:'perf-2'.A109 'perf-2'.J60:'perf-2'.J60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2'.B60:'perf-2'.B60 'perf-2'.A109:'perf-2'.A109 'perf-2'.D60:'perf-2'.D60 'perf-2'.A109:'perf-2'.A109 'perf-2'.F60:'perf-2'.F60 'perf-2'.A109:'perf-2'.A109 'perf-2'.H60:'perf-2'.H60 'perf-2'.A109:'perf-2'.A109 'perf-2'.J60:'perf-2'.J60" chart:error-lower-range="'perf-2'.B60:'perf-2'.B60 'perf-2'.A109:'perf-2'.A109 'perf-2'.D60:'perf-2'.D60 'perf-2'.A109:'perf-2'.A109 'perf-2'.F60:'perf-2'.F60 'perf-2'.A109:'perf-2'.A109 'perf-2'.H60:'perf-2'.H60 'perf-2'.A109:'perf-2'.A109 'perf-2'.J60:'perf-2'.J60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72:'perf-2'.B72 'perf-2'.D72:'perf-2'.D72 'perf-2'.A109:'perf-2'.A109 'perf-2'.F72:'perf-2'.F72 'perf-2'.A109:'perf-2'.A109 'perf-2'.H72:'perf-2'.H72 'perf-2'.A109:'perf-2'.A109 'perf-2'.J72:'perf-2'.J72" chart:error-lower-range="'perf-2'.B72:'perf-2'.B72 'perf-2'.D72:'perf-2'.D72 'perf-2'.A109:'perf-2'.A109 'perf-2'.F72:'perf-2'.F72 'perf-2'.A109:'perf-2'.A109 'perf-2'.H72:'perf-2'.H72 'perf-2'.A109:'perf-2'.A109 'perf-2'.J72:'perf-2'.J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72:'perf-2'.B72 'perf-2'.D72:'perf-2'.D72 'perf-2'.A109:'perf-2'.A109 'perf-2'.F72:'perf-2'.F72 'perf-2'.A109:'perf-2'.A109 'perf-2'.H72:'perf-2'.H72 'perf-2'.A109:'perf-2'.A109 'perf-2'.J72:'perf-2'.J72" chart:error-lower-range="'perf-2'.B72:'perf-2'.B72 'perf-2'.D72:'perf-2'.D72 'perf-2'.A109:'perf-2'.A109 'perf-2'.F72:'perf-2'.F72 'perf-2'.A109:'perf-2'.A109 'perf-2'.H72:'perf-2'.H72 'perf-2'.A109:'perf-2'.A109 'perf-2'.J72:'perf-2'.J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71cm" svg:height="9.005cm" xlink:href=".." xlink:type="simple" chart:class="chart:line" chart:style-name="ch1">
        <chart:title svg:x="1.718cm" svg:y="0.315cm" chart:style-name="ch2">
          <text:p>Performance score for learned model, varying x, second experiment
7000 samples</text:p>
        </chart:title>
        <chart:legend chart:legend-position="end" svg:x="14.51cm" svg:y="3.954cm" style:legend-expansion="high" chart:style-name="ch3"/>
        <chart:plot-area chart:style-name="ch4" table:cell-range-address="'perf-2'.B51:'perf-2'.B51 'perf-2'.D63:'perf-2'.D63 'perf-2'.D51:'perf-2'.D51 'perf-2'.F63:'perf-2'.F63 'perf-2'.F51:'perf-2'.F51 'perf-2'.H63:'perf-2'.H63 'perf-2'.H51:'perf-2'.H51 'perf-2'.J63:'perf-2'.J63 'perf-2'.J51:'perf-2'.J51 'perf-2'.B59:'perf-2'.B59 'perf-2'.A109:'perf-2'.A109 'perf-2'.D59:'perf-2'.D59 'perf-2'.F59:'perf-2'.F59 'perf-2'.H59:'perf-2'.H59 'perf-2'.J59:'perf-2'.J59 'perf-2'.B71:'perf-2'.B71 'perf-2'.D71:'perf-2'.D71 'perf-2'.F71:'perf-2'.F71 'perf-2'.H71:'perf-2'.H71 'perf-2'.J71:'perf-2'.J71" chart:data-source-has-labels="both" svg:x="1.352cm" svg:y="1.778cm" svg:width="12.817cm" svg:height="6.066cm">
          <chart:coordinate-region svg:x="2.264cm" svg:y="1.977cm" svg:width="11.718cm" svg:height="5.22cm"/>
          <chart:axis chart:dimension="x" chart:name="primary-x" chart:style-name="ch5" chartooo:axis-type="auto">
            <chartooo:date-scale/>
            <chart:title svg:x="6.658cm" svg:y="8.024cm" chart:style-name="ch6">
              <text:p>Exploration (x)</text:p>
            </chart:title>
            <chart:categories table:cell-range-address="'perf-2'.B51:'perf-2'.B51 'perf-2'.D63:'perf-2'.D63 'perf-2'.D51:'perf-2'.D51 'perf-2'.F63:'perf-2'.F63 'perf-2'.F51:'perf-2'.F51 'perf-2'.H63:'perf-2'.H63 'perf-2'.H51:'perf-2'.H51 'perf-2'.J63:'perf-2'.J63 'perf-2'.J51:'perf-2'.J51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2'.B59:'perf-2'.B59 'perf-2'.A109:'perf-2'.A109 'perf-2'.D59:'perf-2'.D59 'perf-2'.A109:'perf-2'.A109 'perf-2'.F59:'perf-2'.F59 'perf-2'.A109:'perf-2'.A109 'perf-2'.H59:'perf-2'.H59 'perf-2'.A109:'perf-2'.A109 'perf-2'.J59:'perf-2'.J59" loext:label-string="&quot;LD-DFS&quot;" chart:class="chart:line">
            <chart:error-indicator chart:style-name="ch11" chart:dimension="y"/>
            <chart:data-point chart:repeated="9"/>
          </chart:series>
          <chart:series chart:style-name="ch12" chart:values-cell-range-address="'perf-2'.B71:'perf-2'.B71 'perf-2'.D71:'perf-2'.D71 'perf-2'.A109:'perf-2'.A109 'perf-2'.F71:'perf-2'.F71 'perf-2'.A109:'perf-2'.A109 'perf-2'.H71:'perf-2'.H71 'perf-2'.A109:'perf-2'.A109 'perf-2'.J71:'perf-2'.J71" loext:label-string="&quot;Greedy&quot;" chart:class="chart:line">
            <chart:error-indicator chart:style-name="ch13" chart:dimension="y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-DF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reedy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2'.B51:'perf-2'.B51 'perf-2'.D63:'perf-2'.D63 'perf-2'.D51:'perf-2'.D51 'perf-2'.F63:'perf-2'.F63 'perf-2'.F51:'perf-2'.F51 'perf-2'.H63:'perf-2'.H63 'perf-2'.H51:'perf-2'.H51 'perf-2'.J63:'perf-2'.J63 'perf-2'.J51:'perf-2'.J51</svg:desc>
                </draw:g>
              </table:table-cell>
              <table:table-cell office:value-type="float" office:value="0.796736914285714">
                <text:p>0.796736914285714</text:p>
                <draw:g>
                  <svg:desc>'perf-2'.B59:'perf-2'.B59 'perf-2'.A109:'perf-2'.A109 'perf-2'.D59:'perf-2'.D59 'perf-2'.A109:'perf-2'.A109 'perf-2'.F59:'perf-2'.F59 'perf-2'.A109:'perf-2'.A109 'perf-2'.H59:'perf-2'.H59 'perf-2'.A109:'perf-2'.A109 'perf-2'.J59:'perf-2'.J59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60:'perf-2'.B60 'perf-2'.A109:'perf-2'.A109 'perf-2'.D60:'perf-2'.D60 'perf-2'.A109:'perf-2'.A109 'perf-2'.F60:'perf-2'.F60 'perf-2'.A109:'perf-2'.A109 'perf-2'.H60:'perf-2'.H60 'perf-2'.A109:'perf-2'.A109 'perf-2'.J60:'perf-2'.J60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60:'perf-2'.B60 'perf-2'.A109:'perf-2'.A109 'perf-2'.D60:'perf-2'.D60 'perf-2'.A109:'perf-2'.A109 'perf-2'.F60:'perf-2'.F60 'perf-2'.A109:'perf-2'.A109 'perf-2'.H60:'perf-2'.H60 'perf-2'.A109:'perf-2'.A109 'perf-2'.J60:'perf-2'.J60</svg:desc>
                </draw:g>
              </table:table-cell>
              <table:table-cell office:value-type="float" office:value="0.7912776">
                <text:p>0.7912776</text:p>
                <draw:g>
                  <svg:desc>'perf-2'.B71:'perf-2'.B71 'perf-2'.D71:'perf-2'.D71 'perf-2'.A109:'perf-2'.A109 'perf-2'.F71:'perf-2'.F71 'perf-2'.A109:'perf-2'.A109 'perf-2'.H71:'perf-2'.H71 'perf-2'.A109:'perf-2'.A109 'perf-2'.J71:'perf-2'.J71</svg:desc>
                </draw:g>
              </table:table-cell>
              <table:table-cell office:value-type="float" office:value="0.0427330108757371">
                <text:p>0.0427330108757371</text:p>
                <draw:g>
                  <svg:desc>'perf-2'.B72:'perf-2'.B72 'perf-2'.D72:'perf-2'.D72 'perf-2'.A109:'perf-2'.A109 'perf-2'.F72:'perf-2'.F72 'perf-2'.A109:'perf-2'.A109 'perf-2'.H72:'perf-2'.H72 'perf-2'.A109:'perf-2'.A109 'perf-2'.J72:'perf-2'.J72</svg:desc>
                </draw:g>
              </table:table-cell>
              <table:table-cell office:value-type="float" office:value="0.0427330108757371">
                <text:p>0.0427330108757371</text:p>
                <draw:g>
                  <svg:desc>'perf-2'.B72:'perf-2'.B72 'perf-2'.D72:'perf-2'.D72 'perf-2'.A109:'perf-2'.A109 'perf-2'.F72:'perf-2'.F72 'perf-2'.A109:'perf-2'.A109 'perf-2'.H72:'perf-2'.H72 'perf-2'.A109:'perf-2'.A109 'perf-2'.J72:'perf-2'.J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501302857143">
                <text:p>0.795501302857143</text:p>
              </table:table-cell>
              <table:table-cell office:value-type="float" office:value="0.0444662523368533">
                <text:p>0.0444662523368533</text:p>
              </table:table-cell>
              <table:table-cell office:value-type="float" office:value="0.0444662523368533">
                <text:p>0.04446625233685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91854784285714">
                <text:p>0.791854784285714</text:p>
              </table:table-cell>
              <table:table-cell office:value-type="float" office:value="0.0398631540361843">
                <text:p>0.0398631540361843</text:p>
              </table:table-cell>
              <table:table-cell office:value-type="float" office:value="0.0398631540361843">
                <text:p>0.039863154036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580571428571">
                <text:p>0.804580571428571</text:p>
              </table:table-cell>
              <table:table-cell office:value-type="float" office:value="0.0393897514510158">
                <text:p>0.0393897514510158</text:p>
              </table:table-cell>
              <table:table-cell office:value-type="float" office:value="0.0393897514510158">
                <text:p>0.03938975145101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8208091428571">
                <text:p>0.798208091428571</text:p>
              </table:table-cell>
              <table:table-cell office:value-type="float" office:value="0.0480952732539657">
                <text:p>0.0480952732539657</text:p>
              </table:table-cell>
              <table:table-cell office:value-type="float" office:value="0.0480952732539657">
                <text:p>0.048095273253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670628571429">
                <text:p>0.796670628571429</text:p>
              </table:table-cell>
              <table:table-cell office:value-type="float" office:value="0.045919418208587">
                <text:p>0.045919418208587</text:p>
              </table:table-cell>
              <table:table-cell office:value-type="float" office:value="0.045919418208587">
                <text:p>0.045919418208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3184932857143">
                <text:p>0.813184932857143</text:p>
              </table:table-cell>
              <table:table-cell office:value-type="float" office:value="0.037375253026352">
                <text:p>0.037375253026352</text:p>
              </table:table-cell>
              <table:table-cell office:value-type="float" office:value="0.037375253026352">
                <text:p>0.03737525302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821396">
                <text:p>0.78821396</text:p>
              </table:table-cell>
              <table:table-cell office:value-type="float" office:value="0.0399539087294331">
                <text:p>0.0399539087294331</text:p>
              </table:table-cell>
              <table:table-cell office:value-type="float" office:value="0.0399539087294331">
                <text:p>0.03995390872943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12:syneva.F12" chart:error-lower-range="syneva.B12:syneva.F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12:syneva.F12" chart:error-lower-range="syneva.B12:syneva.F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48:syneva.F48" chart:error-lower-range="syneva.B48:syneva.F48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48:syneva.F48" chart:error-lower-range="syneva.B48:syneva.F48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61cm" svg:y="0.315cm" chart:style-name="ch2">
          <text:p>Syntactic evaluation score for LD-DFS, varying g
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3:syneva.F3 syneva.B11:syneva.F11 syneva.B47:syneva.F47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4.825cm" svg:y="8.024cm" chart:style-name="ch6">
              <text:p>Goal Drivenness (g)</text:p>
            </chart:title>
            <chart:categories table:cell-range-address="syneva.B3:syneva.F3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11:syneva.F11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syneva.B47:syneva.F47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12</text:p>
              </table:table-cell>
              <table:table-cell office:value-type="string">
                <text:p>Linha 12</text:p>
              </table:table-cell>
              <table:table-cell office:value-type="string">
                <text:p>Second Experiment</text:p>
              </table:table-cell>
              <table:table-cell office:value-type="string">
                <text:p>Linha 48</text:p>
              </table:table-cell>
              <table:table-cell office:value-type="string">
                <text:p>Linha 48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3:syneva.F3</svg:desc>
                </draw:g>
              </table:table-cell>
              <table:table-cell office:value-type="float" office:value="0.414065433018757">
                <text:p>0.414065433018757</text:p>
                <draw:g>
                  <svg:desc>syneva.B11:syneva.F11</svg:desc>
                </draw:g>
              </table:table-cell>
              <table:table-cell office:value-type="float" office:value="0.100613732685944">
                <text:p>0.100613732685944</text:p>
                <draw:g>
                  <svg:desc>syneva.B12:syneva.F12</svg:desc>
                </draw:g>
              </table:table-cell>
              <table:table-cell office:value-type="float" office:value="0.100613732685944">
                <text:p>0.100613732685944</text:p>
                <draw:g>
                  <svg:desc>syneva.B12:syneva.F12</svg:desc>
                </draw:g>
              </table:table-cell>
              <table:table-cell office:value-type="float" office:value="0.312564650978834">
                <text:p>0.312564650978834</text:p>
                <draw:g>
                  <svg:desc>syneva.B47:syneva.F47</svg:desc>
                </draw:g>
              </table:table-cell>
              <table:table-cell office:value-type="float" office:value="0.0980818392480186">
                <text:p>0.0980818392480186</text:p>
                <draw:g>
                  <svg:desc>syneva.B48:syneva.F48</svg:desc>
                </draw:g>
              </table:table-cell>
              <table:table-cell office:value-type="float" office:value="0.0980818392480186">
                <text:p>0.0980818392480186</text:p>
                <draw:g>
                  <svg:desc>syneva.B48:syneva.F4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7897782794405">
                <text:p>0.437897782794405</text:p>
              </table:table-cell>
              <table:table-cell office:value-type="float" office:value="0.0587786693028022">
                <text:p>0.0587786693028022</text:p>
              </table:table-cell>
              <table:table-cell office:value-type="float" office:value="0.0587786693028022">
                <text:p>0.0587786693028022</text:p>
              </table:table-cell>
              <table:table-cell office:value-type="float" office:value="0.30845714248501">
                <text:p>0.30845714248501</text:p>
              </table:table-cell>
              <table:table-cell office:value-type="float" office:value="0.0514240216929565">
                <text:p>0.0514240216929565</text:p>
              </table:table-cell>
              <table:table-cell office:value-type="float" office:value="0.0514240216929565">
                <text:p>0.05142402169295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8498004510747">
                <text:p>0.418498004510747</text:p>
              </table:table-cell>
              <table:table-cell office:value-type="float" office:value="0.0604799724680164">
                <text:p>0.0604799724680164</text:p>
              </table:table-cell>
              <table:table-cell office:value-type="float" office:value="0.0604799724680164">
                <text:p>0.0604799724680164</text:p>
              </table:table-cell>
              <table:table-cell office:value-type="float" office:value="0.297857569614124">
                <text:p>0.297857569614124</text:p>
              </table:table-cell>
              <table:table-cell office:value-type="float" office:value="0.067834066851184">
                <text:p>0.067834066851184</text:p>
              </table:table-cell>
              <table:table-cell office:value-type="float" office:value="0.067834066851184">
                <text:p>0.0678340668511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26787574592293">
                <text:p>0.426787574592293</text:p>
              </table:table-cell>
              <table:table-cell office:value-type="float" office:value="0.0905944176642393">
                <text:p>0.0905944176642393</text:p>
              </table:table-cell>
              <table:table-cell office:value-type="float" office:value="0.0905944176642393">
                <text:p>0.0905944176642393</text:p>
              </table:table-cell>
              <table:table-cell office:value-type="float" office:value="0.312419349345961">
                <text:p>0.312419349345961</text:p>
              </table:table-cell>
              <table:table-cell office:value-type="float" office:value="0.0479633459196611">
                <text:p>0.0479633459196611</text:p>
              </table:table-cell>
              <table:table-cell office:value-type="float" office:value="0.0479633459196611">
                <text:p>0.04796334591966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3424434296628">
                <text:p>0.443424434296628</text:p>
              </table:table-cell>
              <table:table-cell office:value-type="float" office:value="0.0974594068858443">
                <text:p>0.0974594068858443</text:p>
              </table:table-cell>
              <table:table-cell office:value-type="float" office:value="0.0974594068858443">
                <text:p>0.0974594068858443</text:p>
              </table:table-cell>
              <table:table-cell office:value-type="float" office:value="0.32834563330141">
                <text:p>0.32834563330141</text:p>
              </table:table-cell>
              <table:table-cell office:value-type="float" office:value="0.0750278172672948">
                <text:p>0.0750278172672948</text:p>
              </table:table-cell>
              <table:table-cell office:value-type="float" office:value="0.0750278172672948">
                <text:p>0.07502781726729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60:'perf-1'.B60 'perf-1'.D60:'perf-1'.D60 'perf-1'.F60:'perf-1'.F60 'perf-1'.H60:'perf-1'.H60 'perf-1'.J60:'perf-1'.J60" chart:error-lower-range="'perf-1'.B60:'perf-1'.B60 'perf-1'.D60:'perf-1'.D60 'perf-1'.F60:'perf-1'.F60 'perf-1'.H60:'perf-1'.H60 'perf-1'.J60:'perf-1'.J60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60:'perf-1'.B60 'perf-1'.D60:'perf-1'.D60 'perf-1'.F60:'perf-1'.F60 'perf-1'.H60:'perf-1'.H60 'perf-1'.J60:'perf-1'.J60" chart:error-lower-range="'perf-1'.B60:'perf-1'.B60 'perf-1'.D60:'perf-1'.D60 'perf-1'.F60:'perf-1'.F60 'perf-1'.H60:'perf-1'.H60 'perf-1'.J60:'perf-1'.J60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60:'perf-2'.B60 'perf-2'.D60:'perf-2'.D60 'perf-2'.F60:'perf-2'.F60 'perf-2'.H60:'perf-2'.H60 'perf-2'.J60:'perf-2'.J60" chart:error-lower-range="'perf-2'.B60:'perf-2'.B60 'perf-2'.D60:'perf-2'.D60 'perf-2'.F60:'perf-2'.F60 'perf-2'.H60:'perf-2'.H60 'perf-2'.J60:'perf-2'.J60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60:'perf-2'.B60 'perf-2'.D60:'perf-2'.D60 'perf-2'.F60:'perf-2'.F60 'perf-2'.H60:'perf-2'.H60 'perf-2'.J60:'perf-2'.J60" chart:error-lower-range="'perf-2'.B60:'perf-2'.B60 'perf-2'.D60:'perf-2'.D60 'perf-2'.F60:'perf-2'.F60 'perf-2'.H60:'perf-2'.H60 'perf-2'.J60:'perf-2'.J60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267cm" svg:y="0.315cm" chart:style-name="ch2">
          <text:p>Performance score for learned model, LD-DFS, varying x
7000 samples</text:p>
        </chart:title>
        <chart:legend chart:legend-position="end" svg:x="11.638cm" svg:y="3.954cm" style:legend-expansion="high" chart:style-name="ch3"/>
        <chart:plot-area chart:style-name="ch4" table:cell-range-address="'perf-1'.B15:'perf-1'.B15 'perf-1'.D15:'perf-1'.D15 'perf-1'.F15:'perf-1'.F15 'perf-1'.H15:'perf-1'.H15 'perf-1'.J15:'perf-1'.J15 'perf-1'.B59:'perf-1'.B59 'perf-1'.D59:'perf-1'.D59 'perf-1'.F59:'perf-1'.F59 'perf-1'.H59:'perf-1'.H59 'perf-1'.J59:'perf-1'.J59 'perf-2'.B59:'perf-2'.B59 'perf-2'.D59:'perf-2'.D59 'perf-2'.F59:'perf-2'.F59 'perf-2'.H59:'perf-2'.H59 'perf-2'.J59:'perf-2'.J59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5.222cm" svg:y="8.024cm" chart:style-name="ch6">
              <text:p>Exploration (x)</text:p>
            </chart:title>
            <chart:categories table:cell-range-address="'perf-1'.B15:'perf-1'.B15 'perf-1'.D15:'perf-1'.D15 'perf-1'.F15:'perf-1'.F15 'perf-1'.H15:'perf-1'.H15 'perf-1'.J15:'perf-1'.J15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59:'perf-1'.B59 'perf-1'.D59:'perf-1'.D59 'perf-1'.F59:'perf-1'.F59 'perf-1'.H59:'perf-1'.H59 'perf-1'.J59:'perf-1'.J59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'perf-2'.B59:'perf-2'.B59 'perf-2'.D59:'perf-2'.D59 'perf-2'.F59:'perf-2'.F59 'perf-2'.H59:'perf-2'.H59 'perf-2'.J59:'perf-2'.J59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cond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15:'perf-1'.B15 'perf-1'.D15:'perf-1'.D15 'perf-1'.F15:'perf-1'.F15 'perf-1'.H15:'perf-1'.H15 'perf-1'.J15:'perf-1'.J15</svg:desc>
                </draw:g>
              </table:table-cell>
              <table:table-cell office:value-type="float" office:value="0.789046742857143">
                <text:p>0.789046742857143</text:p>
                <draw:g>
                  <svg:desc>'perf-1'.B59:'perf-1'.B59 'perf-1'.D59:'perf-1'.D59 'perf-1'.F59:'perf-1'.F59 'perf-1'.H59:'perf-1'.H59 'perf-1'.J59:'perf-1'.J59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60:'perf-1'.B60 'perf-1'.D60:'perf-1'.D60 'perf-1'.F60:'perf-1'.F60 'perf-1'.H60:'perf-1'.H60 'perf-1'.J60:'perf-1'.J60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60:'perf-1'.B60 'perf-1'.D60:'perf-1'.D60 'perf-1'.F60:'perf-1'.F60 'perf-1'.H60:'perf-1'.H60 'perf-1'.J60:'perf-1'.J60</svg:desc>
                </draw:g>
              </table:table-cell>
              <table:table-cell office:value-type="float" office:value="0.796736914285714">
                <text:p>0.796736914285714</text:p>
                <draw:g>
                  <svg:desc>'perf-2'.B59:'perf-2'.B59 'perf-2'.D59:'perf-2'.D59 'perf-2'.F59:'perf-2'.F59 'perf-2'.H59:'perf-2'.H59 'perf-2'.J59:'perf-2'.J59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60:'perf-2'.B60 'perf-2'.D60:'perf-2'.D60 'perf-2'.F60:'perf-2'.F60 'perf-2'.H60:'perf-2'.H60 'perf-2'.J60:'perf-2'.J60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60:'perf-2'.B60 'perf-2'.D60:'perf-2'.D60 'perf-2'.F60:'perf-2'.F60 'perf-2'.H60:'perf-2'.H60 'perf-2'.J60:'perf-2'.J6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83418057142857">
                <text:p>0.783418057142857</text:p>
              </table:table-cell>
              <table:table-cell office:value-type="float" office:value="0.0419500193404851">
                <text:p>0.0419500193404851</text:p>
              </table:table-cell>
              <table:table-cell office:value-type="float" office:value="0.0419500193404851">
                <text:p>0.0419500193404851</text:p>
              </table:table-cell>
              <table:table-cell office:value-type="float" office:value="0.791854784285714">
                <text:p>0.791854784285714</text:p>
              </table:table-cell>
              <table:table-cell office:value-type="float" office:value="0.0398631540361843">
                <text:p>0.0398631540361843</text:p>
              </table:table-cell>
              <table:table-cell office:value-type="float" office:value="0.0398631540361843">
                <text:p>0.03986315403618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8721234285714">
                <text:p>0.798721234285714</text:p>
              </table:table-cell>
              <table:table-cell office:value-type="float" office:value="0.041968711047496">
                <text:p>0.041968711047496</text:p>
              </table:table-cell>
              <table:table-cell office:value-type="float" office:value="0.041968711047496">
                <text:p>0.041968711047496</text:p>
              </table:table-cell>
              <table:table-cell office:value-type="float" office:value="0.798208091428571">
                <text:p>0.798208091428571</text:p>
              </table:table-cell>
              <table:table-cell office:value-type="float" office:value="0.0480952732539657">
                <text:p>0.0480952732539657</text:p>
              </table:table-cell>
              <table:table-cell office:value-type="float" office:value="0.0480952732539657">
                <text:p>0.04809527325396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768219">
                <text:p>0.77768219</text:p>
              </table:table-cell>
              <table:table-cell office:value-type="float" office:value="0.046564617575079">
                <text:p>0.046564617575079</text:p>
              </table:table-cell>
              <table:table-cell office:value-type="float" office:value="0.046564617575079">
                <text:p>0.046564617575079</text:p>
              </table:table-cell>
              <table:table-cell office:value-type="float" office:value="0.813184932857143">
                <text:p>0.813184932857143</text:p>
              </table:table-cell>
              <table:table-cell office:value-type="float" office:value="0.037375253026352">
                <text:p>0.037375253026352</text:p>
              </table:table-cell>
              <table:table-cell office:value-type="float" office:value="0.037375253026352">
                <text:p>0.0373752530263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72:'perf-1'.B72 'perf-1'.D72:'perf-1'.D72 'perf-1'.F72:'perf-1'.F72 'perf-1'.H72:'perf-1'.H72 'perf-1'.J72:'perf-1'.J72" chart:error-lower-range="'perf-1'.B72:'perf-1'.B72 'perf-1'.D72:'perf-1'.D72 'perf-1'.F72:'perf-1'.F72 'perf-1'.H72:'perf-1'.H72 'perf-1'.J72:'perf-1'.J72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72:'perf-1'.B72 'perf-1'.D72:'perf-1'.D72 'perf-1'.F72:'perf-1'.F72 'perf-1'.H72:'perf-1'.H72 'perf-1'.J72:'perf-1'.J72" chart:error-lower-range="'perf-1'.B72:'perf-1'.B72 'perf-1'.D72:'perf-1'.D72 'perf-1'.F72:'perf-1'.F72 'perf-1'.H72:'perf-1'.H72 'perf-1'.J72:'perf-1'.J7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72:'perf-2'.B72 'perf-2'.D72:'perf-2'.D72 'perf-2'.F72:'perf-2'.F72 'perf-2'.H72:'perf-2'.H72 'perf-2'.J72:'perf-2'.J72" chart:error-lower-range="'perf-2'.B72:'perf-2'.B72 'perf-2'.D72:'perf-2'.D72 'perf-2'.F72:'perf-2'.F72 'perf-2'.H72:'perf-2'.H72 'perf-2'.J72:'perf-2'.J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72:'perf-2'.B72 'perf-2'.D72:'perf-2'.D72 'perf-2'.F72:'perf-2'.F72 'perf-2'.H72:'perf-2'.H72 'perf-2'.J72:'perf-2'.J72" chart:error-lower-range="'perf-2'.B72:'perf-2'.B72 'perf-2'.D72:'perf-2'.D72 'perf-2'.F72:'perf-2'.F72 'perf-2'.H72:'perf-2'.H72 'perf-2'.J72:'perf-2'.J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333cm" svg:y="0.315cm" chart:style-name="ch2">
          <text:p>Performance score for learned model, Greedy, varying x
7000 samples</text:p>
        </chart:title>
        <chart:legend chart:legend-position="end" svg:x="11.638cm" svg:y="3.954cm" style:legend-expansion="high" chart:style-name="ch3"/>
        <chart:plot-area chart:style-name="ch4" table:cell-range-address="'perf-1'.B27:'perf-1'.B27 'perf-1'.D27:'perf-1'.D27 'perf-1'.F27:'perf-1'.F27 'perf-1'.H27:'perf-1'.H27 'perf-1'.J27:'perf-1'.J27 'perf-1'.B71:'perf-1'.B71 'perf-1'.D71:'perf-1'.D71 'perf-1'.F71:'perf-1'.F71 'perf-1'.H71:'perf-1'.H71 'perf-1'.J71:'perf-1'.J71 'perf-2'.B71:'perf-2'.B71 'perf-2'.D71:'perf-2'.D71 'perf-2'.F71:'perf-2'.F71 'perf-2'.H71:'perf-2'.H71 'perf-2'.J71:'perf-2'.J71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5.222cm" svg:y="8.024cm" chart:style-name="ch6">
              <text:p>Exploration (x)</text:p>
            </chart:title>
            <chart:categories table:cell-range-address="'perf-1'.B27:'perf-1'.B27 'perf-1'.D27:'perf-1'.D27 'perf-1'.F27:'perf-1'.F27 'perf-1'.H27:'perf-1'.H27 'perf-1'.J27:'perf-1'.J27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71:'perf-1'.B71 'perf-1'.D71:'perf-1'.D71 'perf-1'.F71:'perf-1'.F71 'perf-1'.H71:'perf-1'.H71 'perf-1'.J71:'perf-1'.J71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'perf-2'.B71:'perf-2'.B71 'perf-2'.D71:'perf-2'.D71 'perf-2'.F71:'perf-2'.F71 'perf-2'.H71:'perf-2'.H71 'perf-2'.J71:'perf-2'.J71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cond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27:'perf-1'.B27 'perf-1'.D27:'perf-1'.D27 'perf-1'.F27:'perf-1'.F27 'perf-1'.H27:'perf-1'.H27 'perf-1'.J27:'perf-1'.J27</svg:desc>
                </draw:g>
              </table:table-cell>
              <table:table-cell office:value-type="float" office:value="0.792275085714286">
                <text:p>0.792275085714286</text:p>
                <draw:g>
                  <svg:desc>'perf-1'.B71:'perf-1'.B71 'perf-1'.D71:'perf-1'.D71 'perf-1'.F71:'perf-1'.F71 'perf-1'.H71:'perf-1'.H71 'perf-1'.J71:'perf-1'.J71</svg:desc>
                </draw:g>
              </table:table-cell>
              <table:table-cell office:value-type="float" office:value="0.0431790704807118">
                <text:p>0.0431790704807118</text:p>
                <draw:g>
                  <svg:desc>'perf-1'.B72:'perf-1'.B72 'perf-1'.D72:'perf-1'.D72 'perf-1'.F72:'perf-1'.F72 'perf-1'.H72:'perf-1'.H72 'perf-1'.J72:'perf-1'.J72</svg:desc>
                </draw:g>
              </table:table-cell>
              <table:table-cell office:value-type="float" office:value="0.0431790704807118">
                <text:p>0.0431790704807118</text:p>
                <draw:g>
                  <svg:desc>'perf-1'.B72:'perf-1'.B72 'perf-1'.D72:'perf-1'.D72 'perf-1'.F72:'perf-1'.F72 'perf-1'.H72:'perf-1'.H72 'perf-1'.J72:'perf-1'.J72</svg:desc>
                </draw:g>
              </table:table-cell>
              <table:table-cell office:value-type="float" office:value="0.7912776">
                <text:p>0.7912776</text:p>
                <draw:g>
                  <svg:desc>'perf-2'.B71:'perf-2'.B71 'perf-2'.D71:'perf-2'.D71 'perf-2'.F71:'perf-2'.F71 'perf-2'.H71:'perf-2'.H71 'perf-2'.J71:'perf-2'.J71</svg:desc>
                </draw:g>
              </table:table-cell>
              <table:table-cell office:value-type="float" office:value="0.0427330108757371">
                <text:p>0.0427330108757371</text:p>
                <draw:g>
                  <svg:desc>'perf-2'.B72:'perf-2'.B72 'perf-2'.D72:'perf-2'.D72 'perf-2'.F72:'perf-2'.F72 'perf-2'.H72:'perf-2'.H72 'perf-2'.J72:'perf-2'.J72</svg:desc>
                </draw:g>
              </table:table-cell>
              <table:table-cell office:value-type="float" office:value="0.0427330108757371">
                <text:p>0.0427330108757371</text:p>
                <draw:g>
                  <svg:desc>'perf-2'.B72:'perf-2'.B72 'perf-2'.D72:'perf-2'.D72 'perf-2'.F72:'perf-2'.F72 'perf-2'.H72:'perf-2'.H72 'perf-2'.J72:'perf-2'.J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1654971428572">
                <text:p>0.781654971428572</text:p>
              </table:table-cell>
              <table:table-cell office:value-type="float" office:value="0.0386728742720039">
                <text:p>0.0386728742720039</text:p>
              </table:table-cell>
              <table:table-cell office:value-type="float" office:value="0.0386728742720039">
                <text:p>0.0386728742720039</text:p>
              </table:table-cell>
              <table:table-cell office:value-type="float" office:value="0.795501302857143">
                <text:p>0.795501302857143</text:p>
              </table:table-cell>
              <table:table-cell office:value-type="float" office:value="0.0444662523368533">
                <text:p>0.0444662523368533</text:p>
              </table:table-cell>
              <table:table-cell office:value-type="float" office:value="0.0444662523368533">
                <text:p>0.04446625233685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85347968571428">
                <text:p>0.785347968571428</text:p>
              </table:table-cell>
              <table:table-cell office:value-type="float" office:value="0.0413355207559157">
                <text:p>0.0413355207559157</text:p>
              </table:table-cell>
              <table:table-cell office:value-type="float" office:value="0.0413355207559157">
                <text:p>0.0413355207559157</text:p>
              </table:table-cell>
              <table:table-cell office:value-type="float" office:value="0.804580571428571">
                <text:p>0.804580571428571</text:p>
              </table:table-cell>
              <table:table-cell office:value-type="float" office:value="0.0393897514510158">
                <text:p>0.0393897514510158</text:p>
              </table:table-cell>
              <table:table-cell office:value-type="float" office:value="0.0393897514510158">
                <text:p>0.03938975145101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19854628571429">
                <text:p>0.819854628571429</text:p>
              </table:table-cell>
              <table:table-cell office:value-type="float" office:value="0.0383285197388079">
                <text:p>0.0383285197388079</text:p>
              </table:table-cell>
              <table:table-cell office:value-type="float" office:value="0.0383285197388079">
                <text:p>0.0383285197388079</text:p>
              </table:table-cell>
              <table:table-cell office:value-type="float" office:value="0.796670628571429">
                <text:p>0.796670628571429</text:p>
              </table:table-cell>
              <table:table-cell office:value-type="float" office:value="0.045919418208587">
                <text:p>0.045919418208587</text:p>
              </table:table-cell>
              <table:table-cell office:value-type="float" office:value="0.045919418208587">
                <text:p>0.0459194182085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82077887142857">
                <text:p>0.782077887142857</text:p>
              </table:table-cell>
              <table:table-cell office:value-type="float" office:value="0.0398265134311685">
                <text:p>0.0398265134311685</text:p>
              </table:table-cell>
              <table:table-cell office:value-type="float" office:value="0.0398265134311685">
                <text:p>0.0398265134311685</text:p>
              </table:table-cell>
              <table:table-cell office:value-type="float" office:value="0.78821396">
                <text:p>0.78821396</text:p>
              </table:table-cell>
              <table:table-cell office:value-type="float" office:value="0.0399539087294331">
                <text:p>0.0399539087294331</text:p>
              </table:table-cell>
              <table:table-cell office:value-type="float" office:value="0.0399539087294331">
                <text:p>0.03995390872943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12:'perf-1'.B12 'perf-1'.D12:'perf-1'.D12 'perf-1'.F12:'perf-1'.F12 'perf-1'.H12:'perf-1'.H12 'perf-1'.J12:'perf-1'.J12" chart:error-lower-range="'perf-1'.B12:'perf-1'.B12 'perf-1'.D12:'perf-1'.D12 'perf-1'.F12:'perf-1'.F12 'perf-1'.H12:'perf-1'.H12 'perf-1'.J12:'perf-1'.J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12:'perf-1'.B12 'perf-1'.D12:'perf-1'.D12 'perf-1'.F12:'perf-1'.F12 'perf-1'.H12:'perf-1'.H12 'perf-1'.J12:'perf-1'.J12" chart:error-lower-range="'perf-1'.B12:'perf-1'.B12 'perf-1'.D12:'perf-1'.D12 'perf-1'.F12:'perf-1'.F12 'perf-1'.H12:'perf-1'.H12 'perf-1'.J12:'perf-1'.J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48:'perf-1'.B48 'perf-1'.D48:'perf-1'.D48 'perf-1'.F48:'perf-1'.F48 'perf-1'.H48:'perf-1'.H48 'perf-1'.J48:'perf-1'.J48" chart:error-lower-range="'perf-1'.B48:'perf-1'.B48 'perf-1'.D48:'perf-1'.D48 'perf-1'.F48:'perf-1'.F48 'perf-1'.H48:'perf-1'.H48 'perf-1'.J48:'perf-1'.J48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48:'perf-1'.B48 'perf-1'.D48:'perf-1'.D48 'perf-1'.F48:'perf-1'.F48 'perf-1'.H48:'perf-1'.H48 'perf-1'.J48:'perf-1'.J48" chart:error-lower-range="'perf-1'.B48:'perf-1'.B48 'perf-1'.D48:'perf-1'.D48 'perf-1'.F48:'perf-1'.F48 'perf-1'.H48:'perf-1'.H48 'perf-1'.J48:'perf-1'.J48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1'.B84:'perf-1'.B84 'perf-1'.D84:'perf-1'.D84 'perf-1'.F84:'perf-1'.F84 'perf-1'.H84:'perf-1'.H84 'perf-1'.J84:'perf-1'.J84" chart:error-lower-range="'perf-1'.B84:'perf-1'.B84 'perf-1'.D84:'perf-1'.D84 'perf-1'.F84:'perf-1'.F84 'perf-1'.H84:'perf-1'.H84 'perf-1'.J84:'perf-1'.J84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1'.B84:'perf-1'.B84 'perf-1'.D84:'perf-1'.D84 'perf-1'.F84:'perf-1'.F84 'perf-1'.H84:'perf-1'.H84 'perf-1'.J84:'perf-1'.J84" chart:error-lower-range="'perf-1'.B84:'perf-1'.B84 'perf-1'.D84:'perf-1'.D84 'perf-1'.F84:'perf-1'.F84 'perf-1'.H84:'perf-1'.H84 'perf-1'.J84:'perf-1'.J84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108cm" svg:y="0.315cm" chart:style-name="ch2">
          <text:p>Performance score for LD-DFS, varying g, first experiment
7000 samples</text:p>
        </chart:title>
        <chart:legend chart:legend-position="end" svg:x="12.061cm" svg:y="3.705cm" style:legend-expansion="high" chart:style-name="ch3"/>
        <chart:plot-area chart:style-name="ch4" table:cell-range-address="'perf-1'.B3:'perf-1'.B3 'perf-1'.D3:'perf-1'.D3 'perf-1'.F3:'perf-1'.F3 'perf-1'.H3:'perf-1'.H3 'perf-1'.J3:'perf-1'.J3 'perf-1'.B11:'perf-1'.B11 'perf-1'.D11:'perf-1'.D11 'perf-1'.F11:'perf-1'.F11 'perf-1'.H11:'perf-1'.H11 'perf-1'.J11:'perf-1'.J11 'perf-1'.B47:'perf-1'.B47 'perf-1'.D47:'perf-1'.D47 'perf-1'.F47:'perf-1'.F47 'perf-1'.H47:'perf-1'.H47 'perf-1'.J47:'perf-1'.J47 'perf-1'.B83:'perf-1'.B83 'perf-1'.D83:'perf-1'.D83 'perf-1'.F83:'perf-1'.F83 'perf-1'.H83:'perf-1'.H83 'perf-1'.J83:'perf-1'.J83" chart:data-source-has-labels="both" svg:x="1.33cm" svg:y="1.778cm" svg:width="10.412cm" svg:height="6.066cm">
          <chart:coordinate-region svg:x="2.242cm" svg:y="1.977cm" svg:width="9.313cm" svg:height="5.22cm"/>
          <chart:axis chart:dimension="x" chart:name="primary-x" chart:style-name="ch5" chartooo:axis-type="auto">
            <chartooo:date-scale/>
            <chart:title svg:x="5.037cm" svg:y="8.024cm" chart:style-name="ch6">
              <text:p>Goal Drivenness (g)</text:p>
            </chart:title>
            <chart:categories table:cell-range-address="'perf-1'.B3:'perf-1'.B3 'perf-1'.D3:'perf-1'.D3 'perf-1'.F3:'perf-1'.F3 'perf-1'.H3:'perf-1'.H3 'perf-1'.J3:'perf-1'.J3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11:'perf-1'.B11 'perf-1'.D11:'perf-1'.D11 'perf-1'.F11:'perf-1'.F11 'perf-1'.H11:'perf-1'.H11 'perf-1'.J11:'perf-1'.J11" loext:label-string="&quot;Reference Model&quot;" chart:class="chart:line">
            <chart:error-indicator chart:style-name="ch11" chart:dimension="y"/>
            <chart:data-point chart:repeated="5"/>
          </chart:series>
          <chart:series chart:style-name="ch12" chart:values-cell-range-address="'perf-1'.B47:'perf-1'.B47 'perf-1'.D47:'perf-1'.D47 'perf-1'.F47:'perf-1'.F47 'perf-1'.H47:'perf-1'.H47 'perf-1'.J47:'perf-1'.J47" loext:label-string="&quot;Learned Model&quot;" chart:class="chart:line">
            <chart:error-indicator chart:style-name="ch13" chart:dimension="y"/>
            <chart:data-point chart:repeated="5"/>
          </chart:series>
          <chart:series chart:style-name="ch14" chart:values-cell-range-address="'perf-1'.B83:'perf-1'.B83 'perf-1'.D83:'perf-1'.D83 'perf-1'.F83:'perf-1'.F83 'perf-1'.H83:'perf-1'.H83 'perf-1'.J83:'perf-1'.J83" loext:label-string="&quot;Null Model&quot;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3:'perf-1'.B3 'perf-1'.D3:'perf-1'.D3 'perf-1'.F3:'perf-1'.F3 'perf-1'.H3:'perf-1'.H3 'perf-1'.J3:'perf-1'.J3</svg:desc>
                </draw:g>
              </table:table-cell>
              <table:table-cell office:value-type="float" office:value="0.809161098571428">
                <text:p>0.809161098571428</text:p>
                <draw:g>
                  <svg:desc>'perf-1'.B11:'perf-1'.B11 'perf-1'.D11:'perf-1'.D11 'perf-1'.F11:'perf-1'.F11 'perf-1'.H11:'perf-1'.H11 'perf-1'.J11:'perf-1'.J11</svg:desc>
                </draw:g>
              </table:table-cell>
              <table:table-cell office:value-type="float" office:value="0.060082264644771">
                <text:p>0.060082264644771</text:p>
                <draw:g>
                  <svg:desc>'perf-1'.B12:'perf-1'.B12 'perf-1'.D12:'perf-1'.D12 'perf-1'.F12:'perf-1'.F12 'perf-1'.H12:'perf-1'.H12 'perf-1'.J12:'perf-1'.J12</svg:desc>
                </draw:g>
              </table:table-cell>
              <table:table-cell office:value-type="float" office:value="0.060082264644771">
                <text:p>0.060082264644771</text:p>
                <draw:g>
                  <svg:desc>'perf-1'.B12:'perf-1'.B12 'perf-1'.D12:'perf-1'.D12 'perf-1'.F12:'perf-1'.F12 'perf-1'.H12:'perf-1'.H12 'perf-1'.J12:'perf-1'.J12</svg:desc>
                </draw:g>
              </table:table-cell>
              <table:table-cell office:value-type="float" office:value="0.789046742857143">
                <text:p>0.789046742857143</text:p>
                <draw:g>
                  <svg:desc>'perf-1'.B47:'perf-1'.B47 'perf-1'.D47:'perf-1'.D47 'perf-1'.F47:'perf-1'.F47 'perf-1'.H47:'perf-1'.H47 'perf-1'.J47:'perf-1'.J47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48:'perf-1'.B48 'perf-1'.D48:'perf-1'.D48 'perf-1'.F48:'perf-1'.F48 'perf-1'.H48:'perf-1'.H48 'perf-1'.J48:'perf-1'.J48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48:'perf-1'.B48 'perf-1'.D48:'perf-1'.D48 'perf-1'.F48:'perf-1'.F48 'perf-1'.H48:'perf-1'.H48 'perf-1'.J48:'perf-1'.J48</svg:desc>
                </draw:g>
              </table:table-cell>
              <table:table-cell office:value-type="float" office:value="0.789161942857143">
                <text:p>0.789161942857143</text:p>
                <draw:g>
                  <svg:desc>'perf-1'.B83:'perf-1'.B83 'perf-1'.D83:'perf-1'.D83 'perf-1'.F83:'perf-1'.F83 'perf-1'.H83:'perf-1'.H83 'perf-1'.J83:'perf-1'.J83</svg:desc>
                </draw:g>
              </table:table-cell>
              <table:table-cell office:value-type="float" office:value="0.0426523431129868">
                <text:p>0.0426523431129868</text:p>
                <draw:g>
                  <svg:desc>'perf-1'.B84:'perf-1'.B84 'perf-1'.D84:'perf-1'.D84 'perf-1'.F84:'perf-1'.F84 'perf-1'.H84:'perf-1'.H84 'perf-1'.J84:'perf-1'.J84</svg:desc>
                </draw:g>
              </table:table-cell>
              <table:table-cell office:value-type="float" office:value="0.0426523431129868">
                <text:p>0.0426523431129868</text:p>
                <draw:g>
                  <svg:desc>'perf-1'.B84:'perf-1'.B84 'perf-1'.D84:'perf-1'.D84 'perf-1'.F84:'perf-1'.F84 'perf-1'.H84:'perf-1'.H84 'perf-1'.J84:'perf-1'.J8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24690171428571">
                <text:p>0.824690171428571</text:p>
              </table:table-cell>
              <table:table-cell office:value-type="float" office:value="0.0653652570932374">
                <text:p>0.0653652570932374</text:p>
              </table:table-cell>
              <table:table-cell office:value-type="float" office:value="0.0653652570932374">
                <text:p>0.0653652570932374</text:p>
              </table:table-cell>
              <table:table-cell office:value-type="float" office:value="0.792379428571429">
                <text:p>0.792379428571429</text:p>
              </table:table-cell>
              <table:table-cell office:value-type="float" office:value="0.0446524251012445">
                <text:p>0.0446524251012445</text:p>
              </table:table-cell>
              <table:table-cell office:value-type="float" office:value="0.0446524251012445">
                <text:p>0.0446524251012445</text:p>
              </table:table-cell>
              <table:table-cell office:value-type="float" office:value="0.788707771428571">
                <text:p>0.788707771428571</text:p>
              </table:table-cell>
              <table:table-cell office:value-type="float" office:value="0.0434259494163072">
                <text:p>0.0434259494163072</text:p>
              </table:table-cell>
              <table:table-cell office:value-type="float" office:value="0.0434259494163072">
                <text:p>0.04342594941630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4701897142857">
                <text:p>0.834701897142857</text:p>
              </table:table-cell>
              <table:table-cell office:value-type="float" office:value="0.0673359946352432">
                <text:p>0.0673359946352432</text:p>
              </table:table-cell>
              <table:table-cell office:value-type="float" office:value="0.0673359946352432">
                <text:p>0.0673359946352432</text:p>
              </table:table-cell>
              <table:table-cell office:value-type="float" office:value="0.792523657142857">
                <text:p>0.792523657142857</text:p>
              </table:table-cell>
              <table:table-cell office:value-type="float" office:value="0.0421149537299051">
                <text:p>0.0421149537299051</text:p>
              </table:table-cell>
              <table:table-cell office:value-type="float" office:value="0.0421149537299051">
                <text:p>0.0421149537299051</text:p>
              </table:table-cell>
              <table:table-cell office:value-type="float" office:value="0.789668914285714">
                <text:p>0.789668914285714</text:p>
              </table:table-cell>
              <table:table-cell office:value-type="float" office:value="0.0433979800303512">
                <text:p>0.0433979800303512</text:p>
              </table:table-cell>
              <table:table-cell office:value-type="float" office:value="0.0433979800303512">
                <text:p>0.04339798003035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41170362857143">
                <text:p>0.841170362857143</text:p>
              </table:table-cell>
              <table:table-cell office:value-type="float" office:value="0.0663887709389357">
                <text:p>0.0663887709389357</text:p>
              </table:table-cell>
              <table:table-cell office:value-type="float" office:value="0.0663887709389357">
                <text:p>0.0663887709389357</text:p>
              </table:table-cell>
              <table:table-cell office:value-type="float" office:value="0.793505371428571">
                <text:p>0.793505371428571</text:p>
              </table:table-cell>
              <table:table-cell office:value-type="float" office:value="0.0429105171860366">
                <text:p>0.0429105171860366</text:p>
              </table:table-cell>
              <table:table-cell office:value-type="float" office:value="0.0429105171860366">
                <text:p>0.0429105171860366</text:p>
              </table:table-cell>
              <table:table-cell office:value-type="float" office:value="0.789206628571429">
                <text:p>0.789206628571429</text:p>
              </table:table-cell>
              <table:table-cell office:value-type="float" office:value="0.0429862698051511">
                <text:p>0.0429862698051511</text:p>
              </table:table-cell>
              <table:table-cell office:value-type="float" office:value="0.0429862698051511">
                <text:p>0.04298626980515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46576721428571">
                <text:p>0.846576721428571</text:p>
              </table:table-cell>
              <table:table-cell office:value-type="float" office:value="0.0663041698702222">
                <text:p>0.0663041698702222</text:p>
              </table:table-cell>
              <table:table-cell office:value-type="float" office:value="0.0663041698702222">
                <text:p>0.0663041698702222</text:p>
              </table:table-cell>
              <table:table-cell office:value-type="float" office:value="0.796957714285714">
                <text:p>0.796957714285714</text:p>
              </table:table-cell>
              <table:table-cell office:value-type="float" office:value="0.0430080327901451">
                <text:p>0.0430080327901451</text:p>
              </table:table-cell>
              <table:table-cell office:value-type="float" office:value="0.0430080327901451">
                <text:p>0.0430080327901451</text:p>
              </table:table-cell>
              <table:table-cell office:value-type="float" office:value="0.788635771428571">
                <text:p>0.788635771428571</text:p>
              </table:table-cell>
              <table:table-cell office:value-type="float" office:value="0.0437343990185522">
                <text:p>0.0437343990185522</text:p>
              </table:table-cell>
              <table:table-cell office:value-type="float" office:value="0.0437343990185522">
                <text:p>0.0437343990185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2'.B12:'perf-2'.B12 'perf-2'.D12:'perf-2'.D12 'perf-2'.F12:'perf-2'.F12 'perf-2'.H12:'perf-2'.H12 'perf-2'.J12:'perf-2'.J12" chart:error-lower-range="'perf-2'.B12:'perf-2'.B12 'perf-2'.D12:'perf-2'.D12 'perf-2'.F12:'perf-2'.F12 'perf-2'.H12:'perf-2'.H12 'perf-2'.J12:'perf-2'.J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2'.B12:'perf-2'.B12 'perf-2'.D12:'perf-2'.D12 'perf-2'.F12:'perf-2'.F12 'perf-2'.H12:'perf-2'.H12 'perf-2'.J12:'perf-2'.J12" chart:error-lower-range="'perf-2'.B12:'perf-2'.B12 'perf-2'.D12:'perf-2'.D12 'perf-2'.F12:'perf-2'.F12 'perf-2'.H12:'perf-2'.H12 'perf-2'.J12:'perf-2'.J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48:'perf-2'.B48 'perf-2'.D48:'perf-2'.D48 'perf-2'.F48:'perf-2'.F48 'perf-2'.H48:'perf-2'.H48 'perf-2'.J48:'perf-2'.J48" chart:error-lower-range="'perf-2'.B48:'perf-2'.B48 'perf-2'.D48:'perf-2'.D48 'perf-2'.F48:'perf-2'.F48 'perf-2'.H48:'perf-2'.H48 'perf-2'.J48:'perf-2'.J48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48:'perf-2'.B48 'perf-2'.D48:'perf-2'.D48 'perf-2'.F48:'perf-2'.F48 'perf-2'.H48:'perf-2'.H48 'perf-2'.J48:'perf-2'.J48" chart:error-lower-range="'perf-2'.B48:'perf-2'.B48 'perf-2'.D48:'perf-2'.D48 'perf-2'.F48:'perf-2'.F48 'perf-2'.H48:'perf-2'.H48 'perf-2'.J48:'perf-2'.J48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2'.B84:'perf-2'.B84 'perf-2'.D84:'perf-2'.D84 'perf-2'.F84:'perf-2'.F84 'perf-2'.H84:'perf-2'.H84 'perf-2'.J84:'perf-2'.J84" chart:error-lower-range="'perf-2'.B84:'perf-2'.B84 'perf-2'.D84:'perf-2'.D84 'perf-2'.F84:'perf-2'.F84 'perf-2'.H84:'perf-2'.H84 'perf-2'.J84:'perf-2'.J84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2'.B84:'perf-2'.B84 'perf-2'.D84:'perf-2'.D84 'perf-2'.F84:'perf-2'.F84 'perf-2'.H84:'perf-2'.H84 'perf-2'.J84:'perf-2'.J84" chart:error-lower-range="'perf-2'.B84:'perf-2'.B84 'perf-2'.D84:'perf-2'.D84 'perf-2'.F84:'perf-2'.F84 'perf-2'.H84:'perf-2'.H84 'perf-2'.J84:'perf-2'.J84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777cm" svg:y="0.315cm" chart:style-name="ch2">
          <text:p>Performance score for LD-DFS, varying g, second experiment
7000 samples</text:p>
        </chart:title>
        <chart:legend chart:legend-position="end" svg:x="12.061cm" svg:y="3.705cm" style:legend-expansion="high" chart:style-name="ch3"/>
        <chart:plot-area chart:style-name="ch4" table:cell-range-address="'perf-2'.B3:'perf-2'.B3 'perf-2'.D3:'perf-2'.D3 'perf-2'.F3:'perf-2'.F3 'perf-2'.H3:'perf-2'.H3 'perf-2'.J3:'perf-2'.J3 'perf-2'.B11:'perf-2'.B11 'perf-2'.D11:'perf-2'.D11 'perf-2'.F11:'perf-2'.F11 'perf-2'.H11:'perf-2'.H11 'perf-2'.J11:'perf-2'.J11 'perf-2'.B47:'perf-2'.B47 'perf-2'.D47:'perf-2'.D47 'perf-2'.F47:'perf-2'.F47 'perf-2'.H47:'perf-2'.H47 'perf-2'.J47:'perf-2'.J47 'perf-2'.B83:'perf-2'.B83 'perf-2'.D83:'perf-2'.D83 'perf-2'.F83:'perf-2'.F83 'perf-2'.H83:'perf-2'.H83 'perf-2'.J83:'perf-2'.J83" chart:data-source-has-labels="both" svg:x="1.33cm" svg:y="1.778cm" svg:width="10.412cm" svg:height="6.066cm">
          <chart:coordinate-region svg:x="2.242cm" svg:y="1.977cm" svg:width="9.313cm" svg:height="5.22cm"/>
          <chart:axis chart:dimension="x" chart:name="primary-x" chart:style-name="ch5" chartooo:axis-type="auto">
            <chartooo:date-scale/>
            <chart:title svg:x="5.037cm" svg:y="8.024cm" chart:style-name="ch6">
              <text:p>Goal Drivenness (g)</text:p>
            </chart:title>
            <chart:categories table:cell-range-address="'perf-2'.B3:'perf-2'.B3 'perf-2'.D3:'perf-2'.D3 'perf-2'.F3:'perf-2'.F3 'perf-2'.H3:'perf-2'.H3 'perf-2'.J3:'perf-2'.J3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2'.B11:'perf-2'.B11 'perf-2'.D11:'perf-2'.D11 'perf-2'.F11:'perf-2'.F11 'perf-2'.H11:'perf-2'.H11 'perf-2'.J11:'perf-2'.J11" loext:label-string="&quot;Reference Model&quot;" chart:class="chart:line">
            <chart:error-indicator chart:style-name="ch11" chart:dimension="y"/>
            <chart:data-point chart:repeated="5"/>
          </chart:series>
          <chart:series chart:style-name="ch12" chart:values-cell-range-address="'perf-2'.B47:'perf-2'.B47 'perf-2'.D47:'perf-2'.D47 'perf-2'.F47:'perf-2'.F47 'perf-2'.H47:'perf-2'.H47 'perf-2'.J47:'perf-2'.J47" loext:label-string="&quot;Learned Model&quot;" chart:class="chart:line">
            <chart:error-indicator chart:style-name="ch13" chart:dimension="y"/>
            <chart:data-point chart:repeated="5"/>
          </chart:series>
          <chart:series chart:style-name="ch14" chart:values-cell-range-address="'perf-2'.B83:'perf-2'.B83 'perf-2'.D83:'perf-2'.D83 'perf-2'.F83:'perf-2'.F83 'perf-2'.H83:'perf-2'.H83 'perf-2'.J83:'perf-2'.J83" loext:label-string="&quot;Null Model&quot;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2'.B3:'perf-2'.B3 'perf-2'.D3:'perf-2'.D3 'perf-2'.F3:'perf-2'.F3 'perf-2'.H3:'perf-2'.H3 'perf-2'.J3:'perf-2'.J3</svg:desc>
                </draw:g>
              </table:table-cell>
              <table:table-cell office:value-type="float" office:value="0.806984735714286">
                <text:p>0.806984735714286</text:p>
                <draw:g>
                  <svg:desc>'perf-2'.B11:'perf-2'.B11 'perf-2'.D11:'perf-2'.D11 'perf-2'.F11:'perf-2'.F11 'perf-2'.H11:'perf-2'.H11 'perf-2'.J11:'perf-2'.J11</svg:desc>
                </draw:g>
              </table:table-cell>
              <table:table-cell office:value-type="float" office:value="0.0458423477971439">
                <text:p>0.0458423477971439</text:p>
                <draw:g>
                  <svg:desc>'perf-2'.B12:'perf-2'.B12 'perf-2'.D12:'perf-2'.D12 'perf-2'.F12:'perf-2'.F12 'perf-2'.H12:'perf-2'.H12 'perf-2'.J12:'perf-2'.J12</svg:desc>
                </draw:g>
              </table:table-cell>
              <table:table-cell office:value-type="float" office:value="0.0458423477971439">
                <text:p>0.0458423477971439</text:p>
                <draw:g>
                  <svg:desc>'perf-2'.B12:'perf-2'.B12 'perf-2'.D12:'perf-2'.D12 'perf-2'.F12:'perf-2'.F12 'perf-2'.H12:'perf-2'.H12 'perf-2'.J12:'perf-2'.J12</svg:desc>
                </draw:g>
              </table:table-cell>
              <table:table-cell office:value-type="float" office:value="0.796736914285714">
                <text:p>0.796736914285714</text:p>
                <draw:g>
                  <svg:desc>'perf-2'.B47:'perf-2'.B47 'perf-2'.D47:'perf-2'.D47 'perf-2'.F47:'perf-2'.F47 'perf-2'.H47:'perf-2'.H47 'perf-2'.J47:'perf-2'.J47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48:'perf-2'.B48 'perf-2'.D48:'perf-2'.D48 'perf-2'.F48:'perf-2'.F48 'perf-2'.H48:'perf-2'.H48 'perf-2'.J48:'perf-2'.J48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48:'perf-2'.B48 'perf-2'.D48:'perf-2'.D48 'perf-2'.F48:'perf-2'.F48 'perf-2'.H48:'perf-2'.H48 'perf-2'.J48:'perf-2'.J48</svg:desc>
                </draw:g>
              </table:table-cell>
              <table:table-cell office:value-type="float" office:value="0.789476342857143">
                <text:p>0.789476342857143</text:p>
                <draw:g>
                  <svg:desc>'perf-2'.B83:'perf-2'.B83 'perf-2'.D83:'perf-2'.D83 'perf-2'.F83:'perf-2'.F83 'perf-2'.H83:'perf-2'.H83 'perf-2'.J83:'perf-2'.J83</svg:desc>
                </draw:g>
              </table:table-cell>
              <table:table-cell office:value-type="float" office:value="0.0435270781114501">
                <text:p>0.0435270781114501</text:p>
                <draw:g>
                  <svg:desc>'perf-2'.B84:'perf-2'.B84 'perf-2'.D84:'perf-2'.D84 'perf-2'.F84:'perf-2'.F84 'perf-2'.H84:'perf-2'.H84 'perf-2'.J84:'perf-2'.J84</svg:desc>
                </draw:g>
              </table:table-cell>
              <table:table-cell office:value-type="float" office:value="0.0435270781114501">
                <text:p>0.0435270781114501</text:p>
                <draw:g>
                  <svg:desc>'perf-2'.B84:'perf-2'.B84 'perf-2'.D84:'perf-2'.D84 'perf-2'.F84:'perf-2'.F84 'perf-2'.H84:'perf-2'.H84 'perf-2'.J84:'perf-2'.J8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18137892857143">
                <text:p>0.818137892857143</text:p>
              </table:table-cell>
              <table:table-cell office:value-type="float" office:value="0.0464599211170644">
                <text:p>0.0464599211170644</text:p>
              </table:table-cell>
              <table:table-cell office:value-type="float" office:value="0.0464599211170644">
                <text:p>0.0464599211170644</text:p>
              </table:table-cell>
              <table:table-cell office:value-type="float" office:value="0.79677574">
                <text:p>0.79677574</text:p>
              </table:table-cell>
              <table:table-cell office:value-type="float" office:value="0.0435952674899085">
                <text:p>0.0435952674899085</text:p>
              </table:table-cell>
              <table:table-cell office:value-type="float" office:value="0.0435952674899085">
                <text:p>0.0435952674899085</text:p>
              </table:table-cell>
              <table:table-cell office:value-type="float" office:value="0.788777828571429">
                <text:p>0.788777828571429</text:p>
              </table:table-cell>
              <table:table-cell office:value-type="float" office:value="0.0436602476730423">
                <text:p>0.0436602476730423</text:p>
              </table:table-cell>
              <table:table-cell office:value-type="float" office:value="0.0436602476730423">
                <text:p>0.04366024767304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4873058571428">
                <text:p>0.824873058571428</text:p>
              </table:table-cell>
              <table:table-cell office:value-type="float" office:value="0.0456568030312359">
                <text:p>0.0456568030312359</text:p>
              </table:table-cell>
              <table:table-cell office:value-type="float" office:value="0.0456568030312359">
                <text:p>0.0456568030312359</text:p>
              </table:table-cell>
              <table:table-cell office:value-type="float" office:value="0.803162171428571">
                <text:p>0.803162171428571</text:p>
              </table:table-cell>
              <table:table-cell office:value-type="float" office:value="0.0425327666889548">
                <text:p>0.0425327666889548</text:p>
              </table:table-cell>
              <table:table-cell office:value-type="float" office:value="0.0425327666889548">
                <text:p>0.0425327666889548</text:p>
              </table:table-cell>
              <table:table-cell office:value-type="float" office:value="0.7896512">
                <text:p>0.7896512</text:p>
              </table:table-cell>
              <table:table-cell office:value-type="float" office:value="0.043079730191745">
                <text:p>0.043079730191745</text:p>
              </table:table-cell>
              <table:table-cell office:value-type="float" office:value="0.043079730191745">
                <text:p>0.0430797301917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9406244285714">
                <text:p>0.829406244285714</text:p>
              </table:table-cell>
              <table:table-cell office:value-type="float" office:value="0.045235511031">
                <text:p>0.045235511031</text:p>
              </table:table-cell>
              <table:table-cell office:value-type="float" office:value="0.045235511031">
                <text:p>0.045235511031</text:p>
              </table:table-cell>
              <table:table-cell office:value-type="float" office:value="0.803695771428571">
                <text:p>0.803695771428571</text:p>
              </table:table-cell>
              <table:table-cell office:value-type="float" office:value="0.0425252052596693">
                <text:p>0.0425252052596693</text:p>
              </table:table-cell>
              <table:table-cell office:value-type="float" office:value="0.0425252052596693">
                <text:p>0.0425252052596693</text:p>
              </table:table-cell>
              <table:table-cell office:value-type="float" office:value="0.789162057142857">
                <text:p>0.789162057142857</text:p>
              </table:table-cell>
              <table:table-cell office:value-type="float" office:value="0.0437430148086653">
                <text:p>0.0437430148086653</text:p>
              </table:table-cell>
              <table:table-cell office:value-type="float" office:value="0.0437430148086653">
                <text:p>0.04374301480866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32867205714286">
                <text:p>0.832867205714286</text:p>
              </table:table-cell>
              <table:table-cell office:value-type="float" office:value="0.0446202238569031">
                <text:p>0.0446202238569031</text:p>
              </table:table-cell>
              <table:table-cell office:value-type="float" office:value="0.0446202238569031">
                <text:p>0.0446202238569031</text:p>
              </table:table-cell>
              <table:table-cell office:value-type="float" office:value="0.812829828571429">
                <text:p>0.812829828571429</text:p>
              </table:table-cell>
              <table:table-cell office:value-type="float" office:value="0.0426718128381411">
                <text:p>0.0426718128381411</text:p>
              </table:table-cell>
              <table:table-cell office:value-type="float" office:value="0.0426718128381411">
                <text:p>0.0426718128381411</text:p>
              </table:table-cell>
              <table:table-cell office:value-type="float" office:value="0.789662285714286">
                <text:p>0.789662285714286</text:p>
              </table:table-cell>
              <table:table-cell office:value-type="float" office:value="0.0438765401397824">
                <text:p>0.0438765401397824</text:p>
              </table:table-cell>
              <table:table-cell office:value-type="float" office:value="0.0438765401397824">
                <text:p>0.04387654013978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48:'perf-1'.B48 'perf-1'.D48:'perf-1'.D48 'perf-1'.F48:'perf-1'.F48 'perf-1'.H48:'perf-1'.H48 'perf-1'.J48:'perf-1'.J48" chart:error-lower-range="'perf-1'.B48:'perf-1'.B48 'perf-1'.D48:'perf-1'.D48 'perf-1'.F48:'perf-1'.F48 'perf-1'.H48:'perf-1'.H48 'perf-1'.J48:'perf-1'.J48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48:'perf-1'.B48 'perf-1'.D48:'perf-1'.D48 'perf-1'.F48:'perf-1'.F48 'perf-1'.H48:'perf-1'.H48 'perf-1'.J48:'perf-1'.J48" chart:error-lower-range="'perf-1'.B48:'perf-1'.B48 'perf-1'.D48:'perf-1'.D48 'perf-1'.F48:'perf-1'.F48 'perf-1'.H48:'perf-1'.H48 'perf-1'.J48:'perf-1'.J48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48:'perf-2'.B48 'perf-2'.D48:'perf-2'.D48 'perf-2'.F48:'perf-2'.F48 'perf-2'.H48:'perf-2'.H48 'perf-2'.J48:'perf-2'.J48" chart:error-lower-range="'perf-2'.B48:'perf-2'.B48 'perf-2'.D48:'perf-2'.D48 'perf-2'.F48:'perf-2'.F48 'perf-2'.H48:'perf-2'.H48 'perf-2'.J48:'perf-2'.J48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48:'perf-2'.B48 'perf-2'.D48:'perf-2'.D48 'perf-2'.F48:'perf-2'.F48 'perf-2'.H48:'perf-2'.H48 'perf-2'.J48:'perf-2'.J48" chart:error-lower-range="'perf-2'.B48:'perf-2'.B48 'perf-2'.D48:'perf-2'.D48 'perf-2'.F48:'perf-2'.F48 'perf-2'.H48:'perf-2'.H48 'perf-2'.J48:'perf-2'.J48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267cm" svg:y="0.315cm" chart:style-name="ch2">
          <text:p>Performance score for learned model, LD-DFS, varying g
7000 samples</text:p>
        </chart:title>
        <chart:legend chart:legend-position="end" svg:x="11.638cm" svg:y="3.954cm" style:legend-expansion="high" chart:style-name="ch3"/>
        <chart:plot-area chart:style-name="ch4" table:cell-range-address="'perf-1'.B3:'perf-1'.B3 'perf-1'.D3:'perf-1'.D3 'perf-1'.F3:'perf-1'.F3 'perf-1'.H3:'perf-1'.H3 'perf-1'.J3:'perf-1'.J3 'perf-1'.B47:'perf-1'.B47 'perf-1'.D47:'perf-1'.D47 'perf-1'.F47:'perf-1'.F47 'perf-1'.H47:'perf-1'.H47 'perf-1'.J47:'perf-1'.J47 'perf-2'.B47:'perf-2'.B47 'perf-2'.D47:'perf-2'.D47 'perf-2'.F47:'perf-2'.F47 'perf-2'.H47:'perf-2'.H47 'perf-2'.J47:'perf-2'.J47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4.825cm" svg:y="8.024cm" chart:style-name="ch6">
              <text:p>Goal Drivenness (g)</text:p>
            </chart:title>
            <chart:categories table:cell-range-address="'perf-1'.B3:'perf-1'.B3 'perf-1'.D3:'perf-1'.D3 'perf-1'.F3:'perf-1'.F3 'perf-1'.H3:'perf-1'.H3 'perf-1'.J3:'perf-1'.J3"/>
          </chart:axis>
          <chart:axis chart:dimension="y" chart:name="primary-y" chart:style-name="ch7">
            <chart:title svg:x="0.451cm" svg:y="6.257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47:'perf-1'.B47 'perf-1'.D47:'perf-1'.D47 'perf-1'.F47:'perf-1'.F47 'perf-1'.H47:'perf-1'.H47 'perf-1'.J47:'perf-1'.J47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'perf-2'.B47:'perf-2'.B47 'perf-2'.D47:'perf-2'.D47 'perf-2'.F47:'perf-2'.F47 'perf-2'.H47:'perf-2'.H47 'perf-2'.J47:'perf-2'.J47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cond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erf-1'.B3:'perf-1'.B3 'perf-1'.D3:'perf-1'.D3 'perf-1'.F3:'perf-1'.F3 'perf-1'.H3:'perf-1'.H3 'perf-1'.J3:'perf-1'.J3</svg:desc>
                </draw:g>
              </table:table-cell>
              <table:table-cell office:value-type="float" office:value="0.789046742857143">
                <text:p>0.789046742857143</text:p>
                <draw:g>
                  <svg:desc>'perf-1'.B47:'perf-1'.B47 'perf-1'.D47:'perf-1'.D47 'perf-1'.F47:'perf-1'.F47 'perf-1'.H47:'perf-1'.H47 'perf-1'.J47:'perf-1'.J47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48:'perf-1'.B48 'perf-1'.D48:'perf-1'.D48 'perf-1'.F48:'perf-1'.F48 'perf-1'.H48:'perf-1'.H48 'perf-1'.J48:'perf-1'.J48</svg:desc>
                </draw:g>
              </table:table-cell>
              <table:table-cell office:value-type="float" office:value="0.0418997075289213">
                <text:p>0.0418997075289213</text:p>
                <draw:g>
                  <svg:desc>'perf-1'.B48:'perf-1'.B48 'perf-1'.D48:'perf-1'.D48 'perf-1'.F48:'perf-1'.F48 'perf-1'.H48:'perf-1'.H48 'perf-1'.J48:'perf-1'.J48</svg:desc>
                </draw:g>
              </table:table-cell>
              <table:table-cell office:value-type="float" office:value="0.796736914285714">
                <text:p>0.796736914285714</text:p>
                <draw:g>
                  <svg:desc>'perf-2'.B47:'perf-2'.B47 'perf-2'.D47:'perf-2'.D47 'perf-2'.F47:'perf-2'.F47 'perf-2'.H47:'perf-2'.H47 'perf-2'.J47:'perf-2'.J47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48:'perf-2'.B48 'perf-2'.D48:'perf-2'.D48 'perf-2'.F48:'perf-2'.F48 'perf-2'.H48:'perf-2'.H48 'perf-2'.J48:'perf-2'.J48</svg:desc>
                </draw:g>
              </table:table-cell>
              <table:table-cell office:value-type="float" office:value="0.0435833491732928">
                <text:p>0.0435833491732928</text:p>
                <draw:g>
                  <svg:desc>'perf-2'.B48:'perf-2'.B48 'perf-2'.D48:'perf-2'.D48 'perf-2'.F48:'perf-2'.F48 'perf-2'.H48:'perf-2'.H48 'perf-2'.J48:'perf-2'.J4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92379428571429">
                <text:p>0.792379428571429</text:p>
              </table:table-cell>
              <table:table-cell office:value-type="float" office:value="0.0446524251012445">
                <text:p>0.0446524251012445</text:p>
              </table:table-cell>
              <table:table-cell office:value-type="float" office:value="0.0446524251012445">
                <text:p>0.0446524251012445</text:p>
              </table:table-cell>
              <table:table-cell office:value-type="float" office:value="0.79677574">
                <text:p>0.79677574</text:p>
              </table:table-cell>
              <table:table-cell office:value-type="float" office:value="0.0435952674899085">
                <text:p>0.0435952674899085</text:p>
              </table:table-cell>
              <table:table-cell office:value-type="float" office:value="0.0435952674899085">
                <text:p>0.04359526748990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2523657142857">
                <text:p>0.792523657142857</text:p>
              </table:table-cell>
              <table:table-cell office:value-type="float" office:value="0.0421149537299051">
                <text:p>0.0421149537299051</text:p>
              </table:table-cell>
              <table:table-cell office:value-type="float" office:value="0.0421149537299051">
                <text:p>0.0421149537299051</text:p>
              </table:table-cell>
              <table:table-cell office:value-type="float" office:value="0.803162171428571">
                <text:p>0.803162171428571</text:p>
              </table:table-cell>
              <table:table-cell office:value-type="float" office:value="0.0425327666889548">
                <text:p>0.0425327666889548</text:p>
              </table:table-cell>
              <table:table-cell office:value-type="float" office:value="0.0425327666889548">
                <text:p>0.04253276668895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3505371428571">
                <text:p>0.793505371428571</text:p>
              </table:table-cell>
              <table:table-cell office:value-type="float" office:value="0.0429105171860366">
                <text:p>0.0429105171860366</text:p>
              </table:table-cell>
              <table:table-cell office:value-type="float" office:value="0.0429105171860366">
                <text:p>0.0429105171860366</text:p>
              </table:table-cell>
              <table:table-cell office:value-type="float" office:value="0.803695771428571">
                <text:p>0.803695771428571</text:p>
              </table:table-cell>
              <table:table-cell office:value-type="float" office:value="0.0425252052596693">
                <text:p>0.0425252052596693</text:p>
              </table:table-cell>
              <table:table-cell office:value-type="float" office:value="0.0425252052596693">
                <text:p>0.04252520525966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96957714285714">
                <text:p>0.796957714285714</text:p>
              </table:table-cell>
              <table:table-cell office:value-type="float" office:value="0.0430080327901451">
                <text:p>0.0430080327901451</text:p>
              </table:table-cell>
              <table:table-cell office:value-type="float" office:value="0.0430080327901451">
                <text:p>0.0430080327901451</text:p>
              </table:table-cell>
              <table:table-cell office:value-type="float" office:value="0.812829828571429">
                <text:p>0.812829828571429</text:p>
              </table:table-cell>
              <table:table-cell office:value-type="float" office:value="0.0426718128381411">
                <text:p>0.0426718128381411</text:p>
              </table:table-cell>
              <table:table-cell office:value-type="float" office:value="0.0426718128381411">
                <text:p>0.04267181283814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24:acttra.F24" chart:error-lower-range="acttra.B24:acttra.F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24:acttra.F24" chart:error-lower-range="acttra.B24:acttra.F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60:acttra.F60" chart:error-lower-range="acttra.B60:acttra.F60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60:acttra.F60" chart:error-lower-range="acttra.B60:acttra.F60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3.066cm" svg:y="0.315cm" chart:style-name="ch2">
          <text:p>Action transition exploration for LD-DFS, varying x
1000 learning rounds, 7 samples</text:p>
        </chart:title>
        <chart:legend chart:legend-position="end" svg:x="11.914cm" svg:y="3.954cm" style:legend-expansion="high" chart:style-name="ch3"/>
        <chart:plot-area chart:style-name="ch4" table:cell-range-address="acttra.B15:acttra.F15 acttra.B23:acttra.F23 acttra.B59:acttra.F59" chart:data-source-has-labels="both" svg:x="1.336cm" svg:y="1.778cm" svg:width="10.253cm" svg:height="6.066cm">
          <chart:coordinate-region svg:x="2.063cm" svg:y="1.977cm" svg:width="9.339cm" svg:height="5.22cm"/>
          <chart:axis chart:dimension="x" chart:name="primary-x" chart:style-name="ch5" chartooo:axis-type="auto">
            <chartooo:date-scale/>
            <chart:title svg:x="5.36cm" svg:y="8.024cm" chart:style-name="ch6">
              <text:p>Exploration (x)</text:p>
            </chart:title>
            <chart:categories table:cell-range-address="acttra.B15:acttra.F15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23:acttra.F23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acttra.B59:acttra.F59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24</text:p>
              </table:table-cell>
              <table:table-cell office:value-type="string">
                <text:p>Linha 24</text:p>
              </table:table-cell>
              <table:table-cell office:value-type="string">
                <text:p>Second Experiment</text:p>
              </table:table-cell>
              <table:table-cell office:value-type="string">
                <text:p>Linha 60</text:p>
              </table:table-cell>
              <table:table-cell office:value-type="string">
                <text:p>Linha 60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15:acttra.F15</svg:desc>
                </draw:g>
              </table:table-cell>
              <table:table-cell office:value-type="float" office:value="0.922077922285714">
                <text:p>0.922077922285714</text:p>
                <draw:g>
                  <svg:desc>acttra.B23:acttra.F23</svg:desc>
                </draw:g>
              </table:table-cell>
              <table:table-cell office:value-type="float" office:value="0.034360406766054">
                <text:p>0.034360406766054</text:p>
                <draw:g>
                  <svg:desc>acttra.B24:acttra.F24</svg:desc>
                </draw:g>
              </table:table-cell>
              <table:table-cell office:value-type="float" office:value="0.034360406766054">
                <text:p>0.034360406766054</text:p>
                <draw:g>
                  <svg:desc>acttra.B24:acttra.F24</svg:desc>
                </draw:g>
              </table:table-cell>
              <table:table-cell office:value-type="float" office:value="0.673469387571428">
                <text:p>0.673469387571428</text:p>
                <draw:g>
                  <svg:desc>acttra.B59:acttra.F59</svg:desc>
                </draw:g>
              </table:table-cell>
              <table:table-cell office:value-type="float" office:value="0.0591484765684568">
                <text:p>0.0591484765684568</text:p>
                <draw:g>
                  <svg:desc>acttra.B60:acttra.F60</svg:desc>
                </draw:g>
              </table:table-cell>
              <table:table-cell office:value-type="float" office:value="0.0591484765684568">
                <text:p>0.0591484765684568</text:p>
                <draw:g>
                  <svg:desc>acttra.B60:acttra.F6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1168831285714">
                <text:p>0.831168831285714</text:p>
              </table:table-cell>
              <table:table-cell office:value-type="float" office:value="0.062733232540452">
                <text:p>0.062733232540452</text:p>
              </table:table-cell>
              <table:table-cell office:value-type="float" office:value="0.062733232540452">
                <text:p>0.062733232540452</text:p>
              </table:table-cell>
              <table:table-cell office:value-type="float" office:value="0.595918367285714">
                <text:p>0.595918367285714</text:p>
              </table:table-cell>
              <table:table-cell office:value-type="float" office:value="0.0924769820324544">
                <text:p>0.0924769820324544</text:p>
              </table:table-cell>
              <table:table-cell office:value-type="float" office:value="0.0924769820324544">
                <text:p>0.09247698203245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4805194714286">
                <text:p>0.694805194714286</text:p>
              </table:table-cell>
              <table:table-cell office:value-type="float" office:value="0.104031297467704">
                <text:p>0.104031297467704</text:p>
              </table:table-cell>
              <table:table-cell office:value-type="float" office:value="0.104031297467704">
                <text:p>0.104031297467704</text:p>
              </table:table-cell>
              <table:table-cell office:value-type="float" office:value="0.518367346857143">
                <text:p>0.518367346857143</text:p>
              </table:table-cell>
              <table:table-cell office:value-type="float" office:value="0.0913669008213305">
                <text:p>0.0913669008213305</text:p>
              </table:table-cell>
              <table:table-cell office:value-type="float" office:value="0.0913669008213305">
                <text:p>0.0913669008213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9220779142857">
                <text:p>0.779220779142857</text:p>
              </table:table-cell>
              <table:table-cell office:value-type="float" office:value="0.174923382638186">
                <text:p>0.174923382638186</text:p>
              </table:table-cell>
              <table:table-cell office:value-type="float" office:value="0.174923382638186">
                <text:p>0.174923382638186</text:p>
              </table:table-cell>
              <table:table-cell office:value-type="float" office:value="0.312244898">
                <text:p>0.312244898</text:p>
              </table:table-cell>
              <table:table-cell office:value-type="float" office:value="0.153292342794025">
                <text:p>0.153292342794025</text:p>
              </table:table-cell>
              <table:table-cell office:value-type="float" office:value="0.153292342794025">
                <text:p>0.1532923427940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36:acttra.F36" chart:error-lower-range="acttra.B36:acttra.F36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36:acttra.F36" chart:error-lower-range="acttra.B36:acttra.F36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72:acttra.F72" chart:error-lower-range="acttra.B72:acttra.F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72:acttra.F72" chart:error-lower-range="acttra.B72:acttra.F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3.132cm" svg:y="0.315cm" chart:style-name="ch2">
          <text:p>Action transition exploration for Greedy, varying x
1000 learning rounds, 7 samples</text:p>
        </chart:title>
        <chart:legend chart:legend-position="end" svg:x="11.914cm" svg:y="3.954cm" style:legend-expansion="high" chart:style-name="ch3"/>
        <chart:plot-area chart:style-name="ch4" table:cell-range-address="acttra.B27:acttra.F27 acttra.B35:acttra.F35 acttra.B71:acttra.F71" chart:data-source-has-labels="both" svg:x="1.336cm" svg:y="1.778cm" svg:width="10.253cm" svg:height="6.066cm">
          <chart:coordinate-region svg:x="2.063cm" svg:y="1.977cm" svg:width="9.339cm" svg:height="5.22cm"/>
          <chart:axis chart:dimension="x" chart:name="primary-x" chart:style-name="ch5" chartooo:axis-type="auto">
            <chartooo:date-scale/>
            <chart:title svg:x="5.36cm" svg:y="8.024cm" chart:style-name="ch6">
              <text:p>Exploration (x)</text:p>
            </chart:title>
            <chart:categories table:cell-range-address="acttra.B27:acttra.F27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35:acttra.F35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acttra.B71:acttra.F71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36</text:p>
              </table:table-cell>
              <table:table-cell office:value-type="string">
                <text:p>Linha 36</text:p>
              </table:table-cell>
              <table:table-cell office:value-type="string">
                <text:p>Second Experiment</text:p>
              </table:table-cell>
              <table:table-cell office:value-type="string">
                <text:p>Linha 72</text:p>
              </table:table-cell>
              <table:table-cell office:value-type="string">
                <text:p>Linha 72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27:acttra.F27</svg:desc>
                </draw:g>
              </table:table-cell>
              <table:table-cell office:value-type="float" office:value="0.889610389571429">
                <text:p>0.889610389571429</text:p>
                <draw:g>
                  <svg:desc>acttra.B35:acttra.F35</svg:desc>
                </draw:g>
              </table:table-cell>
              <table:table-cell office:value-type="float" office:value="0.0515406098183621">
                <text:p>0.0515406098183621</text:p>
                <draw:g>
                  <svg:desc>acttra.B36:acttra.F36</svg:desc>
                </draw:g>
              </table:table-cell>
              <table:table-cell office:value-type="float" office:value="0.0515406098183621">
                <text:p>0.0515406098183621</text:p>
                <draw:g>
                  <svg:desc>acttra.B36:acttra.F36</svg:desc>
                </draw:g>
              </table:table-cell>
              <table:table-cell office:value-type="float" office:value="0.640816326571428">
                <text:p>0.640816326571428</text:p>
                <draw:g>
                  <svg:desc>acttra.B71:acttra.F71</svg:desc>
                </draw:g>
              </table:table-cell>
              <table:table-cell office:value-type="float" office:value="0.032396954832362">
                <text:p>0.032396954832362</text:p>
                <draw:g>
                  <svg:desc>acttra.B72:acttra.F72</svg:desc>
                </draw:g>
              </table:table-cell>
              <table:table-cell office:value-type="float" office:value="0.032396954832362">
                <text:p>0.032396954832362</text:p>
                <draw:g>
                  <svg:desc>acttra.B72:acttra.F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96103896142857">
                <text:p>0.896103896142857</text:p>
              </table:table-cell>
              <table:table-cell office:value-type="float" office:value="0.0774698277710492">
                <text:p>0.0774698277710492</text:p>
              </table:table-cell>
              <table:table-cell office:value-type="float" office:value="0.0774698277710492">
                <text:p>0.0774698277710492</text:p>
              </table:table-cell>
              <table:table-cell office:value-type="float" office:value="0.669387755142857">
                <text:p>0.669387755142857</text:p>
              </table:table-cell>
              <table:table-cell office:value-type="float" office:value="0.0490928395110086">
                <text:p>0.0490928395110086</text:p>
              </table:table-cell>
              <table:table-cell office:value-type="float" office:value="0.0490928395110086">
                <text:p>0.049092839511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0649350714286">
                <text:p>0.850649350714286</text:p>
              </table:table-cell>
              <table:table-cell office:value-type="float" office:value="0.110453254011476">
                <text:p>0.110453254011476</text:p>
              </table:table-cell>
              <table:table-cell office:value-type="float" office:value="0.110453254011476">
                <text:p>0.110453254011476</text:p>
              </table:table-cell>
              <table:table-cell office:value-type="float" office:value="0.577551020571429">
                <text:p>0.577551020571429</text:p>
              </table:table-cell>
              <table:table-cell office:value-type="float" office:value="0.0773089671836139">
                <text:p>0.0773089671836139</text:p>
              </table:table-cell>
              <table:table-cell office:value-type="float" office:value="0.0773089671836139">
                <text:p>0.07730896718361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94805194714286">
                <text:p>0.694805194714286</text:p>
              </table:table-cell>
              <table:table-cell office:value-type="float" office:value="0.0898203201434124">
                <text:p>0.0898203201434124</text:p>
              </table:table-cell>
              <table:table-cell office:value-type="float" office:value="0.0898203201434124">
                <text:p>0.0898203201434124</text:p>
              </table:table-cell>
              <table:table-cell office:value-type="float" office:value="0.587755102">
                <text:p>0.587755102</text:p>
              </table:table-cell>
              <table:table-cell office:value-type="float" office:value="0.0323969548638591">
                <text:p>0.0323969548638591</text:p>
              </table:table-cell>
              <table:table-cell office:value-type="float" office:value="0.0323969548638591">
                <text:p>0.03239695486385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68831168857143">
                <text:p>0.668831168857143</text:p>
              </table:table-cell>
              <table:table-cell office:value-type="float" office:value="0.222238619403001">
                <text:p>0.222238619403001</text:p>
              </table:table-cell>
              <table:table-cell office:value-type="float" office:value="0.222238619403001">
                <text:p>0.222238619403001</text:p>
              </table:table-cell>
              <table:table-cell office:value-type="float" office:value="0.416326530857143">
                <text:p>0.416326530857143</text:p>
              </table:table-cell>
              <table:table-cell office:value-type="float" office:value="0.0555911772850145">
                <text:p>0.0555911772850145</text:p>
              </table:table-cell>
              <table:table-cell office:value-type="float" office:value="0.0555911772850145">
                <text:p>0.05559117728501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24:syneva.F24" chart:error-lower-range="syneva.B24:syneva.F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24:syneva.F24" chart:error-lower-range="syneva.B24:syneva.F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60:syneva.F60" chart:error-lower-range="syneva.B60:syneva.F60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60:syneva.F60" chart:error-lower-range="syneva.B60:syneva.F60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61cm" svg:y="0.315cm" chart:style-name="ch2">
          <text:p>Syntactic evaluation score for LD-DFS, varying x
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15:syneva.F15 syneva.B23:syneva.F23 syneva.B59:syneva.F59" chart:data-source-has-labels="both" svg:x="1.33cm" svg:y="1.778cm" svg:width="9.989cm" svg:height="6.066cm">
          <chart:coordinate-region svg:x="2.242cm" svg:y="1.978cm" svg:width="8.89cm" svg:height="5.219cm"/>
          <chart:axis chart:dimension="x" chart:name="primary-x" chart:style-name="ch5" chartooo:axis-type="auto">
            <chartooo:date-scale/>
            <chart:title svg:x="5.222cm" svg:y="8.024cm" chart:style-name="ch6">
              <text:p>Exploration (x)</text:p>
            </chart:title>
            <chart:categories table:cell-range-address="syneva.B15:syneva.F15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23:syneva.F23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syneva.B59:syneva.F59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24</text:p>
              </table:table-cell>
              <table:table-cell office:value-type="string">
                <text:p>Linha 24</text:p>
              </table:table-cell>
              <table:table-cell office:value-type="string">
                <text:p>Second Experiment</text:p>
              </table:table-cell>
              <table:table-cell office:value-type="string">
                <text:p>Linha 60</text:p>
              </table:table-cell>
              <table:table-cell office:value-type="string">
                <text:p>Linha 60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15:syneva.F15</svg:desc>
                </draw:g>
              </table:table-cell>
              <table:table-cell office:value-type="float" office:value="0.414065433018757">
                <text:p>0.414065433018757</text:p>
                <draw:g>
                  <svg:desc>syneva.B23:syneva.F23</svg:desc>
                </draw:g>
              </table:table-cell>
              <table:table-cell office:value-type="float" office:value="0.100613732685944">
                <text:p>0.100613732685944</text:p>
                <draw:g>
                  <svg:desc>syneva.B24:syneva.F24</svg:desc>
                </draw:g>
              </table:table-cell>
              <table:table-cell office:value-type="float" office:value="0.100613732685944">
                <text:p>0.100613732685944</text:p>
                <draw:g>
                  <svg:desc>syneva.B24:syneva.F24</svg:desc>
                </draw:g>
              </table:table-cell>
              <table:table-cell office:value-type="float" office:value="0.312564650978834">
                <text:p>0.312564650978834</text:p>
                <draw:g>
                  <svg:desc>syneva.B59:syneva.F59</svg:desc>
                </draw:g>
              </table:table-cell>
              <table:table-cell office:value-type="float" office:value="0.0980818392480186">
                <text:p>0.0980818392480186</text:p>
                <draw:g>
                  <svg:desc>syneva.B60:syneva.F60</svg:desc>
                </draw:g>
              </table:table-cell>
              <table:table-cell office:value-type="float" office:value="0.0980818392480186">
                <text:p>0.0980818392480186</text:p>
                <draw:g>
                  <svg:desc>syneva.B60:syneva.F6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8773084430209">
                <text:p>0.438773084430209</text:p>
              </table:table-cell>
              <table:table-cell office:value-type="float" office:value="0.0593687729632616">
                <text:p>0.0593687729632616</text:p>
              </table:table-cell>
              <table:table-cell office:value-type="float" office:value="0.0593687729632616">
                <text:p>0.0593687729632616</text:p>
              </table:table-cell>
              <table:table-cell office:value-type="float" office:value="0.312035827908532">
                <text:p>0.312035827908532</text:p>
              </table:table-cell>
              <table:table-cell office:value-type="float" office:value="0.037657016575057">
                <text:p>0.037657016575057</text:p>
              </table:table-cell>
              <table:table-cell office:value-type="float" office:value="0.037657016575057">
                <text:p>0.037657016575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2179380343374">
                <text:p>0.432179380343374</text:p>
              </table:table-cell>
              <table:table-cell office:value-type="float" office:value="0.0730124788636435">
                <text:p>0.0730124788636435</text:p>
              </table:table-cell>
              <table:table-cell office:value-type="float" office:value="0.0730124788636435">
                <text:p>0.0730124788636435</text:p>
              </table:table-cell>
              <table:table-cell office:value-type="float" office:value="0.356878369626757">
                <text:p>0.356878369626757</text:p>
              </table:table-cell>
              <table:table-cell office:value-type="float" office:value="0.0788255427828686">
                <text:p>0.0788255427828686</text:p>
              </table:table-cell>
              <table:table-cell office:value-type="float" office:value="0.0788255427828686">
                <text:p>0.07882554278286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5920698784777">
                <text:p>0.485920698784777</text:p>
              </table:table-cell>
              <table:table-cell office:value-type="float" office:value="0.074461653594714">
                <text:p>0.074461653594714</text:p>
              </table:table-cell>
              <table:table-cell office:value-type="float" office:value="0.074461653594714">
                <text:p>0.074461653594714</text:p>
              </table:table-cell>
              <table:table-cell office:value-type="float" office:value="0.369073204767186">
                <text:p>0.369073204767186</text:p>
              </table:table-cell>
              <table:table-cell office:value-type="float" office:value="0.0492107071906701">
                <text:p>0.0492107071906701</text:p>
              </table:table-cell>
              <table:table-cell office:value-type="float" office:value="0.0492107071906701">
                <text:p>0.04921070719067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36:syneva.F36" chart:error-lower-range="syneva.B36:syneva.F36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36:syneva.F36" chart:error-lower-range="syneva.B36:syneva.F36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72:syneva.F72" chart:error-lower-range="syneva.B72:syneva.F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72:syneva.F72" chart:error-lower-range="syneva.B72:syneva.F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127cm" svg:y="0.315cm" chart:style-name="ch2">
          <text:p>Syntactic evaluation score for Greedy, varying x
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27:syneva.F27 syneva.B35:syneva.F35 syneva.B71:syneva.F71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5.222cm" svg:y="8.024cm" chart:style-name="ch6">
              <text:p>Exploration (x)</text:p>
            </chart:title>
            <chart:categories table:cell-range-address="syneva.B27:syneva.F27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35:syneva.F35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syneva.B71:syneva.F71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36</text:p>
              </table:table-cell>
              <table:table-cell office:value-type="string">
                <text:p>Linha 36</text:p>
              </table:table-cell>
              <table:table-cell office:value-type="string">
                <text:p>Second Experiment</text:p>
              </table:table-cell>
              <table:table-cell office:value-type="string">
                <text:p>Linha 72</text:p>
              </table:table-cell>
              <table:table-cell office:value-type="string">
                <text:p>Linha 72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27:syneva.F27</svg:desc>
                </draw:g>
              </table:table-cell>
              <table:table-cell office:value-type="float" office:value="0.441017058500608">
                <text:p>0.441017058500608</text:p>
                <draw:g>
                  <svg:desc>syneva.B35:syneva.F35</svg:desc>
                </draw:g>
              </table:table-cell>
              <table:table-cell office:value-type="float" office:value="0.0672433996501197">
                <text:p>0.0672433996501197</text:p>
                <draw:g>
                  <svg:desc>syneva.B36:syneva.F36</svg:desc>
                </draw:g>
              </table:table-cell>
              <table:table-cell office:value-type="float" office:value="0.0672433996501197">
                <text:p>0.0672433996501197</text:p>
                <draw:g>
                  <svg:desc>syneva.B36:syneva.F36</svg:desc>
                </draw:g>
              </table:table-cell>
              <table:table-cell office:value-type="float" office:value="0.333771661341118">
                <text:p>0.333771661341118</text:p>
                <draw:g>
                  <svg:desc>syneva.B71:syneva.F71</svg:desc>
                </draw:g>
              </table:table-cell>
              <table:table-cell office:value-type="float" office:value="0.0785599405830831">
                <text:p>0.0785599405830831</text:p>
                <draw:g>
                  <svg:desc>syneva.B72:syneva.F72</svg:desc>
                </draw:g>
              </table:table-cell>
              <table:table-cell office:value-type="float" office:value="0.0785599405830831">
                <text:p>0.0785599405830831</text:p>
                <draw:g>
                  <svg:desc>syneva.B72:syneva.F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6311761868125">
                <text:p>0.386311761868125</text:p>
              </table:table-cell>
              <table:table-cell office:value-type="float" office:value="0.0634672451777874">
                <text:p>0.0634672451777874</text:p>
              </table:table-cell>
              <table:table-cell office:value-type="float" office:value="0.0634672451777874">
                <text:p>0.0634672451777874</text:p>
              </table:table-cell>
              <table:table-cell office:value-type="float" office:value="0.305606515751971">
                <text:p>0.305606515751971</text:p>
              </table:table-cell>
              <table:table-cell office:value-type="float" office:value="0.0486701337794017">
                <text:p>0.0486701337794017</text:p>
              </table:table-cell>
              <table:table-cell office:value-type="float" office:value="0.0486701337794017">
                <text:p>0.04867013377940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7442557442557">
                <text:p>0.437442557442557</text:p>
              </table:table-cell>
              <table:table-cell office:value-type="float" office:value="0.0565921126386617">
                <text:p>0.0565921126386617</text:p>
              </table:table-cell>
              <table:table-cell office:value-type="float" office:value="0.0565921126386617">
                <text:p>0.0565921126386617</text:p>
              </table:table-cell>
              <table:table-cell office:value-type="float" office:value="0.330486591289141">
                <text:p>0.330486591289141</text:p>
              </table:table-cell>
              <table:table-cell office:value-type="float" office:value="0.0537206686381129">
                <text:p>0.0537206686381129</text:p>
              </table:table-cell>
              <table:table-cell office:value-type="float" office:value="0.0537206686381129">
                <text:p>0.05372066863811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1351302941245">
                <text:p>0.451351302941245</text:p>
              </table:table-cell>
              <table:table-cell office:value-type="float" office:value="0.0438664243601214">
                <text:p>0.0438664243601214</text:p>
              </table:table-cell>
              <table:table-cell office:value-type="float" office:value="0.0438664243601214">
                <text:p>0.0438664243601214</text:p>
              </table:table-cell>
              <table:table-cell office:value-type="float" office:value="0.313506270280994">
                <text:p>0.313506270280994</text:p>
              </table:table-cell>
              <table:table-cell office:value-type="float" office:value="0.0304511848321968">
                <text:p>0.0304511848321968</text:p>
              </table:table-cell>
              <table:table-cell office:value-type="float" office:value="0.0304511848321968">
                <text:p>0.03045118483219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08563048869457">
                <text:p>0.408563048869457</text:p>
              </table:table-cell>
              <table:table-cell office:value-type="float" office:value="0.096494584073358">
                <text:p>0.096494584073358</text:p>
              </table:table-cell>
              <table:table-cell office:value-type="float" office:value="0.096494584073358">
                <text:p>0.096494584073358</text:p>
              </table:table-cell>
              <table:table-cell office:value-type="float" office:value="0.288401539513504">
                <text:p>0.288401539513504</text:p>
              </table:table-cell>
              <table:table-cell office:value-type="float" office:value="0.07103062127621">
                <text:p>0.07103062127621</text:p>
              </table:table-cell>
              <table:table-cell office:value-type="float" office:value="0.07103062127621">
                <text:p>0.071030621276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